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40" style:family="paragraph" style:parent-style-name="Standard">
      <style:paragraph-properties fo:background-color="#000000">
        <style:background-image/>
      </style:paragraph-properties>
      <style:text-properties fo:font-size="10pt" style:font-size-asian="10pt" style:font-size-complex="10pt"/>
    </style:style>
    <style:style style:name="P41"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2"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4"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8"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50"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51"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3"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54"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6"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58"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9"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0"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1"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9"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1"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2"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3"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list-style-name="L5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5" style:family="paragraph" style:parent-style-name="Standard" style:list-style-name="L5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6" style:family="paragraph" style:parent-style-name="Standard" style:list-style-name="L40"/>
    <style:style style:name="P107" style:family="paragraph" style:parent-style-name="Standard" style:list-style-name="L43"/>
    <style:style style:name="P108" style:family="paragraph" style:parent-style-name="Standard" style:list-style-name="L44"/>
    <style:style style:name="P109" style:family="paragraph" style:parent-style-name="Standard" style:list-style-name="L45"/>
    <style:style style:name="P110" style:family="paragraph" style:parent-style-name="Standard" style:list-style-name="L47"/>
    <style:style style:name="P111" style:family="paragraph" style:parent-style-name="Standard" style:list-style-name="L48"/>
    <style:style style:name="P112" style:family="paragraph" style:parent-style-name="Standard" style:list-style-name="L49"/>
    <style:style style:name="P113" style:family="paragraph" style:parent-style-name="Standard" style:list-style-name="L50"/>
    <style:style style:name="P114" style:family="paragraph" style:parent-style-name="Standard" style:list-style-name="L51"/>
    <style:style style:name="P115" style:family="paragraph" style:parent-style-name="Standard" style:list-style-name="L52"/>
    <style:style style:name="P116" style:family="paragraph" style:parent-style-name="Standard" style:list-style-name="L53"/>
    <style:style style:name="P117" style:family="paragraph" style:parent-style-name="Standard" style:list-style-name="L54"/>
    <style:style style:name="P118" style:family="paragraph" style:parent-style-name="Standard" style:list-style-name="L55"/>
    <style:style style:name="P119" style:family="paragraph" style:parent-style-name="Standard" style:list-style-name="L56"/>
    <style:style style:name="P120" style:family="paragraph" style:parent-style-name="Standard" style:list-style-name="L57"/>
    <style:style style:name="P121" style:family="paragraph" style:parent-style-name="Standard" style:list-style-name="L58"/>
    <style:style style:name="P122"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3"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24" style:family="paragraph" style:parent-style-name="Standard">
      <style:paragraph-properties fo:background-color="#000000">
        <style:background-image/>
      </style:paragraph-properties>
      <style:text-properties fo:font-size="10pt" style:font-size-asian="10pt" style:font-size-complex="10pt"/>
    </style:style>
    <style:style style:name="P12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26"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7"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8"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29"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30"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31"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32"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T1" style:family="text">
      <style:text-properties style:font-name="Envy Code R VS"/>
    </style:style>
    <style:style style:name="T2" style:family="text">
      <style:text-properties style:font-name="Envy Code R VS" fo:font-size="10pt" fo:font-style="normal" style:text-underline-style="none" style:font-size-asian="10pt" style:font-style-asian="normal" style:font-size-complex="10pt" style:font-style-complex="normal"/>
    </style:style>
    <style:style style:name="T3" style:family="text">
      <style:text-properties style:font-name="Envy Code R VS" fo:font-size="10pt" fo:font-style="normal" style:font-size-asian="10pt" style:font-style-asian="normal" style:font-size-complex="10pt" style:font-style-complex="normal"/>
    </style:style>
    <style:style style:name="T4"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 style:family="text">
      <style:text-properties style:font-name="Envy Code R VS" fo:font-size="10pt" fo:font-style="italic" style:font-size-asian="10pt" style:font-style-asian="italic" style:font-size-complex="10pt" style:font-style-complex="italic"/>
    </style:style>
    <style:style style:name="T6" style:family="text">
      <style:text-properties style:font-name="Envy Code R VS" fo:font-size="10pt" fo:font-style="italic" style:text-underline-style="none" style:font-size-asian="10pt" style:font-style-asian="italic" style:font-size-complex="10pt" style:font-style-complex="italic"/>
    </style:style>
    <style:style style:name="T7"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8"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9"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8ac6f2"/>
    </style:style>
    <style:style style:name="T13" style:family="text">
      <style:text-properties fo:color="#8ac6f2" style:font-name="Consolas"/>
    </style:style>
    <style:style style:name="T14" style:family="text">
      <style:text-properties fo:color="#8ac6f2" style:font-name="Consolas" style:font-name-asian="Consolas" style:font-name-complex="Consolas"/>
    </style:style>
    <style:style style:name="T15" style:family="text">
      <style:text-properties fo:color="#8ac6f2" style:font-name="Consolas" fo:font-style="normal" style:font-name-asian="Consolas" style:font-style-asian="normal" style:font-name-complex="Consolas" style:font-style-complex="normal"/>
    </style:style>
    <style:style style:name="T16" style:family="text">
      <style:text-properties fo:color="#8ac6f2" style:font-name="Consolas" fo:font-style="normal" style:text-underline-style="none" style:font-name-asian="Consolas" style:font-style-asian="normal" style:font-name-complex="Consolas" style:font-style-complex="normal"/>
    </style:style>
    <style:style style:name="T17"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8" style:family="text">
      <style:text-properties fo:color="#8ac6f2" style:font-name="Consolas" fo:font-weight="normal" style:font-name-asian="Consolas" style:font-weight-asian="normal" style:font-name-complex="Consolas" style:font-weight-complex="normal"/>
    </style:style>
    <style:style style:name="T19" style:family="text">
      <style:text-properties fo:color="#8ac6f2" style:font-name="Consolas" fo:font-size="10pt" style:font-name-asian="Consolas" style:font-size-asian="10pt" style:font-name-complex="Consolas" style:font-size-complex="10pt"/>
    </style:style>
    <style:style style:name="T20" style:family="text">
      <style:text-properties fo:color="#8ac6f2" style:font-name="Consolas" style:text-underline-style="none" style:font-name-asian="Consolas" style:font-name-complex="Consolas"/>
    </style:style>
    <style:style style:name="T21"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2" style:family="text">
      <style:text-properties fo:color="#8ac6f2" style:font-name="Consolas" fo:font-size="11pt" style:font-name-asian="Consolas" style:font-size-asian="11pt" style:font-name-complex="Consolas" style:font-size-complex="11pt"/>
    </style:style>
    <style:style style:name="T23"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4" style:family="text">
      <style:text-properties fo:color="#8ac6f2" style:font-name-asian="Consolas" style:font-name-complex="Consolas"/>
    </style:style>
    <style:style style:name="T25" style:family="text">
      <style:text-properties fo:color="#8ac6f2" style:text-underline-style="none"/>
    </style:style>
    <style:style style:name="T26" style:family="text">
      <style:text-properties fo:color="#8ac6f2" fo:font-style="normal" style:font-name-asian="Consolas" style:font-style-asian="normal" style:font-name-complex="Consolas" style:font-style-complex="normal"/>
    </style:style>
    <style:style style:name="T27" style:family="text">
      <style:text-properties fo:color="#e8f3f6"/>
    </style:style>
    <style:style style:name="T28" style:family="text">
      <style:text-properties fo:color="#e8f3f6" style:font-name="Consolas" style:font-name-asian="Consolas" style:font-name-complex="Consolas"/>
    </style:style>
    <style:style style:name="T29" style:family="text">
      <style:text-properties fo:color="#e8f3f6" style:font-name="Consolas" fo:font-weight="normal" style:font-name-asian="Consolas" style:font-weight-asian="normal" style:font-name-complex="Consolas" style:font-weight-complex="normal"/>
    </style:style>
    <style:style style:name="T30" style:family="text">
      <style:text-properties fo:color="#e8f3f6" style:font-name="Consolas" fo:font-style="normal" style:font-name-asian="Consolas" style:font-style-asian="normal" style:font-name-complex="Consolas" style:font-style-complex="normal"/>
    </style:style>
    <style:style style:name="T31" style:family="text">
      <style:text-properties fo:color="#e8f3f6" style:font-name="Consolas" fo:font-style="normal" style:text-underline-style="none" style:font-name-asian="Consolas" style:font-style-asian="normal" style:font-name-complex="Consolas" style:font-style-complex="normal"/>
    </style:style>
    <style:style style:name="T32" style:family="text">
      <style:text-properties fo:color="#e8f3f6" style:font-name="Consolas" fo:font-size="10pt" style:font-name-asian="Consolas" style:font-size-asian="10pt" style:font-name-complex="Consolas" style:font-size-complex="10pt"/>
    </style:style>
    <style:style style:name="T33" style:family="text">
      <style:text-properties fo:color="#e8f3f6" style:font-name="Consolas" style:text-underline-style="none" style:font-name-asian="Consolas" style:font-name-complex="Consolas"/>
    </style:style>
    <style:style style:name="T34"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5" style:family="text">
      <style:text-properties fo:color="#e8f3f6" style:font-name="Consolas" fo:font-size="11pt" style:font-name-asian="Consolas" style:font-size-asian="11pt" style:font-name-complex="Consolas" style:font-size-complex="11pt"/>
    </style:style>
    <style:style style:name="T36"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7" style:family="text">
      <style:text-properties fo:color="#e8f3f6" style:font-name-asian="Consolas" style:font-name-complex="Consolas"/>
    </style:style>
    <style:style style:name="T38" style:family="text">
      <style:text-properties fo:color="#e8f3f6" fo:font-style="normal" style:font-name-asian="Consolas" style:font-style-asian="normal" style:font-name-complex="Consolas" style:font-style-complex="normal"/>
    </style:style>
    <style:style style:name="T39"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0" style:family="text">
      <style:text-properties fo:color="#e5786d"/>
    </style:style>
    <style:style style:name="T41" style:family="text">
      <style:text-properties fo:color="#e5786d" style:font-name="Consolas"/>
    </style:style>
    <style:style style:name="T42" style:family="text">
      <style:text-properties fo:color="#e5786d" style:font-name="Consolas" style:font-name-asian="Consolas" style:font-name-complex="Consolas"/>
    </style:style>
    <style:style style:name="T43" style:family="text">
      <style:text-properties fo:color="#e5786d" style:font-name="Consolas" fo:font-style="normal" style:font-name-asian="Consolas" style:font-style-asian="normal" style:font-name-complex="Consolas" style:font-style-complex="normal"/>
    </style:style>
    <style:style style:name="T44" style:family="text">
      <style:text-properties fo:color="#e5786d" style:font-name="Consolas" fo:font-style="normal" style:text-underline-style="none" style:font-name-asian="Consolas" style:font-style-asian="normal" style:font-name-complex="Consolas" style:font-style-complex="normal"/>
    </style:style>
    <style:style style:name="T45" style:family="text">
      <style:text-properties fo:color="#e5786d" style:font-name="Consolas" fo:font-weight="normal" style:font-name-asian="Consolas" style:font-weight-asian="normal" style:font-name-complex="Consolas" style:font-weight-complex="normal"/>
    </style:style>
    <style:style style:name="T46" style:family="text">
      <style:text-properties fo:color="#e5786d" style:font-name="Consolas" style:text-underline-style="none" style:font-name-asian="Consolas" style:font-name-complex="Consolas"/>
    </style:style>
    <style:style style:name="T47"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8" style:family="text">
      <style:text-properties fo:color="#e5786d" style:font-name="Consolas" fo:font-size="11pt" style:font-name-asian="Consolas" style:font-size-asian="11pt" style:font-name-complex="Consolas" style:font-size-complex="11pt"/>
    </style:style>
    <style:style style:name="T49" style:family="text">
      <style:text-properties fo:color="#e5786d" style:font-name-asian="Consolas" style:font-name-complex="Consolas"/>
    </style:style>
    <style:style style:name="T50" style:family="text">
      <style:text-properties fo:color="#cae682"/>
    </style:style>
    <style:style style:name="T51" style:family="text">
      <style:text-properties fo:color="#cae682" style:font-name="Consolas"/>
    </style:style>
    <style:style style:name="T52" style:family="text">
      <style:text-properties fo:color="#cae682" style:font-name="Consolas" style:font-name-asian="Consolas" style:font-name-complex="Consolas"/>
    </style:style>
    <style:style style:name="T53" style:family="text">
      <style:text-properties fo:color="#cae682" style:font-name="Consolas" fo:font-style="normal" style:font-name-asian="Consolas" style:font-style-asian="normal" style:font-name-complex="Consolas" style:font-style-complex="normal"/>
    </style:style>
    <style:style style:name="T54" style:family="text">
      <style:text-properties fo:color="#cae682" style:font-name="Consolas" fo:font-style="normal" style:text-underline-style="none" style:font-name-asian="Consolas" style:font-style-asian="normal" style:font-name-complex="Consolas" style:font-style-complex="normal"/>
    </style:style>
    <style:style style:name="T55" style:family="text">
      <style:text-properties fo:color="#cae682" style:font-name="Consolas" fo:font-weight="normal" style:font-name-asian="Consolas" style:font-weight-asian="normal" style:font-name-complex="Consolas" style:font-weight-complex="normal"/>
    </style:style>
    <style:style style:name="T56" style:family="text">
      <style:text-properties fo:color="#cae682" style:font-name="Consolas" style:text-underline-style="none" style:font-name-asian="Consolas" style:font-name-complex="Consolas"/>
    </style:style>
    <style:style style:name="T57"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8" style:family="text">
      <style:text-properties fo:color="#cae682" style:font-name="Consolas" fo:font-size="11pt" style:font-name-asian="Consolas" style:font-size-asian="11pt" style:font-name-complex="Consolas" style:font-size-complex="11pt"/>
    </style:style>
    <style:style style:name="T59"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60" style:family="text">
      <style:text-properties fo:color="#cae682" style:text-underline-style="none"/>
    </style:style>
    <style:style style:name="T61" style:family="text">
      <style:text-properties fo:color="#cae682" fo:font-style="normal" style:font-name-asian="Consolas" style:font-style-asian="normal" style:font-name-complex="Consolas" style:font-style-complex="normal"/>
    </style:style>
    <style:style style:name="T62" style:family="text">
      <style:text-properties fo:color="#00008b" style:font-name="Consolas" fo:font-weight="bold" style:font-name-asian="Consolas" style:font-weight-asian="bold" style:font-name-complex="Consolas" style:font-weight-complex="bold"/>
    </style:style>
    <style:style style:name="T63"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4" style:family="text">
      <style:text-properties fo:font-style="italic"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fo:font-style="normal"/>
    </style:style>
    <style:style style:name="T68" style:family="text">
      <style:text-properties fo:font-style="normal" style:font-style-asian="normal" style:font-style-complex="normal"/>
    </style:style>
    <style:style style:name="T69" style:family="text">
      <style:text-properties fo:font-style="normal" style:text-underline-style="solid" style:text-underline-width="auto" style:text-underline-color="font-color" style:font-style-asian="normal" style:font-style-complex="normal"/>
    </style:style>
    <style:style style:name="T70" style:family="text">
      <style:text-properties fo:font-style="normal" style:text-underline-style="none" style:font-style-asian="normal" style:font-style-complex="normal"/>
    </style:style>
    <style:style style:name="T71" style:family="text">
      <style:text-properties fo:color="#8b9699" style:font-name="Consolas" fo:font-size="11pt" style:font-name-asian="Consolas" style:font-size-asian="11pt" style:font-name-complex="Consolas" style:font-size-complex="11pt"/>
    </style:style>
    <style:style style:name="T72" style:family="text">
      <style:text-properties fo:color="#8b9699" style:font-name="Consolas" style:font-name-asian="Consolas" style:font-name-complex="Consolas"/>
    </style:style>
    <style:style style:name="T73" style:family="text">
      <style:text-properties fo:color="#8b9699" style:font-name="Consolas" fo:font-size="10pt" style:font-name-asian="Consolas" style:font-size-asian="10pt" style:font-name-complex="Consolas" style:font-size-complex="10pt"/>
    </style:style>
    <style:style style:name="T74" style:family="text">
      <style:text-properties style:text-underline-style="none"/>
    </style:style>
    <style:style style:name="T75" style:family="text">
      <style:text-properties style:font-name="Consolas"/>
    </style:style>
    <style:style style:name="T76" style:family="text">
      <style:text-properties fo:color="#ff0000" fo:font-style="normal" style:font-name-asian="Consolas" style:font-style-asian="normal" style:font-name-complex="Consolas" style:font-style-complex="normal"/>
    </style:style>
    <style:style style:name="T77" style:family="text">
      <style:text-properties fo:color="#ff0000" style:font-name="Consolas" fo:font-style="normal" style:font-name-asian="Consolas" style:font-style-asian="normal" style:font-name-complex="Consolas" style:font-style-complex="normal"/>
    </style:style>
    <style:style style:name="T78" style:family="text">
      <style:text-properties fo:color="#ff0000" style:font-name="Consolas" style:font-name-asian="Consolas" style:font-name-complex="Consolas"/>
    </style:style>
    <style:style style:name="T79" style:family="text">
      <style:text-properties fo:color="#ff0000" style:font-name="Consolas" style:text-underline-style="none" style:font-name-asian="Consolas" style:font-name-complex="Consolas"/>
    </style:style>
    <style:style style:name="T80" style:family="text">
      <style:text-properties fo:language="zxx" fo:country="none"/>
    </style:style>
    <style:style style:name="T81" style:family="text">
      <style:text-properties fo:language="zxx" fo:country="none" style:language-asian="zxx" style:country-asian="none" style:language-complex="zxx" style:country-complex="none"/>
    </style:style>
    <style:style style:name="T82"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83" style:family="text">
      <style:text-properties style:font-name-asian="Consolas"/>
    </style:style>
    <style:style style:name="T84" style:family="text">
      <style:text-properties style:font-name-complex="Consolas"/>
    </style:style>
    <style:style style:name="T85" style:family="text">
      <style:text-properties fo:font-size="10pt"/>
    </style:style>
    <style:style style:name="T86" style:family="text">
      <style:text-properties style:font-size-asian="10pt"/>
    </style:style>
    <style:style style:name="T87" style:family="text">
      <style:text-properties style:language-asian="zxx" style:country-asian="none"/>
    </style:style>
    <style:style style:name="T88" style:family="text">
      <style:text-properties style:font-style-asian="normal"/>
    </style:style>
    <style:style style:name="T89" style:family="text">
      <style:text-properties style:font-size-complex="10pt"/>
    </style:style>
    <style:style style:name="T90" style:family="text">
      <style:text-properties style:language-complex="zxx" style:country-complex="none"/>
    </style:style>
    <style:style style:name="T91" style:family="text">
      <style:text-properties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4">namespace</text:span><text:span text:style-name="T28"> dddsample.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ValueObject</text:span><text:span text:style-name="T28">&lt;T&gt;</text:span></text:p>
      <text:p text:style-name="P23"><text:s text:c="4"/>{</text:p>
      <text:p text:style-name="P39"><text:span text:style-name="T28"><text:s text:c="8"/></text:span><text:span text:style-name="T14">bool</text:span><text:span text:style-name="T28"> SameValueAs(T other);</text:span></text:p>
      <text:p text:style-name="P23"><text:s text:c="4"/>}</text:p>
      <text:p text:style-name="P24">}</text:p>
      <text:p text:style-name="P7"/>
      <text:p text:style-name="P7">de forma que una clase que quiera implementar esta interface, tendira esta apariencia:</text:p>
      <text:p text:style-name="P7"/>
      <text:p text:style-name="P39"><text:span text:style-name="T14">public</text:span><text:span text:style-name="T28"> </text:span><text:span text:style-name="T14">class</text:span><text:span text:style-name="T28"> </text:span><text:span text:style-name="T52">PruebaValueObject</text:span><text:span text:style-name="T28"> : </text:span><text:span text:style-name="T42">IValueObject</text:span><text:span text:style-name="T28">&lt;</text:span><text:span text:style-name="T52">PruebaValueObject</text:span><text:span text:style-name="T28">&gt; </text:span></text:p>
      <text:p text:style-name="P23">{</text:p>
      <text:p text:style-name="P39"><text:span text:style-name="T28"><text:s text:c="4"/></text:span><text:span text:style-name="T14">public</text:span><text:span text:style-name="T28"> </text:span><text:span text:style-name="T14">bool</text:span><text:span text:style-name="T28"> SameValueAs(</text:span><text:span text:style-name="T52">PruebaValueObject</text:span><text:span text:style-name="T28"> other)</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text:p>
      <text:p text:style-name="P7"/>
      <text:p text:style-name="P7">hasta aqui todo parece ir bien, pero sin embargo, hay algo que no acaba de encajar. Ese algo es el nombre del metodo <text:span text:style-name="T64">SameValueAs</text:span><text:span text:style-name="T68">. Pero mejor vamos paso a paso para poder entender el porque de las decisiones que estamos a punto de tomar.</text:span></text:p>
      <text:p text:style-name="P5"/>
      <text:p text:style-name="P7"><text:span text:style-name="T68">La clase </text:span><text:span text:style-name="T64">PruebaValueObject</text:span><text:span text:style-name="T68"> no sale de la nada. Si nos planteamos seguir los preceptos del BDD, es comprensible que a la hora de escribir el codigo de </text:span><text:span text:style-name="T64">IValueObject&lt;T&gt;</text:span><text:span text:style-name="T68">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64">Biblia Azul</text:span><text:span text:style-name="T68"> llamado </text:span><text:span text:style-name="T64">Intention-Revealing Interfaces</text:span><text:span text:style-name="T68">.</text:span></text:p>
      <text:p text:style-name="P5"/>
      <text:p text:style-name="P7"><text:span text:style-name="T68">Pero, ¿podemos hacer ese mismo razonamiento para </text:span><text:span text:style-name="T64">PruebaValueObject</text:span><text:span text:style-name="T68">?</text:span></text:p>
      <text:p text:style-name="P5"/>
      <text:p text:style-name="P7"><text:span text:style-name="T68">La respuesta es un NO rotundo. Hace falta esa Spec que justifique el comportamiento de <text:s/></text:span><text:span text:style-name="T64">PruebaValueObject</text:span><text:span text:style-name="T68">. Asi que, vamos a escribir esa Spec:</text:span></text:p>
      <text:p text:style-name="P5"/>
      <text:p text:style-name="P19"><text:span text:style-name="T15">public</text:span><text:span text:style-name="T30"> </text:span><text:span text:style-name="T15">class</text:span><text:span text:style-name="T30"> </text:span><text:span text:style-name="T53">concern</text:span><text:span text:style-name="T30"> : </text:span><text:span text:style-name="T53">Observes</text:span><text:span text:style-name="T30">&lt;</text:span><text:span text:style-name="T43">IValueObject</text:span><text:span text:style-name="T30">&lt;</text:span><text:span text:style-name="T53">PruebaValueObject</text:span><text:span text:style-name="T30">&gt;,</text:span><text:span text:style-name="T53">PruebaValueObject</text:span><text:span text:style-name="T30">&gt;{}</text:span></text:p>
      <text:p text:style-name="P23"/>
      <text:p text:style-name="P39"><text:span text:style-name="T14">public</text:span><text:span text:style-name="T28"> </text:span><text:span text:style-name="T14">class</text:span><text:span text:style-name="T28"> </text:span><text:span text:style-name="T52">when_asked_to_compare_two_pruebavalueobjects_that_have_the_same_value</text:span><text:span text:style-name="T28"> : </text:span><text:span text:style-name="T52">concer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other = </text:span><text:span text:style-name="T14">new</text:span><text:span text:style-name="T28"> </text:span><text:span text:style-name="T52">PruebaValueObject</text:span><text:span text:style-name="T28">();</text:span></text:p>
      <text:p text:style-name="P50"><text:s text:c="8"/><text:span text:style-name="T71">//</text:span><text:span text:style-name="T63">todo: le damos los valores adecuados.</text:span></text:p>
      <text:p text:style-name="P23"><text:s text:c="4"/>};</text:p>
      <text:p text:style-name="P23"/>
      <text:p text:style-name="P39"><text:span text:style-name="T28"><text:s text:c="4"/></text:span><text:span text:style-name="T42">Because</text:span><text:span text:style-name="T28"> of = () =&gt; result = sut.SameValueAs(theOther);</text:span></text:p>
      <text:p text:style-name="P23"><text:s text:c="8"/></text:p>
      <text:p text:style-name="P39"><text:span text:style-name="T28"><text:s text:c="4"/></text:span><text:span text:style-name="T42">It</text:span><text:span text:style-name="T28"> should_recognize_the_equality = () =&gt; result.ShouldEqual(</text:span><text:span text:style-name="T14">true</text:span><text:span text:style-name="T28">);</text:span></text:p>
      <text:p text:style-name="P23"><text:s text:c="8"/></text:p>
      <text:p text:style-name="P39"><text:soft-page-break/><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52">PruebaValueObject</text:span><text:span text:style-name="T28">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43">Because</text:span><text:span text:style-name="T30"> of = () =&gt; result = sut.SameValueAs(theOther);</text:span></text:p>
      <text:p text:style-name="P5"/>
      <text:p text:style-name="P7"><text:span text:style-name="T68">que es donde ejecutamos el </text:span><text:span text:style-name="T64">System Under Test</text:span><text:span text:style-name="T68">.</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36702832" text:style-name="L1">
        <text:list-item>
          <text:p text:style-name="P61">metodos</text:p>
        </text:list-item>
        <text:list-item>
          <text:p text:style-name="P61">propiedades</text:p>
        </text:list-item>
        <text:list-item>
          <text:p text:style-name="P61">eventos</text:p>
        </text:list-item>
        <text:list-item>
          <text:p text:style-name="P61">variables locales</text:p>
        </text:list-item>
        <text:list-item>
          <text:p text:style-name="P61">constantes locales</text:p>
        </text:list-item>
        <text:list-item>
          <text:p text:style-name="P61">parametros</text:p>
        </text:list-item>
        <text:list-item>
          <text:p text:style-name="P61">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42">Because</text:span><text:span text:style-name="T28">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4">public</text:span><text:span text:style-name="T28"> </text:span><text:span text:style-name="T14">class</text:span><text:span text:style-name="T28"> </text:span><text:span text:style-name="T52">concern</text:span><text:span text:style-name="T28"> : </text:span><text:span text:style-name="T52">Observes</text:span><text:span text:style-name="T28">&lt;</text:span><text:span text:style-name="T42">IValueObject</text:span><text:span text:style-name="T28">&lt;</text:span><text:span text:style-name="T52">PruebaValueObject</text:span><text:span text:style-name="T28">&gt;,</text:span><text:span text:style-name="T52">PruebaValueObject</text:span><text:span text:style-name="T28">&gt;{}</text:span></text:p>
      <text:p text:style-name="P23"/>
      <text:p text:style-name="P39"><text:span text:style-name="T14">public</text:span><text:span text:style-name="T28"> </text:span><text:span text:style-name="T14">class</text:span><text:span text:style-name="T28"> </text:span><text:span text:style-name="T52">when_asked_to_compare_two_pruebavalueobjects_that_have_the_same_value</text:span><text:span text:style-name="T28"> : </text:span><text:span text:style-name="T52">concer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other = </text:span><text:span text:style-name="T14">new</text:span><text:span text:style-name="T28"> </text:span><text:span text:style-name="T52">PruebaValueObject</text:span><text:span text:style-name="T28">();</text:span></text:p>
      <text:p text:style-name="P39"><text:span text:style-name="T28"><text:s text:c="8"/></text:span><text:span text:style-name="T72">//</text:span><text:span text:style-name="T62">todo: le damos los valores adecuados.</text:span></text:p>
      <text:p text:style-name="P24"><text:s text:c="4"/>};</text:p>
      <text:p text:style-name="P24"/>
      <text:p text:style-name="P39"><text:span text:style-name="T29"><text:s text:c="4"/></text:span><text:span text:style-name="T45">Because</text:span><text:span text:style-name="T29"> of = () =&gt; result = sut.has_the_same_value_as(the_other);</text:span></text:p>
      <text:p text:style-name="P24"><text:s text:c="8"/></text:p>
      <text:p text:style-name="P39"><text:soft-page-break/><text:span text:style-name="T29"><text:s text:c="4"/></text:span><text:span text:style-name="T45">It</text:span><text:span text:style-name="T29"> should_recognize_the_equality = () =&gt; result.ShouldEqual(</text:span><text:span text:style-name="T18">true</text:span><text:span text:style-name="T29">);</text:span></text:p>
      <text:p text:style-name="P24"><text:s text:c="8"/></text:p>
      <text:p text:style-name="P39"><text:span text:style-name="T29"><text:s text:c="4"/></text:span><text:span text:style-name="T18">static</text:span><text:span text:style-name="T29"> </text:span><text:span text:style-name="T18">bool</text:span><text:span text:style-name="T29"> result;</text:span></text:p>
      <text:p text:style-name="P39"><text:span text:style-name="T29"><text:s text:c="4"/></text:span><text:span text:style-name="T18">static</text:span><text:span text:style-name="T29"> </text:span><text:span text:style-name="T55">PruebaValueObject</text:span><text:span text:style-name="T29"> the_other;</text:span></text:p>
      <text:p text:style-name="P24">}</text:p>
      <text:p text:style-name="P7"/>
      <text:p text:style-name="P7">Por lo tanto, retomando el argumento original que nos llevo a cuestionarnos el nombre del metodo <text:span text:style-name="T64">SameValueAs</text:span> de la interface <text:span text:style-name="T64">IValueObject&lt;T&gt;</text:span>, el resultado final seria algo asi:</text:p>
      <text:p text:style-name="P7"/>
      <text:p text:style-name="P19"><text:span text:style-name="T14">namespace</text:span><text:span text:style-name="T28"> dddsample.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ValueObject</text:span><text:span text:style-name="T28">&lt;T&gt;</text:span></text:p>
      <text:p text:style-name="P23"><text:s text:c="4"/>{</text:p>
      <text:p text:style-name="P39"><text:span text:style-name="T28"><text:s text:c="8"/></text:span><text:span text:style-name="T14">bool</text:span><text:span text:style-name="T28">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4">public</text:span><text:span text:style-name="T28"> </text:span><text:span text:style-name="T14">bool</text:span><text:span text:style-name="T28"> Equals(</text:span><text:span text:style-name="T14">object</text:span><text:span text:style-name="T28"> obj) {}</text:span></text:p>
      <text:p text:style-name="P7"/>
      <text:p text:style-name="P7">Pero esa es una cuestion diferente a la aqui planteada.</text:p>
      <text:p text:style-name="P7"/>
      <text:p text:style-name="P7">TODO: ¿Que aproximacion utiliza el CodeCampServer?</text:p>
      <text:p text:style-name="P5"/>
      <text:p text:style-name="P5">Con esto finalizamos el codigo necesario para definir un DDD_Value_Object:</text:p>
      <text:p text:style-name="P5"/>
      <text:list xml:id="list36694512" text:style-name="L2">
        <text:list-item>
          <text:p text:style-name="P62">Debe proveernos de un mecanismo para averiguar si dos DDD_Value_Objects son iguales (y los son si almacenan el mismo valor).</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
      <text:p text:style-name="P38"><text:span text:style-name="T15">namespace</text:span><text:span text:style-name="T30"> dddsample.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ValueObject</text:span><text:span text:style-name="T28">&lt;T&gt;</text:span></text:p>
      <text:p text:style-name="P23"><text:s text:c="4"/>{</text:p>
      <text:p text:style-name="P39"><text:span text:style-name="T28"><text:s text:c="8"/></text:span><text:span text:style-name="T14">///</text:span><text:span text:style-name="T72"> </text:span><text:span text:style-name="T14">&lt;summary&gt;</text:span></text:p>
      <text:p text:style-name="P50"><text:span text:style-name="T32"><text:s text:c="8"/></text:span><text:span text:style-name="T19">///</text:span><text:span text:style-name="T73"> Value objects compare by the values of their attributes,</text:span></text:p>
      <text:p text:style-name="P50"><text:span text:style-name="T73"><text:s text:c="8"/></text:span><text:span text:style-name="T19">///</text:span><text:span text:style-name="T73"> they don't have an identity.</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param name=</text:span><text:span text:style-name="T42">"the_other"</text:span><text:span text:style-name="T14">&gt;</text:span><text:span text:style-name="T72">The other value object.</text:span><text:span text:style-name="T14">&lt;/param&gt;</text:span></text:p>
      <text:p text:style-name="P39"><text:span text:style-name="T28"><text:s text:c="8"/></text:span><text:span text:style-name="T14">///</text:span><text:span text:style-name="T72"> </text:span><text:span text:style-name="T14">&lt;returns&gt;&lt;code&gt;</text:span><text:span text:style-name="T72">true</text:span><text:span text:style-name="T14">&lt;/code&gt;</text:span><text:span text:style-name="T72"> if the given value object's and</text:span></text:p>
      <text:p text:style-name="P39"><text:span text:style-name="T14"><text:s text:c="8"/>///</text:span><text:span text:style-name="T72"> this value object's attributes are the same.</text:span><text:span text:style-name="T14">&lt;/returns&gt;</text:span></text:p>
      <text:p text:style-name="P39"><text:span text:style-name="T28"><text:s text:c="8"/></text:span><text:span text:style-name="T14">bool</text:span><text:span text:style-name="T28"> has_the_same_value_as(T the_other);</text:span></text:p>
      <text:p text:style-name="P23"><text:s text:c="4"/>}</text:p>
      <text:p text:style-name="P23">}</text:p>
      <text:p text:style-name="P5"/>
      <text:p text:style-name="P19"><text:span text:style-name="T14">namespace</text:span><text:span text:style-name="T28"> dddsample.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ValueObject</text:span><text:span text:style-name="T28">&lt;T&gt;</text:span></text:p>
      <text:p text:style-name="P23"><text:soft-page-break/><text:s text:c="4"/>{</text:p>
      <text:p text:style-name="P39"><text:span text:style-name="T28"><text:s text:c="8"/></text:span><text:span text:style-name="T14">bool</text:span><text:span text:style-name="T28"> has_the_same_value_as(T the_other);</text:span></text:p>
      <text:p text:style-name="P23"><text:s text:c="4"/>}</text:p>
      <text:p text:style-name="P33">}</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10">La Interface IEntity&lt;T&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4">namespace</text:span><text:span text:style-name="T28"> dddsample.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Entity</text:span><text:span text:style-name="T28">&lt;T&gt;</text:span></text:p>
      <text:p text:style-name="P23"><text:s text:c="4"/>{</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Entities compare by identity, not by attributes.</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param name=</text:span><text:span text:style-name="T42">"the_other"</text:span><text:span text:style-name="T14">&gt;</text:span><text:span text:style-name="T72">The other entity.</text:span><text:span text:style-name="T14">&lt;/param&gt;</text:span></text:p>
      <text:p text:style-name="P39"><text:span text:style-name="T28"><text:s text:c="8"/></text:span><text:span text:style-name="T14">///</text:span><text:span text:style-name="T72"> </text:span><text:span text:style-name="T14">&lt;returns&gt;&lt;code&gt;</text:span><text:span text:style-name="T72">true</text:span><text:span text:style-name="T14">&lt;/code&gt;</text:span><text:span text:style-name="T72"> if the identities are the same,</text:span></text:p>
      <text:p text:style-name="P39"><text:span text:style-name="T28"><text:s text:c="8"/></text:span><text:span text:style-name="T14">///</text:span><text:span text:style-name="T72"> regardles of other attributes.</text:span><text:span text:style-name="T14">&lt;/returns&gt;</text:span></text:p>
      <text:p text:style-name="P39"><text:span text:style-name="T28"><text:s text:c="8"/></text:span><text:span text:style-name="T14">bool</text:span><text:span text:style-name="T28"> has_the_same_identity_as(T the_other);</text:span></text:p>
      <text:p text:style-name="P23"><text:s text:c="4"/>}</text:p>
      <text:p text:style-name="P23">}</text:p>
      <text:p text:style-name="P5"/>
      <text:p text:style-name="P5">Recordar que una DDD_Entity requiere de una identidad unica (al contrario que un DDD_Value_Object que carece de la misma).</text:p>
      <text:p text:style-name="P5"/>
      <text:p text:style-name="P5">Otro aspecto destacable es ver como pese a imponer la necesidad de tener un metodo como <text:span text:style-name="T64">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text:soft-page-break/>NOTA: Eric Evans, realmente cuenta esta anecdota en su libro. Si es o deja de ser real es algo que desconocemos, pero ilustra magnificamente el concepto.</text:p>
      <text:p text:style-name="P5"/>
      <text:p text:style-name="P9"><text:span text:style-name="T10">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4">namespace</text:span><text:span text:style-name="T28"> dddsample.domain.shared</text:span></text:p>
      <text:p text:style-name="P23">{</text:p>
      <text:p text:style-name="P39"><text:span text:style-name="T28"><text:s text:c="4"/></text:span><text:span text:style-name="T14">///</text:span><text:span text:style-name="T72"> </text:span><text:span text:style-name="T14">&lt;summary&gt;</text:span></text:p>
      <text:p text:style-name="P39"><text:span text:style-name="T28"><text:s text:c="4"/></text:span><text:span text:style-name="T14">///</text:span><text:span text:style-name="T72"> A domain event is something that is unique, but does not have a lifecycle.</text:span></text:p>
      <text:p text:style-name="P39"><text:span text:style-name="T28"><text:s text:c="4"/></text:span><text:span text:style-name="T14">///</text:span><text:span text:style-name="T72"> The identity may be explicit, for example the sequence number of a payment, </text:span></text:p>
      <text:p text:style-name="P39"><text:span text:style-name="T28"><text:s text:c="4"/></text:span><text:span text:style-name="T14">///</text:span><text:span text:style-name="T72"> or it could be derived from various aspects of the event such as </text:span></text:p>
      <text:p text:style-name="P39"><text:span text:style-name="T28"><text:s text:c="4"/></text:span><text:span text:style-name="T14">///</text:span><text:span text:style-name="T72"> where, when and what has happened.</text:span></text:p>
      <text:p text:style-name="P39"><text:span text:style-name="T28"><text:s text:c="4"/></text:span><text:span text:style-name="T14">///</text:span><text:span text:style-name="T72"> </text:span><text:span text:style-name="T14">&lt;/summary&gt;</text:span></text:p>
      <text:p text:style-name="P39"><text:span text:style-name="T28"><text:s text:c="4"/></text:span><text:span text:style-name="T14">///</text:span><text:span text:style-name="T72"> </text:span><text:span text:style-name="T14">&lt;typeparam name=</text:span><text:span text:style-name="T42">"T"</text:span><text:span text:style-name="T14">&gt;&lt;/typeparam&gt;</text:span></text:p>
      <text:p text:style-name="P39"><text:span text:style-name="T28"><text:s text:c="4"/></text:span><text:span text:style-name="T14">public</text:span><text:span text:style-name="T28"> </text:span><text:span text:style-name="T14">interface</text:span><text:span text:style-name="T28"> </text:span><text:span text:style-name="T42">IDomainEvent</text:span><text:span text:style-name="T28">&lt;T&gt;</text:span></text:p>
      <text:p text:style-name="P23"><text:s text:c="4"/>{</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param name=</text:span><text:span text:style-name="T42">"the_other_event"</text:span><text:span text:style-name="T14">&gt;</text:span><text:span text:style-name="T72">The other domain event.</text:span><text:span text:style-name="T14">&lt;/param&gt;</text:span></text:p>
      <text:p text:style-name="P39"><text:span text:style-name="T28"><text:s text:c="8"/></text:span><text:span text:style-name="T14">///</text:span><text:span text:style-name="T72"> </text:span><text:span text:style-name="T14">&lt;returns&gt;&lt;code&gt;</text:span><text:span text:style-name="T72">true</text:span><text:span text:style-name="T14">&lt;/code&gt;</text:span><text:span text:style-name="T72"> if the given domain event </text:span></text:p>
      <text:p text:style-name="P39"><text:span text:style-name="T28"><text:s text:c="8"/></text:span><text:span text:style-name="T14">///</text:span><text:span text:style-name="T72"> and this event are regarded as being the same event.</text:span><text:span text:style-name="T14">&lt;/returns&gt;</text:span></text:p>
      <text:p text:style-name="P39"><text:span text:style-name="T28"><text:s text:c="8"/></text:span><text:span text:style-name="T14">bool</text:span><text:span text:style-name="T28">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81">http://domaindrivendesign.org/library/evans_2009_1</text:span></text:a></text:p>
      <text:p text:style-name="P1"><text:a xlink:type="simple" xlink:href="http://domaindrivendesign.org/library/evans_2009_2"><text:span text:style-name="T81">http://domaindrivendesign.org/library/evans_2009_2</text:span></text:a></text:p>
      <text:p text:style-name="P1"><text:a xlink:type="simple" xlink:href="http://qconlondon.com/london-2009/presentation/What+I%27ve+learned+about+DDD+since+the+book"><text:span text:style-name="T81">http://qconlondon.com/london-2009/presentation/What+I%27ve+learned+about+DDD+since+the+book</text:span></text:a></text:p>
      <text:p text:style-name="P5"/>
      <text:p text:style-name="P5"/>
      <text:p text:style-name="P9"><text:span text:style-name="T10">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81">http://nblumhardt.com/archives/implementing-the-specification-pattern-via-linq/</text:span></text:a></text:p>
      <text:p text:style-name="P1"><text:a xlink:type="simple" xlink:href="http://iridescence.no/post/Linq-the-Specification-Pattern-and-Encapsulation.aspx"><text:span text:style-name="T81">http://iridescence.no/post/Linq-the-Specification-Pattern-and-Encapsulation.aspx</text:span></text:a></text:p>
      <text:p text:style-name="P1"><text:a xlink:type="simple" xlink:href="http://mathgeekcoder.blogspot.com/2008/07/advanced-domain-model-queries-using.html"><text:span text:style-name="T81">http://mathgeekcoder.blogspot.com/2008/07/advanced-domain-model-queries-using.html</text:span></text:a></text:p>
      <text:p text:style-name="P1"><text:a xlink:type="simple" xlink:href="http://devlicio.us/blogs/casey/archive/2009/03/02/ddd-the-specification-pattern.aspx"><text:span text:style-name="T81">http://devlicio.us/blogs/casey/archive/2009/03/02/ddd-the-specification-pattern.aspx</text:span></text:a></text:p>
      <text:p text:style-name="P1"><text:a xlink:type="simple" xlink:href="http://en.wikipedia.org/wiki/Specification_pattern"><text:span text:style-name="T81">http://en.wikipedia.org/wiki/Specification_pattern</text:span></text:a></text:p>
      <text:p text:style-name="P1"><text:a xlink:type="simple" xlink:href="http://stackoverflow.com/questions/1454049/is-the-specification-pattern-obsolete-when-you-can-use-dynamic-linq"><text:span text:style-name="T81">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81">http://www.lostechies.com/blogs/chrismissal/archive/2009/09/10/using-the-specification-pattern-for-querying.aspx</text:span></text:a></text:p>
      <text:p text:style-name="P1"><text:a xlink:type="simple" xlink:href="http://compiledexperience.com/blog/posts/Simplifying-the-Composite-Specification-Pattern"><text:span text:style-name="T81">http://compiledexperience.com/blog/posts/Simplifying-the-Composite-Specification-Pattern</text:span></text:a></text:p>
      <text:p text:style-name="P1"><text:a xlink:type="simple" xlink:href="http://www.mostlyclean.com/post/2008/10/Linq-Specifications-The-Project.aspx"><text:span text:style-name="T81">http://www.mostlyclean.com/post/2008/10/Linq-Specifications-The-Project.aspx</text:span></text:a></text:p>
      <text:p text:style-name="P1"><text:soft-page-break/><text:a xlink:type="simple" xlink:href="http://andyhitchman.wordpress.com/2009/03/13/specification-pattern-linq-to-nhibernate/"><text:span text:style-name="T81">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10">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36707344" text:style-name="L3">
        <text:list-item>
          <text:p text:style-name="P63">AND</text:p>
        </text:list-item>
        <text:list-item>
          <text:p text:style-name="P63">OR</text:p>
        </text:list-item>
        <text:list-item>
          <text:p text:style-name="P63">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8"><text:span text:style-name="T15">namespace</text:span><text:span text:style-name="T30"> dddsample.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Specification</text:span><text:span text:style-name="T28">&lt;T&gt;</text:span></text:p>
      <text:p text:style-name="P23"><text:s text:c="4"/>{</text:p>
      <text:p text:style-name="P39"><text:span text:style-name="T28"><text:s text:c="8"/></text:span><text:span text:style-name="T14">bool</text:span><text:span text:style-name="T28"> is_satisfied_by(T item);</text:span></text:p>
      <text:p text:style-name="P39"><text:span text:style-name="T28"><text:s text:c="8"/></text:span><text:span text:style-name="T42">ISpecification</text:span><text:span text:style-name="T28">&lt;T&gt; and(</text:span><text:span text:style-name="T42">ISpecification</text:span><text:span text:style-name="T28">&lt;T&gt; spec);</text:span></text:p>
      <text:p text:style-name="P39"><text:span text:style-name="T28"><text:s text:c="8"/></text:span><text:span text:style-name="T42">ISpecification</text:span><text:span text:style-name="T28">&lt;T&gt; or(</text:span><text:span text:style-name="T42">ISpecification</text:span><text:span text:style-name="T28">&lt;T&gt; spec);</text:span></text:p>
      <text:p text:style-name="P39"><text:span text:style-name="T28"><text:s text:c="8"/></text:span><text:span text:style-name="T42">ISpecification</text:span><text:span text:style-name="T28">&lt;T&gt; not();</text:span></text:p>
      <text:p text:style-name="P23"><text:s text:c="4"/>}</text:p>
      <text:p text:style-name="P23">}</text:p>
      <text:p text:style-name="P5"/>
      <text:p text:style-name="P5">aqui con toda la ceremonia implicita de los comentarios:</text:p>
      <text:p text:style-name="P5"/>
      <text:p text:style-name="P38"><text:span text:style-name="T15">namespace</text:span><text:span text:style-name="T30"> dddsample.domain.shared</text:span></text:p>
      <text:p text:style-name="P23">{</text:p>
      <text:p text:style-name="P39"><text:span text:style-name="T28"><text:s text:c="4"/></text:span><text:span text:style-name="T14">///</text:span><text:span text:style-name="T72"> </text:span><text:span text:style-name="T14">&lt;summary&gt;</text:span></text:p>
      <text:p text:style-name="P39"><text:span text:style-name="T28"><text:s text:c="4"/></text:span><text:span text:style-name="T14">///</text:span><text:span text:style-name="T72"> Specification interface.</text:span></text:p>
      <text:p text:style-name="P39"><text:span text:style-name="T28"><text:s text:c="4"/></text:span><text:span text:style-name="T14">///</text:span><text:span text:style-name="T72"> Use </text:span><text:span text:style-name="T14">&lt;code&gt;</text:span><text:span text:style-name="T72">AbstractSpecification</text:span><text:span text:style-name="T14">&lt;/code&gt;</text:span><text:span text:style-name="T72"> as base for creating specifications,</text:span></text:p>
      <text:p text:style-name="P39"><text:span text:style-name="T28"><text:s text:c="4"/></text:span><text:span text:style-name="T14">///</text:span><text:span text:style-name="T72"> and only the method </text:span><text:span text:style-name="T14">&lt;code&gt;</text:span><text:span text:style-name="T72">is_satisfied_by(Object)</text:span><text:span text:style-name="T14">&lt;/code&gt;</text:span><text:span text:style-name="T72"> must be implemented.</text:span></text:p>
      <text:p text:style-name="P39"><text:span text:style-name="T28"><text:s text:c="4"/></text:span><text:span text:style-name="T14">///</text:span><text:span text:style-name="T72"> </text:span><text:span text:style-name="T14">&lt;/summary&gt;</text:span></text:p>
      <text:p text:style-name="P39"><text:span text:style-name="T28"><text:s text:c="4"/></text:span><text:span text:style-name="T14">///</text:span><text:span text:style-name="T72"> </text:span><text:span text:style-name="T14">&lt;typeparam name=</text:span><text:span text:style-name="T42">"T"</text:span><text:span text:style-name="T14">&gt;&lt;/typeparam&gt;</text:span></text:p>
      <text:p text:style-name="P39"><text:span text:style-name="T28"><text:s text:c="4"/></text:span><text:span text:style-name="T14">public</text:span><text:span text:style-name="T28"> </text:span><text:span text:style-name="T14">interface</text:span><text:span text:style-name="T28"> </text:span><text:span text:style-name="T42">ISpecification</text:span><text:span text:style-name="T28">&lt;T&gt;</text:span></text:p>
      <text:p text:style-name="P23"><text:s text:c="4"/>{</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Check if </text:span><text:span text:style-name="T14">&lt;code&gt;</text:span><text:span text:style-name="T72">item</text:span><text:span text:style-name="T14">&lt;/code&gt;</text:span><text:span text:style-name="T72"> is satisfied by the specification.</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param name=</text:span><text:span text:style-name="T42">"item"</text:span><text:span text:style-name="T14">&gt;</text:span><text:span text:style-name="T72">Object to test.</text:span><text:span text:style-name="T14">&lt;/param&gt;</text:span></text:p>
      <text:p text:style-name="P39"><text:span text:style-name="T28"><text:s text:c="8"/></text:span><text:span text:style-name="T14">///</text:span><text:span text:style-name="T72"> </text:span><text:span text:style-name="T14">&lt;returns&gt;&lt;code&gt;</text:span><text:span text:style-name="T72">true</text:span><text:span text:style-name="T14">&lt;/code&gt;</text:span><text:span text:style-name="T72"> if </text:span><text:span text:style-name="T14">&lt;code&gt;</text:span><text:span text:style-name="T72">item</text:span><text:span text:style-name="T14">&lt;/code&gt;</text:span><text:span text:style-name="T72"> </text:span></text:p>
      <text:p text:style-name="P39"><text:span text:style-name="T28"><text:s text:c="8"/></text:span><text:span text:style-name="T14">///</text:span><text:span text:style-name="T72"> satisfies the specification.</text:span><text:span text:style-name="T14">&lt;/returns&gt;</text:span></text:p>
      <text:p text:style-name="P39"><text:span text:style-name="T28"><text:s text:c="8"/></text:span><text:span text:style-name="T14">bool</text:span><text:span text:style-name="T28"> is_satisfied_by(T item);</text:span></text:p>
      <text:p text:style-name="P23"/>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Create a new specification that is the AND operation </text:span></text:p>
      <text:p text:style-name="P39"><text:span text:style-name="T28"><text:s text:c="8"/></text:span><text:span text:style-name="T14">///</text:span><text:span text:style-name="T72"> of </text:span><text:span text:style-name="T14">&lt;code&gt;</text:span><text:span text:style-name="T72">this</text:span><text:span text:style-name="T14">&lt;/code&gt;</text:span><text:span text:style-name="T72"> specification and another specification.</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param name=</text:span><text:span text:style-name="T42">"spec"</text:span><text:span text:style-name="T14">&gt;</text:span><text:span text:style-name="T72">Specification to AND.</text:span><text:span text:style-name="T14">&lt;/param&gt;</text:span></text:p>
      <text:p text:style-name="P39"><text:soft-page-break/><text:span text:style-name="T28"><text:s text:c="8"/></text:span><text:span text:style-name="T14">///</text:span><text:span text:style-name="T72"> </text:span><text:span text:style-name="T14">&lt;returns&gt;</text:span><text:span text:style-name="T72">A new specification.</text:span><text:span text:style-name="T14">&lt;/returns&gt;</text:span></text:p>
      <text:p text:style-name="P39"><text:span text:style-name="T28"><text:s text:c="8"/></text:span><text:span text:style-name="T42">ISpecification</text:span><text:span text:style-name="T28">&lt;T&gt; and(</text:span><text:span text:style-name="T42">ISpecification</text:span><text:span text:style-name="T28">&lt;T&gt; spec);</text:span></text:p>
      <text:p text:style-name="P23"><text:s text:c="8"/></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Create a new specification that is the OR operation </text:span></text:p>
      <text:p text:style-name="P39"><text:span text:style-name="T28"><text:s text:c="8"/></text:span><text:span text:style-name="T14">///</text:span><text:span text:style-name="T72"> of </text:span><text:span text:style-name="T14">&lt;code&gt;</text:span><text:span text:style-name="T72">this</text:span><text:span text:style-name="T14">&lt;/code&gt;</text:span><text:span text:style-name="T72"> specification and another specification.</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param name=</text:span><text:span text:style-name="T42">"spec"</text:span><text:span text:style-name="T14">&gt;</text:span><text:span text:style-name="T72">Specification to OR.</text:span><text:span text:style-name="T14">&lt;/param&gt;</text:span></text:p>
      <text:p text:style-name="P39"><text:span text:style-name="T28"><text:s text:c="8"/></text:span><text:span text:style-name="T14">///</text:span><text:span text:style-name="T72"> </text:span><text:span text:style-name="T14">&lt;returns&gt;</text:span><text:span text:style-name="T72">A new specification.</text:span><text:span text:style-name="T14">&lt;/returns&gt;</text:span></text:p>
      <text:p text:style-name="P39"><text:span text:style-name="T28"><text:s text:c="8"/></text:span><text:span text:style-name="T42">ISpecification</text:span><text:span text:style-name="T28">&lt;T&gt; or(</text:span><text:span text:style-name="T42">ISpecification</text:span><text:span text:style-name="T28">&lt;T&gt; spec);</text:span></text:p>
      <text:p text:style-name="P23"><text:s text:c="8"/></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Create a new specification that is the NOT operation </text:span></text:p>
      <text:p text:style-name="P39"><text:span text:style-name="T28"><text:s text:c="8"/></text:span><text:span text:style-name="T14">///</text:span><text:span text:style-name="T72"> of </text:span><text:span text:style-name="T14">&lt;code&gt;</text:span><text:span text:style-name="T72">this</text:span><text:span text:style-name="T14">&lt;/code&gt;</text:span><text:span text:style-name="T72"> specification.</text:span></text:p>
      <text:p text:style-name="P39"><text:span text:style-name="T28"><text:s text:c="8"/></text:span><text:span text:style-name="T14">///</text:span><text:span text:style-name="T72"> </text:span><text:span text:style-name="T14">&lt;/summary&gt;</text:span></text:p>
      <text:p text:style-name="P39"><text:span text:style-name="T28"><text:s text:c="8"/></text:span><text:span text:style-name="T14">///</text:span><text:span text:style-name="T72"> </text:span><text:span text:style-name="T14">&lt;returns&gt;</text:span><text:span text:style-name="T72">A new specification.</text:span><text:span text:style-name="T14">&lt;/returns&gt;</text:span></text:p>
      <text:p text:style-name="P39"><text:span text:style-name="T28"><text:s text:c="8"/></text:span><text:span text:style-name="T42">ISpecification</text:span><text:span text:style-name="T28">&lt;T&gt; not();</text:span></text:p>
      <text:p text:style-name="P23"><text:s text:c="4"/>}</text:p>
      <text:p text:style-name="P23">}</text:p>
      <text:p text:style-name="P5"/>
      <text:p text:style-name="P12"><text:span text:style-name="T3">NOTA: Creemos haber descubierto un error en el codigo java ya que la signatura propuesta para el metodo </text:span><text:span text:style-name="T5">not()</text:span><text:span text:style-name="T3"> es la siguiente:</text:span></text:p>
      <text:p text:style-name="P5"/>
      <text:p text:style-name="P38"><text:span text:style-name="T43">ISpecificationJava</text:span><text:span text:style-name="T30">&lt;T&gt; not(</text:span><text:span text:style-name="T43">ISpecificationJava</text:span><text:span text:style-name="T30">&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5"/>
      <text:p text:style-name="P39"><text:span text:style-name="T14">var</text:span><text:span text:style-name="T28"> not_spec = </text:span><text:span text:style-name="T14">new</text:span><text:span text:style-name="T28"> </text:span><text:span text:style-name="T52">ThisIsYourSpecification</text:span><text:span text:style-name="T28">(</text:span><text:span text:style-name="T42">33</text:span><text:span text:style-name="T28">).not();</text:span></text:p>
      <text:p text:style-name="P5"/>
      <text:p text:style-name="P5">suponiendo que tuviesemos un Specification como:</text:p>
      <text:p text:style-name="P5"/>
      <text:p text:style-name="P51">ThisIsYourSpecification</text:p>
      <text:p text:style-name="P5"/>
      <text:p text:style-name="P5">que admitiese numeros enteros, y haer la comprobacion que considerase oportuna</text:p>
      <text:p text:style-name="P5"/>
      <text:p text:style-name="P16"><text:span text:style-name="T52">ThisIsYourSpecification</text:span><text:span text:style-name="T28">(</text:span><text:span text:style-name="T42">33</text:span><text:span text:style-name="T28">)</text:span></text:p>
      <text:p text:style-name="P5"/>
      <text:p text:style-name="P5">si quisieramos negarla seria asi:</text:p>
      <text:p text:style-name="P5"/>
      <text:p text:style-name="P16"><text:span text:style-name="T52">ThisIsYourSpecification</text:span><text:span text:style-name="T28">(</text:span><text:span text:style-name="T42">33</text:span><text:span text:style-name="T28">).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10">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10">"Lavando los trapos sucios en publico" o "Inyectar o no Inyectar, he aqui la cuestion"</text:span>:</text:p>
      <text:p text:style-name="P5"><text:soft-page-break/></text:p>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4">public</text:span><text:span text:style-name="T28"> </text:span><text:span text:style-name="T14">abstract</text:span><text:span text:style-name="T28"> </text:span><text:span text:style-name="T14">class</text:span><text:span text:style-name="T28"> </text:span><text:span text:style-name="T52">Specification</text:span><text:span text:style-name="T28">&lt;T&gt; : </text:span><text:span text:style-name="T42">ISpecification</text:span><text:span text:style-name="T28">&lt;T&gt;</text:span></text:p>
      <text:p text:style-name="P23">{</text:p>
      <text:p text:style-name="P39"><text:span text:style-name="T28"><text:s text:c="4"/></text:span><text:span text:style-name="T14">public</text:span><text:span text:style-name="T28"> </text:span><text:span text:style-name="T42">ISpecification</text:span><text:span text:style-name="T28">&lt;T&gt; and(</text:span><text:span text:style-name="T42">ISpecification</text:span><text:span text:style-name="T28">&lt;T&gt; the_other)</text:span></text:p>
      <text:p text:style-name="P23"><text:s text:c="4"/>{</text:p>
      <text:p text:style-name="P39"><text:span text:style-name="T28"><text:s text:c="8"/></text:span><text:span text:style-name="T14">return</text:span><text:span text:style-name="T28"> </text:span><text:span text:style-name="T14">new</text:span><text:span text:style-name="T28"> </text:span><text:span text:style-name="T52">AndSpecification</text:span><text:span text:style-name="T28">&lt;T&gt;(</text:span><text:span text:style-name="T14">this</text:span><text:span text:style-name="T28">, the_other);</text:span></text:p>
      <text:p text:style-name="P23"><text:s text:c="4"/>}</text:p>
      <text:p text:style-name="P23">}</text:p>
      <text:p text:style-name="P5"/>
      <text:p text:style-name="P5">El metodo <text:span text:style-name="T64">and()</text:span>, internamente, crea una instancia de la clase <text:span text:style-name="T64">AndSpecification&lt;T&gt;</text:span>, de forma que nadie que vea desde fuera esta clase pueda saber que la clase <text:span text:style-name="T64">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64">AndSpecification&lt;T&gt;</text:span>, de crear un objeto falso (un mock object) que nos permita, por ejemplo, asertar que para que el metodo and() se comporte tal y como esperamos, durante su ejecucion debe haber invocado una vez, y solo una, el constructor de la clase <text:span text:style-name="T64">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4">public</text:span><text:span text:style-name="T28"> </text:span><text:span text:style-name="T14">abstract</text:span><text:span text:style-name="T28"> </text:span><text:span text:style-name="T14">class</text:span><text:span text:style-name="T28"> </text:span><text:span text:style-name="T52">Specification</text:span><text:span text:style-name="T28">&lt;T&gt; : </text:span><text:span text:style-name="T42">ISpecification</text:span><text:span text:style-name="T28">&lt;T&gt;</text:span></text:p>
      <text:p text:style-name="P23">{</text:p>
      <text:p text:style-name="P39"><text:span text:style-name="T28"><text:s text:c="4"/></text:span><text:span text:style-name="T52">AndSpecification</text:span><text:span text:style-name="T28">&lt;T&gt; and_specification;</text:span></text:p>
      <text:p text:style-name="P23"><text:s text:c="4"/></text:p>
      <text:p text:style-name="P39"><text:span text:style-name="T28"><text:s text:c="4"/></text:span><text:span text:style-name="T14">public</text:span><text:span text:style-name="T28"> Specification(</text:span><text:span text:style-name="T52">AndSpecification</text:span><text:span text:style-name="T28">&lt;T&gt; and_specification)</text:span></text:p>
      <text:p text:style-name="P23"><text:s text:c="4"/>{</text:p>
      <text:p text:style-name="P39"><text:span text:style-name="T28"><text:s text:c="8"/></text:span><text:span text:style-name="T14">this</text:span><text:span text:style-name="T28">.and_specification = and_specification;</text:span></text:p>
      <text:p text:style-name="P23"><text:s text:c="4"/>}</text:p>
      <text:p text:style-name="P23"/>
      <text:p text:style-name="P39"><text:span text:style-name="T28"><text:s text:c="4"/></text:span><text:span text:style-name="T14">public</text:span><text:span text:style-name="T28"> </text:span><text:span text:style-name="T42">ISpecification</text:span><text:span text:style-name="T28">&lt;T&gt; and(</text:span><text:span text:style-name="T42">ISpecification</text:span><text:span text:style-name="T28">&lt;T&gt; the_other_specification)</text:span></text:p>
      <text:p text:style-name="P23"><text:s text:c="4"/>{</text:p>
      <text:p text:style-name="P39"><text:span text:style-name="T28"><text:s text:c="8"/></text:span><text:span text:style-name="T14">return</text:span><text:span text:style-name="T28"> and_specification(</text:span><text:span text:style-name="T14">this</text:span><text:span text:style-name="T28">, the_other_specification);</text:span></text:p>
      <text:p text:style-name="P23"><text:s text:c="4"/>}</text:p>
      <text:p text:style-name="P23">}</text:p>
      <text:p text:style-name="P5"/>
      <text:p text:style-name="P5">y enfatizamos el "algo como" ya que hemos hecho trampas. <text:span text:style-name="T64">Specification&lt;T&gt;</text:span> es una clase abstracta, por lo que al declararle un constructor nos vemos en la obligacion de heredar la signatura del constructor en cualquier clase que herede de <text:span text:style-name="T64">Specification&lt;T&gt;</text:span> y en el caso de <text:span text:style-name="T64">AndSpecification&lt;T&gt;</text:span> la signatura del constructor de Specification&lt;T&gt; simple y llanamente carece de sentido, ya que el constructor que buscamos para AndSpecification&lt;T&gt; seria algo asi como:</text:p>
      <text:p text:style-name="P5"/>
      <text:p text:style-name="P15"><text:soft-page-break/><text:span text:style-name="T14">public</text:span><text:span text:style-name="T28"> AndSpecification(</text:span><text:span text:style-name="T42">ISpecification</text:span><text:span text:style-name="T28">&lt;T&gt; left_side, </text:span><text:span text:style-name="T42">ISpecification</text:span><text:span text:style-name="T28">&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4">public</text:span><text:span text:style-name="T28"> </text:span><text:span text:style-name="T14">abstract</text:span><text:span text:style-name="T28"> </text:span><text:span text:style-name="T14">class</text:span><text:span text:style-name="T28"> </text:span><text:span text:style-name="T52">Specification</text:span><text:span text:style-name="T28">&lt;T&gt; : </text:span><text:span text:style-name="T42">ISpecification</text:span><text:span text:style-name="T28">&lt;T&gt;</text:span></text:p>
      <text:p text:style-name="P23">{</text:p>
      <text:p text:style-name="P39"><text:span text:style-name="T28"><text:s text:c="4"/></text:span><text:span text:style-name="T52">AndSpecification</text:span><text:span text:style-name="T28">&lt;T&gt; and_specification;</text:span></text:p>
      <text:p text:style-name="P39"><text:span text:style-name="T28"><text:s text:c="4"/></text:span><text:span text:style-name="T52">OrSpecification</text:span><text:span text:style-name="T28">&lt;T&gt; or_specification;</text:span></text:p>
      <text:p text:style-name="P39"><text:span text:style-name="T28"><text:s text:c="4"/></text:span><text:span text:style-name="T52">NotSpecification</text:span><text:span text:style-name="T28">&lt;T&gt; not_specification;</text:span></text:p>
      <text:p text:style-name="P23"/>
      <text:p text:style-name="P39"><text:span text:style-name="T28"><text:s text:c="4"/></text:span><text:span text:style-name="T14">public</text:span><text:span text:style-name="T28"> Specification(</text:span><text:span text:style-name="T52">AndSpecification</text:span><text:span text:style-name="T28">&lt;T&gt; and_specification, </text:span></text:p>
      <text:p text:style-name="P39"><text:span text:style-name="T28"><text:s text:c="25"/></text:span><text:span text:style-name="T52">OrSpecification</text:span><text:span text:style-name="T28">&lt;T&gt; or_specification, </text:span></text:p>
      <text:p text:style-name="P39"><text:span text:style-name="T28"><text:s text:c="25"/></text:span><text:span text:style-name="T52">NotSpecification</text:span><text:span text:style-name="T28">&lt;T&gt; not_specification)</text:span></text:p>
      <text:p text:style-name="P23"><text:s text:c="4"/>{</text:p>
      <text:p text:style-name="P39"><text:span text:style-name="T28"><text:s text:c="8"/></text:span><text:span text:style-name="T14">this</text:span><text:span text:style-name="T28">.and_specification = and_specification;</text:span></text:p>
      <text:p text:style-name="P39"><text:span text:style-name="T28"><text:s text:c="8"/></text:span><text:span text:style-name="T14">this</text:span><text:span text:style-name="T28">.or_specification = or_specification;</text:span></text:p>
      <text:p text:style-name="P39"><text:span text:style-name="T28"><text:s text:c="8"/></text:span><text:span text:style-name="T14">this</text:span><text:span text:style-name="T28">.not_specification = not_specification;</text:span></text:p>
      <text:p text:style-name="P23"><text:s text:c="4"/>}</text:p>
      <text:p text:style-name="P23"/>
      <text:p text:style-name="P39"><text:span text:style-name="T28"><text:s text:c="4"/></text:span><text:span text:style-name="T14">public</text:span><text:span text:style-name="T28"> </text:span><text:span text:style-name="T14">abstract</text:span><text:span text:style-name="T28"> </text:span><text:span text:style-name="T14">bool</text:span><text:span text:style-name="T28"> is_satisfied_by(T item);</text:span></text:p>
      <text:p text:style-name="P23"/>
      <text:p text:style-name="P39"><text:span text:style-name="T28"><text:s text:c="4"/></text:span><text:span text:style-name="T14">public</text:span><text:span text:style-name="T28"> </text:span><text:span text:style-name="T42">ISpecification</text:span><text:span text:style-name="T28">&lt;T&gt; and(</text:span><text:span text:style-name="T42">ISpecification</text:span><text:span text:style-name="T28">&lt;T&gt; the_other_specification)</text:span></text:p>
      <text:p text:style-name="P23"><text:s text:c="4"/>{</text:p>
      <text:p text:style-name="P39"><text:span text:style-name="T28"><text:s text:c="8"/></text:span><text:span text:style-name="T14">return</text:span><text:span text:style-name="T28"> and_specification(</text:span><text:span text:style-name="T14">this</text:span><text:span text:style-name="T28">, the_other_specification);</text:span></text:p>
      <text:p text:style-name="P23"><text:s text:c="4"/>}</text:p>
      <text:p text:style-name="P23"/>
      <text:p text:style-name="P39"><text:span text:style-name="T28"><text:s text:c="4"/></text:span><text:span text:style-name="T14">public</text:span><text:span text:style-name="T28"> </text:span><text:span text:style-name="T42">ISpecification</text:span><text:span text:style-name="T28">&lt;T&gt; or(</text:span><text:span text:style-name="T42">ISpecification</text:span><text:span text:style-name="T28">&lt;T&gt; the_other_specification)</text:span></text:p>
      <text:p text:style-name="P23"><text:s text:c="4"/>{</text:p>
      <text:p text:style-name="P39"><text:span text:style-name="T28"><text:s text:c="8"/></text:span><text:span text:style-name="T14">return</text:span><text:span text:style-name="T28"> or_specification(</text:span><text:span text:style-name="T14">this</text:span><text:span text:style-name="T28">, the_other_specification);</text:span></text:p>
      <text:p text:style-name="P23"><text:s text:c="4"/>}</text:p>
      <text:p text:style-name="P23"/>
      <text:p text:style-name="P39"><text:span text:style-name="T28"><text:s text:c="4"/></text:span><text:span text:style-name="T14">public</text:span><text:span text:style-name="T28"> </text:span><text:span text:style-name="T42">ISpecification</text:span><text:span text:style-name="T28">&lt;T&gt; not()</text:span></text:p>
      <text:p text:style-name="P23"><text:s text:c="4"/>{</text:p>
      <text:p text:style-name="P39"><text:span text:style-name="T28"><text:s text:c="7"/></text:span><text:span text:style-name="T14">return</text:span><text:span text:style-name="T28"> not_specification(</text:span><text:span text:style-name="T14">this</text:span><text:span text:style-name="T28">);</text:span></text:p>
      <text:p text:style-name="P23"><text:s text:c="4"/>}</text:p>
      <text:p text:style-name="P23">}</text:p>
      <text:p text:style-name="P23"/>
      <text:p text:style-name="P39"><text:span text:style-name="T14">public</text:span><text:span text:style-name="T28"> </text:span><text:span text:style-name="T14">class</text:span><text:span text:style-name="T28"> </text:span><text:span text:style-name="T52">NotSpecification</text:span><text:span text:style-name="T28">&lt;T&gt; : </text:span><text:span text:style-name="T52">Specification</text:span><text:span text:style-name="T28">&lt;T&gt; </text:span></text:p>
      <text:p text:style-name="P23">{</text:p>
      <text:p text:style-name="P39"><text:span text:style-name="T28"><text:s text:c="4"/></text:span><text:span text:style-name="T42">ISpecification</text:span><text:span text:style-name="T28">&lt;T&gt; to_negate;</text:span></text:p>
      <text:p text:style-name="P23"/>
      <text:p text:style-name="P39"><text:span text:style-name="T28"><text:s text:c="4"/></text:span><text:span text:style-name="T14">public</text:span><text:span text:style-name="T28"> NotSpecification(</text:span><text:span text:style-name="T52">AndSpecification</text:span><text:span text:style-name="T28">&lt;T&gt; and_specification, </text:span></text:p>
      <text:p text:style-name="P39"><text:span text:style-name="T28"><text:s text:c="28"/></text:span><text:span text:style-name="T52">OrSpecification</text:span><text:span text:style-name="T28">&lt;T&gt; or_specification, </text:span></text:p>
      <text:p text:style-name="P39"><text:span text:style-name="T28"><text:s text:c="28"/></text:span><text:span text:style-name="T52">NotSpecification</text:span><text:span text:style-name="T28">&lt;T&gt; not_specification) : </text:span></text:p>
      <text:p text:style-name="P39"><text:span text:style-name="T28"><text:s text:c="8"/></text:span><text:span text:style-name="T14">base</text:span><text:span text:style-name="T28">(and_specification, or_specification, not_specification) {}</text:span></text:p>
      <text:p text:style-name="P23"><text:s text:c="8"/></text:p>
      <text:p text:style-name="P39"><text:span text:style-name="T28"><text:s text:c="4"/></text:span><text:span text:style-name="T14">public</text:span><text:span text:style-name="T28"> NotSpecification(</text:span><text:span text:style-name="T42">ISpecification</text:span><text:span text:style-name="T28">&lt;T&gt; to_negate)</text:span></text:p>
      <text:p text:style-name="P23"><text:s text:c="4"/>{</text:p>
      <text:p text:style-name="P39"><text:span text:style-name="T28"><text:s text:c="8"/></text:span><text:span text:style-name="T14">this</text:span><text:span text:style-name="T28">.to_negate = to_negate;</text:span></text:p>
      <text:p text:style-name="P23"><text:s text:c="4"/>}</text:p>
      <text:p text:style-name="P23"/>
      <text:p text:style-name="P39"><text:span text:style-name="T28"><text:s text:c="4"/></text:span><text:span text:style-name="T14">public</text:span><text:span text:style-name="T28"> </text:span><text:span text:style-name="T14">override</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text:span><text:span text:style-name="T14">this</text:span><text:span text:style-name="T28">.to_negate.is_satisfied_by(item);</text:span></text:p>
      <text:p text:style-name="P23"><text:s text:c="4"/>}</text:p>
      <text:p text:style-name="P23">}</text:p>
      <text:p text:style-name="P23"/>
      <text:p text:style-name="P39"><text:span text:style-name="T14">public</text:span><text:span text:style-name="T28"> </text:span><text:span text:style-name="T14">class</text:span><text:span text:style-name="T28"> </text:span><text:span text:style-name="T52">OrSpecification</text:span><text:span text:style-name="T28">&lt;T&gt; : </text:span><text:span text:style-name="T52">Specification</text:span><text:span text:style-name="T28">&lt;T&gt;</text:span></text:p>
      <text:p text:style-name="P23"><text:soft-page-break/>{</text:p>
      <text:p text:style-name="P39"><text:span text:style-name="T28"><text:s text:c="4"/></text:span><text:span text:style-name="T42">ISpecification</text:span><text:span text:style-name="T28">&lt;T&gt; left_side;</text:span></text:p>
      <text:p text:style-name="P39"><text:span text:style-name="T28"><text:s text:c="4"/></text:span><text:span text:style-name="T42">ISpecification</text:span><text:span text:style-name="T28">&lt;T&gt; right_side;</text:span></text:p>
      <text:p text:style-name="P23"/>
      <text:p text:style-name="P39"><text:span text:style-name="T28"><text:s text:c="4"/></text:span><text:span text:style-name="T14">public</text:span><text:span text:style-name="T28"> OrSpecification(</text:span><text:span text:style-name="T52">AndSpecification</text:span><text:span text:style-name="T28">&lt;T&gt; and_specification, </text:span></text:p>
      <text:p text:style-name="P39"><text:span text:style-name="T28"><text:s text:c="27"/></text:span><text:span text:style-name="T52">OrSpecification</text:span><text:span text:style-name="T28">&lt;T&gt; or_specification, </text:span></text:p>
      <text:p text:style-name="P39"><text:span text:style-name="T28"><text:s text:c="27"/></text:span><text:span text:style-name="T52">NotSpecification</text:span><text:span text:style-name="T28">&lt;T&gt; not_specification) : </text:span></text:p>
      <text:p text:style-name="P39"><text:span text:style-name="T28"><text:s text:c="8"/></text:span><text:span text:style-name="T14">base</text:span><text:span text:style-name="T28">(and_specification, or_specification, not_specification) {}</text:span></text:p>
      <text:p text:style-name="P23"/>
      <text:p text:style-name="P39"><text:span text:style-name="T28"><text:s text:c="4"/></text:span><text:span text:style-name="T14">public</text:span><text:span text:style-name="T28"> OrSpecification(</text:span><text:span text:style-name="T42">ISpecification</text:span><text:span text:style-name="T28">&lt;T&gt; left_side, </text:span><text:span text:style-name="T42">ISpecification</text:span><text:span text:style-name="T28">&lt;T&gt; right_side)</text:span></text:p>
      <text:p text:style-name="P23"><text:s text:c="4"/>{</text:p>
      <text:p text:style-name="P39"><text:span text:style-name="T28"><text:s text:c="8"/></text:span><text:span text:style-name="T14">this</text:span><text:span text:style-name="T28">.left_side = left_side;</text:span></text:p>
      <text:p text:style-name="P39"><text:span text:style-name="T28"><text:s text:c="8"/></text:span><text:span text:style-name="T14">this</text:span><text:span text:style-name="T28">.right_side = right_side;</text:span></text:p>
      <text:p text:style-name="P23"><text:s text:c="4"/>}</text:p>
      <text:p text:style-name="P23"/>
      <text:p text:style-name="P39"><text:span text:style-name="T28"><text:s text:c="4"/></text:span><text:span text:style-name="T14">public</text:span><text:span text:style-name="T28"> </text:span><text:span text:style-name="T14">override</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text:span><text:span text:style-name="T14">this</text:span><text:span text:style-name="T28">.left_side.is_satisfied_by(item) || </text:span></text:p>
      <text:p text:style-name="P39"><text:span text:style-name="T28"><text:s text:c="15"/></text:span><text:span text:style-name="T14">this</text:span><text:span text:style-name="T28">.right_side.is_satisfied_by(item);</text:span></text:p>
      <text:p text:style-name="P23"><text:s text:c="4"/>}</text:p>
      <text:p text:style-name="P23">}</text:p>
      <text:p text:style-name="P23"/>
      <text:p text:style-name="P39"><text:span text:style-name="T14">public</text:span><text:span text:style-name="T28"> </text:span><text:span text:style-name="T14">class</text:span><text:span text:style-name="T28"> </text:span><text:span text:style-name="T52">AndSpecification</text:span><text:span text:style-name="T28">&lt;T&gt; : </text:span><text:span text:style-name="T52">Specification</text:span><text:span text:style-name="T28">&lt;T&gt;</text:span></text:p>
      <text:p text:style-name="P23">{</text:p>
      <text:p text:style-name="P39"><text:span text:style-name="T28"><text:s text:c="4"/></text:span><text:span text:style-name="T42">ISpecification</text:span><text:span text:style-name="T28">&lt;T&gt; left_side;</text:span></text:p>
      <text:p text:style-name="P39"><text:span text:style-name="T28"><text:s text:c="4"/></text:span><text:span text:style-name="T42">ISpecification</text:span><text:span text:style-name="T28">&lt;T&gt; right_side;</text:span></text:p>
      <text:p text:style-name="P23"/>
      <text:p text:style-name="P39"><text:span text:style-name="T28"><text:s text:c="4"/></text:span><text:span text:style-name="T14">public</text:span><text:span text:style-name="T28"> AndSpecification(</text:span><text:span text:style-name="T52">AndSpecification</text:span><text:span text:style-name="T28">&lt;T&gt; and_specification, </text:span></text:p>
      <text:p text:style-name="P39"><text:span text:style-name="T28"><text:s text:c="28"/></text:span><text:span text:style-name="T52">OrSpecification</text:span><text:span text:style-name="T28">&lt;T&gt; or_specification, </text:span></text:p>
      <text:p text:style-name="P39"><text:span text:style-name="T28"><text:s text:c="28"/></text:span><text:span text:style-name="T52">NotSpecification</text:span><text:span text:style-name="T28">&lt;T&gt; not_specification) : </text:span></text:p>
      <text:p text:style-name="P39"><text:span text:style-name="T28"><text:s text:c="8"/></text:span><text:span text:style-name="T14">base</text:span><text:span text:style-name="T28">(and_specification, or_specification, not_specification) {}</text:span></text:p>
      <text:p text:style-name="P23"><text:s text:c="8"/></text:p>
      <text:p text:style-name="P39"><text:span text:style-name="T28"><text:s text:c="4"/></text:span><text:span text:style-name="T14">public</text:span><text:span text:style-name="T28"> AndSpecification(</text:span><text:span text:style-name="T42">ISpecification</text:span><text:span text:style-name="T28">&lt;T&gt; left_side, </text:span><text:span text:style-name="T42">ISpecification</text:span><text:span text:style-name="T28">&lt;T&gt; right_side)</text:span></text:p>
      <text:p text:style-name="P23"><text:s text:c="4"/>{</text:p>
      <text:p text:style-name="P39"><text:span text:style-name="T28"><text:s text:c="8"/></text:span><text:span text:style-name="T14">this</text:span><text:span text:style-name="T28">.left_side = left_side;</text:span></text:p>
      <text:p text:style-name="P39"><text:span text:style-name="T28"><text:s text:c="8"/></text:span><text:span text:style-name="T14">this</text:span><text:span text:style-name="T28">.right_side = right_side;</text:span></text:p>
      <text:p text:style-name="P23"><text:s text:c="4"/>}</text:p>
      <text:p text:style-name="P23"/>
      <text:p text:style-name="P39"><text:span text:style-name="T28"><text:s text:c="4"/></text:span><text:span text:style-name="T14">public</text:span><text:span text:style-name="T28"> </text:span><text:span text:style-name="T14">override</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text:span><text:span text:style-name="T14">this</text:span><text:span text:style-name="T28">.left_side.is_satisfied_by(item) &amp;&amp; </text:span></text:p>
      <text:p text:style-name="P39"><text:span text:style-name="T28"><text:s text:c="15"/></text:span><text:span text:style-name="T14">this</text:span><text:span text:style-name="T28">.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4"><text:span text:style-name="T24">public</text:span><text:span text:style-name="T37"> </text:span><text:span text:style-name="T49">ISpecification</text:span><text:span text:style-name="T37">&lt;T&gt; and(</text:span><text:span text:style-name="T49">ISpecification</text:span><text:span text:style-name="T37">&lt;T&gt; the_other_specification)</text:span></text:p>
      <text:p text:style-name="P34">{</text:p>
      <text:p text:style-name="P56"><text:span text:style-name="T37"><text:s text:c="4"/></text:span><text:span text:style-name="T24">return</text:span><text:span text:style-name="T37"> and_specification(</text:span><text:span text:style-name="T24">this</text:span><text:span text:style-name="T37">, the_other_specification);</text:span></text:p>
      <text:p text:style-name="P34">}</text:p>
      <text:p text:style-name="P34"/>
      <text:p text:style-name="P56"><text:span text:style-name="T24">public</text:span><text:span text:style-name="T37"> </text:span><text:span text:style-name="T49">ISpecification</text:span><text:span text:style-name="T37">&lt;T&gt; or(</text:span><text:span text:style-name="T49">ISpecification</text:span><text:span text:style-name="T37">&lt;T&gt; the_other_specification)</text:span></text:p>
      <text:p text:style-name="P34">{</text:p>
      <text:p text:style-name="P56"><text:span text:style-name="T37"><text:s text:c="4"/></text:span><text:span text:style-name="T24">return</text:span><text:span text:style-name="T37"> or_specification(</text:span><text:span text:style-name="T24">this</text:span><text:span text:style-name="T37">, the_other_specification);</text:span></text:p>
      <text:p text:style-name="P34">}</text:p>
      <text:p text:style-name="P34"/>
      <text:p text:style-name="P56"><text:span text:style-name="T24">public</text:span><text:span text:style-name="T37"> </text:span><text:span text:style-name="T49">ISpecification</text:span><text:span text:style-name="T37">&lt;T&gt; not()</text:span></text:p>
      <text:p text:style-name="P34">{</text:p>
      <text:p text:style-name="P56"><text:span text:style-name="T37"><text:s text:c="4"/></text:span><text:span text:style-name="T24">return</text:span><text:span text:style-name="T37"> not_specification(</text:span><text:span text:style-name="T24">this</text:span><text:span text:style-name="T37">);</text:span></text:p>
      <text:p text:style-name="P34"><text:soft-page-break/>}</text:p>
      <text:p text:style-name="P5"/>
      <text:p text:style-name="P5">los tres <text:span text:style-name="T64">return</text:span> serian erroneos ya que no devuelve el tipo esperado.</text:p>
      <text:p text:style-name="P5"/>
      <text:p text:style-name="P5">Segundo:</text:p>
      <text:p text:style-name="P5"/>
      <text:p text:style-name="P54"><text:span text:style-name="T24">public</text:span><text:span text:style-name="T37"> NotSpecification(</text:span><text:span text:style-name="T49">ISpecification</text:span><text:span text:style-name="T37">&lt;T&gt; to_negate)</text:span></text:p>
      <text:p text:style-name="P34">{</text:p>
      <text:p text:style-name="P56"><text:span text:style-name="T37"><text:s text:c="4"/></text:span><text:span text:style-name="T24">this</text:span><text:span text:style-name="T37">.to_negate = to_negate;</text:span></text:p>
      <text:p text:style-name="P34">}</text:p>
      <text:p text:style-name="P54"/>
      <text:p text:style-name="P54"><text:span text:style-name="T24">public</text:span><text:span text:style-name="T37"> OrSpecification(</text:span><text:span text:style-name="T49">ISpecification</text:span><text:span text:style-name="T37">&lt;T&gt; left_side, </text:span><text:span text:style-name="T49">ISpecification</text:span><text:span text:style-name="T37">&lt;T&gt; right_side)</text:span></text:p>
      <text:p text:style-name="P34">{</text:p>
      <text:p text:style-name="P56"><text:span text:style-name="T37"><text:s text:c="4"/></text:span><text:span text:style-name="T24">this</text:span><text:span text:style-name="T37">.left_side = left_side;</text:span></text:p>
      <text:p text:style-name="P56"><text:span text:style-name="T37"><text:s text:c="4"/></text:span><text:span text:style-name="T24">this</text:span><text:span text:style-name="T37">.right_side = right_side;</text:span></text:p>
      <text:p text:style-name="P34">}</text:p>
      <text:p text:style-name="P54"/>
      <text:p text:style-name="P54"><text:span text:style-name="T24">public</text:span><text:span text:style-name="T37"> AndSpecification(</text:span><text:span text:style-name="T49">ISpecification</text:span><text:span text:style-name="T37">&lt;T&gt; left_side, </text:span><text:span text:style-name="T49">ISpecification</text:span><text:span text:style-name="T37">&lt;T&gt; right_side)</text:span></text:p>
      <text:p text:style-name="P34">{</text:p>
      <text:p text:style-name="P56"><text:span text:style-name="T37"><text:s text:c="4"/></text:span><text:span text:style-name="T24">this</text:span><text:span text:style-name="T37">.left_side = left_side;</text:span></text:p>
      <text:p text:style-name="P56"><text:span text:style-name="T37"><text:s text:c="4"/></text:span><text:span text:style-name="T24">this</text:span><text:span text:style-name="T37">.right_side = right_side;</text:span></text:p>
      <text:p text:style-name="P34">}</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10">Recapitulando</text:span>:</text:p>
      <text:p text:style-name="P5"/>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10">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74">abstracta </text:span><text:span text:style-name="T65">Specification&lt;T&gt;</text:span><text:span text:style-name="T74">.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4">public</text:span><text:span text:style-name="T28"> </text:span><text:span text:style-name="T14">interface</text:span><text:span text:style-name="T28"> </text:span><text:span text:style-name="T42">ISpecification</text:span><text:span text:style-name="T28">&lt;T&gt;</text:span></text:p>
      <text:p text:style-name="P23">{</text:p>
      <text:p text:style-name="P39"><text:span text:style-name="T28"><text:s text:c="4"/></text:span><text:span text:style-name="T14">bool</text:span><text:span text:style-name="T28"> is_satisfied_by(T item);</text:span></text:p>
      <text:p text:style-name="P23">}</text:p>
      <text:p text:style-name="P5"><text:soft-page-break/></text:p>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4">public</text:span><text:span text:style-name="T28"> </text:span><text:span text:style-name="T14">class</text:span><text:span text:style-name="T28"> </text:span><text:span text:style-name="T52">AndSpecification</text:span><text:span text:style-name="T28">&lt;T&gt; : </text:span><text:span text:style-name="T42">ISpecification</text:span><text:span text:style-name="T28">&lt;T&gt; </text:span></text:p>
      <text:p text:style-name="P23">{</text:p>
      <text:p text:style-name="P39"><text:span text:style-name="T28"><text:s text:c="4"/></text:span><text:span text:style-name="T14">public</text:span><text:span text:style-name="T28"> </text:span><text:span text:style-name="T14">bool</text:span><text:span text:style-name="T28"> is_satisfied_by(T item)</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4">public</text:span><text:span text:style-name="T28"> AndSpecification(</text:span><text:span text:style-name="T42">ISpecification</text:span><text:span text:style-name="T28">&lt;T&gt; left_side, </text:span><text:span text:style-name="T42">ISpecification</text:span><text:span text:style-name="T28">&lt;T&gt; right_side)</text:span></text:p>
      <text:p text:style-name="P5"/>
      <text:p text:style-name="P5">de forma que pueda realizar su trabajo con un simple:</text:p>
      <text:p text:style-name="P5"/>
      <text:p text:style-name="P15"><text:span text:style-name="T14">return</text:span><text:span text:style-name="T28"> left_side.is_satisfied_by(item) &amp;&amp; right_side.is_satisfied_by(item);</text:span></text:p>
      <text:p text:style-name="P5"/>
      <text:p text:style-name="P5">El codigo completo seria:</text:p>
      <text:p text:style-name="P5"/>
      <text:p text:style-name="P15"><text:span text:style-name="T14">public</text:span><text:span text:style-name="T28"> </text:span><text:span text:style-name="T14">class</text:span><text:span text:style-name="T28"> </text:span><text:span text:style-name="T52">AndSpecification</text:span><text:span text:style-name="T28">&lt;T&gt; : </text:span><text:span text:style-name="T42">ISpecification</text:span><text:span text:style-name="T28">&lt;T&gt; </text:span></text:p>
      <text:p text:style-name="P23">{</text:p>
      <text:p text:style-name="P39"><text:span text:style-name="T28"><text:s text:c="4"/></text:span><text:span text:style-name="T42">ISpecification</text:span><text:span text:style-name="T28">&lt;T&gt; left_side;</text:span></text:p>
      <text:p text:style-name="P39"><text:span text:style-name="T28"><text:s text:c="4"/></text:span><text:span text:style-name="T42">ISpecification</text:span><text:span text:style-name="T28">&lt;T&gt; right_side;</text:span></text:p>
      <text:p text:style-name="P23"/>
      <text:p text:style-name="P39"><text:span text:style-name="T28"><text:s text:c="4"/></text:span><text:span text:style-name="T14">public</text:span><text:span text:style-name="T28"> AndSpecification(</text:span><text:span text:style-name="T42">ISpecification</text:span><text:span text:style-name="T28">&lt;T&gt; left_side, </text:span><text:span text:style-name="T42">ISpecification</text:span><text:span text:style-name="T28">&lt;T&gt; right_side)</text:span></text:p>
      <text:p text:style-name="P23"><text:s text:c="4"/>{</text:p>
      <text:p text:style-name="P39"><text:span text:style-name="T28"><text:s text:c="8"/></text:span><text:span text:style-name="T14">this</text:span><text:span text:style-name="T28">.left_side = left_side;</text:span></text:p>
      <text:p text:style-name="P39"><text:span text:style-name="T28"><text:s text:c="8"/></text:span><text:span text:style-name="T14">this</text:span><text:span text:style-name="T28">.right_side = right_side;</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10">OrSpecification&lt;T&gt; via BDD</text:span>:</text:p>
      <text:p text:style-name="P5"/>
      <text:p text:style-name="P5">Nuestra BDD_Spec para la clase OrSpecification&lt;T&gt; ser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left side condition satisfies the or operator <text:soft-page-break/>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3">»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4">When asked if an item that meets both conditions satisfies the or operator specification</text:p>
      <text:p text:style-name="P5"/>
      <text:p text:style-name="P5">corresponderia al "happy day scenario" (usando una expresion de Jean Paul Boodhoo).</text:p>
      <text:p text:style-name="P5"/>
      <text:p text:style-name="P5">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4">Implementando el primer Scenario ("Happy Day Scenario")</text:span><text:span text:style-name="T3">:</text:span></text:p>
      <text:p text:style-name="P5"/>
      <text:p text:style-name="P5">Mantengamos lo siguiente como referencia:</text:p>
      <text:p text:style-name="P5"/>
      <text:p text:style-name="P42">When asked if an item that meets both conditions satisfies the or operator specification</text:p>
      <text:p text:style-name="P43">» It should confirm that the or operator specification was satisfied</text:p>
      <text:p text:style-name="P43">» It should evaluate the left side condition</text:p>
      <text:p text:style-name="P45">» It should not evaluate the right side condition</text:p>
      <text:p text:style-name="P5"/>
      <text:p text:style-name="P5">La Specification y sus Asertions usando Machine.Specifications.DevelopWithPassion serian:</text:p>
      <text:p text:style-name="P5"/>
      <text:p text:style-name="P35"><text:span text:style-name="T13">public</text:span><text:span text:style-name="T75"> </text:span><text:span text:style-name="T13">class</text:span><text:span text:style-name="T75"> </text:span><text:span text:style-name="T51">concern_for_the_or_specification</text:span><text:span text:style-name="T75"> : </text:span></text:p>
      <text:p text:style-name="P35"><text:span text:style-name="T51"><text:s text:c="3"/>Observes</text:span><text:span text:style-name="T75">&lt;</text:span><text:span text:style-name="T41">ISpecification</text:span><text:span text:style-name="T75">&lt;</text:span><text:span text:style-name="T41">IWhateverType</text:span><text:span text:style-name="T75">&gt;, </text:span><text:span text:style-name="T51">OrSpecification</text:span><text:span text:style-name="T75">&lt;</text:span><text:span text:style-name="T41">IWhateverType</text:span><text:span text:style-name="T75">&gt;&gt; {}</text:span></text:p>
      <text:p text:style-name="P23"/>
      <text:p text:style-name="P39"><text:span text:style-name="T14">public</text:span><text:span text:style-name="T28"> </text:span><text:span text:style-name="T14">class</text:span><text:span text:style-name="T28"> </text:span><text:span text:style-name="T52">when_asked_if_an_item_that_meets_both_conditions_satisfies_the_or_operator_specification</text:span><text:span text:style-name="T28"> : </text:span><text:span text:style-name="T52">concern_for_the_or_specification</text:span></text:p>
      <text:p text:style-name="P23">{</text:p>
      <text:p text:style-name="P39"><text:span text:style-name="T28"><text:s text:c="4"/></text:span><text:span text:style-name="T42">It</text:span><text:span text:style-name="T28"> should_confirm_that_the_or_operator_specification_was_satisfied = () =&gt; </text:span></text:p>
      <text:p text:style-name="P23"><text:s text:c="7"/>result.ShouldBeTrue();</text:p>
      <text:p text:style-name="P23"/>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8"><text:s text:c="4"/></text:span><text:span text:style-name="T42">It</text:span><text:span text:style-name="T28"> should_not_evaluate_the_right_side_condition = () =&gt;</text:span></text:p>
      <text:p text:style-name="P23"><text:s text:c="7"/>right_side_specification</text:p>
      <text:p text:style-name="P23"><text:s text:c="10"/>.never_received(x =&gt; x.is_satisfied_by(the_item_that_meets_both_conditions));</text:p>
      <text:p text:style-name="P23"><text:soft-page-break/>}</text:p>
      <text:p text:style-name="P5"/>
      <text:p text:style-name="P5">Analicemos por un instante las Asertions de los Bloque IT por separado, para evitar perdernos en el monton de codigo:</text:p>
      <text:p text:style-name="P5"/>
      <text:p text:style-name="P12"><text:span text:style-name="T4">It should confirm that the or operator specification was satisfied</text:span><text:span text:style-name="T3">:</text:span></text:p>
      <text:p text:style-name="P5"/>
      <text:p text:style-name="P39"><text:span text:style-name="T42">It</text:span><text:span text:style-name="T28">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4">It should evaluate the left side condition</text:span><text:span text:style-name="T2">:</text:span></text:p>
      <text:p text:style-name="P2"/>
      <text:p text:style-name="P39"><text:span text:style-name="T42">It</text:span><text:span text:style-name="T28">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4">It should not evaluate the right side condition</text:span><text:span text:style-name="T2">:</text:span></text:p>
      <text:p text:style-name="P2"/>
      <text:p text:style-name="P39"><text:span text:style-name="T42">It</text:span><text:span text:style-name="T28"> should_not_evaluate_the_right_side_condition = () =&gt;</text:span></text:p>
      <text:p text:style-name="P23"><text:s text:c="3"/>right_side_specification</text:p>
      <text:p text:style-name="P23"><text:s text:c="6"/>.never_received(x =&gt; x.is_satisfied_by(the_item_that_meets_both_conditions));</text:p>
      <text:p text:style-name="P7"/>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69">El bloque BECAUSE del primer Scenario</text:span><text:span text:style-name="T68">:</text:span></text:p>
      <text:p text:style-name="P5"/>
      <text:p text:style-name="P5">Recordemos que en este bloque es en el que vamos a detallar la razon por la cual se produce el comportamiento testado, es decir, es donde invocamos el System Under Test (sut):</text:p>
      <text:p text:style-name="P5"/>
      <text:p text:style-name="P39"><text:span text:style-name="T43">Because</text:span><text:span text:style-name="T30">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69">El bloque ESTABLISH del primer Scenario</text:span><text:span text:style-name="T68">:</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8">// Version 1 – Errores Inconsistentes</text:p>
      <text:p text:style-name="P58"/>
      <text:p text:style-name="P39"><text:span text:style-name="T42">Establish</text:span><text:span text:style-name="T28"> context = () =&gt;</text:span></text:p>
      <text:p text:style-name="P23">{</text:p>
      <text:p text:style-name="P39"><text:span text:style-name="T28"><text:s text:c="4"/>left_side_specification = the_dependency&lt;</text:span><text:span text:style-name="T42">ISpecification</text:span><text:span text:style-name="T28">&lt;</text:span><text:span text:style-name="T42">IWhateverType</text:span><text:span text:style-name="T28">&gt;&gt;();</text:span></text:p>
      <text:p text:style-name="P39"><text:span text:style-name="T28"><text:s text:c="4"/>right_side_specification = the_dependency&lt;</text:span><text:span text:style-name="T42">ISpecification</text:span><text:span text:style-name="T28">&lt;</text:span><text:span text:style-name="T42">IWhateverType</text:span><text:span text:style-name="T28">&gt;&gt;();</text:span></text:p>
      <text:p text:style-name="P39"><text:span text:style-name="T28"><text:s text:c="4"/>the_item_that_meets_both_conditions = an&lt;</text:span><text:span text:style-name="T42">IWhateverType</text:span><text:span text:style-name="T28">&gt;();</text:span></text:p>
      <text:p text:style-name="P23"/>
      <text:p text:style-name="P23"><text:soft-page-break/><text:s text:c="4"/>left_side_specification</text:p>
      <text:p text:style-name="P23"><text:s text:c="8"/>.Stub(x =&gt; x.is_satisfied_by(the_item_that_meets_both_conditions))</text:p>
      <text:p text:style-name="P39"><text:span text:style-name="T28"><text:s text:c="8"/>.Return(</text:span><text:span text:style-name="T14">true</text:span><text:span text:style-name="T28">);</text:span></text:p>
      <text:p text:style-name="P23"><text:s text:c="4"/>right_side_specification</text:p>
      <text:p text:style-name="P23"><text:s text:c="8"/>.Stub(x =&gt; x.is_satisfied_by(the_item_that_meets_both_conditions))</text:p>
      <text:p text:style-name="P39"><text:span text:style-name="T28"><text:s text:c="8"/>.Return(</text:span><text:span text:style-name="T14">true</text:span><text:span text:style-name="T28">);</text:span></text:p>
      <text:p text:style-name="P26">};</text:p>
      <text:p text:style-name="P26"/>
      <text:p text:style-name="P59"/>
      <text:p text:style-name="P59">// Version 2 - Correcta</text:p>
      <text:p text:style-name="P59"/>
      <text:p text:style-name="P26"><text:span text:style-name="T40">Establish</text:span> context = () =&gt;</text:p>
      <text:p text:style-name="P23">{</text:p>
      <text:p text:style-name="P39"><text:span text:style-name="T28"><text:s text:c="4"/>left_side_specification = an&lt;</text:span><text:span text:style-name="T42">ISpecification</text:span><text:span text:style-name="T28">&lt;</text:span><text:span text:style-name="T42">IWhateverType</text:span><text:span text:style-name="T28">&gt;&gt;();</text:span></text:p>
      <text:p text:style-name="P39"><text:span text:style-name="T28"><text:s text:c="4"/>right_side_specification = an&lt;</text:span><text:span text:style-name="T42">ISpecification</text:span><text:span text:style-name="T28">&lt;</text:span><text:span text:style-name="T42">IWhateverType</text:span><text:span text:style-name="T28">&gt;&gt;();</text:span></text:p>
      <text:p text:style-name="P39"><text:span text:style-name="T28"><text:s text:c="4"/>the_item_that_meets_both_conditions = an&lt;</text:span><text:span text:style-name="T42">IWhateverType</text:span><text:span text:style-name="T28">&gt;();</text:span></text:p>
      <text:p text:style-name="P23"/>
      <text:p text:style-name="P23"><text:s text:c="4"/>left_side_specification</text:p>
      <text:p text:style-name="P23"><text:s text:c="7"/>.Stub(x =&gt; x.is_satisfied_by(the_item_that_meets_both_conditions))</text:p>
      <text:p text:style-name="P39"><text:span text:style-name="T28"><text:s text:c="7"/>.Return(</text:span><text:span text:style-name="T14">false</text:span><text:span text:style-name="T28">);</text:span></text:p>
      <text:p text:style-name="P23"><text:s text:c="4"/>right_side_specification</text:p>
      <text:p text:style-name="P23"><text:s text:c="7"/>.Stub(x =&gt; x.is_satisfied_by(the_item_that_meets_both_conditions))</text:p>
      <text:p text:style-name="P39"><text:span text:style-name="T28"><text:s text:c="7"/>.Return(</text:span><text:span text:style-name="T14">true</text:span><text:span text:style-name="T28">);</text:span></text:p>
      <text:p text:style-name="P23"/>
      <text:p text:style-name="P39"><text:span text:style-name="T28"><text:s text:c="4"/>create_sut_using(() =&gt; </text:span><text:span text:style-name="T14">new</text:span><text:span text:style-name="T28"> </text:span><text:span text:style-name="T52">OrSpecification</text:span><text:span text:style-name="T28">&lt;</text:span><text:span text:style-name="T42">IWhateverType</text:span><text:span text:style-name="T28">&gt;(left_side_specification, </text:span></text:p>
      <text:p text:style-name="P23"><text:s text:c="62"/>right_side_specification)</text:p>
      <text:p text:style-name="P23"><text:s text:c="20"/>);</text:p>
      <text:p text:style-name="P23">};</text:p>
      <text:p text:style-name="P5"/>
      <text:p text:style-name="P5">Vamos primero con la version 1.</text:p>
      <text:p text:style-name="P5"/>
      <text:p text:style-name="P5">Vemos que esta dividido en dos bloques:</text:p>
      <text:p text:style-name="P5"/>
      <text:list xml:id="list36701850" text:style-name="L4">
        <text:list-item>
          <text:p text:style-name="P64">En el primer bloque simplemente creamos todos los objetos que necesitamos a traves de las factorias que nos provee machine.specifications.developwithpassion:</text:p>
          <text:list>
            <text:list-item>
              <text:p text:style-name="P64">the_dependency&lt;T&gt;(), crea un mock del tipo especificado por T y ademas lo inyecta al constructor cuando se crea el System Under Test (sut).</text:p>
            </text:list-item>
            <text:list-item>
              <text:p text:style-name="P64">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36678780" text:style-name="L5">
        <text:list-item>
          <text:p text:style-name="P65">En el segundo bloque establecemos el comportamiento esperado de los dos mocks creados anteriormente (left_side_specification y right_side_specification), obligandolos a que:</text:p>
          <text:list>
            <text:list-item>
              <text:p text:style-name="P65">cuando reciban una llamada al metodo is_satisfied_by() con el argumento the_item_that_meets_both_conditions,</text:p>
            </text:list-item>
            <text:list-item>
              <text:p text:style-name="P65">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4">public</text:span><text:span text:style-name="T28"> OrSpecification(</text:span><text:span text:style-name="T42">ISpecification</text:span><text:span text:style-name="T28">&lt;T&gt; left_side_specification, </text:span></text:p>
      <text:p text:style-name="P15"><text:span text:style-name="T28"><text:s text:c="23"/></text:span><text:span text:style-name="T42">ISpecification</text:span><text:span text:style-name="T28">&lt;T&gt; right_side_specification)</text:span></text:p>
      <text:p text:style-name="P5"><text:s/></text:p>
      <text:p text:style-name="P5">La razon por la cual esto es un problema, parece venir derivada de la implementacion interna de the_dependency&lt;T&gt;() que funciona tal cual se espera mientras no haya dos o mas <text:soft-page-break/>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8517233" text:continue-list="list36701850" text:style-name="L4">
        <text:list-item>
          <text:p text:style-name="P64">En el primer bloque simplemente creamos todos los objetos que necesitamos a traves de las factorias que nos provee machine.specifications.developwithpassion:</text:p>
          <text:list>
            <text:list-item>
              <text:p text:style-name="P64">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36704984" text:style-name="L6">
        <text:list-item>
          <text:p text:style-name="P66">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6">cuando reciban una llamada al metodo is_satisfied_by() con el argumento the_item_that_meets_both_conditions,</text:p>
            </text:list-item>
            <text:list-item>
              <text:p text:style-name="P66">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36699948" text:style-name="L7">
        <text:list-item>
          <text:p text:style-name="P67">En la version 1:</text:p>
          <text:list>
            <text:list-item>
              <text:p text:style-name="P67">Dos llamadas a the_dependency&lt;T&gt;() y</text:p>
            </text:list-item>
            <text:list-item>
              <text:p text:style-name="P67">Una llamada a an&lt;T&gt;()</text:p>
              <text:p text:style-name="P67"/>
            </text:list-item>
          </text:list>
        </text:list-item>
        <text:list-item>
          <text:p text:style-name="P67">En la version 2:</text:p>
          <text:list>
            <text:list-item>
              <text:p text:style-name="P67">Tres llamadas a an&lt;T&gt;()</text:p>
            </text:list-item>
          </text:list>
        </text:list-item>
      </text:list>
      <text:p text:style-name="P5"/>
      <text:p text:style-name="P5">Vamos por lo tanto con el tercer bloque:</text:p>
      <text:p text:style-name="P5"/>
      <text:list xml:id="list36677035" text:style-name="L8">
        <text:list-item>
          <text:p text:style-name="P68">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9"><text:soft-page-break/><text:span text:style-name="T28">create_sut_using(() =&gt; </text:span><text:span text:style-name="T14">new</text:span><text:span text:style-name="T28"> </text:span><text:span text:style-name="T52">OrSpecification</text:span><text:span text:style-name="T28">&lt;</text:span><text:span text:style-name="T42">IWhateverType</text:span><text:span text:style-name="T28">&gt;(left_side_specification, </text:span></text:p>
      <text:p text:style-name="P39"><text:span text:style-name="T28"><text:s text:c="58"/>right_side_specification)</text:span><text:span text:style-name="T30">);</text:span></text:p>
      <text:p text:style-name="P5"/>
      <text:p text:style-name="P12"><text:span text:style-name="T4">La implementacion completa del primer Scenario ("Happy Day Scenario")</text:span><text:span text:style-name="T3">: </text:span></text:p>
      <text:p text:style-name="P5"/>
      <text:p text:style-name="P5">Esta seria la BDD_Spec completa con todos los elementos que entran en juego:</text:p>
      <text:p text:style-name="P5"/>
      <text:p text:style-name="P22"><text:span text:style-name="T12">public</text:span> <text:span text:style-name="T12">class</text:span> <text:span text:style-name="T50">concern_for_the_or_specification</text:span> : </text:p>
      <text:p text:style-name="P22"><text:span text:style-name="T50"><text:s text:c="3"/>Observes</text:span>&lt;<text:span text:style-name="T40">ISpecification</text:span>&lt;<text:span text:style-name="T40">IWhateverType</text:span>&gt;, <text:span text:style-name="T50">OrSpecification</text:span>&lt;<text:span text:style-name="T40">IWhateverType</text:span>&gt;&gt; {}</text:p>
      <text:p text:style-name="P23"/>
      <text:p text:style-name="P39"><text:span text:style-name="T14">public</text:span><text:span text:style-name="T28"> </text:span><text:span text:style-name="T14">class</text:span><text:span text:style-name="T28"> </text:span><text:span text:style-name="T52">when_asked_if_an_item_that_meets_both_conditions_satisfies_the_or_operator_specification</text:span><text:span text:style-name="T28"> : </text:span><text:span text:style-name="T52">concern_for_the_or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both_conditions = an&lt;</text:span><text:span text:style-name="T42">IWhateverType</text:span><text:span text:style-name="T28">&gt;();</text:span></text:p>
      <text:p text:style-name="P23"/>
      <text:p text:style-name="P23"><text:s text:c="8"/>left_side_specification</text:p>
      <text:p text:style-name="P23"><text:s text:c="11"/>.Stub(x =&gt; x.is_satisfied_by(the_item_that_meets_both_conditions))</text:p>
      <text:p text:style-name="P39"><text:span text:style-name="T28"><text:s text:c="11"/>.Return(</text:span><text:span text:style-name="T14">true</text:span><text:span text:style-name="T28">);</text:span></text:p>
      <text:p text:style-name="P23"><text:s text:c="8"/>right_side_specification</text:p>
      <text:p text:style-name="P23"><text:s text:c="11"/>.Stub(x =&gt; x.is_satisfied_by(the_item_that_meets_both_conditions))</text:p>
      <text:p text:style-name="P39"><text:span text:style-name="T28"><text:s text:c="11"/>.Return(</text:span><text:span text:style-name="T14">true</text:span><text:span text:style-name="T28">);</text:span></text:p>
      <text:p text:style-name="P23"/>
      <text:p text:style-name="P39"><text:span text:style-name="T28"><text:s text:c="8"/>create_sut_using(() =&gt; </text:span><text:span text:style-name="T14">new</text:span><text:span text:style-name="T28"> </text:span><text:span text:style-name="T52">OrSpecification</text:span><text:span text:style-name="T28">&lt;</text:span><text:span text:style-name="T42">IWhateverType</text:span><text:span text:style-name="T28">&gt;(</text:span></text:p>
      <text:p text:style-name="P23"><text:tab/><text:tab/><text:tab/><text:tab/><text:tab/><text:tab/><text:tab/><text:tab/>left_side_specification, </text:p>
      <text:p text:style-name="P23"><text:tab/><text:tab/><text:tab/><text:tab/><text:tab/><text:tab/><text:tab/><text:tab/>right_side_specification));</text:p>
      <text:p text:style-name="P23"><text:s text:c="4"/>};</text:p>
      <text:p text:style-name="P23"/>
      <text:p text:style-name="P39"><text:span text:style-name="T28"><text:s text:c="4"/></text:span><text:span text:style-name="T42">Because</text:span><text:span text:style-name="T28"> of = () =&gt; </text:span></text:p>
      <text:p text:style-name="P23"><text:s text:c="7"/>result = sut.is_satisfied_by(the_item_that_meets_both_conditions);</text:p>
      <text:p text:style-name="P23"/>
      <text:p text:style-name="P39"><text:span text:style-name="T28"><text:s text:c="4"/></text:span><text:span text:style-name="T42">It</text:span><text:span text:style-name="T28"> should_confirm_that_the_or_operator_specification_was_satisfied = () =&gt; result.ShouldBeTrue();</text:span></text:p>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x =&gt; x.is_satisfied_by(the_item_that_meets_both_conditions));</text:p>
      <text:p text:style-name="P39"><text:span text:style-name="T28"><text:s text:c="4"/></text:span><text:span text:style-name="T42">It</text:span><text:span text:style-name="T28">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4">namespace</text:span><text:span text:style-name="T28"> dddsample.specs.domain.shared</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WhateverType</text:span><text:span text:style-name="T28"> { }</text:span></text:p>
      <text:p text:style-name="P23">}</text:p>
      <text:p text:style-name="P5"/>
      <text:p text:style-name="P5"/>
      <text:p text:style-name="P5">TODO: Volver a contar por algun lado que hace Observe&lt;,&gt;</text:p>
      <text:p text:style-name="P5"/>
      <text:p text:style-name="P5"><text:span text:style-name="T10">Escribiendo el Codigo que nos permite satisfacer las condiciones del Primer Scenario</text:span>:</text:p>
      <text:p text:style-name="P5"><text:soft-page-break/></text:p>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9"><text:span text:style-name="T42">It</text:span><text:span text:style-name="T28"> should_evaluate_the_left_side_condition</text:span></text:p>
      <text:p text:style-name="P39"><text:span text:style-name="T43">It</text:span><text:span text:style-name="T30"> should_not_evaluate_the_right_side_condition</text:span></text:p>
      <text:p text:style-name="P5"/>
      <text:p text:style-name="P5">vemos que necesitamos que necesitamos:</text:p>
      <text:p text:style-name="P5"/>
      <text:p text:style-name="P35">left_side_specification.is_satisfied_by(item);</text:p>
      <text:p text:style-name="P5"/>
      <text:p text:style-name="P5">pero no:</text:p>
      <text:p text:style-name="P5"/>
      <text:p text:style-name="P36">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4">public</text:span><text:span text:style-name="T28"> OrSpecification(</text:span><text:span text:style-name="T42">ISpecification</text:span><text:span text:style-name="T28">&lt;T&gt; left_side_specification, </text:span></text:p>
      <text:p text:style-name="P15"><text:span text:style-name="T28"><text:s text:c="23"/></text:span><text:span text:style-name="T42">ISpecification</text:span><text:span text:style-name="T28">&lt;T&gt; right_side_specification)</text:span></text:p>
      <text:p text:style-name="P5"/>
      <text:p text:style-name="P5">Es decir, con este codigo que se muestra a continuacion conseguiriamos que los dos bloques IT compilasen y ademas cumpliesen los requisitos:</text:p>
      <text:p text:style-name="P5"/>
      <text:p text:style-name="P15"><text:span text:style-name="T14">public</text:span><text:span text:style-name="T28"> </text:span><text:span text:style-name="T14">class</text:span><text:span text:style-name="T28"> </text:span><text:span text:style-name="T52">OrSpecification</text:span><text:span text:style-name="T28">&lt;T&gt; : </text:span><text:span text:style-name="T42">ISpecification</text:span><text:span text:style-name="T28">&lt;T&gt;</text:span></text:p>
      <text:p text:style-name="P23">{</text:p>
      <text:p text:style-name="P39"><text:span text:style-name="T28"><text:s text:c="4"/></text:span><text:span text:style-name="T42">ISpecification</text:span><text:span text:style-name="T28">&lt;T&gt; left_side_specification;</text:span></text:p>
      <text:p text:style-name="P39"><text:span text:style-name="T28"><text:s text:c="4"/></text:span><text:span text:style-name="T42">ISpecification</text:span><text:span text:style-name="T28">&lt;T&gt; right_side_specification;</text:span></text:p>
      <text:p text:style-name="P23"/>
      <text:p text:style-name="P39"><text:span text:style-name="T28"><text:s text:c="4"/></text:span><text:span text:style-name="T14">public</text:span><text:span text:style-name="T28"> OrSpecification(</text:span><text:span text:style-name="T42">ISpecification</text:span><text:span text:style-name="T28">&lt;T&gt; left_side_specification, </text:span></text:p>
      <text:p text:style-name="P39"><text:span text:style-name="T28"><text:s text:c="27"/></text:span><text:span text:style-name="T42">ISpecification</text:span><text:span text:style-name="T28">&lt;T&gt; right_side_specification)</text:span></text:p>
      <text:p text:style-name="P23"><text:s text:c="4"/>{</text:p>
      <text:p text:style-name="P39"><text:span text:style-name="T28"><text:s text:c="8"/></text:span><text:span text:style-name="T14">this</text:span><text:span text:style-name="T28">.left_side_specification = left_side_specification;</text:span></text:p>
      <text:p text:style-name="P39"><text:span text:style-name="T28"><text:s text:c="8"/></text:span><text:span text:style-name="T14">this</text:span><text:span text:style-name="T28">.right_side_specification = right_side_specificatio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is_satisfied_by(T item)</text:span></text:p>
      <text:p text:style-name="P23"><text:s text:c="4"/>{</text:p>
      <text:p text:style-name="P23"><text:s text:c="8"/><text:span text:style-name="T12">this</text:span>.left_side_specification.is_satisfied_by(item); <text:s text:c="7"/></text:p>
      <text:p text:style-name="P39"><text:span text:style-name="T28"><text:s text:c="8"/></text:span><text:span text:style-name="T14">return</text:span><text:span text:style-name="T28"> </text:span><text:span text:style-name="T14">false</text:span><text:span text:style-name="T28">;</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42">It</text:span><text:span text:style-name="T28"> should_confirm_that_the_or_operator_specification_was_satisfied</text:span></text:p>
      <text:p text:style-name="P5"><text:soft-page-break/></text:p>
      <text:p text:style-name="P5">Pero tiene facil arreglo, basta con devolver true, en vez de false:</text:p>
      <text:p text:style-name="P5"/>
      <text:p text:style-name="P39"><text:span text:style-name="T14">public</text:span><text:span text:style-name="T28"> </text:span><text:span text:style-name="T14">bool</text:span><text:span text:style-name="T28"> is_satisfied_by(T item)</text:span></text:p>
      <text:p text:style-name="P23">{</text:p>
      <text:p text:style-name="P39"><text:span text:style-name="T28"><text:s text:c="4"/></text:span><text:span text:style-name="T14">this</text:span><text:span text:style-name="T28">.left_side_specification.is_satisfied_by(item); <text:s text:c="7"/></text:span></text:p>
      <text:p text:style-name="P39"><text:span text:style-name="T28"><text:s text:c="4"/></text:span><text:span text:style-name="T14">return</text:span><text:span text:style-name="T28"> </text:span><text:span text:style-name="T14">true</text:span><text:span text:style-name="T28">;</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2">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4">return</text:span><text:span text:style-name="T28"> </text:span><text:span text:style-name="T14">true</text:span><text:span text:style-name="T28">;</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Que es lo que ocurre entonces?</text:p>
      <text:p text:style-name="P5"/>
      <text:p text:style-name="P5">Pues que necesitamos programar las otras BDD_Specs que quedan:</text:p>
      <text:p text:style-name="P5"/>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5">»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4">public</text:span><text:span text:style-name="T28"> </text:span><text:span text:style-name="T14">bool</text:span><text:span text:style-name="T28"> is_satisfied_by(T item)</text:span></text:p>
      <text:p text:style-name="P23">{</text:p>
      <text:p text:style-name="P39"><text:span text:style-name="T28"><text:s text:c="4"/></text:span><text:span text:style-name="T14">return this</text:span><text:span text:style-name="T28">.left_side_specification.is_satisfied_by(item) || </text:span></text:p>
      <text:p text:style-name="P23"><text:s text:c="11"/><text:span text:style-name="T12">this</text:span>.right_side_specification.is_satisfied_by(item);</text:p>
      <text:p text:style-name="P23">}</text:p>
      <text:p text:style-name="P5"/>
      <text:p text:style-name="P5"><text:soft-page-break/>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10">Implementando los Scenarios restantes</text:span><text:span text:style-name="T74">:</text:span></text:p>
      <text:p text:style-name="P2"/>
      <text:p text:style-name="P2">Sin entrar en el nivel de detalle de la explicacion del primer Scenario ("Happy Day Scenario"), los Scenarios restantes</text:p>
      <text:p text:style-name="P2"/>
      <text:p text:style-name="P43">When asked if an item that meets only the left side condition satisfies the or operator specification</text:p>
      <text:p text:style-name="P43">» It should confirm that the or operator specification was satisfied</text:p>
      <text:p text:style-name="P43">» It should evaluate the left side condition</text:p>
      <text:p text:style-name="P43">» It should not evaluate the right side condition</text:p>
      <text:p text:style-name="P43"/>
      <text:p text:style-name="P43">When asked if an item that meets only the right side condition satisfies the or operator specification</text:p>
      <text:p text:style-name="P43">» It should confirm that the or operator specification was satisfied</text:p>
      <text:p text:style-name="P43">» It should evaluate the left side condition</text:p>
      <text:p text:style-name="P43">» It should evaluate the right side condition</text:p>
      <text:p text:style-name="P43"/>
      <text:p text:style-name="P43">When asked if an item that does not meet any of the conditions satisfies the or operator specification</text:p>
      <text:p text:style-name="P43">» It should confirm that the or operator specification was not satisfied</text:p>
      <text:p text:style-name="P43">» It should evaluate the left side condition</text:p>
      <text:p text:style-name="P47">» It should evaluate the right side condition</text:p>
      <text:p text:style-name="P2"/>
      <text:p text:style-name="P2">se implementarian a traves del siguiente codigo:</text:p>
      <text:p text:style-name="P2"/>
      <text:p text:style-name="P22"><text:span text:style-name="T25">public</text:span><text:span text:style-name="T74"> </text:span><text:span text:style-name="T25">class</text:span><text:span text:style-name="T74"> </text:span><text:span text:style-name="T60">when_asked_if_an_item_that_meets_only_the_left_side_condition_satisfies_the_or_operator_specification</text:span><text:span text:style-name="T74"> : </text:span><text:span text:style-name="T60">concern_for_the_or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the_left_side_condition = an&lt;</text:span><text:span text:style-name="T42">IWhateverType</text:span><text:span text:style-name="T28">&gt;();</text:span></text:p>
      <text:p text:style-name="P23"/>
      <text:p text:style-name="P23"><text:s text:c="8"/>left_side_specification</text:p>
      <text:p text:style-name="P23"><text:s text:c="11"/>.Stub(x =&gt; x.is_satisfied_by(the_item_that_meets_the_left_side_condition))</text:p>
      <text:p text:style-name="P39"><text:span text:style-name="T28"><text:s text:c="11"/>.Return(</text:span><text:span text:style-name="T14">true</text:span><text:span text:style-name="T28">);</text:span></text:p>
      <text:p text:style-name="P23"><text:s text:c="8"/>right_side_specification</text:p>
      <text:p text:style-name="P23"><text:s text:c="11"/>.Stub(x =&gt; x.is_satisfied_by(the_item_that_meets_the_left_side_condition))</text:p>
      <text:p text:style-name="P39"><text:span text:style-name="T28"><text:s text:c="11"/>.Return(</text:span><text:span text:style-name="T14">false</text:span><text:span text:style-name="T28">);</text:span></text:p>
      <text:p text:style-name="P23"/>
      <text:p text:style-name="P39"><text:span text:style-name="T28"><text:s text:c="8"/>create_sut_using(() =&gt; </text:span><text:span text:style-name="T14">new</text:span><text:span text:style-name="T28"> </text:span><text:span text:style-name="T52">OrSpecification</text:span><text:span text:style-name="T28">&lt;</text:span><text:span text:style-name="T42">IWhateverType</text:span><text:span text:style-name="T28">&gt;(</text:span></text:p>
      <text:p text:style-name="P23"><text:s text:c="60"/>left_side_specification, </text:p>
      <text:p text:style-name="P23"><text:s text:c="60"/>right_side_specification));</text:p>
      <text:p text:style-name="P23"><text:s text:c="4"/>};</text:p>
      <text:p text:style-name="P23"/>
      <text:p text:style-name="P39"><text:span text:style-name="T28"><text:s text:c="4"/></text:span><text:span text:style-name="T42">Because</text:span><text:span text:style-name="T28"> of = () =&gt; </text:span></text:p>
      <text:p text:style-name="P23"><text:s text:c="7"/>result = sut.is_satisfied_by(the_item_that_meets_the_left_side_condition);</text:p>
      <text:p text:style-name="P23"/>
      <text:p text:style-name="P39"><text:span text:style-name="T28"><text:s text:c="4"/></text:span><text:span text:style-name="T42">It</text:span><text:span text:style-name="T28"> should_confirm_that_the_or_operator_specification_was_satisfied = () =&gt; </text:span></text:p>
      <text:p text:style-name="P23"><text:s text:c="7"/>result.ShouldBeTrue();</text:p>
      <text:p text:style-name="P23"><text:s text:c="4"/></text:p>
      <text:p text:style-name="P39"><text:span text:style-name="T28"><text:s text:c="4"/></text:span><text:span text:style-name="T42">It</text:span><text:span text:style-name="T28"> should_evaluate_the_left_side_condition = () =&gt;</text:span></text:p>
      <text:p text:style-name="P23"><text:soft-page-break/><text:s text:c="7"/>left_side_specification</text:p>
      <text:p text:style-name="P23"><text:s text:c="10"/>.received(</text:p>
      <text:p text:style-name="P23"><text:s text:c="14"/>x =&gt; x.is_satisfied_by(the_item_that_meets_the_left_side_condition));</text:p>
      <text:p text:style-name="P23"><text:s text:c="4"/></text:p>
      <text:p text:style-name="P39"><text:span text:style-name="T28"><text:s text:c="4"/></text:span><text:span text:style-name="T42">It</text:span><text:span text:style-name="T28">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the_left_side_condition;</text:span></text:p>
      <text:p text:style-name="P23">}</text:p>
      <text:p text:style-name="P23"/>
      <text:p text:style-name="P39"><text:span text:style-name="T14">public</text:span><text:span text:style-name="T28"> </text:span><text:span text:style-name="T14">class</text:span><text:span text:style-name="T28"> </text:span><text:span text:style-name="T52">when_asked_if_an_item_that_meets_only_the_right_side_condition_satisfies_the_or_operator_specification</text:span><text:span text:style-name="T28"> : </text:span><text:span text:style-name="T52">concern_for_the_or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the_right_side_condition = an&lt;</text:span><text:span text:style-name="T42">IWhateverType</text:span><text:span text:style-name="T28">&gt;();</text:span></text:p>
      <text:p text:style-name="P23"/>
      <text:p text:style-name="P23"><text:s text:c="8"/>left_side_specification</text:p>
      <text:p text:style-name="P23"><text:s text:c="11"/>.Stub(x =&gt; x.is_satisfied_by(the_item_that_meets_the_right_side_condition))</text:p>
      <text:p text:style-name="P39"><text:span text:style-name="T28"><text:s text:c="11"/>.Return(</text:span><text:span text:style-name="T14">false</text:span><text:span text:style-name="T28">);</text:span></text:p>
      <text:p text:style-name="P23"><text:s text:c="8"/>right_side_specification</text:p>
      <text:p text:style-name="P23"><text:s text:c="11"/>.Stub(x =&gt; x.is_satisfied_by(the_item_that_meets_the_right_side_condition))</text:p>
      <text:p text:style-name="P39"><text:span text:style-name="T28"><text:s text:c="11"/>.Return(</text:span><text:span text:style-name="T14">true</text:span><text:span text:style-name="T28">);</text:span></text:p>
      <text:p text:style-name="P23"/>
      <text:p text:style-name="P39"><text:span text:style-name="T28"><text:s text:c="8"/>create_sut_using(() =&gt; </text:span><text:span text:style-name="T14">new</text:span><text:span text:style-name="T28"> </text:span><text:span text:style-name="T52">OrSpecification</text:span><text:span text:style-name="T28">&lt;</text:span><text:span text:style-name="T42">IWhateverType</text:span><text:span text:style-name="T28">&gt;(</text:span></text:p>
      <text:p text:style-name="P23"><text:s text:c="60"/>left_side_specification, </text:p>
      <text:p text:style-name="P23"><text:s text:c="60"/>right_side_specification));</text:p>
      <text:p text:style-name="P23"><text:s text:c="4"/>};</text:p>
      <text:p text:style-name="P23"/>
      <text:p text:style-name="P39"><text:span text:style-name="T28"><text:s text:c="4"/></text:span><text:span text:style-name="T42">Because</text:span><text:span text:style-name="T28"> of = () =&gt; </text:span></text:p>
      <text:p text:style-name="P23"><text:s text:c="7"/>result = sut.is_satisfied_by(the_item_that_meets_the_right_side_condition);</text:p>
      <text:p text:style-name="P23"/>
      <text:p text:style-name="P39"><text:span text:style-name="T28"><text:s text:c="4"/></text:span><text:span text:style-name="T42">It</text:span><text:span text:style-name="T28"> should_confirm_that_the_or_operator_specification_was_satisfied = () =&gt; </text:span></text:p>
      <text:p text:style-name="P23"><text:s text:c="7"/>result.ShouldBeTrue();</text:p>
      <text:p text:style-name="P23"><text:s text:c="8"/></text:p>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8"><text:s text:c="4"/></text:span><text:span text:style-name="T42">It</text:span><text:span text:style-name="T28">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the_right_side_condition;</text:span></text:p>
      <text:p text:style-name="P23">}</text:p>
      <text:p text:style-name="P23"/>
      <text:p text:style-name="P39"><text:span text:style-name="T14">public</text:span><text:span text:style-name="T28"> </text:span><text:span text:style-name="T14">class</text:span><text:span text:style-name="T28"> </text:span><text:span text:style-name="T52">when_asked_if_an_item_that_does_not_meet_any_of_the_conditions_satisfies_the_or_operator_specification</text:span><text:span text:style-name="T28"> : </text:span><text:span text:style-name="T52">concern_for_the_or_specification</text:span></text:p>
      <text:p text:style-name="P23"><text:soft-page-break/>{</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no_condition = an&lt;</text:span><text:span text:style-name="T42">IWhateverType</text:span><text:span text:style-name="T28">&gt;();</text:span></text:p>
      <text:p text:style-name="P23"/>
      <text:p text:style-name="P23"><text:s text:c="8"/>left_side_specification</text:p>
      <text:p text:style-name="P23"><text:s text:c="11"/>.Stub(x =&gt; x.is_satisfied_by(the_item_that_meets_no_condition))</text:p>
      <text:p text:style-name="P39"><text:span text:style-name="T28"><text:s text:c="11"/>.Return(</text:span><text:span text:style-name="T14">false</text:span><text:span text:style-name="T28">);</text:span></text:p>
      <text:p text:style-name="P23"><text:s text:c="8"/>right_side_specification</text:p>
      <text:p text:style-name="P23"><text:s text:c="11"/>.Stub(x =&gt; x.is_satisfied_by(the_item_that_meets_no_condition))</text:p>
      <text:p text:style-name="P39"><text:span text:style-name="T28"><text:s text:c="11"/>.Return(</text:span><text:span text:style-name="T14">false</text:span><text:span text:style-name="T28">);</text:span></text:p>
      <text:p text:style-name="P23"/>
      <text:p text:style-name="P39"><text:span text:style-name="T28"><text:s text:c="8"/>create_sut_using(() =&gt; </text:span><text:span text:style-name="T14">new</text:span><text:span text:style-name="T28"> </text:span><text:span text:style-name="T52">OrSpecification</text:span><text:span text:style-name="T28">&lt;</text:span><text:span text:style-name="T42">IWhateverType</text:span><text:span text:style-name="T28">&gt;(</text:span></text:p>
      <text:p text:style-name="P23"><text:s text:c="60"/>left_side_specification, </text:p>
      <text:p text:style-name="P23"><text:s text:c="60"/>right_side_specification));</text:p>
      <text:p text:style-name="P23"><text:s text:c="4"/>};</text:p>
      <text:p text:style-name="P23"/>
      <text:p text:style-name="P39"><text:span text:style-name="T28"><text:s text:c="4"/></text:span><text:span text:style-name="T42">Because</text:span><text:span text:style-name="T28"> of = () =&gt; result = sut.is_satisfied_by(the_item_that_meets_no_condition);</text:span></text:p>
      <text:p text:style-name="P23"/>
      <text:p text:style-name="P39"><text:span text:style-name="T28"><text:s text:c="4"/></text:span><text:span text:style-name="T42">It</text:span><text:span text:style-name="T28"> should_confirm_that_the_or_operator_specification_was_not_satisfied = () =&gt; </text:span></text:p>
      <text:p text:style-name="P23"><text:s text:c="7"/>result.ShouldBeFalse();</text:p>
      <text:p text:style-name="P23"/>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8"><text:s text:c="4"/></text:span><text:span text:style-name="T42">It</text:span><text:span text:style-name="T28"> should_evaluate_the_right_side_condition = () =&gt;</text:span></text:p>
      <text:p text:style-name="P23"><text:s text:c="7"/>right_side_specification</text:p>
      <text:p text:style-name="P23"><text:s text:c="10"/>.received(x =&gt; x.is_satisfied_by(the_item_that_meets_no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no_condition;</text:span></text:p>
      <text:p text:style-name="P23">}</text:p>
      <text:p text:style-name="P2"/>
      <text:p text:style-name="P2">y que obligaria a nuestra clase OrSpecification a hacer lo correcto:</text:p>
      <text:p text:style-name="P2"/>
      <text:p text:style-name="P15"><text:span text:style-name="T20">public</text:span><text:span text:style-name="T33"> </text:span><text:span text:style-name="T20">class</text:span><text:span text:style-name="T33"> </text:span><text:span text:style-name="T56">OrSpecification</text:span><text:span text:style-name="T33">&lt;T&gt; : </text:span><text:span text:style-name="T46">ISpecification</text:span><text:span text:style-name="T33">&lt;T&gt;</text:span></text:p>
      <text:p text:style-name="P23">{</text:p>
      <text:p text:style-name="P39"><text:span text:style-name="T28"><text:s text:c="4"/></text:span><text:span text:style-name="T42">ISpecification</text:span><text:span text:style-name="T28">&lt;T&gt; left_side_specification;</text:span></text:p>
      <text:p text:style-name="P39"><text:span text:style-name="T28"><text:s text:c="4"/></text:span><text:span text:style-name="T42">ISpecification</text:span><text:span text:style-name="T28">&lt;T&gt; right_side_specification;</text:span></text:p>
      <text:p text:style-name="P23"/>
      <text:p text:style-name="P39"><text:span text:style-name="T28"><text:s text:c="4"/></text:span><text:span text:style-name="T14">public</text:span><text:span text:style-name="T28"> OrSpecification(</text:span><text:span text:style-name="T42">ISpecification</text:span><text:span text:style-name="T28">&lt;T&gt; left_side_specification, </text:span></text:p>
      <text:p text:style-name="P39"><text:span text:style-name="T28"><text:s text:c="27"/></text:span><text:span text:style-name="T42">ISpecification</text:span><text:span text:style-name="T28">&lt;T&gt; right_side_specification)</text:span></text:p>
      <text:p text:style-name="P23"><text:s text:c="4"/>{</text:p>
      <text:p text:style-name="P39"><text:span text:style-name="T28"><text:s text:c="8"/></text:span><text:span text:style-name="T14">this</text:span><text:span text:style-name="T28">.left_side_specification = left_side_specification;</text:span></text:p>
      <text:p text:style-name="P39"><text:span text:style-name="T28"><text:s text:c="8"/></text:span><text:span text:style-name="T14">this</text:span><text:span text:style-name="T28">.right_side_specification = right_side_specificatio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text:span><text:span text:style-name="T14">this</text:span><text:span text:style-name="T28">.left_side_specification.is_satisfied_by(item) || </text:span></text:p>
      <text:p text:style-name="P23"><text:s text:c="15"/><text:span text:style-name="T12">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4">------ Test started: Assembly: dddsample.specs.dll ------</text:p>
      <text:p text:style-name="P45"><text:soft-page-break/></text:p>
      <text:p text:style-name="P46">when asked if an item that meets both conditions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left side condition satisfies the or operator specification</text:p>
      <text:p text:style-name="P43">» should confirm that the or operator specification was satisfied</text:p>
      <text:p text:style-name="P43">» should evaluate the left side condition</text:p>
      <text:p text:style-name="P43">» should not evaluate the right side condition</text:p>
      <text:p text:style-name="P43"/>
      <text:p text:style-name="P43">when asked if an item that meets only the right side condition satisfies the or operator specification</text:p>
      <text:p text:style-name="P43">» should confirm that the or operator specification was satisfied</text:p>
      <text:p text:style-name="P43">» should evaluate the left side condition</text:p>
      <text:p text:style-name="P43">» should evaluate the right side condition</text:p>
      <text:p text:style-name="P43"/>
      <text:p text:style-name="P43">when asked if an item that does not meet any of the conditions satisfies the or operator specification</text:p>
      <text:p text:style-name="P43">» should confirm that the or operator specification was not satisfied</text:p>
      <text:p text:style-name="P43">» should evaluate the left side condition</text:p>
      <text:p text:style-name="P43">» should evaluate the right side condition</text:p>
      <text:p text:style-name="P43"/>
      <text:p text:style-name="P43"/>
      <text:p text:style-name="P43">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abordados en el epigrafe "<text:span text:style-name="T64">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10">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4">When asked if an item that meets the condition satisfies the not operation specification</text:p>
      <text:p text:style-name="P43">» It should confirm that the original condition has been negated</text:p>
      <text:p text:style-name="P43">» It should evaluate the condition</text:p>
      <text:p text:style-name="P43"/>
      <text:p text:style-name="P43">When asked if an item that does not meet the condition satisfies the not operation specification</text:p>
      <text:p text:style-name="P43">» It should confirm that the original condition has been negated</text:p>
      <text:p text:style-name="P43">» It should evaluate the condition</text:p>
      <text:p text:style-name="P5"/>
      <text:p text:style-name="P5">El codigo que implementan ambas BDD_Specs:</text:p>
      <text:p text:style-name="P5"/>
      <text:p text:style-name="P22"><text:span text:style-name="T12">public</text:span> <text:span text:style-name="T12">class</text:span> <text:span text:style-name="T50">concern_for_the_not_specification</text:span> : </text:p>
      <text:p text:style-name="P22"><text:span text:style-name="T50"><text:s text:c="3"/>Observes</text:span>&lt;<text:span text:style-name="T40">ISpecification</text:span>&lt;<text:span text:style-name="T40">IWhateverType</text:span>&gt;, <text:span text:style-name="T50">NotSpecification</text:span>&lt;<text:span text:style-name="T40">IWhateverType</text:span>&gt;&gt; { }</text:p>
      <text:p text:style-name="P23"/>
      <text:p text:style-name="P39"><text:span text:style-name="T14">public</text:span><text:span text:style-name="T28"> </text:span><text:span text:style-name="T14">class</text:span><text:span text:style-name="T28"> </text:span><text:span text:style-name="T52">when_asked_if_an_item_that_meets_the_condition_satisfies_the_not_operation_specification</text:span><text:span text:style-name="T28"> : </text:span><text:span text:style-name="T52">concern_for_the_not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to_negate_specification = the_dependency&lt;</text:span><text:span text:style-name="T42">ISpecification</text:span><text:span text:style-name="T28">&lt;</text:span><text:span text:style-name="T42">IWhateverType</text:span><text:span text:style-name="T28">&gt;&gt;();</text:span></text:p>
      <text:p text:style-name="P39"><text:soft-page-break/><text:span text:style-name="T28"><text:s text:c="8"/>the_item_that_meets_the_condition = an&lt;</text:span><text:span text:style-name="T42">IWhateverType</text:span><text:span text:style-name="T28">&gt;();</text:span></text:p>
      <text:p text:style-name="P23"/>
      <text:p text:style-name="P23"><text:s text:c="8"/>the_to_negate_specification</text:p>
      <text:p text:style-name="P23"><text:s text:c="11"/>.Stub(x =&gt; x.is_satisfied_by(the_item_that_meets_the_condition))</text:p>
      <text:p text:style-name="P39"><text:span text:style-name="T28"><text:s text:c="11"/>.Return(</text:span><text:span text:style-name="T14">true</text:span><text:span text:style-name="T28">);</text:span></text:p>
      <text:p text:style-name="P23"><text:s text:c="4"/>};</text:p>
      <text:p text:style-name="P23"/>
      <text:p text:style-name="P39"><text:span text:style-name="T28"><text:s text:c="4"/></text:span><text:span text:style-name="T42">Because</text:span><text:span text:style-name="T28"> of = () =&gt; result = sut.is_satisfied_by(the_item_that_meets_the_condition);</text:span></text:p>
      <text:p text:style-name="P23"/>
      <text:p text:style-name="P39"><text:span text:style-name="T28"><text:s text:c="4"/></text:span><text:span text:style-name="T42">It</text:span><text:span text:style-name="T28"> should_confirm_that_the_original_condition_has_been_negated = () =&gt; </text:span></text:p>
      <text:p text:style-name="P23"><text:s text:c="7"/>result.ShouldBeFalse();</text:p>
      <text:p text:style-name="P23"/>
      <text:p text:style-name="P39"><text:span text:style-name="T28"><text:s text:c="4"/></text:span><text:span text:style-name="T42">It</text:span><text:span text:style-name="T28"> should_evaluate_the_condition = () =&gt;</text:span></text:p>
      <text:p text:style-name="P23"><text:s text:c="7"/>the_to_negate_specification</text:p>
      <text:p text:style-name="P23"><text:s text:c="10"/>.received(x =&gt; x.is_satisfied_by(the_item_that_meets_the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WhateverType</text:span><text:span text:style-name="T28"> the_item_that_meets_the_condi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the_to_negate_specification;</text:span></text:p>
      <text:p text:style-name="P23">}</text:p>
      <text:p text:style-name="P23"/>
      <text:p text:style-name="P39"><text:span text:style-name="T14">public</text:span><text:span text:style-name="T28"> </text:span><text:span text:style-name="T14">class</text:span><text:span text:style-name="T28"> </text:span><text:span text:style-name="T52">when_asked_if_an_item_that_does_not_meet_the_condition_satisfies_the_not_operation_specification</text:span><text:span text:style-name="T28"> : </text:span><text:span text:style-name="T52">concern_for_the_not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to_negate_specification = the_dependency&lt;</text:span><text:span text:style-name="T42">ISpecification</text:span><text:span text:style-name="T28">&lt;</text:span><text:span text:style-name="T42">IWhateverType</text:span><text:span text:style-name="T28">&gt;&gt;();</text:span></text:p>
      <text:p text:style-name="P39"><text:span text:style-name="T28"><text:s text:c="8"/>the_item_that_does_not_meet_the_condition = an&lt;</text:span><text:span text:style-name="T42">IWhateverType</text:span><text:span text:style-name="T28">&gt;();</text:span></text:p>
      <text:p text:style-name="P23"/>
      <text:p text:style-name="P23"><text:s text:c="8"/>the_to_negate_specification</text:p>
      <text:p text:style-name="P23"><text:s text:c="11"/>.Stub(x =&gt; x.is_satisfied_by(the_item_that_does_not_meet_the_condition))</text:p>
      <text:p text:style-name="P39"><text:span text:style-name="T28"><text:s text:c="11"/>.Return(</text:span><text:span text:style-name="T14">false</text:span><text:span text:style-name="T28">);</text:span></text:p>
      <text:p text:style-name="P23"><text:s text:c="4"/>};</text:p>
      <text:p text:style-name="P23"/>
      <text:p text:style-name="P39"><text:span text:style-name="T28"><text:s text:c="4"/></text:span><text:span text:style-name="T42">Because</text:span><text:span text:style-name="T28"> of = () =&gt; </text:span></text:p>
      <text:p text:style-name="P23"><text:s text:c="7"/>result = sut.is_satisfied_by(the_item_that_does_not_meet_the_condition);</text:p>
      <text:p text:style-name="P23"/>
      <text:p text:style-name="P39"><text:span text:style-name="T28"><text:s text:c="4"/></text:span><text:span text:style-name="T42">It</text:span><text:span text:style-name="T28"> should_confirm_that_the_original_condition_has_been_negated = () =&gt; </text:span></text:p>
      <text:p text:style-name="P23"><text:s text:c="7"/>result.ShouldBeTrue();</text:p>
      <text:p text:style-name="P23"/>
      <text:p text:style-name="P39"><text:span text:style-name="T28"><text:s text:c="4"/></text:span><text:span text:style-name="T42">It</text:span><text:span text:style-name="T28"> should_evaluate_the_condition = () =&gt;</text:span></text:p>
      <text:p text:style-name="P23"><text:s text:c="7"/>the_to_negate_specification</text:p>
      <text:p text:style-name="P23"><text:s text:c="10"/>.received(x =&gt; x.is_satisfied_by(the_item_that_does_not_meet_the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WhateverType</text:span><text:span text:style-name="T28"> the_item_that_does_not_meet_the_condi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8515853" text:continue-list="list38517233" text:style-name="L4">
        <text:list-item>
          <text:p text:style-name="P64">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text:soft-page-break/>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4">public</text:span><text:span text:style-name="T28"> </text:span><text:span text:style-name="T14">class</text:span><text:span text:style-name="T28"> </text:span><text:span text:style-name="T52">NotSpecification</text:span><text:span text:style-name="T28">&lt;T&gt; : </text:span><text:span text:style-name="T42">ISpecification</text:span><text:span text:style-name="T28">&lt;T&gt; </text:span></text:p>
      <text:p text:style-name="P23">{</text:p>
      <text:p text:style-name="P39"><text:span text:style-name="T28"><text:s text:c="4"/></text:span><text:span text:style-name="T42">ISpecification</text:span><text:span text:style-name="T28">&lt;T&gt; to_negate_specification;</text:span></text:p>
      <text:p text:style-name="P23"/>
      <text:p text:style-name="P39"><text:span text:style-name="T28"><text:s text:c="4"/></text:span><text:span text:style-name="T14">public</text:span><text:span text:style-name="T28"> NotSpecification(</text:span><text:span text:style-name="T42">ISpecification</text:span><text:span text:style-name="T28">&lt;T&gt; to_negate_specification)</text:span></text:p>
      <text:p text:style-name="P23"><text:s text:c="4"/>{</text:p>
      <text:p text:style-name="P39"><text:span text:style-name="T28"><text:s text:c="8"/></text:span><text:span text:style-name="T14">this</text:span><text:span text:style-name="T28">.to_negate_specification = to_negate_specificatio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text:span><text:span text:style-name="T14">this</text:span><text:span text:style-name="T28">.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4">------ Test started: Assembly: dddsample.specs.dll ------</text:p>
      <text:p text:style-name="P45"/>
      <text:p text:style-name="P44">when asked if an item that meets the condition satisfies the not operation specification</text:p>
      <text:p text:style-name="P43">» should confirm that the original condition has been negated</text:p>
      <text:p text:style-name="P43">» should evaluate the condition</text:p>
      <text:p text:style-name="P43"/>
      <text:p text:style-name="P43">when asked if an item that does not meet the condition satisfies the not operation specification</text:p>
      <text:p text:style-name="P43">» should confirm that the original condition has been negated</text:p>
      <text:p text:style-name="P43">» should evaluate the condition</text:p>
      <text:p text:style-name="P43"/>
      <text:p text:style-name="P43"/>
      <text:p text:style-name="P43">4 passed, 0 failed, 0 skipped, took 0,62 seconds (Machine.Specifications 0.3.0).</text:p>
      <text:p text:style-name="P11"/>
      <text:p text:style-name="P5"/>
      <text:p text:style-name="P2"><text:span text:style-name="T10">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4">When asked if an item that meets both conditions satisfies the and operator specification</text:p>
      <text:p text:style-name="P43">» It should confirm that the and operator specification was satisfied</text:p>
      <text:p text:style-name="P43">» It should evaluate the left side condition</text:p>
      <text:p text:style-name="P43">» It should evaluate the right side condition</text:p>
      <text:p text:style-name="P43"/>
      <text:p text:style-name="P43">When asked if an item that meets only the left side condition satisfies the and operator specification</text:p>
      <text:p text:style-name="P43">» It should confirm that the and operator specification was not satisfied</text:p>
      <text:p text:style-name="P43">» It should evaluate the left side condition</text:p>
      <text:p text:style-name="P43">» It should evaluate the right side condition</text:p>
      <text:p text:style-name="P43"/>
      <text:p text:style-name="P43">When asked if an item that meets only the right side condition satisfies the and operator <text:soft-page-break/>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43"/>
      <text:p text:style-name="P43">When asked if an item that does not meet any of the conditions satisfies the and operator specification</text:p>
      <text:p text:style-name="P43">» It should confirm that the and operator specification was not satisfied</text:p>
      <text:p text:style-name="P43">» It should evaluate the left side condition</text:p>
      <text:p text:style-name="P43">»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4">public</text:span><text:span text:style-name="T28"> </text:span><text:span text:style-name="T14">class</text:span><text:span text:style-name="T28"> </text:span><text:span text:style-name="T52">concern_for_the_and_specification</text:span><text:span text:style-name="T28"> : </text:span></text:p>
      <text:p text:style-name="P13"><text:span text:style-name="T28"><text:s text:c="3"/></text:span><text:span text:style-name="T52">Observes</text:span><text:span text:style-name="T28">&lt;</text:span><text:span text:style-name="T42">ISpecification</text:span><text:span text:style-name="T28">&lt;</text:span><text:span text:style-name="T42">IWhateverType</text:span><text:span text:style-name="T28">&gt;, </text:span><text:span text:style-name="T52">AndSpecification</text:span><text:span text:style-name="T28">&lt;</text:span><text:span text:style-name="T42">IWhateverType</text:span><text:span text:style-name="T28">&gt;&gt; { }</text:span></text:p>
      <text:p text:style-name="P23"/>
      <text:p text:style-name="P39"><text:span text:style-name="T14">public</text:span><text:span text:style-name="T28"> </text:span><text:span text:style-name="T14">class</text:span><text:span text:style-name="T28"> </text:span><text:span text:style-name="T52">when_asked_if_an_item_that_meets_both_conditions_satisfies_the_and_operator_specification</text:span><text:span text:style-name="T28"> : </text:span><text:span text:style-name="T52">concern_for_the_and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both_conditions = an&lt;</text:span><text:span text:style-name="T42">IWhateverType</text:span><text:span text:style-name="T28">&gt;();</text:span></text:p>
      <text:p text:style-name="P23"/>
      <text:p text:style-name="P23"><text:s text:c="8"/>left_side_specification</text:p>
      <text:p text:style-name="P23"><text:s text:c="11"/>.Stub(x =&gt; x.is_satisfied_by(the_item_that_meets_both_conditions))</text:p>
      <text:p text:style-name="P39"><text:span text:style-name="T28"><text:s text:c="11"/>.Return(</text:span><text:span text:style-name="T14">true</text:span><text:span text:style-name="T28">);</text:span></text:p>
      <text:p text:style-name="P23"><text:s text:c="8"/>right_side_specification</text:p>
      <text:p text:style-name="P23"><text:s text:c="11"/>.Stub(x =&gt; x.is_satisfied_by(the_item_that_meets_both_conditions))</text:p>
      <text:p text:style-name="P39"><text:span text:style-name="T28"><text:s text:c="11"/>.Return(</text:span><text:span text:style-name="T14">true</text:span><text:span text:style-name="T28">);</text:span></text:p>
      <text:p text:style-name="P23"/>
      <text:p text:style-name="P39"><text:span text:style-name="T28"><text:s text:c="8"/>create_sut_using(() =&gt; </text:span><text:span text:style-name="T14">new</text:span><text:span text:style-name="T28"> </text:span><text:span text:style-name="T52">AndSpecification</text:span><text:span text:style-name="T28">&lt;</text:span><text:span text:style-name="T42">IWhateverType</text:span><text:span text:style-name="T28">&gt;(</text:span></text:p>
      <text:p text:style-name="P23"><text:s text:c="60"/>left_side_specification, </text:p>
      <text:p text:style-name="P23"><text:s text:c="60"/>right_side_specification));</text:p>
      <text:p text:style-name="P23"><text:s text:c="4"/>};</text:p>
      <text:p text:style-name="P23"/>
      <text:p text:style-name="P39"><text:span text:style-name="T28"><text:s text:c="4"/></text:span><text:span text:style-name="T42">Because</text:span><text:span text:style-name="T28"> of = () =&gt; result = </text:span></text:p>
      <text:p text:style-name="P23"><text:s text:c="7"/>sut.is_satisfied_by(the_item_that_meets_both_conditions);</text:p>
      <text:p text:style-name="P23"/>
      <text:p text:style-name="P39"><text:span text:style-name="T28"><text:s text:c="4"/></text:span><text:span text:style-name="T42">It</text:span><text:span text:style-name="T28"> should_confirm_that_the_and_operator_specification_was_satisfied = () =&gt; </text:span></text:p>
      <text:p text:style-name="P23"><text:s text:c="7"/>result.ShouldBeTrue();</text:p>
      <text:p text:style-name="P23"/>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x =&gt; x.is_satisfied_by(the_item_that_meets_both_conditions));</text:p>
      <text:p text:style-name="P23"/>
      <text:p text:style-name="P39"><text:span text:style-name="T28"><text:s text:c="4"/></text:span><text:span text:style-name="T42">It</text:span><text:span text:style-name="T28"> should_evaluate_the_right_side_condition = () =&gt;</text:span></text:p>
      <text:p text:style-name="P23"><text:s text:c="7"/>right_side_specification</text:p>
      <text:p text:style-name="P23"><text:s text:c="10"/>.received(x =&gt; x.is_satisfied_by(the_item_that_meets_both_conditions));</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both_conditions;</text:span></text:p>
      <text:p text:style-name="P23">}</text:p>
      <text:p text:style-name="P23"/>
      <text:p text:style-name="P39"><text:span text:style-name="T14">public</text:span><text:span text:style-name="T28"> </text:span><text:span text:style-name="T14">class</text:span><text:span text:style-name="T28"> </text:span><text:soft-page-break/><text:span text:style-name="T52">when_asked_if_an_item_that_meets_only_the_left_side_condition_satisfies_the_and_operator_specification</text:span><text:span text:style-name="T28"> : </text:span><text:span text:style-name="T52">concern_for_the_and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 <text:s text:c="11"/></text:span></text:p>
      <text:p text:style-name="P39"><text:span text:style-name="T28"><text:s text:c="8"/>the_item_that_meets_the_left_side_condition = an&lt;</text:span><text:span text:style-name="T42">IWhateverType</text:span><text:span text:style-name="T28">&gt;();</text:span></text:p>
      <text:p text:style-name="P23"/>
      <text:p text:style-name="P23"><text:s text:c="8"/>left_side_specification</text:p>
      <text:p text:style-name="P23"><text:s text:c="11"/>.Stub(x =&gt; x.is_satisfied_by(the_item_that_meets_the_left_side_condition))</text:p>
      <text:p text:style-name="P39"><text:span text:style-name="T28"><text:s text:c="11"/>.Return(</text:span><text:span text:style-name="T14">true</text:span><text:span text:style-name="T28">);</text:span></text:p>
      <text:p text:style-name="P23"><text:s text:c="8"/>right_side_specification</text:p>
      <text:p text:style-name="P23"><text:s text:c="11"/>.Stub(x =&gt; x.is_satisfied_by(the_item_that_meets_the_left_side_condition))</text:p>
      <text:p text:style-name="P39"><text:span text:style-name="T28"><text:s text:c="11"/>.Return(</text:span><text:span text:style-name="T14">false</text:span><text:span text:style-name="T28">);</text:span></text:p>
      <text:p text:style-name="P23"/>
      <text:p text:style-name="P39"><text:span text:style-name="T28"><text:s text:c="8"/>create_sut_using(() =&gt; </text:span><text:span text:style-name="T14">new</text:span><text:span text:style-name="T28"> </text:span><text:span text:style-name="T52">AndSpecification</text:span><text:span text:style-name="T28">&lt;</text:span><text:span text:style-name="T42">IWhateverType</text:span><text:span text:style-name="T28">&gt;(</text:span></text:p>
      <text:p text:style-name="P23"><text:s text:c="60"/>left_side_specification, </text:p>
      <text:p text:style-name="P23"><text:s text:c="60"/>right_side_specification));</text:p>
      <text:p text:style-name="P23"><text:s text:c="4"/>};</text:p>
      <text:p text:style-name="P23"/>
      <text:p text:style-name="P39"><text:span text:style-name="T28"><text:s text:c="4"/></text:span><text:span text:style-name="T42">Because</text:span><text:span text:style-name="T28"> of = () =&gt; </text:span></text:p>
      <text:p text:style-name="P23"><text:s text:c="8"/>result = sut.is_satisfied_by(the_item_that_meets_the_left_side_condition);</text:p>
      <text:p text:style-name="P23"/>
      <text:p text:style-name="P39"><text:span text:style-name="T28"><text:s text:c="4"/></text:span><text:span text:style-name="T42">It</text:span><text:span text:style-name="T28"> should_confirm_that_the_and_operator_specification_was_not_satisfied = () =&gt; </text:span></text:p>
      <text:p text:style-name="P23"><text:s text:c="7"/>result.ShouldBeFalse();</text:p>
      <text:p text:style-name="P23"/>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text:p>
      <text:p text:style-name="P23"><text:s text:c="13"/>x =&gt; x.is_satisfied_by(the_item_that_meets_the_left_side_condition));</text:p>
      <text:p text:style-name="P23"/>
      <text:p text:style-name="P39"><text:span text:style-name="T28"><text:s text:c="4"/></text:span><text:span text:style-name="T42">It</text:span><text:span text:style-name="T28">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the_left_side_condition;</text:span></text:p>
      <text:p text:style-name="P23">}</text:p>
      <text:p text:style-name="P23"/>
      <text:p text:style-name="P39"><text:span text:style-name="T14">public</text:span><text:span text:style-name="T28"> </text:span><text:span text:style-name="T14">class</text:span><text:span text:style-name="T28"> </text:span><text:span text:style-name="T52">when_asked_if_an_item_that_meets_only_the_right_side_condition_satisfies_the_and_operator_specification</text:span><text:span text:style-name="T28"> : </text:span><text:span text:style-name="T52">concern_for_the_and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the_right_side_condition = an&lt;</text:span><text:span text:style-name="T42">IWhateverType</text:span><text:span text:style-name="T28">&gt;();</text:span></text:p>
      <text:p text:style-name="P23"/>
      <text:p text:style-name="P23"><text:s text:c="8"/>left_side_specification</text:p>
      <text:p text:style-name="P23"><text:s text:c="11"/>.Stub(x =&gt; x.is_satisfied_by(the_item_that_meets_the_right_side_condition))</text:p>
      <text:p text:style-name="P39"><text:span text:style-name="T28"><text:s text:c="11"/>.Return(</text:span><text:span text:style-name="T14">false</text:span><text:span text:style-name="T28">);</text:span></text:p>
      <text:p text:style-name="P23"><text:s text:c="8"/>right_side_specification</text:p>
      <text:p text:style-name="P23"><text:s text:c="11"/>.Stub(x =&gt; x.is_satisfied_by(the_item_that_meets_the_right_side_condition))</text:p>
      <text:p text:style-name="P39"><text:span text:style-name="T28"><text:s text:c="11"/>.Return(</text:span><text:span text:style-name="T14">true</text:span><text:span text:style-name="T28">);</text:span></text:p>
      <text:p text:style-name="P23"/>
      <text:p text:style-name="P39"><text:span text:style-name="T28"><text:s text:c="8"/>create_sut_using(() =&gt; </text:span><text:span text:style-name="T14">new</text:span><text:span text:style-name="T28"> </text:span><text:span text:style-name="T52">AndSpecification</text:span><text:span text:style-name="T28">&lt;</text:span><text:span text:style-name="T42">IWhateverType</text:span><text:span text:style-name="T28">&gt;(</text:span></text:p>
      <text:p text:style-name="P23"><text:s text:c="60"/>left_side_specification, </text:p>
      <text:p text:style-name="P23"><text:soft-page-break/><text:s text:c="60"/>right_side_specification));</text:p>
      <text:p text:style-name="P23"><text:s text:c="4"/>};</text:p>
      <text:p text:style-name="P23"/>
      <text:p text:style-name="P39"><text:span text:style-name="T28"><text:s text:c="4"/></text:span><text:span text:style-name="T42">Because</text:span><text:span text:style-name="T28"> of = () =&gt; </text:span></text:p>
      <text:p text:style-name="P23"><text:s text:c="7"/>result = sut.is_satisfied_by(the_item_that_meets_the_right_side_condition);</text:p>
      <text:p text:style-name="P23"/>
      <text:p text:style-name="P39"><text:span text:style-name="T28"><text:s text:c="4"/></text:span><text:span text:style-name="T42">It</text:span><text:span text:style-name="T28"> should_confirm_that_the_and_operator_specification_was_not_satisfied = () =&gt; </text:span></text:p>
      <text:p text:style-name="P23"><text:s text:c="7"/>result.ShouldBeFalse();</text:p>
      <text:p text:style-name="P23"/>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9"><text:span text:style-name="T28"><text:s text:c="4"/></text:span><text:span text:style-name="T42">It</text:span><text:span text:style-name="T28">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the_right_side_condition;</text:span></text:p>
      <text:p text:style-name="P23">}</text:p>
      <text:p text:style-name="P23"/>
      <text:p text:style-name="P39"><text:span text:style-name="T14">public</text:span><text:span text:style-name="T28"> </text:span><text:span text:style-name="T14">class</text:span><text:span text:style-name="T28"> </text:span><text:span text:style-name="T52">when_asked_if_an_item_that_does_not_meet_any_of_the_conditions_satisfies_the_and_operator_specification</text:span><text:span text:style-name="T28"> : </text:span><text:span text:style-name="T52">concern_for_the_and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left_side_specification = an&lt;</text:span><text:span text:style-name="T42">ISpecification</text:span><text:span text:style-name="T28">&lt;</text:span><text:span text:style-name="T42">IWhateverType</text:span><text:span text:style-name="T28">&gt;&gt;();</text:span></text:p>
      <text:p text:style-name="P39"><text:span text:style-name="T28"><text:s text:c="8"/>right_side_specification = an&lt;</text:span><text:span text:style-name="T42">ISpecification</text:span><text:span text:style-name="T28">&lt;</text:span><text:span text:style-name="T42">IWhateverType</text:span><text:span text:style-name="T28">&gt;&gt;();</text:span></text:p>
      <text:p text:style-name="P39"><text:span text:style-name="T28"><text:s text:c="8"/>the_item_that_meets_no_condition = an&lt;</text:span><text:span text:style-name="T42">IWhateverType</text:span><text:span text:style-name="T28">&gt;();</text:span></text:p>
      <text:p text:style-name="P23"/>
      <text:p text:style-name="P23"><text:s text:c="8"/>left_side_specification</text:p>
      <text:p text:style-name="P23"><text:s text:c="11"/>.Stub(x =&gt; x.is_satisfied_by(the_item_that_meets_no_condition))</text:p>
      <text:p text:style-name="P39"><text:span text:style-name="T28"><text:s text:c="11"/>.Return(</text:span><text:span text:style-name="T14">false</text:span><text:span text:style-name="T28">);</text:span></text:p>
      <text:p text:style-name="P23"><text:s text:c="8"/>right_side_specification</text:p>
      <text:p text:style-name="P23"><text:s text:c="11"/>.Stub(x =&gt; x.is_satisfied_by(the_item_that_meets_no_condition))</text:p>
      <text:p text:style-name="P39"><text:span text:style-name="T28"><text:s text:c="11"/>.Return(</text:span><text:span text:style-name="T14">false</text:span><text:span text:style-name="T28">);</text:span></text:p>
      <text:p text:style-name="P23"/>
      <text:p text:style-name="P39"><text:span text:style-name="T28"><text:s text:c="8"/>create_sut_using(() =&gt; </text:span><text:span text:style-name="T14">new</text:span><text:span text:style-name="T28"> </text:span><text:span text:style-name="T52">AndSpecification</text:span><text:span text:style-name="T28">&lt;</text:span><text:span text:style-name="T42">IWhateverType</text:span><text:span text:style-name="T28">&gt;(</text:span></text:p>
      <text:p text:style-name="P23"><text:s text:c="60"/>left_side_specification, </text:p>
      <text:p text:style-name="P23"><text:s text:c="60"/>right_side_specification));</text:p>
      <text:p text:style-name="P23"><text:s text:c="4"/>};</text:p>
      <text:p text:style-name="P23"/>
      <text:p text:style-name="P39"><text:span text:style-name="T28"><text:s text:c="4"/></text:span><text:span text:style-name="T42">Because</text:span><text:span text:style-name="T28"> of = () =&gt; result = sut.is_satisfied_by(the_item_that_meets_no_condition);</text:span></text:p>
      <text:p text:style-name="P23"/>
      <text:p text:style-name="P39"><text:span text:style-name="T28"><text:s text:c="4"/></text:span><text:span text:style-name="T42">It</text:span><text:span text:style-name="T28"> should_confirm_that_the_and_operator_specification_was_not_satisfied = () =&gt; </text:span></text:p>
      <text:p text:style-name="P23"><text:s text:c="7"/>result.ShouldBeFalse();</text:p>
      <text:p text:style-name="P23"/>
      <text:p text:style-name="P39"><text:span text:style-name="T28"><text:s text:c="4"/></text:span><text:span text:style-name="T42">It</text:span><text:span text:style-name="T28"> should_evaluate_the_left_side_condition = () =&gt;</text:span></text:p>
      <text:p text:style-name="P23"><text:s text:c="7"/>left_side_specification</text:p>
      <text:p text:style-name="P23"><text:s text:c="10"/>.received(x =&gt; x.is_satisfied_by(the_item_that_meets_no_condition));</text:p>
      <text:p text:style-name="P23"/>
      <text:p text:style-name="P39"><text:span text:style-name="T28"><text:s text:c="4"/></text:span><text:span text:style-name="T42">It</text:span><text:span text:style-name="T28">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Specification</text:span><text:span text:style-name="T28">&lt;</text:span><text:span text:style-name="T42">IWhateverType</text:span><text:span text:style-name="T28">&gt; left_side_specification;</text:span></text:p>
      <text:p text:style-name="P39"><text:soft-page-break/><text:span text:style-name="T28"><text:s text:c="4"/></text:span><text:span text:style-name="T14">static</text:span><text:span text:style-name="T28"> </text:span><text:span text:style-name="T42">ISpecification</text:span><text:span text:style-name="T28">&lt;</text:span><text:span text:style-name="T42">IWhateverType</text:span><text:span text:style-name="T28">&gt; right_side_specification;</text:span></text:p>
      <text:p text:style-name="P39"><text:span text:style-name="T28"><text:s text:c="4"/></text:span><text:span text:style-name="T14">static</text:span><text:span text:style-name="T28"> </text:span><text:span text:style-name="T42">IWhateverType</text:span><text:span text:style-name="T28"> the_item_that_meets_no_condition;</text:span></text:p>
      <text:p text:style-name="P23">}</text:p>
      <text:p text:style-name="P2"/>
      <text:p text:style-name="P2">y la clase que hace que se cumplan las BDD_Specs:</text:p>
      <text:p text:style-name="P2"/>
      <text:p text:style-name="P13"><text:span text:style-name="T14">public</text:span><text:span text:style-name="T28"> </text:span><text:span text:style-name="T14">class</text:span><text:span text:style-name="T28"> </text:span><text:span text:style-name="T52">AndSpecification</text:span><text:span text:style-name="T28">&lt;T&gt; : </text:span><text:span text:style-name="T42">ISpecification</text:span><text:span text:style-name="T28">&lt;T&gt;</text:span></text:p>
      <text:p text:style-name="P23">{</text:p>
      <text:p text:style-name="P39"><text:span text:style-name="T28"><text:s text:c="4"/></text:span><text:span text:style-name="T42">ISpecification</text:span><text:span text:style-name="T28">&lt;T&gt; left_side_specification;</text:span></text:p>
      <text:p text:style-name="P39"><text:span text:style-name="T28"><text:s text:c="4"/></text:span><text:span text:style-name="T42">ISpecification</text:span><text:span text:style-name="T28">&lt;T&gt; right_side_specification;</text:span></text:p>
      <text:p text:style-name="P23"/>
      <text:p text:style-name="P39"><text:span text:style-name="T28"><text:s text:c="4"/></text:span><text:span text:style-name="T14">public</text:span><text:span text:style-name="T28"> AndSpecification(</text:span><text:span text:style-name="T42">ISpecification</text:span><text:span text:style-name="T28">&lt;T&gt; left_side_specification, </text:span></text:p>
      <text:p text:style-name="P39"><text:span text:style-name="T28"><text:s text:c="28"/></text:span><text:span text:style-name="T42">ISpecification</text:span><text:span text:style-name="T28">&lt;T&gt; right_side_specification)</text:span></text:p>
      <text:p text:style-name="P23"><text:s text:c="4"/>{</text:p>
      <text:p text:style-name="P39"><text:span text:style-name="T28"><text:s text:c="8"/></text:span><text:span text:style-name="T14">this</text:span><text:span text:style-name="T28">.left_side_specification = left_side_specification;</text:span></text:p>
      <text:p text:style-name="P39"><text:span text:style-name="T28"><text:s text:c="8"/></text:span><text:span text:style-name="T14">this</text:span><text:span text:style-name="T28">.right_side_specification = right_side_specificatio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is_satisfied_by(T item)</text:span></text:p>
      <text:p text:style-name="P23"><text:s text:c="4"/>{</text:p>
      <text:p text:style-name="P39"><text:span text:style-name="T28"><text:s text:c="8"/></text:span><text:span text:style-name="T14">return</text:span><text:span text:style-name="T28"> </text:span><text:span text:style-name="T14">this</text:span><text:span text:style-name="T28">.left_side_specification.is_satisfied_by(item) &amp;&amp;</text:span></text:p>
      <text:p text:style-name="P39"><text:span text:style-name="T28"><text:s text:c="15"/></text:span><text:span text:style-name="T14">this</text:span><text:span text:style-name="T28">.right_side_specification.is_satisfied_by(item);</text:span></text:p>
      <text:p text:style-name="P23"><text:s text:c="4"/>}</text:p>
      <text:p text:style-name="P23">}</text:p>
      <text:p text:style-name="P2"/>
      <text:p text:style-name="P2"><text:span text:style-name="T10">¿Hemos acabado?</text:span>:</text:p>
      <text:p text:style-name="P2"/>
      <text:p text:style-name="P2">Vamos a listar a continuacion lo que ya hemos hecho, para de esa forma poder entender mejor las consecuencias y ademas poder tener una imagen mas clara de que es lo que nos falta para poder finalizar la implementacion del DDD_Specification:</text:p>
      <text:p text:style-name="P2"/>
      <text:list xml:id="list36688565" text:style-name="L9">
        <text:list-item>
          <text:p text:style-name="P75">Hemos conseguido eliminar completamente la necesidad de la clase base abstracta Specification&lt;T&gt;, que nos dificultaba tremendamente aplicar BDD.</text:p>
        </text:list-item>
        <text:list-item>
          <text:p text:style-name="P75">Hemos simplificado la interface ISpecification&lt;T&gt;, ganando en expresividad e intencion, y todo ello sin perder funcionalidad.</text:p>
        </text:list-item>
        <text:list-item>
          <text:p text:style-name="P75">Hemos aislado la implementacion de las clases AndSpecification&lt;T&gt;, OrSpecification&lt;T&gt; y NotSpecification&lt;T&gt; y les hemos aplicado BDD.</text:p>
        </text:list-item>
        <text:list-item>
          <text:p text:style-name="P75">Hemos aplicado tanto el SRP (Single Responsability Principle) como el OCP (Open-Closed Principle) al desarrollo realizado hasta ahora (aunque hayamos hecho especial incapie en ello):</text:p>
          <text:list>
            <text:list-item>
              <text:p text:style-name="P75">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75">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75">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6700531" text:style-name="L10">
        <text:list-item>
          <text:p text:style-name="P76">Encapsular la creacion de las clases And/Or/NotSpecification&lt;T&gt; para disponer de los metodos asociados a ISpecification&lt;T&gt;:</text:p>
          <text:p text:style-name="P76"/>
          <text:p text:style-name="P122"><text:soft-page-break/><text:span text:style-name="T16">public</text:span><text:span text:style-name="T31"> </text:span><text:span text:style-name="T44">ISpecification</text:span><text:span text:style-name="T31">&lt;T&gt; and(</text:span><text:span text:style-name="T44">ISpecification</text:span><text:span text:style-name="T31">&lt;T&gt; the_other)</text:span></text:p>
          <text:p text:style-name="P122"><text:span text:style-name="T16">public</text:span><text:span text:style-name="T31"> </text:span><text:span text:style-name="T44">ISpecification</text:span><text:span text:style-name="T31">&lt;T&gt; or(</text:span><text:span text:style-name="T44">ISpecification</text:span><text:span text:style-name="T31">&lt;T&gt; the_other)</text:span></text:p>
          <text:p text:style-name="P122"><text:span text:style-name="T16">public</text:span><text:span text:style-name="T31"> </text:span><text:span text:style-name="T44">ISpecification</text:span><text:span text:style-name="T31">&lt;T&gt; not()</text:span></text:p>
        </text:list-item>
      </text:list>
      <text:list xml:id="list38489381" text:continue-list="list36688565" text:style-name="L9">
        <text:list-header>
          <text:p text:style-name="P75"/>
          <text:p text:style-name="P75">ya que antes se ocupaba de ello la clase abstracta Specification&lt;T&gt;, y en algun sitio necesitamos poner los:</text:p>
          <text:p text:style-name="P75"/>
          <text:p text:style-name="P123"><text:span text:style-name="T16">new</text:span><text:span text:style-name="T31"> </text:span><text:span text:style-name="T54">AndSpecification</text:span><text:span text:style-name="T31">&lt;T&gt;(</text:span><text:span text:style-name="T16">this</text:span><text:span text:style-name="T31">, the_other);</text:span></text:p>
          <text:p text:style-name="P123"><text:span text:style-name="T16">new</text:span><text:span text:style-name="T31"> </text:span><text:span text:style-name="T54">OrSpecification</text:span><text:span text:style-name="T31">&lt;T&gt;(</text:span><text:span text:style-name="T16">this</text:span><text:span text:style-name="T31">, the_other);</text:span></text:p>
          <text:p text:style-name="P123"><text:span text:style-name="T16">new</text:span><text:span text:style-name="T31"> </text:span><text:span text:style-name="T54">NotSpecification</text:span><text:span text:style-name="T31">&lt;T&gt;(</text:span><text:span text:style-name="T16">this</text:span><text:span text:style-name="T31">);</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4">Implementando el metodo and()</text:span><text:span text:style-name="T2">:</text:span></text:p>
      <text:list xml:id="list38486945" text:continue-numbering="true" text:style-name="L9">
        <text:list-header>
          <text:p text:style-name="P75"/>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10">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4">static</text:span><text:span text:style-name="T28"> </text:span><text:span text:style-name="T14">public</text:span><text:span text:style-name="T28"> </text:span><text:span text:style-name="T14">class</text:span><text:span text:style-name="T28"> </text:span><text:span text:style-name="T52">SpecificationExtensions</text:span></text:p>
      <text:p text:style-name="P23">{</text:p>
      <text:p text:style-name="P39"><text:span text:style-name="T28"><text:s text:c="4"/></text:span><text:span text:style-name="T14">static</text:span><text:span text:style-name="T28"> </text:span><text:span text:style-name="T14">public</text:span><text:span text:style-name="T28"> </text:span><text:span text:style-name="T42">ISpecification</text:span><text:span text:style-name="T28">&lt;T&gt; and&lt;T&gt;(</text:span><text:span text:style-name="T14">this</text:span><text:span text:style-name="T28"> </text:span><text:span text:style-name="T42">ISpecification</text:span><text:span text:style-name="T28">&lt;T&gt; left_side, </text:span></text:p>
      <text:p text:style-name="P39"><text:span text:style-name="T28"><text:s text:c="43"/></text:span><text:span text:style-name="T42">ISpecification</text:span><text:span text:style-name="T28">&lt;T&gt; right_side) {}</text:span></text:p>
      <text:p text:style-name="P23">}</text:p>
      <text:p text:style-name="P5"/>
      <text:p text:style-name="P5">La implementacion tal y como prometimos nos ocupa una sola linea:</text:p>
      <text:p text:style-name="P5"/>
      <text:p text:style-name="P15"><text:span text:style-name="T14">return</text:span><text:span text:style-name="T28"> </text:span><text:span text:style-name="T14">new</text:span><text:span text:style-name="T28"> </text:span><text:span text:style-name="T52">AndSpecification</text:span><text:span text:style-name="T28">&lt;T&gt;(left_side, right_side);</text:span></text:p>
      <text:p text:style-name="P5"/>
      <text:p text:style-name="P5"><text:span text:style-name="T10">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4">static</text:span><text:span text:style-name="T28"> </text:span><text:span text:style-name="T14">public</text:span><text:span text:style-name="T28"> </text:span><text:span text:style-name="T14">class</text:span><text:span text:style-name="T28"> </text:span><text:span text:style-name="T52">SpecificationExtensions</text:span></text:p>
      <text:p text:style-name="P23">{</text:p>
      <text:p text:style-name="P39"><text:span text:style-name="T28"><text:s text:c="4"/></text:span><text:span text:style-name="T14">static</text:span><text:span text:style-name="T28"> </text:span><text:span text:style-name="T14">public</text:span><text:span text:style-name="T28"> </text:span><text:span text:style-name="T42">ISpecification</text:span><text:span text:style-name="T28">&lt;T&gt; and&lt;T&gt;(</text:span><text:span text:style-name="T14">this</text:span><text:span text:style-name="T28"> </text:span><text:span text:style-name="T42">ISpecification</text:span><text:span text:style-name="T28">&lt;T&gt; left_side, </text:span></text:p>
      <text:p text:style-name="P39"><text:span text:style-name="T28"><text:s text:c="43"/></text:span><text:span text:style-name="T42">ISpecification</text:span><text:span text:style-name="T28">&lt;T&gt; right_side)</text:span></text:p>
      <text:p text:style-name="P23"><text:s text:c="4"/>{</text:p>
      <text:p text:style-name="P39"><text:soft-page-break/><text:span text:style-name="T28"><text:s text:c="8"/></text:span><text:span text:style-name="T14">return</text:span><text:span text:style-name="T28"> </text:span><text:span text:style-name="T14">new</text:span><text:span text:style-name="T28"> </text:span><text:span text:style-name="T52">AndSpecification</text:span><text:span text:style-name="T28">&lt;T&gt;(left_side, right_side);</text:span></text:p>
      <text:p text:style-name="P23"><text:s text:c="4"/>}</text:p>
      <text:p text:style-name="P23"/>
      <text:p text:style-name="P39"><text:span text:style-name="T28"><text:s text:c="4"/></text:span><text:span text:style-name="T14">static</text:span><text:span text:style-name="T28"> </text:span><text:span text:style-name="T14">public</text:span><text:span text:style-name="T28"> </text:span><text:span text:style-name="T42">ISpecification</text:span><text:span text:style-name="T28">&lt;T&gt; or&lt;T&gt;(</text:span><text:span text:style-name="T14">this</text:span><text:span text:style-name="T28"> </text:span><text:span text:style-name="T42">ISpecification</text:span><text:span text:style-name="T28">&lt;T&gt; left_side, </text:span></text:p>
      <text:p text:style-name="P39"><text:span text:style-name="T28"><text:s text:c="42"/></text:span><text:span text:style-name="T42">ISpecification</text:span><text:span text:style-name="T28">&lt;T&gt; right_side)</text:span></text:p>
      <text:p text:style-name="P23"><text:s text:c="4"/>{</text:p>
      <text:p text:style-name="P39"><text:span text:style-name="T28"><text:s text:c="8"/></text:span><text:span text:style-name="T14">return</text:span><text:span text:style-name="T28"> </text:span><text:span text:style-name="T14">new</text:span><text:span text:style-name="T28"> </text:span><text:span text:style-name="T52">OrSpecification</text:span><text:span text:style-name="T28">&lt;T&gt;(left_side, right_side); <text:s/></text:span></text:p>
      <text:p text:style-name="P23"><text:s text:c="4"/>}</text:p>
      <text:p text:style-name="P23"/>
      <text:p text:style-name="P39"><text:span text:style-name="T28"><text:s text:c="4"/></text:span><text:span text:style-name="T14">static</text:span><text:span text:style-name="T28"> </text:span><text:span text:style-name="T14">public</text:span><text:span text:style-name="T28"> </text:span><text:span text:style-name="T42">ISpecification</text:span><text:span text:style-name="T28">&lt;T&gt; not&lt;T&gt;(</text:span><text:span text:style-name="T14">this</text:span><text:span text:style-name="T28"> </text:span><text:span text:style-name="T42">ISpecification</text:span><text:span text:style-name="T28">&lt;T&gt; to_negate)</text:span></text:p>
      <text:p text:style-name="P23"><text:s text:c="4"/>{</text:p>
      <text:p text:style-name="P39"><text:span text:style-name="T28"><text:s text:c="8"/></text:span><text:span text:style-name="T14">return</text:span><text:span text:style-name="T28"> </text:span><text:span text:style-name="T14">new</text:span><text:span text:style-name="T28"> </text:span><text:span text:style-name="T52">NotSpecification</text:span><text:span text:style-name="T28">&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10">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pan text:style-name="T10">Usando DDD_Specification en general y SpecificationExtensions en concreto</text:span>:</text:p>
      <text:p text:style-name="P5"/>
      <text:p text:style-name="P5">TODO: buscar un ejemplo.</text:p>
      <text:p text:style-name="P5"/>
      <text:p text:style-name="P5"/>
      <text:p text:style-name="P5"/>
      <text:p text:style-name="P9"><text:span text:style-name="T66">AGGREGATE ROOT CARGO</text:span>:</text:p>
      <text:p text:style-name="P5"/>
      <text:p text:style-name="P5"><text:span text:style-name="T10">Descripcion inicial (Por encima)</text:span>:</text:p>
      <text:p text:style-name="P5"/>
      <text:p text:style-name="P5">Los objetos que entran en juego son los siguientes:</text:p>
      <text:p text:style-name="P5"/>
      <text:list xml:id="list36687479" text:style-name="L11">
        <text:list-item>
          <text:p text:style-name="P69">public class Cargo : IEntity&lt;Cargo&gt; – Aggregate Root. </text:p>
          <text:p text:style-name="P69"/>
          <text:p text:style-name="P69">Por composicion:</text:p>
          <text:list>
            <text:list-item>
              <text:p text:style-name="P69">TrackingID</text:p>
            </text:list-item>
            <text:list-item>
              <text:p text:style-name="P69">Location</text:p>
            </text:list-item>
            <text:list-item>
              <text:p text:style-name="P69">RouteSpecification</text:p>
            </text:list-item>
            <text:list-item>
              <text:p text:style-name="P69">Itinerary</text:p>
            </text:list-item>
            <text:list-item>
              <text:p text:style-name="P69">Delivery</text:p>
              <text:p text:style-name="P69"/>
            </text:list-item>
          </text:list>
        </text:list-item>
        <text:list-item>
          <text:p text:style-name="P69">public interface ICargoRepository</text:p>
        </text:list-item>
        <text:list-item>
          <text:p text:style-name="P69">public class Delivery : IValueObject&lt;Delivery&gt;</text:p>
        </text:list-item>
        <text:list-item>
          <text:p text:style-name="P69">public class HandlingActivity : IValueObject&lt;Delivery&gt;</text:p>
        </text:list-item>
        <text:list-item>
          <text:p text:style-name="P69">public class Itinerary : IValueObject&lt;Delivery&gt;</text:p>
        </text:list-item>
        <text:list-item>
          <text:p text:style-name="P69">public class Leg : IValueObject&lt;Leg&gt;</text:p>
        </text:list-item>
        <text:list-item>
          <text:p text:style-name="P69">public class RouteSpecification : ISpecification&lt;Itinerary&gt;, IvalueObject&lt;RouteSpecification&gt;</text:p>
        </text:list-item>
        <text:list-item>
          <text:p text:style-name="P69">public enum RoutingStatus : IValueObject&lt;RoutingStatus&gt;</text:p>
        </text:list-item>
        <text:list-item>
          <text:p text:style-name="P69">public class TrackingID : IValueObject&lt;TrackingID&gt;</text:p>
        </text:list-item>
        <text:list-item>
          <text:p text:style-name="P69">public enum TransportStatus : IValueObject&lt;TransportStatus&gt;</text:p>
        </text:list-item>
      </text:list>
      <text:p text:style-name="P5"/>
      <text:p text:style-name="P5">Es decir:</text:p>
      <text:p text:style-name="P5"><text:soft-page-break/></text:p>
      <text:list xml:id="list36678766" text:style-name="L12">
        <text:list-item>
          <text:p text:style-name="P70">1 Aggregate (Root)</text:p>
        </text:list-item>
        <text:list-item>
          <text:p text:style-name="P70">1 Interface (al Repository)</text:p>
        </text:list-item>
        <text:list-item>
          <text:p text:style-name="P70">8 Value Objects:</text:p>
          <text:list>
            <text:list-item>
              <text:p text:style-name="P70">1 Ispecification.</text:p>
            </text:list-item>
          </text:list>
        </text:list-item>
      </text:list>
      <text:p text:style-name="P5"/>
      <text:p text:style-name="P5"><text:span text:style-name="T10">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10">Cargo Aggregate Root – BDD_Spec inicial</text:span>:</text:p>
      <text:p text:style-name="P5"/>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8"><text:span text:style-name="T15">using</text:span><text:span text:style-name="T30"> System;</text:span></text:p>
      <text:p text:style-name="P39"><text:span text:style-name="T14">using</text:span><text:span text:style-name="T28"> dddsample.domain.shared;</text:span></text:p>
      <text:p text:style-name="P39"><text:span text:style-name="T14">using</text:span><text:span text:style-name="T28"> Machine.Specifications;</text:span></text:p>
      <text:p text:style-name="P39"><text:span text:style-name="T14">using</text:span><text:span text:style-name="T28"> Machine.Specifications.DevelopWithPassion.Rhino;</text:span></text:p>
      <text:p text:style-name="P39"><text:span text:style-name="T14">using</text:span><text:span text:style-name="T28">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4">namespace</text:span><text:span text:style-name="T28"> dddsample.specs.domain.model.cargo.aggregate</text:span></text:p>
      <text:p text:style-name="P5"/>
      <text:p text:style-name="P5">Una vez aclarado este "prerequisito" para que todo funcione correctamente, vamos con la BDD_Spec en si:</text:p>
      <text:p text:style-name="P5"/>
      <text:p text:style-name="P55"><text:span text:style-name="T26">public</text:span><text:span text:style-name="T38"> </text:span><text:span text:style-name="T26">abstract</text:span><text:span text:style-name="T38"> </text:span><text:span text:style-name="T26">class</text:span><text:span text:style-name="T38"> </text:span><text:span text:style-name="T61">concern_for_cargo</text:span><text:span text:style-name="T38"> : </text:span><text:span text:style-name="T61">Observes</text:span><text:span text:style-name="T38">&lt;</text:span><text:span text:style-name="T76">ICargo</text:span><text:span text:style-name="T38">, </text:span><text:span text:style-name="T76">Cargo</text:span><text:span text:style-name="T38">&gt; </text:span><text:span text:style-name="T37">{}</text:span></text:p>
      <text:p text:style-name="P5"/>
      <text:p text:style-name="P5">A traves de "Observes&lt;Contract, ClassUnderTest&gt;" dejamos claro que:</text:p>
      <text:p text:style-name="P5"/>
      <text:list xml:id="list36704649" text:style-name="L13">
        <text:list-item>
          <text:p text:style-name="P71">Nuestro SUT (System Under Test) va a ser de tipo ICargo.</text:p>
        </text:list-item>
        <text:list-item>
          <text:p text:style-name="P71">Estas BDD_Specs dirigen el diseño e implementacion de la clase Cargo que implementa la interface ICargo.</text:p>
        </text:list-item>
        <text:list-item>
          <text:p text:style-name="P71">Con la clase abstracta concern_for_cargo, proporcionamos a nuestras BDD_Specs de <text:soft-page-break/>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8"><text:span text:style-name="T15">public</text:span><text:span text:style-name="T30"> </text:span><text:span text:style-name="T15">interface</text:span><text:span text:style-name="T30"> </text:span><text:span text:style-name="T43">ICargo </text:span><text:span text:style-name="T28">{}</text:span></text:p>
      <text:p text:style-name="P5"/>
      <text:p text:style-name="P5">Con esto ya conseguimos que la referencia a ICargo en concern_for_cargo adquiera un color mas saludable:</text:p>
      <text:p text:style-name="P5"/>
      <text:p text:style-name="P38"><text:span text:style-name="T15">public</text:span><text:span text:style-name="T30"> </text:span><text:span text:style-name="T15">abstract</text:span><text:span text:style-name="T30"> </text:span><text:span text:style-name="T15">class</text:span><text:span text:style-name="T30"> </text:span><text:span text:style-name="T53">concern_for_cargo</text:span><text:span text:style-name="T30"> : </text:span><text:span text:style-name="T53">Observes</text:span><text:span text:style-name="T30">&lt;</text:span><text:span text:style-name="T43">ICargo</text:span><text:span text:style-name="T30">, </text:span><text:span text:style-name="T77">Cargo</text:span><text:span text:style-name="T30">&gt; {}</text:span></text:p>
      <text:p text:style-name="P5"/>
      <text:p text:style-name="P5">A continuacion debemos generar la clase Cargo y obligarla a que implemente la interface ICargo:</text:p>
      <text:p text:style-name="P5"/>
      <text:p text:style-name="P38"><text:span text:style-name="T15">public</text:span><text:span text:style-name="T30"> </text:span><text:span text:style-name="T15">class</text:span><text:span text:style-name="T30"> </text:span><text:span text:style-name="T53">Cargo</text:span><text:span text:style-name="T30"> : </text:span><text:span text:style-name="T43">ICargo </text:span><text:span text:style-name="T28">{}</text:span></text:p>
      <text:p text:style-name="P5"/>
      <text:p text:style-name="P5">De esa forma concern_for_cargo ya compilaria (nada de rojo):</text:p>
      <text:p text:style-name="P5"/>
      <text:p text:style-name="P38"><text:span text:style-name="T15">public</text:span><text:span text:style-name="T30"> </text:span><text:span text:style-name="T15">abstract</text:span><text:span text:style-name="T30"> </text:span><text:span text:style-name="T15">class</text:span><text:span text:style-name="T30"> </text:span><text:span text:style-name="T53">concern_for_cargo</text:span><text:span text:style-name="T30"> : </text:span><text:span text:style-name="T53">Observes</text:span><text:span text:style-name="T30">&lt;</text:span><text:span text:style-name="T43">ICargo</text:span><text:span text:style-name="T30">, </text:span><text:span text:style-name="T53">Cargo</text:span><text:span text:style-name="T30">&gt; {}</text:span></text:p>
      <text:p text:style-name="P5"/>
      <text:p text:style-name="P5">en directo contraste con el inicial:</text:p>
      <text:p text:style-name="P5"/>
      <text:p text:style-name="P55"><text:span text:style-name="T26">public</text:span><text:span text:style-name="T38"> </text:span><text:span text:style-name="T26">abstract</text:span><text:span text:style-name="T38"> </text:span><text:span text:style-name="T26">class</text:span><text:span text:style-name="T38"> </text:span><text:span text:style-name="T61">concern_for_cargo</text:span><text:span text:style-name="T38"> : </text:span><text:span text:style-name="T61">Observes</text:span><text:span text:style-name="T38">&lt;</text:span><text:span text:style-name="T76">ICargo</text:span><text:span text:style-name="T38">, </text:span><text:span text:style-name="T76">Cargo</text:span><text:span text:style-name="T38">&gt; {}</text:span></text:p>
      <text:p text:style-name="P5"/>
      <text:p text:style-name="P5"/>
      <text:p text:style-name="P5">Pero no se acaba aqui la cosa, ya que, sabemos que Cargo es una DDD_Entity, por lo que debe implementar (lanzando una excepcion que diga que no esta implementado) a su vez la interface IEntity&lt;T&gt;, por lo que acabariamos con algo asi:</text:p>
      <text:p text:style-name="P5"/>
      <text:p text:style-name="P38"><text:span text:style-name="T15">public</text:span><text:span text:style-name="T30"> </text:span><text:span text:style-name="T15">class</text:span><text:span text:style-name="T30"> </text:span><text:span text:style-name="T53">Cargo</text:span><text:span text:style-name="T30"> : </text:span><text:span text:style-name="T43">ICargo</text:span><text:span text:style-name="T30">, </text:span><text:span text:style-name="T43">IEntity</text:span><text:span text:style-name="T30">&lt;</text:span><text:span text:style-name="T53">Cargo</text:span><text:span text:style-name="T30">&gt;</text:span></text:p>
      <text:p text:style-name="P23">{</text:p>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74">:</text:span></text:p>
      <text:p text:style-name="P5"/>
      <text:p text:style-name="P44">When asked about its tracking identificator</text:p>
      <text:p text:style-name="P43">»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It</text:span><text:span text:style-name="T28"> should_provide_the_cargo_id = () =&gt; </text:span><text:span text:style-name="T78">result</text:span><text:span text:style-name="T28">.ShouldEqual(</text:span><text:span text:style-name="T78">tracking_id</text:span><text:span text:style-name="T28">);</text:span></text:p>
      <text:p text:style-name="P23">}</text:p>
      <text:p text:style-name="P5"/>
      <text:p text:style-name="P5">para eliminar el color rojo, basta con definir result y tracking_id:</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soft-page-break/>{</text:p>
      <text:p text:style-name="P39"><text:span text:style-name="T28"><text:s text:c="4"/></text:span><text:span text:style-name="T42">It</text:span><text:span text:style-name="T28"> should_provide_the_cargo_id = () =&gt; result.</text:span><text:span text:style-name="T78">ShouldEqual</text:span><text:span text:style-name="T28">(tracking_id);</text:span></text:p>
      <text:p text:style-name="P23"/>
      <text:p text:style-name="P39"><text:span text:style-name="T28"><text:s text:c="4"/></text:span><text:span text:style-name="T14">static</text:span><text:span text:style-name="T28"> </text:span><text:span text:style-name="T78">ITrackingId</text:span><text:span text:style-name="T28"> tracking_id;</text:span></text:p>
      <text:p text:style-name="P39"><text:span text:style-name="T28"><text:s text:c="4"/></text:span><text:span text:style-name="T14">static</text:span><text:span text:style-name="T28"> </text:span><text:span text:style-name="T78">ITrackingId</text:span><text:span text:style-name="T28"> result;</text:span></text:p>
      <text:p text:style-name="P23">}</text:p>
      <text:p text:style-name="P5"/>
      <text:p text:style-name="P5">pero esto a su vez nos genera mas codigo de color rojo que se resuelve definiendo la interface ITrackingId:</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3"/></text:span><text:span text:style-name="T42">It</text:span><text:span text:style-name="T28"> should_provide_the_cargo_id = () =&gt; result.ShouldEqual(tracking_id);</text:span></text:p>
      <text:p text:style-name="P23"/>
      <text:p text:style-name="P39"><text:span text:style-name="T28"><text:s text:c="3"/></text:span><text:span text:style-name="T14">static</text:span><text:span text:style-name="T28"> </text:span><text:span text:style-name="T42">ITrackingId</text:span><text:span text:style-name="T28"> tracking_id;</text:span></text:p>
      <text:p text:style-name="P39"><text:span text:style-name="T28"><text:s text:c="3"/></text:span><text:span text:style-name="T14">static</text:span><text:span text:style-name="T28"> </text:span><text:span text:style-name="T42">ITrackingId</text:span><text:span text:style-name="T28"> result;</text:span></text:p>
      <text:p text:style-name="P23">}</text:p>
      <text:p text:style-name="P23"/>
      <text:p text:style-name="P39"><text:span text:style-name="T14">public</text:span><text:span text:style-name="T28"> </text:span><text:span text:style-name="T14">interface</text:span><text:span text:style-name="T28"> </text:span><text:span text:style-name="T42">ITrackingId</text:span><text:span text:style-name="T28">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4">using</text:span><text:span text:style-name="T28"> System;</text:span></text:p>
      <text:p text:style-name="P39"><text:span text:style-name="T14">using</text:span><text:span text:style-name="T28"> dddsample.domain.model.cargo.aggregate;</text:span></text:p>
      <text:p text:style-name="P39"><text:span text:style-name="T14">using</text:span><text:span text:style-name="T28"> dddsample.domain.shared;</text:span></text:p>
      <text:p text:style-name="P39"><text:span text:style-name="T14">using</text:span><text:span text:style-name="T28"> Machine.Specifications;</text:span></text:p>
      <text:p text:style-name="P39"><text:span text:style-name="T14">using</text:span><text:span text:style-name="T28"> Machine.Specifications.DevelopWithPassion.Rhino;</text:span></text:p>
      <text:p text:style-name="P39"><text:span text:style-name="T14">using</text:span><text:span text:style-name="T28"> Rhino.Mocks;</text:span></text:p>
      <text:p text:style-name="P23"/>
      <text:p text:style-name="P39"><text:span text:style-name="T14">namespace</text:span><text:span text:style-name="T28"> dddsample.specs.domain.model.cargo.aggregate</text:span></text:p>
      <text:p text:style-name="P23">{</text:p>
      <text:p text:style-name="P39"><text:span text:style-name="T28"><text:s text:c="4"/></text:span><text:span text:style-name="T14">public</text:span><text:span text:style-name="T28"> </text:span><text:span text:style-name="T14">abstract</text:span><text:span text:style-name="T28"> </text:span><text:span text:style-name="T14">class</text:span><text:span text:style-name="T28"> </text:span><text:span text:style-name="T52">concern_for_cargo</text:span><text:span text:style-name="T28"> : </text:span><text:span text:style-name="T52">Observes</text:span><text:span text:style-name="T28">&lt;</text:span><text:span text:style-name="T42">ICargo</text:span><text:span text:style-name="T28">, </text:span><text:span text:style-name="T52">Cargo</text:span><text:span text:style-name="T28">&gt; {}</text:span></text:p>
      <text:p text:style-name="P23"/>
      <text:p text:style-name="P39"><text:span text:style-name="T28"><text:s text:c="4"/></text:span><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s text:c="4"/>{</text:p>
      <text:p text:style-name="P39"><text:span text:style-name="T28"><text:s text:c="8"/></text:span><text:span text:style-name="T42">It</text:span><text:span text:style-name="T28"> should_provide_the_cargo_id = () =&gt; result.ShouldEqual(tracking_id);</text:span></text:p>
      <text:p text:style-name="P23"/>
      <text:p text:style-name="P39"><text:span text:style-name="T28"><text:s text:c="8"/></text:span><text:span text:style-name="T14">static</text:span><text:span text:style-name="T28"> </text:span><text:span text:style-name="T42">ITrackingId</text:span><text:span text:style-name="T28"> tracking_id;</text:span></text:p>
      <text:p text:style-name="P39"><text:span text:style-name="T28"><text:s text:c="8"/></text:span><text:span text:style-name="T14">static</text:span><text:span text:style-name="T28"> </text:span><text:span text:style-name="T42">ITrackingId</text:span><text:span text:style-name="T28"> result;</text:span></text:p>
      <text:p text:style-name="P23"><text:s text:c="4"/>}</text:p>
      <text:p text:style-name="P23"/>
      <text:p text:style-name="P39"><text:span text:style-name="T28"><text:s text:c="4"/></text:span><text:span text:style-name="T14">public</text:span><text:span text:style-name="T28"> </text:span><text:span text:style-name="T14">interface</text:span><text:span text:style-name="T28"> </text:span><text:span text:style-name="T42">ICargo</text:span><text:span text:style-name="T28"> { }</text:span></text:p>
      <text:p text:style-name="P23"/>
      <text:p text:style-name="P39"><text:span text:style-name="T28"><text:s text:c="4"/></text:span><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s text:c="4"/>{</text:p>
      <text:p text:style-name="P39"><text:span text:style-name="T28"><text:s text:c="8"/></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8"/>{</text:p>
      <text:p text:style-name="P39"><text:span text:style-name="T28"><text:s text:c="12"/></text:span><text:span text:style-name="T14">throw</text:span><text:span text:style-name="T28"> </text:span><text:span text:style-name="T14">new</text:span><text:span text:style-name="T28"> </text:span><text:span text:style-name="T62">NotImplementedException</text:span><text:span text:style-name="T29">();</text:span></text:p>
      <text:p text:style-name="P24"><text:soft-page-break/><text:s text:c="8"/>}</text:p>
      <text:p text:style-name="P24"><text:s text:c="4"/>}</text:p>
      <text:p text:style-name="P24"/>
      <text:p text:style-name="P39"><text:span text:style-name="T29"><text:s text:c="4"/></text:span><text:span text:style-name="T18">public</text:span><text:span text:style-name="T29"> </text:span><text:span text:style-name="T18">interface</text:span><text:span text:style-name="T29"> </text:span><text:span text:style-name="T45">ITrackingId</text:span><text:span text:style-name="T29">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Because</text:span><text:span text:style-name="T28"> of = () =&gt; result = sut.</text:span><text:span text:style-name="T78">tracking_id</text:span><text:span text:style-name="T28">();</text:span></text:p>
      <text:p text:style-name="P23"/>
      <text:p text:style-name="P39"><text:span text:style-name="T28"><text:s text:c="4"/></text:span><text:span text:style-name="T42">It</text:span><text:span text:style-name="T28"> should_provide_the_cargo_id = () =&gt; result.ShouldEqual(tracking_id);</text:span></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TrackingId</text:span><text:span text:style-name="T28"> result;</text:span></text:p>
      <text:p text:style-name="P23">}</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4">public</text:span><text:span text:style-name="T28"> </text:span><text:span text:style-name="T14">interface</text:span><text:span text:style-name="T28"> </text:span><text:span text:style-name="T42">ICargo</text:span><text:span text:style-name="T28"> </text:span></text:p>
      <text:p text:style-name="P23">{</text:p>
      <text:p text:style-name="P39"><text:span text:style-name="T28"><text:s text:c="4"/></text:span><text:span text:style-name="T42">ITrackingId</text:span><text:span text:style-name="T28"> tracking_id();</text:span></text:p>
      <text:p text:style-name="P23">}</text:p>
      <text:p text:style-name="P5"/>
      <text:p text:style-name="P5">De esta forma se ha ido el color rojo de nuestra BDD_Spec:</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Because</text:span><text:span text:style-name="T28"> of = () =&gt; result = sut.tracking_id();</text:span></text:p>
      <text:p text:style-name="P23"/>
      <text:p text:style-name="P39"><text:span text:style-name="T28"><text:s text:c="4"/></text:span><text:span text:style-name="T42">It</text:span><text:span text:style-name="T28"> should_provide_the_cargo_id = () =&gt; result.ShouldEqual(tracking_id);</text:span></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TrackingId</text:span><text:span text:style-name="T28">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oft-page-break/><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TrackingId</text:span><text:span text:style-name="T29"> tracking_id()</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text:span><text:span text:style-name="T78">route_specification</text:span><text:span text:style-name="T28"> = the_dependency&lt;</text:span><text:span text:style-name="T78">IRouteSpecification</text:span><text:span text:style-name="T28">&gt;();</text:span></text:p>
      <text:p text:style-name="P23"><text:s text:c="4"/>};</text:p>
      <text:p text:style-name="P23"/>
      <text:p text:style-name="P39"><text:span text:style-name="T28"><text:s text:c="4"/></text:span><text:span text:style-name="T42">Because</text:span><text:span text:style-name="T28"> of = () =&gt; result = sut.tracking_id();</text:span></text:p>
      <text:p text:style-name="P23"/>
      <text:p text:style-name="P39"><text:span text:style-name="T28"><text:s text:c="4"/></text:span><text:span text:style-name="T42">It</text:span><text:span text:style-name="T28"> should_provide_the_cargo_id = () =&gt; result.ShouldEqual(tracking_id);</text:span></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TrackingId</text:span><text:span text:style-name="T28">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5">public</text:span><text:span text:style-name="T30"> </text:span><text:span text:style-name="T15">interface</text:span><text:span text:style-name="T30"> </text:span><text:span text:style-name="T43">IRouteSpecification </text:span><text:span text:style-name="T28">{}</text:span></text:p>
      <text:p text:style-name="P5"/>
      <text:p text:style-name="P5">y creamos el campo (field) route_specification del tipo IRouteSpecification:</text:p>
      <text:p text:style-name="P5"/>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text:s text:c="4"/>};</text:p>
      <text:p text:style-name="P23"/>
      <text:p text:style-name="P39"><text:span text:style-name="T28"><text:s text:c="4"/></text:span><text:span text:style-name="T42">Because</text:span><text:span text:style-name="T28"> of = () =&gt; result = sut.tracking_id();</text:span></text:p>
      <text:p text:style-name="P23"/>
      <text:p text:style-name="P39"><text:span text:style-name="T28"><text:s text:c="4"/></text:span><text:span text:style-name="T42">It</text:span><text:span text:style-name="T28"> should_provide_the_cargo_id = () =&gt; result.ShouldEqual(tracking_id);</text:span></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TrackingId</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soft-page-break/>}</text:p>
      <text:p text:style-name="P5"/>
      <text:p text:style-name="P5">y con esto finalizamos la BDD_Spec:</text:p>
      <text:p text:style-name="P5"/>
      <text:p text:style-name="P44">When asked about its tracking identificator</text:p>
      <text:p text:style-name="P45">»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TrackingId</text:span><text:span text:style-name="T29"> tracking_id()</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5"/>
      <text:p text:style-name="P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4">------ Test started: Assembly: dddsample.specs.dll ------</text:p>
      <text:p text:style-name="P43"/>
      <text:p text:style-name="P43">when asked about its tracking identificator</text:p>
      <text:p text:style-name="P43">» should provide the cargo id (FAIL)</text:p>
      <text:p text:style-name="P43"/>
      <text:p text:style-name="P43">Test 'should provide the cargo id'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Specs.cs(49,0): at dddsample.specs.domain.model.cargo.aggregate.Cargo.tracking_id()</text:p>
      <text:p text:style-name="P43"><text:tab/>domain\model\cargo.aggregate\CargoSpecs.cs(20,0): at dddsample.specs.domain.model.cargo.aggregate.when_asked_about_its_tracking_identificator.&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soft-page-break/><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3">when asked about its tracking identificator</text:p>
      <text:p text:style-name="P45">» should provide the cargo id (FAIL)</text:p>
      <text:p text:style-name="P5"/>
      <text:p text:style-name="P5">Dificil no notar ese (FAIL). Segundo:</text:p>
      <text:p text:style-name="P5"/>
      <text:p text:style-name="P45">Test 'should provide the cargo id' failed:</text:p>
      <text:p text:style-name="P5"/>
      <text:p text:style-name="P5">Sin comentarios. Tercero:</text:p>
      <text:p text:style-name="P5"/>
      <text:p text:style-name="P45">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39"><text:span text:style-name="T28"><text:s text:c="4"/></text:span><text:span text:style-name="T14">readonly</text:span><text:span text:style-name="T28"> </text:span><text:span text:style-name="T42">ITrackingId</text:span><text:span text:style-name="T28"> underlying_tracking_id;</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oft-page-break/><text:s text:c="4"/>}</text:p>
      <text:p text:style-name="P24"/>
      <text:p text:style-name="P39"><text:span text:style-name="T29"><text:s text:c="4"/></text:span><text:span text:style-name="T18">public</text:span><text:span text:style-name="T29"> </text:span><text:span text:style-name="T45">ITrackingId</text:span><text:span text:style-name="T29"> tracking_id()</text:span></text:p>
      <text:p text:style-name="P24"><text:s text:c="4"/>{</text:p>
      <text:p text:style-name="P39"><text:span text:style-name="T29"><text:s text:c="8"/></text:span><text:span text:style-name="T18">return</text:span><text:span text:style-name="T29"> </text:span><text:span text:style-name="T18">this</text:span><text:span text:style-name="T29">.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p>
      <text:p text:style-name="P39"><text:span text:style-name="T28"><text:s text:c="4"/></text:span><text:span text:style-name="T14">this</text:span><text:span text:style-name="T28">.</text:span><text:span text:style-name="T78">underlying_tracking_id</text:span><text:span text:style-name="T28">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42">ITrackingId</text:span><text:span text:style-name="T28"> underlying_tracking_id;</text:span></text:p>
      <text:p text:style-name="P5"/>
      <text:p text:style-name="P5">Una vez hecho esto, devolvemos el dato pedido:</text:p>
      <text:p text:style-name="P5"/>
      <text:p text:style-name="P15"><text:span text:style-name="T14">public</text:span><text:span text:style-name="T28"> </text:span><text:span text:style-name="T42">ITrackingId</text:span><text:span text:style-name="T28"> tracking_id()</text:span></text:p>
      <text:p text:style-name="P23">{</text:p>
      <text:p text:style-name="P39"><text:span text:style-name="T28"><text:s text:c="4"/></text:span><text:span text:style-name="T14">return</text:span><text:span text:style-name="T28"> </text:span><text:span text:style-name="T14">this</text:span><text:span text:style-name="T28">.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4">readonly</text:span><text:span text:style-name="T28"> </text:span><text:span text:style-name="T42">ITrackingId</text:span><text:span text:style-name="T28">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4">------ Test started: Assembly: dddsample.specs.dll ------</text:p>
      <text:p text:style-name="P43"/>
      <text:p text:style-name="P43">when asked about its tracking identificator</text:p>
      <text:p text:style-name="P43">» should provide the cargo id</text:p>
      <text:p text:style-name="P43"/>
      <text:p text:style-name="P43"/>
      <text:p text:style-name="P43">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36682609" text:style-name="L14">
        <text:list-item>
          <text:p text:style-name="P72">Deberia llamarnos la atencion que el constructor reciba dos parametros y solo use uno. Y lo mas increible es de todo compila y funciona. Esto dice mucho de la <text:soft-page-break/>potencia y flexibilidad del BDD, ya que te permite centrarte en una sola cosa a la vez.</text:p>
        </text:list-item>
        <text:list-item>
          <text:p text:style-name="P72">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72">¿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72"/>
          <text:list>
            <text:list-item>
              <text:p text:style-name="P72">Crear la BDD_Spec</text:p>
            </text:list-item>
            <text:list-item>
              <text:p text:style-name="P72">Diseñar</text:p>
            </text:list-item>
            <text:list-item>
              <text:p text:style-name="P72">Manejar las interacciones entre objetos y</text:p>
            </text:list-item>
            <text:list-item>
              <text:p text:style-name="P72">Finalmente implementar</text:p>
            </text:list-item>
          </text:list>
          <text:p text:style-name="P72"/>
          <text:p text:style-name="P72">desaparece y lo mas curioso es que pasas a sentir algo parecido cuando te encuentras con codigo fuente que no sigue el paradigma del BDD, o al menos dispone de una suite de tests bien diseñada.</text:p>
        </text:list-item>
        <text:list-item>
          <text:p text:style-name="P72"><text:s/></text:p>
        </text:list-item>
      </text:list>
      <text:p text:style-name="P5"/>
      <text:p text:style-name="P5">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3">When asked about its tracking identificator</text:p>
      <text:p text:style-name="P45">»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4">namespace</text:span><text:span text:style-name="T28">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8"><text:span text:style-name="T15">using</text:span><text:span text:style-name="T30"> System;</text:span></text:p>
      <text:p text:style-name="P39"><text:span text:style-name="T14">using</text:span><text:span text:style-name="T28"> dddsample.domain.shared;</text:span></text:p>
      <text:p text:style-name="P39"><text:span text:style-name="T14">using</text:span><text:span text:style-name="T28"> Machine.Specifications;</text:span></text:p>
      <text:p text:style-name="P39"><text:span text:style-name="T14">using</text:span><text:span text:style-name="T28"> Machine.Specifications.DevelopWithPassion.Rhino;</text:span></text:p>
      <text:p text:style-name="P16"><text:span text:style-name="T14">using</text:span><text:span text:style-name="T28"> Rhino.Mocks;</text:span></text:p>
      <text:p text:style-name="P5"/>
      <text:p text:style-name="P5">Todos han sido utilizados en esta primera BDD_Spec, excepto:</text:p>
      <text:p text:style-name="P5"/>
      <text:p text:style-name="P16"><text:span text:style-name="T14">using</text:span><text:span text:style-name="T28"> Rhino.Mocks;</text:span></text:p>
      <text:p text:style-name="P5"/>
      <text:p text:style-name="P5">que utilizaremos mas adelante.</text:p>
      <text:p text:style-name="P5"/>
      <text:p text:style-name="P5"><text:soft-page-break/>Ha llegado la hora de situar nuestras recien diseñandas clases e interfaces en su namespace correcto:</text:p>
      <text:p text:style-name="P5"/>
      <text:p text:style-name="P16"><text:span text:style-name="T14">namespace</text:span><text:span text:style-name="T28">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4">using</text:span><text:span text:style-name="T28">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64">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4">1 passed, 0 failed, 0 skipped, took 0,65 seconds (Machine.Specifications 0.3.0).</text:p>
      <text:p text:style-name="P5"/>
      <text:p text:style-name="P5">todo ha ido bien.</text:p>
      <text:p text:style-name="P5"/>
      <text:p text:style-name="P5">La siguente refactorizacion seria crear un fichero para cada clase e interface creada, de forma que podamos moverlos fisicamente a su sitio. Esto afectaria a:</text:p>
      <text:p text:style-name="P5"/>
      <text:list xml:id="list36695976" text:style-name="L15">
        <text:list-item>
          <text:p text:style-name="P73">ICargo</text:p>
        </text:list-item>
        <text:list-item>
          <text:p text:style-name="P73">Cargo</text:p>
        </text:list-item>
        <text:list-item>
          <text:p text:style-name="P73">ITrackingId</text:p>
        </text:list-item>
        <text:list-item>
          <text:p text:style-name="P73">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3">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5">odo el grueso del mensaje</text:span><text:span text:style-name="T3">" que "</text:span><text:span text:style-name="T5">carece de relevancia para nosotros</text:span><text:span text:style-name="T3">", nos encontramos con:</text:span></text:p>
      <text:p text:style-name="P5"><text:soft-page-break/></text:p>
      <text:p text:style-name="P43">Test 'should provide the cargo id' failed:</text:p>
      <text:p text:style-name="P45"><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5">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5">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74">:</text:span></text:p>
      <text:p text:style-name="P2"/>
      <text:p text:style-name="P2">Tal y como hicimos en la BDD_Spec anterior, empezamos por definir la Spec en texto:</text:p>
      <text:p text:style-name="P2"/>
      <text:p text:style-name="P43">When asked about its route specification</text:p>
      <text:p text:style-name="P47">» It should provide the route specification</text:p>
      <text:p text:style-name="P2"/>
      <text:p text:style-name="P2">y luego en codigo:</text:p>
      <text:p text:style-name="P2"/>
      <text:p text:style-name="P17"><text:span text:style-name="T20">public</text:span><text:span text:style-name="T33"> </text:span><text:span text:style-name="T20">class</text:span><text:span text:style-name="T33"> </text:span><text:span text:style-name="T56">when_asked_about_its_route_specification</text:span><text:span text:style-name="T33"> : </text:span><text:span text:style-name="T56">concern_for_cargo</text:span></text:p>
      <text:p text:style-name="P23">{</text:p>
      <text:p text:style-name="P39"><text:span text:style-name="T28"><text:s text:c="4"/></text:span><text:span text:style-name="T42">It</text:span><text:span text:style-name="T28"> should_provide_the_route_specification = () =&gt; </text:span></text:p>
      <text:p text:style-name="P39"><text:span text:style-name="T28"><text:s text:c="7"/></text:span><text:span text:style-name="T78">result</text:span><text:span text:style-name="T28">.ShouldEqual(</text:span><text:span text:style-name="T78">route_specification</text:span><text:span text:style-name="T28">);</text:span></text:p>
      <text:p text:style-name="P23">}</text:p>
      <text:p text:style-name="P2"/>
      <text:p text:style-name="P2">nuestro primer objetivo es arreglar el codigo de color rojo, por lo tanto, basta con que definamos dos campos (fields):</text:p>
      <text:p text:style-name="P2"/>
      <text:p text:style-name="P17"><text:span text:style-name="T20">public</text:span><text:span text:style-name="T33"> </text:span><text:span text:style-name="T20">class</text:span><text:span text:style-name="T33"> </text:span><text:span text:style-name="T56">when_asked_about_its_route_specification</text:span><text:span text:style-name="T33"> : </text:span><text:span text:style-name="T56">concern_for_cargo</text:span></text:p>
      <text:p text:style-name="P23">{</text:p>
      <text:p text:style-name="P39"><text:span text:style-name="T28"><text:s text:c="4"/></text:span><text:span text:style-name="T42">It</text:span><text:span text:style-name="T28"> should_provide_the_route_specification = () =&gt; </text:span></text:p>
      <text:p text:style-name="P23"><text:s text:c="7"/>result.ShouldEqual(route_specification);</text:p>
      <text:p text:style-name="P23"/>
      <text:p text:style-name="P39"><text:span text:style-name="T28"><text:s text:c="4"/></text:span><text:span text:style-name="T14">static</text:span><text:span text:style-name="T28"> </text:span><text:span text:style-name="T42">IRouteSpecification</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Esta claro cual es el objetivo, asi que vamos con el bloque BECAUSE:</text:p>
      <text:p text:style-name="P2"/>
      <text:p text:style-name="P17"><text:span text:style-name="T20">public</text:span><text:span text:style-name="T33"> </text:span><text:span text:style-name="T20">class</text:span><text:span text:style-name="T33"> </text:span><text:span text:style-name="T56">when_asked_about_its_route_specification</text:span><text:span text:style-name="T33"> : </text:span><text:span text:style-name="T56">concern_for_cargo</text:span></text:p>
      <text:p text:style-name="P23">{</text:p>
      <text:p text:style-name="P39"><text:span text:style-name="T28"><text:s text:c="4"/></text:span><text:span text:style-name="T42">Because</text:span><text:span text:style-name="T28"> of = () =&gt; result = sut.</text:span><text:span text:style-name="T78">route_specification</text:span><text:span text:style-name="T28">();</text:span></text:p>
      <text:p text:style-name="P23"/>
      <text:p text:style-name="P39"><text:span text:style-name="T28"><text:s text:c="4"/></text:span><text:span text:style-name="T42">It</text:span><text:span text:style-name="T28"> should_provide_the_route_specification = () =&gt; </text:span></text:p>
      <text:p text:style-name="P23"><text:s text:c="7"/>result.ShouldEqual(route_specification);</text:p>
      <text:p text:style-name="P23"/>
      <text:p text:style-name="P39"><text:span text:style-name="T28"><text:s text:c="4"/></text:span><text:span text:style-name="T14">static</text:span><text:span text:style-name="T28"> </text:span><text:span text:style-name="T42">IRouteSpecification</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text:soft-page-break/>Para poder arreglar el codigo de color rojo, necesitamos añadir un nuevo metodo a la interface ICargo, y a continuacion implementar su esqueleto (devolviendo un excepcion) en el DDD_Aggregate_Root Cargo.</text:p>
      <text:p text:style-name="P2"/>
      <text:p text:style-name="P17"><text:span text:style-name="T20">public</text:span><text:span text:style-name="T33"> </text:span><text:span text:style-name="T20">interface</text:span><text:span text:style-name="T33"> </text:span><text:span text:style-name="T46">ICargo</text:span></text:p>
      <text:p text:style-name="P23">{</text:p>
      <text:p text:style-name="P39"><text:span text:style-name="T28"><text:s text:c="4"/></text:span><text:span text:style-name="T42">ITrackingId</text:span><text:span text:style-name="T28"> tracking_id();</text:span></text:p>
      <text:p text:style-name="P39"><text:span text:style-name="T28"><text:s text:c="4"/></text:span><text:span text:style-name="T42">IRouteSpecification</text:span><text:span text:style-name="T28"> route_specification();</text:span></text:p>
      <text:p text:style-name="P23">}</text:p>
      <text:p text:style-name="P2"/>
      <text:p text:style-name="P2"/>
      <text:p text:style-name="P17"><text:span text:style-name="T20">public</text:span><text:span text:style-name="T33"> </text:span><text:span text:style-name="T20">class</text:span><text:span text:style-name="T33"> </text:span><text:span text:style-name="T56">Cargo</text:span><text:span text:style-name="T33"> : </text:span><text:span text:style-name="T46">ICargo</text:span><text:span text:style-name="T33">, </text:span><text:span text:style-name="T46">IEntity</text:span><text:span text:style-name="T33">&lt;</text:span><text:span text:style-name="T56">Cargo</text:span><text:span text:style-name="T33">&gt;</text:span></text:p>
      <text:p text:style-name="P23">{</text:p>
      <text:p text:style-name="P39"><text:span text:style-name="T28"><text:s text:c="4"/></text:span><text:span text:style-name="T14">readonly</text:span><text:span text:style-name="T28"> </text:span><text:span text:style-name="T42">ITrackingId</text:span><text:span text:style-name="T28"> underlying_tracking_id;</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TrackingId</text:span><text:span text:style-name="T29"> tracking_id()</text:span></text:p>
      <text:p text:style-name="P24"><text:s text:c="4"/>{</text:p>
      <text:p text:style-name="P39"><text:span text:style-name="T29"><text:s text:c="8"/></text:span><text:span text:style-name="T18">return</text:span><text:span text:style-name="T29"> </text:span><text:span text:style-name="T18">this</text:span><text:span text:style-name="T29">.underlying_tracking_id;</text:span></text:p>
      <text:p text:style-name="P24"><text:s text:c="4"/>}</text:p>
      <text:p text:style-name="P24"/>
      <text:p text:style-name="P39"><text:span text:style-name="T29"><text:s text:c="4"/></text:span><text:span text:style-name="T18">public</text:span><text:span text:style-name="T29"> </text:span><text:span text:style-name="T45">IRouteSpecification</text:span><text:span text:style-name="T29"> route_specification()</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74">:</text:span></text:p>
      <text:p text:style-name="P2"/>
      <text:p text:style-name="P2">Voy a detallar cual es el flujo de trabajo de esta ultima adicion de codigo:</text:p>
      <text:p text:style-name="P2"/>
      <text:p text:style-name="P2">Partimos de </text:p>
      <text:p text:style-name="P2"/>
      <text:p text:style-name="P17"><text:span text:style-name="T20">public</text:span><text:span text:style-name="T33"> </text:span><text:span text:style-name="T20">class</text:span><text:span text:style-name="T33"> </text:span><text:span text:style-name="T56">when_asked_about_its_route_specification</text:span><text:span text:style-name="T33"> : </text:span><text:span text:style-name="T56">concern_for_cargo</text:span></text:p>
      <text:p text:style-name="P23">{</text:p>
      <text:p text:style-name="P39"><text:span text:style-name="T28"><text:s text:c="4"/></text:span><text:span text:style-name="T42">Because</text:span><text:span text:style-name="T28"> of = () =&gt; result = sut.</text:span><text:span text:style-name="T78">route_specification</text:span><text:span text:style-name="T28">();</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text:soft-page-break/></text:p>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6">IRouteSpecification</text:span><text:span text:style-name="T33">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
      <text:p text:style-name="P17"><text:span text:style-name="T20">public</text:span><text:span text:style-name="T33"> </text:span><text:span text:style-name="T46">IRouteSpecification</text:span><text:span text:style-name="T33"> route_specification()</text:span></text:p>
      <text:p text:style-name="P23">{</text:p>
      <text:p text:style-name="P39"><text:span text:style-name="T28"><text:s text:c="4"/></text:span><text:span text:style-name="T14">throw</text:span><text:span text:style-name="T28"> </text:span><text:span text:style-name="T14">new</text:span><text:span text:style-name="T28"> </text:span><text:span text:style-name="T62">NotImplementedException</text:span><text:span text:style-name="T29">();</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74">En el menu tecleamos en mayusculas las iniciales mayusculas de </text:span>C<text:span text:style-name="T74">argo</text:span>S<text:span text:style-name="T74">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text:soft-page-break/></text:p>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33">sut.</text:span><text:span text:style-name="T79">route_specification</text:span><text:span text:style-name="T33">();</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
      <text:p text:style-name="P17"><text:span text:style-name="T20">public</text:span><text:span text:style-name="T33"> </text:span><text:span text:style-name="T20">class</text:span><text:span text:style-name="T33"> </text:span><text:span text:style-name="T56">when_asked_about_its_route_specification</text:span><text:span text:style-name="T33"> : </text:span><text:span text:style-name="T56">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ext:span><text:span text:style-name="T78">tracking_id</text:span><text:span text:style-name="T28">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text:s text:c="4"/>};</text:p>
      <text:p text:style-name="P23"/>
      <text:p text:style-name="P39"><text:span text:style-name="T28"><text:s text:c="4"/></text:span><text:span text:style-name="T42">Because</text:span><text:span text:style-name="T28"> of = () =&gt; result = sut.route_specification();</text:span></text:p>
      <text:p text:style-name="P23"/>
      <text:p text:style-name="P39"><text:span text:style-name="T28"><text:s text:c="4"/></text:span><text:span text:style-name="T42">It</text:span><text:span text:style-name="T28"> should_provide_the_route_specification = () =&gt; </text:span></text:p>
      <text:p text:style-name="P23"><text:s text:c="7"/>result.ShouldEqual(route_specification);</text:p>
      <text:p text:style-name="P23"/>
      <text:p text:style-name="P39"><text:span text:style-name="T28"><text:s text:c="4"/></text:span><text:span text:style-name="T14">static</text:span><text:span text:style-name="T28"> </text:span><text:span text:style-name="T42">IRouteSpecification</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20">public</text:span><text:span text:style-name="T33"> </text:span><text:span text:style-name="T20">class</text:span><text:span text:style-name="T33"> </text:span><text:span text:style-name="T56">when_asked_about_its_route_specification</text:span><text:span text:style-name="T33"> : </text:span><text:span text:style-name="T56">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text:s text:c="4"/>};</text:p>
      <text:p text:style-name="P23"/>
      <text:p text:style-name="P39"><text:span text:style-name="T28"><text:s text:c="4"/></text:span><text:span text:style-name="T42">Because</text:span><text:span text:style-name="T28"> of = () =&gt; result = sut.route_specification();</text:span></text:p>
      <text:p text:style-name="P23"/>
      <text:p text:style-name="P39"><text:span text:style-name="T28"><text:s text:c="4"/></text:span><text:span text:style-name="T42">It</text:span><text:span text:style-name="T28"> should_provide_the_route_specification = () =&gt; </text:span></text:p>
      <text:p text:style-name="P23"><text:s text:c="7"/>result.ShouldEqual(route_specification);</text:p>
      <text:p text:style-name="P23"/>
      <text:p text:style-name="P39"><text:span text:style-name="T28"><text:s text:c="4"/></text:span><text:span text:style-name="T14">static</text:span><text:span text:style-name="T28"> </text:span><text:span text:style-name="T42">IRouteSpecification</text:span><text:span text:style-name="T28"> result;</text:span></text:p>
      <text:p text:style-name="P39"><text:soft-page-break/><text:span text:style-name="T28"><text:s text:c="4"/></text:span><text:span text:style-name="T14">static</text:span><text:span text:style-name="T28"> </text:span><text:span text:style-name="T42">IRouteSpecification</text:span><text:span text:style-name="T28"> route_specification;</text:span></text:p>
      <text:p text:style-name="P39"><text:span text:style-name="T28"><text:s text:c="4"/></text:span><text:span text:style-name="T14">static</text:span><text:span text:style-name="T28"> </text:span><text:span text:style-name="T42">ITrackingId</text:span><text:span text:style-name="T28">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 (FAIL)</text:p>
      <text:p text:style-name="P43"/>
      <text:p text:style-name="P43"/>
      <text:p text:style-name="P43">Test 'should provide the route specifi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27,0): at dddsample.domain.model.cargo.aggregate.Cargo.route_specification()</text:p>
      <text:p text:style-name="P43"><text:tab/>domain\model\cargo.aggregate\CargoSpecs.cs(36,0): at dddsample.specs.domain.model.cargo.aggregate.when_asked_about_its_route_specification.&lt;.ctor&gt;b__1()</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20">public</text:span><text:span text:style-name="T33"> </text:span><text:span text:style-name="T20">class</text:span><text:span text:style-name="T33"> </text:span><text:span text:style-name="T56">Cargo</text:span><text:span text:style-name="T33"> : </text:span><text:span text:style-name="T46">ICargo</text:span><text:span text:style-name="T33">, </text:span><text:span text:style-name="T46">IEntity</text:span><text:span text:style-name="T33">&lt;</text:span><text:span text:style-name="T56">Cargo</text:span><text:span text:style-name="T33">&gt;</text:span></text:p>
      <text:p text:style-name="P23"><text:s text:c="4"/>{</text:p>
      <text:p text:style-name="P39"><text:span text:style-name="T28"><text:s text:c="8"/></text:span><text:span text:style-name="T14">readonly</text:span><text:span text:style-name="T28"> </text:span><text:span text:style-name="T42">ITrackingId</text:span><text:span text:style-name="T28"> underlying_tracking_id;</text:span></text:p>
      <text:p text:style-name="P39"><text:span text:style-name="T28"><text:s text:c="8"/></text:span><text:span text:style-name="T14">readonly</text:span><text:span text:style-name="T28"> </text:span><text:span text:style-name="T42">IRouteSpecification</text:span><text:span text:style-name="T28"> underlying_route_specification;</text:span></text:p>
      <text:p text:style-name="P23"/>
      <text:p text:style-name="P39"><text:span text:style-name="T28"><text:s text:c="8"/></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8"/>{</text:p>
      <text:p text:style-name="P39"><text:span text:style-name="T28"><text:s text:c="12"/></text:span><text:span text:style-name="T14">this</text:span><text:span text:style-name="T28">.underlying_tracking_id = tracking_id;</text:span></text:p>
      <text:p text:style-name="P39"><text:span text:style-name="T28"><text:s text:c="12"/></text:span><text:span text:style-name="T14">this</text:span><text:span text:style-name="T28">.underlying_route_specification = route_specification;</text:span></text:p>
      <text:p text:style-name="P23"><text:soft-page-break/><text:s text:c="8"/>}</text:p>
      <text:p text:style-name="P23"/>
      <text:p text:style-name="P39"><text:span text:style-name="T28"><text:s text:c="8"/></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8"/>{</text:p>
      <text:p text:style-name="P39"><text:span text:style-name="T28"><text:s text:c="12"/></text:span><text:span text:style-name="T14">throw</text:span><text:span text:style-name="T28"> </text:span><text:span text:style-name="T14">new</text:span><text:span text:style-name="T28"> </text:span><text:span text:style-name="T62">NotImplementedException</text:span><text:span text:style-name="T29">();</text:span></text:p>
      <text:p text:style-name="P24"><text:s text:c="8"/>}</text:p>
      <text:p text:style-name="P24"/>
      <text:p text:style-name="P39"><text:span text:style-name="T29"><text:s text:c="8"/></text:span><text:span text:style-name="T18">public</text:span><text:span text:style-name="T29"> </text:span><text:span text:style-name="T45">ITrackingId</text:span><text:span text:style-name="T29"> tracking_id()</text:span></text:p>
      <text:p text:style-name="P24"><text:s text:c="8"/>{</text:p>
      <text:p text:style-name="P39"><text:span text:style-name="T29"><text:s text:c="12"/></text:span><text:span text:style-name="T18">return</text:span><text:span text:style-name="T29"> </text:span><text:span text:style-name="T18">this</text:span><text:span text:style-name="T29">.underlying_tracking_id;</text:span></text:p>
      <text:p text:style-name="P24"><text:s text:c="8"/>}</text:p>
      <text:p text:style-name="P24"/>
      <text:p text:style-name="P39"><text:span text:style-name="T29"><text:s text:c="8"/></text:span><text:span text:style-name="T18">public</text:span><text:span text:style-name="T29"> </text:span><text:span text:style-name="T45">IRouteSpecification</text:span><text:span text:style-name="T29"> route_specification()</text:span></text:p>
      <text:p text:style-name="P24"><text:s text:c="8"/>{</text:p>
      <text:p text:style-name="P39"><text:span text:style-name="T29"><text:s text:c="12"/></text:span><text:span text:style-name="T18">return</text:span><text:span text:style-name="T29"> </text:span><text:span text:style-name="T18">this</text:span><text:span text:style-name="T29">.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
      <text:p text:style-name="P43">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74">:</text:span></text:p>
      <text:p text:style-name="P2"/>
      <text:p text:style-name="P2">Esta BDD_Spec es mas interesante, ya que vamos a tener dos bloques IT, ademas de otros sustos.</text:p>
      <text:p text:style-name="P2"/>
      <text:p text:style-name="P43">When asked about its origin location</text:p>
      <text:p text:style-name="P43">» It should provide the origin location</text:p>
      <text:p text:style-name="P47">» It should leverage the route specification origin location</text:p>
      <text:p text:style-name="P2"/>
      <text:p text:style-name="P2">En codigo:</text:p>
      <text:p text:style-name="P2"/>
      <text:p text:style-name="P13"><text:span text:style-name="T14">public</text:span><text:span text:style-name="T28"> </text:span><text:span text:style-name="T14">class</text:span><text:span text:style-name="T28"> </text:span><text:span text:style-name="T52">when_asked_about_its_origin_location</text:span><text:span text:style-name="T28"> : </text:span><text:span text:style-name="T52">concern_for_cargo</text:span></text:p>
      <text:p text:style-name="P23">{</text:p>
      <text:p text:style-name="P39"><text:span text:style-name="T28"><text:s text:c="4"/></text:span><text:span text:style-name="T42">It</text:span><text:span text:style-name="T28"> should_provide_the_origin_location = () =&gt; </text:span></text:p>
      <text:p text:style-name="P39"><text:span text:style-name="T28"><text:s text:c="7"/></text:span><text:span text:style-name="T78">result</text:span><text:span text:style-name="T28">.ShouldEqual(</text:span><text:span text:style-name="T78">the_origin_location</text:span><text:span text:style-name="T28">);</text:span></text:p>
      <text:p text:style-name="P23"/>
      <text:p text:style-name="P39"><text:span text:style-name="T28"><text:s text:c="4"/></text:span><text:span text:style-name="T42">It</text:span><text:span text:style-name="T28"> should_leverage_the_route_specification_origin_location = () =&gt; </text:span></text:p>
      <text:p text:style-name="P39"><text:span text:style-name="T28"><text:s text:c="7"/></text:span><text:span text:style-name="T78">route_specification</text:span><text:span text:style-name="T28">.received(x =&gt; x.</text:span><text:span text:style-name="T78">origin</text:span><text:span text:style-name="T28">());</text:span></text:p>
      <text:p text:style-name="P23"><text:s text:c="4"/>}</text:p>
      <text:p text:style-name="P2"/>
      <text:p text:style-name="P2">A por el codigo rojo. Esta vez la reaccion en cadena es un poco mas profunda:</text:p>
      <text:p text:style-name="P2"/>
      <text:p text:style-name="P13"><text:span text:style-name="T14">public</text:span><text:span text:style-name="T28"> </text:span><text:span text:style-name="T14">class</text:span><text:span text:style-name="T28"> </text:span><text:span text:style-name="T52">when_asked_about_its_origin_location</text:span><text:span text:style-name="T28"> : </text:span><text:span text:style-name="T52">concern_for_cargo</text:span></text:p>
      <text:p text:style-name="P23">{</text:p>
      <text:p text:style-name="P39"><text:span text:style-name="T28"><text:s text:c="4"/></text:span><text:span text:style-name="T42">It</text:span><text:span text:style-name="T28"> should_provide_the_origin_location = () =&gt; </text:span></text:p>
      <text:p text:style-name="P39"><text:span text:style-name="T28"><text:s text:c="7"/>result.</text:span><text:span text:style-name="T78">ShouldEqual</text:span><text:span text:style-name="T28">(the_origin_location);</text:span></text:p>
      <text:p text:style-name="P23"><text:soft-page-break/></text:p>
      <text:p text:style-name="P39"><text:span text:style-name="T28"><text:s text:c="4"/></text:span><text:span text:style-name="T42">It</text:span><text:span text:style-name="T28"> should_leverage_the_route_specification_origin_location = () =&gt; </text:span></text:p>
      <text:p text:style-name="P23"><text:s text:c="7"/>route_specification.received(x =&gt; x.origin());</text:p>
      <text:p text:style-name="P23"/>
      <text:p text:style-name="P39"><text:span text:style-name="T28"><text:s text:c="4"/></text:span><text:span text:style-name="T14">static</text:span><text:span text:style-name="T28"> </text:span><text:span text:style-name="T78">ILocation</text:span><text:span text:style-name="T28"> the_origin_location;</text:span></text:p>
      <text:p text:style-name="P39"><text:span text:style-name="T28"><text:s text:c="4"/></text:span><text:span text:style-name="T14">static</text:span><text:span text:style-name="T28"> </text:span><text:span text:style-name="T78">ILocation</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Ademas, para poder solucionar la parte relativa a x.origin(), hemos tenido que hacer:</text:p>
      <text:p text:style-name="P2"/>
      <text:p text:style-name="P13"><text:span text:style-name="T14">public</text:span><text:span text:style-name="T28"> </text:span><text:span text:style-name="T14">interface</text:span><text:span text:style-name="T28"> </text:span><text:span text:style-name="T42">IRouteSpecification</text:span></text:p>
      <text:p text:style-name="P23">{</text:p>
      <text:p text:style-name="P39"><text:span text:style-name="T28"><text:s text:c="4"/></text:span><text:span text:style-name="T78">ILocation</text:span><text:span text:style-name="T28"> origin();</text:span></text:p>
      <text:p text:style-name="P23">}</text:p>
      <text:p text:style-name="P2"/>
      <text:p text:style-name="P2">El codigo grita la necesidad de:</text:p>
      <text:p text:style-name="P2"/>
      <text:p text:style-name="P19"><text:span text:style-name="T16">public</text:span><text:span text:style-name="T31"> </text:span><text:span text:style-name="T16">interface</text:span><text:span text:style-name="T31"> </text:span><text:span text:style-name="T44">ILocation </text:span><text:span text:style-name="T28">{}</text:span></text:p>
      <text:p text:style-name="P2"/>
      <text:p text:style-name="P2">que situamos inmediatamente en su fichero correspondiente y en su namespace adecuado:</text:p>
      <text:p text:style-name="P2"/>
      <text:p text:style-name="P13"><text:span text:style-name="T14">namespace</text:span><text:span text:style-name="T28"> dddsample.domain.model.cargo.aggregate</text:span></text:p>
      <text:p text:style-name="P23">{</text:p>
      <text:p text:style-name="P39"><text:span text:style-name="T28"><text:s text:c="4"/></text:span><text:span text:style-name="T14">public</text:span><text:span text:style-name="T28"> </text:span><text:span text:style-name="T14">interface</text:span><text:span text:style-name="T28"> </text:span><text:span text:style-name="T42">ILocation </text:span><text:span text:style-name="T28">{}</text:span></text:p>
      <text:p text:style-name="P23">}</text:p>
      <text:p text:style-name="P2"/>
      <text:p text:style-name="P2">Con esto arreglamos todo el codigo rojo.</text:p>
      <text:p text:style-name="P2"/>
      <text:p text:style-name="P2">Continuamos con la causa que va a provocar que todo esto ocurra (bloque BECAUSE), nuestro diseño:</text:p>
      <text:p text:style-name="P2"/>
      <text:p text:style-name="P13"><text:span text:style-name="T14">public</text:span><text:span text:style-name="T28"> </text:span><text:span text:style-name="T14">class</text:span><text:span text:style-name="T28"> </text:span><text:span text:style-name="T52">when_asked_about_its_origin_location</text:span><text:span text:style-name="T28"> : </text:span><text:span text:style-name="T52">concern_for_cargo</text:span></text:p>
      <text:p text:style-name="P23">{</text:p>
      <text:p text:style-name="P39"><text:span text:style-name="T28"><text:s text:c="4"/></text:span><text:span text:style-name="T42">Because</text:span><text:span text:style-name="T28"> of = () =&gt; result = sut.</text:span><text:span text:style-name="T78">origin_location</text:span><text:span text:style-name="T28">();</text:span></text:p>
      <text:p text:style-name="P23"/>
      <text:p text:style-name="P39"><text:span text:style-name="T28"><text:s text:c="4"/></text:span><text:span text:style-name="T42">It</text:span><text:span text:style-name="T28"> should_provide_the_origin_location = () =&gt; </text:span></text:p>
      <text:p text:style-name="P23"><text:s text:c="7"/>result.ShouldEqual(the_origin_location);</text:p>
      <text:p text:style-name="P23"/>
      <text:p text:style-name="P39"><text:span text:style-name="T28"><text:s text:c="4"/></text:span><text:span text:style-name="T42">It</text:span><text:span text:style-name="T28"> should_leverage_the_route_specification_origin_location = () =&gt; </text:span></text:p>
      <text:p text:style-name="P23"><text:s text:c="7"/>route_specification.received(x =&gt; x.origin());</text:p>
      <text:p text:style-name="P23"/>
      <text:p text:style-name="P39"><text:span text:style-name="T28"><text:s text:c="4"/></text:span><text:span text:style-name="T14">static</text:span><text:span text:style-name="T28"> </text:span><text:span text:style-name="T42">ILocation</text:span><text:span text:style-name="T28"> the_origin_location;</text:span></text:p>
      <text:p text:style-name="P39"><text:span text:style-name="T28"><text:s text:c="4"/></text:span><text:span text:style-name="T14">static</text:span><text:span text:style-name="T28"> </text:span><text:span text:style-name="T42">ILocation</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4">public</text:span><text:span text:style-name="T28"> </text:span><text:span text:style-name="T14">interface</text:span><text:span text:style-name="T28"> </text:span><text:span text:style-name="T42">ICargo</text:span></text:p>
      <text:p text:style-name="P23">{</text:p>
      <text:p text:style-name="P39"><text:span text:style-name="T28"><text:s text:c="4"/></text:span><text:span text:style-name="T42">ITrackingId</text:span><text:span text:style-name="T28"> tracking_id();</text:span></text:p>
      <text:p text:style-name="P39"><text:span text:style-name="T28"><text:s text:c="4"/></text:span><text:span text:style-name="T42">IRouteSpecification</text:span><text:span text:style-name="T28"> route_specification();</text:span></text:p>
      <text:p text:style-name="P39"><text:span text:style-name="T28"><text:s text:c="4"/></text:span><text:span text:style-name="T42">ILocation</text:span><text:span text:style-name="T28"> origin_location();</text:span></text:p>
      <text:p text:style-name="P23">}</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39"><text:span text:style-name="T28"><text:s text:c="4"/></text:span><text:span text:style-name="T14">readonly</text:span><text:span text:style-name="T28"> </text:span><text:span text:style-name="T42">ITrackingId</text:span><text:span text:style-name="T28"> underlying_tracking_id;</text:span></text:p>
      <text:p text:style-name="P39"><text:span text:style-name="T28"><text:s text:c="4"/></text:span><text:span text:style-name="T14">readonly</text:span><text:span text:style-name="T28"> </text:span><text:span text:style-name="T42">IRouteSpecification</text:span><text:span text:style-name="T28"> underlying_route_specification;</text:span></text:p>
      <text:p text:style-name="P23"><text:soft-page-break/></text:p>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39"><text:span text:style-name="T28"><text:s text:c="8"/></text:span><text:span text:style-name="T14">this</text:span><text:span text:style-name="T28">.underlying_route_specification = route_specificatio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TrackingId</text:span><text:span text:style-name="T29"> tracking_id()</text:span></text:p>
      <text:p text:style-name="P24"><text:s text:c="4"/>{</text:p>
      <text:p text:style-name="P39"><text:span text:style-name="T29"><text:s text:c="8"/></text:span><text:span text:style-name="T18">return</text:span><text:span text:style-name="T29"> </text:span><text:span text:style-name="T18">this</text:span><text:span text:style-name="T29">.underlying_tracking_id;</text:span></text:p>
      <text:p text:style-name="P24"><text:s text:c="4"/>}</text:p>
      <text:p text:style-name="P24"/>
      <text:p text:style-name="P39"><text:span text:style-name="T29"><text:s text:c="4"/></text:span><text:span text:style-name="T18">public</text:span><text:span text:style-name="T29"> </text:span><text:span text:style-name="T45">IRouteSpecification</text:span><text:span text:style-name="T29"> route_specification()</text:span></text:p>
      <text:p text:style-name="P24"><text:s text:c="4"/>{</text:p>
      <text:p text:style-name="P39"><text:span text:style-name="T29"><text:s text:c="8"/></text:span><text:span text:style-name="T18">return</text:span><text:span text:style-name="T29"> </text:span><text:span text:style-name="T18">this</text:span><text:span text:style-name="T29">.underlying_route_specification;</text:span></text:p>
      <text:p text:style-name="P24"><text:s text:c="4"/>}</text:p>
      <text:p text:style-name="P24"/>
      <text:p text:style-name="P39"><text:span text:style-name="T29"><text:s text:c="4"/></text:span><text:span text:style-name="T18">public</text:span><text:span text:style-name="T29"> </text:span><text:span text:style-name="T45">ILocation</text:span><text:span text:style-name="T29"> origin_location()</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4">public</text:span><text:span text:style-name="T28"> </text:span><text:span text:style-name="T14">class</text:span><text:span text:style-name="T28"> </text:span><text:span text:style-name="T52">when_asked_about_its_origin_location</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
      <text:p text:style-name="P39"><text:span text:style-name="T28"><text:s text:c="8"/>the_origin_location = an&lt;</text:span><text:span text:style-name="T42">ILocation</text:span><text:span text:style-name="T28">&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9"><text:span text:style-name="T28"><text:s text:c="4"/></text:span><text:span text:style-name="T42">Because</text:span><text:span text:style-name="T28"> of = () =&gt; result = sut.origin_location();</text:span></text:p>
      <text:p text:style-name="P23"/>
      <text:p text:style-name="P39"><text:span text:style-name="T28"><text:s text:c="4"/></text:span><text:span text:style-name="T42">It</text:span><text:span text:style-name="T28"> should_provide_the_origin_location = () =&gt; </text:span></text:p>
      <text:p text:style-name="P23"><text:s text:c="7"/>result.ShouldEqual(the_origin_location);</text:p>
      <text:p text:style-name="P23"/>
      <text:p text:style-name="P39"><text:span text:style-name="T28"><text:s text:c="4"/></text:span><text:span text:style-name="T42">It</text:span><text:span text:style-name="T28"> should_leverage_the_route_specification_origin_location = () =&gt; </text:span></text:p>
      <text:p text:style-name="P23"><text:s text:c="7"/>route_specification.received(x =&gt; x.origin());</text:p>
      <text:p text:style-name="P23"/>
      <text:p text:style-name="P39"><text:span text:style-name="T28"><text:s text:c="4"/></text:span><text:span text:style-name="T14">static</text:span><text:span text:style-name="T28"> </text:span><text:span text:style-name="T42">ILocation</text:span><text:span text:style-name="T28"> the_origin_location;</text:span></text:p>
      <text:p text:style-name="P39"><text:span text:style-name="T28"><text:s text:c="4"/></text:span><text:span text:style-name="T14">static</text:span><text:span text:style-name="T28"> </text:span><text:span text:style-name="T42">ILocation</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39"><text:span text:style-name="T28"><text:s text:c="4"/></text:span><text:span text:style-name="T14">static</text:span><text:span text:style-name="T28"> </text:span><text:span text:style-name="T42">ITrackingId</text:span><text:span text:style-name="T28">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text:soft-page-break/>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8">the_origin_location = an&lt;</text:span><text:span text:style-name="T42">ILocation</text:span><text:span text:style-name="T28">&gt;();</text:span></text:p>
      <text:p text:style-name="P2"/>
      <text:p text:style-name="P2">Ahora es el momento de volver a hablar de:</text:p>
      <text:p text:style-name="P2"/>
      <text:p text:style-name="P39"><text:span text:style-name="T42">It</text:span><text:span text:style-name="T28">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70"> origin location</text:span> (FAIL)</text:p>
      <text:p text:style-name="P43"/>
      <text:p text:style-name="P43"/>
      <text:p text:style-name="P43">Test 'should provide the origin locatio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soft-page-break/><text:tab/>at Machine.Specifications.Model.Context.EstablishContext()</text:p>
      <text:p text:style-name="P43"/>
      <text:p text:style-name="P43">Test 'should leverage the route specification<text:span text:style-name="T70"> origin location</text:span>' failed:</text:p>
      <text:p text:style-name="P43"><text:tab/>System.Reflection.TargetInvocationException: Exception has been thrown by the target of an invocation. ---&gt; System.NotImplementedException: The method or operation is not implemented.</text:p>
      <text:p text:style-name="P43"><text:tab/>domain\model\cargo.aggregate\Cargo.cs(34,0): at dddsample.domain.model.cargo.aggregate.Cargo.origin_location()</text:p>
      <text:p text:style-name="P43"><text:tab/>domain\model\cargo.aggregate\CargoSpecs.cs(57,0): at dddsample.specs.domain.model.cargo.aggregate.when_asked_about_its_origin_location.&lt;.ctor&gt;b__2()</text:p>
      <text:p text:style-name="P43"><text:tab/> <text:s text:c="2"/>--- End of inner exception stack trace ---</text:p>
      <text:p text:style-name="P43"><text:tab/>at System.RuntimeMethodHandle._InvokeMethodFast(IRuntimeMethodInfo method, Object target, Object[] arguments, SignatureStruct&amp; sig, MethodAttributes methodAttributes, RuntimeType typeOwner)</text:p>
      <text:p text:style-name="P43"><text:tab/>at System.RuntimeMethodHandle.InvokeMethodFast(IRuntimeMethodInfo method, Object target, Object[] arguments, Signature sig, MethodAttributes methodAttributes, RuntimeType typeOwner)</text:p>
      <text:p text:style-name="P43"><text:tab/>at System.Reflection.RuntimeMethodInfo.Invoke(Object obj, BindingFlags invokeAttr, Binder binder, Object[] parameters, CultureInfo culture, Boolean skipVisibilityChecks)</text:p>
      <text:p text:style-name="P43"><text:tab/>at System.Delegate.DynamicInvokeImpl(Object[] args)</text:p>
      <text:p text:style-name="P43"><text:tab/>at System.Delegate.DynamicInvoke(Object[] args)</text:p>
      <text:p text:style-name="P43"><text:tab/>at Machine.Specifications.Utility.RandomExtensionMethods.&lt;InvokeAll&gt;b__1(Delegate item)</text:p>
      <text:p text:style-name="P43"><text:tab/>at Machine.Specifications.Utility.RandomExtensionMethods.Each[T](IEnumerable`1 enumerable, Action`1 action)</text:p>
      <text:p text:style-name="P43"><text:tab/>at Machine.Specifications.Utility.RandomExtensionMethods.InvokeAll(IEnumerable`1 actions)</text:p>
      <text:p text:style-name="P43"><text:tab/>at Machine.Specifications.Utility.RandomExtensionMethods.InvokeAll(IEnumerable`1 becauseActions)</text:p>
      <text:p text:style-name="P43"><text:tab/>at Machine.Specifications.Model.Context.EstablishContext()</text:p>
      <text:p text:style-name="P43"/>
      <text:p text:style-name="P43">2 passed, 2 failed, 0 skipped, took 2,22 seconds (Machine.Specifications 0.3.0).</text:p>
      <text:p text:style-name="P2"/>
      <text:p text:style-name="P2"/>
      <text:p text:style-name="P2">Vamos primero con el segundo bloque IT:</text:p>
      <text:p text:style-name="P2"/>
      <text:p text:style-name="P39"><text:span text:style-name="T42">It</text:span><text:span text:style-name="T28">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39"><text:span text:style-name="T28"><text:s text:c="4"/></text:span><text:span text:style-name="T14">readonly</text:span><text:span text:style-name="T28"> </text:span><text:span text:style-name="T42">ITrackingId</text:span><text:span text:style-name="T28"> underlying_tracking_id;</text:span></text:p>
      <text:p text:style-name="P39"><text:span text:style-name="T28"><text:s text:c="4"/></text:span><text:span text:style-name="T14">readonly</text:span><text:span text:style-name="T28"> </text:span><text:span text:style-name="T42">IRouteSpecification</text:span><text:span text:style-name="T28"> underlying_route_specification;</text:span></text:p>
      <text:p text:style-name="P23"><text:s text:c="4"/></text:p>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39"><text:span text:style-name="T28"><text:s text:c="8"/></text:span><text:span text:style-name="T14">this</text:span><text:span text:style-name="T28">.underlying_route_specification = route_specification;</text:span></text:p>
      <text:p text:style-name="P23"><text:s text:c="8"/>route_specification.origin();</text:p>
      <text:p text:style-name="P23"><text:s text:c="4"/>}</text:p>
      <text:p text:style-name="P23"/>
      <text:p text:style-name="P23"><text:s text:c="4"/>(....)</text:p>
      <text:p text:style-name="P23"/>
      <text:p text:style-name="P39"><text:span text:style-name="T28"><text:s text:c="4"/></text:span><text:span text:style-name="T18">public</text:span><text:span text:style-name="T29"> </text:span><text:span text:style-name="T45">ILocation</text:span><text:span text:style-name="T29"> origin_location()</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2"/>
      <text:p text:style-name="P2"><text:soft-page-break/>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6">Test 'should leverage the route specification origin location' failed:</text:p>
      <text:p text:style-name="P43"><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42">Because</text:span><text:span text:style-name="T28"> of = () =&gt; result = sut.origin_location();</text:span></text:p>
      <text:p text:style-name="P2"/>
      <text:p text:style-name="P2">sigue lanzando una excepcion:</text:p>
      <text:p text:style-name="P2"/>
      <text:p text:style-name="P39"><text:span text:style-name="T18">public</text:span><text:span text:style-name="T29"> </text:span><text:span text:style-name="T45">ILocation</text:span><text:span text:style-name="T29"> origin_location()</text:span></text:p>
      <text:p text:style-name="P24">{</text:p>
      <text:p text:style-name="P39"><text:span text:style-name="T29"><text:s text:c="4"/></text:span><text:span text:style-name="T18">throw</text:span><text:span text:style-name="T29"> </text:span><text:span text:style-name="T18">new</text:span><text:span text:style-name="T29"> </text:span><text:span text:style-name="T62">NotImplementedException</text:span><text:span text:style-name="T29">();</text:span></text:p>
      <text:p text:style-name="P29">}</text:p>
      <text:p text:style-name="P2"/>
      <text:p text:style-name="P2">¿Y como podemos comprobar que esto que digo es verdad?</text:p>
      <text:p text:style-name="P2"/>
      <text:p text:style-name="P2">Muy facil, necesitamos que origin_location() devuelva un valor valido y no una excepcion, pero no tiene porque ser EL valor que buscamos. Es decir:</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23"><text:s text:c="4"/>(....)</text:p>
      <text:p text:style-name="P23"/>
      <text:p text:style-name="P39"><text:span text:style-name="T28"><text:s text:c="4"/></text:span><text:span text:style-name="T14">readonly</text:span><text:span text:style-name="T28"> </text:span><text:span text:style-name="T42">ILocation</text:span><text:span text:style-name="T28"> any_origin_location;</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39"><text:span text:style-name="T28"><text:s text:c="8"/></text:span><text:span text:style-name="T14">this</text:span><text:span text:style-name="T28">.underlying_route_specification = route_specification;</text:span></text:p>
      <text:p text:style-name="P23"><text:s text:c="8"/>route_specification.origin();</text:p>
      <text:p text:style-name="P23"><text:s text:c="4"/>}</text:p>
      <text:p text:style-name="P23"/>
      <text:p text:style-name="P23"><text:s text:c="4"/>(....)</text:p>
      <text:p text:style-name="P24"/>
      <text:p text:style-name="P39"><text:span text:style-name="T29"><text:s text:c="4"/></text:span><text:span text:style-name="T18">public</text:span><text:span text:style-name="T29"> </text:span><text:span text:style-name="T45">ILocation</text:span><text:span text:style-name="T29"> origin_location()</text:span></text:p>
      <text:p text:style-name="P24"><text:s text:c="4"/>{</text:p>
      <text:p text:style-name="P39"><text:span text:style-name="T29"><text:s text:c="8"/></text:span><text:span text:style-name="T18">return</text:span><text:span text:style-name="T29"> </text:span><text:span text:style-name="T18">this</text:span><text:span text:style-name="T29">.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9"><text:span text:style-name="T18">public</text:span><text:span text:style-name="T29"> </text:span><text:span text:style-name="T45">ILocation</text:span><text:span text:style-name="T29"> origin_location()</text:span></text:p>
      <text:p text:style-name="P24">{</text:p>
      <text:p text:style-name="P39"><text:span text:style-name="T29"><text:s text:c="4"/></text:span><text:span text:style-name="T18">return</text:span><text:span text:style-name="T29"> </text:span><text:span text:style-name="T18">this</text:span><text:span text:style-name="T29">.any_origin_location;</text:span></text:p>
      <text:p text:style-name="P29">}</text:p>
      <text:p text:style-name="P2"/>
      <text:p text:style-name="P2">Es importante fijarse que en el constructor NO ASIGNAMOS el valor devuelto po route_specification.origin():</text:p>
      <text:p text:style-name="P2"><text:soft-page-break/></text:p>
      <text:p text:style-name="P39"><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p>
      <text:p text:style-name="P39"><text:span text:style-name="T28"><text:s text:c="4"/></text:span><text:span text:style-name="T31">(....)</text:span></text:p>
      <text:p text:style-name="P23"><text:s text:c="4"/>route_specification.origin();</text:p>
      <text:p text:style-name="P23">}<text:span text:style-name="T70"> <text:s text:c="3"/></text:span></text:p>
      <text:p text:style-name="P2"/>
      <text:p text:style-name="P2">Corremos el test ahora y obtene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 (FAIL)</text:p>
      <text:p text:style-name="P43">» should leverage the route specification<text:span text:style-name="T70"> origin location</text:span></text:p>
      <text:p text:style-name="P43"/>
      <text:p text:style-name="P43"/>
      <text:p text:style-name="P43">Test 'should provide the origin location' failed:</text:p>
      <text:p text:style-name="P43"><text:tab/>Machine.Specifications.SpecificationException: Should equal ILocationProxy81c2704787ff43dc8a8ab67018e80010 but is [null]</text:p>
      <text:p text:style-name="P43"><text:tab/>at Machine.Specifications.ShouldExtensionMethods.ShouldEqual[T](T actual, T expected)</text:p>
      <text:p text:style-name="P43"><text:tab/>domain\model\cargo.aggregate\CargoSpecs.cs(60,0): at dddsample.specs.domain.model.cargo.aggregate.when_asked_about_its_origin_location.&lt;.ctor&gt;b__3()</text:p>
      <text:p text:style-name="P43"><text:tab/>at Machine.Specifications.Model.Specification.InvokeSpecificationField()</text:p>
      <text:p text:style-name="P43"><text:tab/>at Machine.Specifications.Model.Specification.Verify()</text:p>
      <text:p text:style-name="P43"/>
      <text:p text:style-name="P43">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9"><text:span text:style-name="T42">It</text:span><text:span text:style-name="T28">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3">Test 'should provide the origin location' failed:</text:p>
      <text:p text:style-name="P43"><text:tab/>Machine.Specifications.SpecificationException: Should equal ILocationProxy81c2704787ff43dc8a8ab67018e80010 but is [null]</text:p>
      <text:p text:style-name="P2"/>
      <text:p text:style-name="P2">Ya no es la consabida</text:p>
      <text:p text:style-name="P2"/>
      <text:p text:style-name="P47">The method or operation is not implemented.</text:p>
      <text:p text:style-name="P2"/>
      <text:p text:style-name="P2">Ahora nos dice que esperaba un valor concreto:</text:p>
      <text:p text:style-name="P2"/>
      <text:p text:style-name="P47">ILocationProxy81c2704787ff43dc8a8ab67018e80010</text:p>
      <text:p text:style-name="P2"/>
      <text:p text:style-name="P2">(no hay que asustarse por ese valor, ya que, es el resultado de como funciona internamente Rhino.Mocks) pero recibe otro distinto:</text:p>
      <text:p text:style-name="P2"/>
      <text:p text:style-name="P47">[null]</text:p>
      <text:p text:style-name="P2"/>
      <text:p text:style-name="P2">Y eso es justo lo que cabria esperar, ya que recordemos que estamos "engañando" al metodo origin_location(), enviandole el tipo correcto pero en realidad le estamos asignando <text:soft-page-break/>"null" y eso precisamente es lo que nos esta diciendo el error del test:</text:p>
      <text:p text:style-name="P2"/>
      <text:p text:style-name="P2">"<text:span text:style-name="T64">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9"><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p>
      <text:p text:style-name="P39"><text:span text:style-name="T28"><text:s text:c="4"/></text:span><text:span text:style-name="T31">(....)</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23"><text:s text:c="4"/>(....)</text:p>
      <text:p text:style-name="P39"><text:span text:style-name="T28"><text:s text:c="4"/></text:span><text:span text:style-name="T14">readonly</text:span><text:span text:style-name="T28"> </text:span><text:span text:style-name="T42">ILocation</text:span><text:span text:style-name="T28"> underlying_origin_location;</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23"><text:s text:c="8"/>(....)</text:p>
      <text:p text:style-name="P23"><text:s text:c="8"/>route_specification.origin();</text:p>
      <text:p text:style-name="P23"><text:s text:c="4"/>}</text:p>
      <text:p text:style-name="P23"/>
      <text:p text:style-name="P23"><text:s text:c="4"/>(....)</text:p>
      <text:p text:style-name="P24"/>
      <text:p text:style-name="P39"><text:span text:style-name="T29"><text:s text:c="4"/></text:span><text:span text:style-name="T18">public</text:span><text:span text:style-name="T29"> </text:span><text:span text:style-name="T45">ILocation</text:span><text:span text:style-name="T29"> origin_location()</text:span></text:p>
      <text:p text:style-name="P23"><text:s text:c="4"/>{</text:p>
      <text:p text:style-name="P39"><text:span text:style-name="T28"><text:s text:c="8"/></text:span><text:span text:style-name="T14">return</text:span><text:span text:style-name="T28"> </text:span><text:span text:style-name="T14">this</text:span><text:span text:style-name="T28">.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23"><text:s text:c="4"/>(....)</text:p>
      <text:p text:style-name="P39"><text:span text:style-name="T28"><text:s text:c="4"/></text:span><text:span text:style-name="T14">readonly</text:span><text:span text:style-name="T28"> </text:span><text:span text:style-name="T42">ILocation</text:span><text:span text:style-name="T28"> underlying_origin_location;</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23"><text:s text:c="8"/>(....)</text:p>
      <text:p text:style-name="P50"><text:span text:style-name="T32"><text:s text:c="8"/></text:span><text:span text:style-name="T19">this</text:span><text:span text:style-name="T32">.underlying_origin_location = route_specification.origin();</text:span></text:p>
      <text:p text:style-name="P23"><text:s text:c="4"/>}</text:p>
      <text:p text:style-name="P23"/>
      <text:p text:style-name="P23"><text:s text:c="4"/>(....)</text:p>
      <text:p text:style-name="P24"><text:soft-page-break/></text:p>
      <text:p text:style-name="P39"><text:span text:style-name="T29"><text:s text:c="4"/></text:span><text:span text:style-name="T18">public</text:span><text:span text:style-name="T29"> </text:span><text:span text:style-name="T45">ILocation</text:span><text:span text:style-name="T29"> origin_location()</text:span></text:p>
      <text:p text:style-name="P23"><text:s text:c="4"/>{</text:p>
      <text:p text:style-name="P39"><text:span text:style-name="T28"><text:s text:c="8"/></text:span><text:span text:style-name="T14">return</text:span><text:span text:style-name="T28"> </text:span><text:span text:style-name="T14">this</text:span><text:span text:style-name="T28">.underlying_origin_location;</text:span></text:p>
      <text:p text:style-name="P23"><text:s text:c="4"/>}</text:p>
      <text:p text:style-name="P29">}</text:p>
      <text:p text:style-name="P2"/>
      <text:p text:style-name="P2">que si pasa el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70"> origin location</text:span></text:p>
      <text:p text:style-name="P43"/>
      <text:p text:style-name="P43"/>
      <text:p text:style-name="P43">4 passed, 0 failed, 0 skipped, took 0,92 seconds (Machine.Specifications 0.3.0).</text:p>
      <text:p text:style-name="P2"/>
      <text:p text:style-name="P2">Nuestra clase Cargo (nuestro DDD_Aggregate_Root Cargo) quedaria asi, por lo tanto:</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span text:style-name="T28">, </text:span><text:span text:style-name="T42">IEntity</text:span><text:span text:style-name="T28">&lt;</text:span><text:span text:style-name="T52">Cargo</text:span><text:span text:style-name="T28">&gt;</text:span></text:p>
      <text:p text:style-name="P23">{</text:p>
      <text:p text:style-name="P39"><text:span text:style-name="T28"><text:s text:c="4"/></text:span><text:span text:style-name="T14">readonly</text:span><text:span text:style-name="T28"> </text:span><text:span text:style-name="T42">ITrackingId</text:span><text:span text:style-name="T28"> underlying_tracking_id;</text:span></text:p>
      <text:p text:style-name="P39"><text:span text:style-name="T28"><text:s text:c="4"/></text:span><text:span text:style-name="T14">readonly</text:span><text:span text:style-name="T28"> </text:span><text:span text:style-name="T42">IRouteSpecification</text:span><text:span text:style-name="T28"> underlying_route_specification;</text:span></text:p>
      <text:p text:style-name="P39"><text:span text:style-name="T28"><text:s text:c="4"/></text:span><text:span text:style-name="T14">readonly</text:span><text:span text:style-name="T28"> </text:span><text:span text:style-name="T42">ILocation</text:span><text:span text:style-name="T28"> underlying_origin_location;</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39"><text:span text:style-name="T28"><text:s text:c="8"/></text:span><text:span text:style-name="T14">this</text:span><text:span text:style-name="T28">.underlying_route_specification = route_specification;</text:span></text:p>
      <text:p text:style-name="P39"><text:span text:style-name="T28"><text:s text:c="8"/></text:span><text:span text:style-name="T14">this</text:span><text:span text:style-name="T28">.underlying_origin_location = route_specification.origi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TrackingId</text:span><text:span text:style-name="T29"> tracking_id()</text:span></text:p>
      <text:p text:style-name="P24"><text:s text:c="4"/>{</text:p>
      <text:p text:style-name="P39"><text:span text:style-name="T29"><text:s text:c="8"/></text:span><text:span text:style-name="T18">return</text:span><text:span text:style-name="T29"> </text:span><text:span text:style-name="T18">this</text:span><text:span text:style-name="T29">.underlying_tracking_id;</text:span></text:p>
      <text:p text:style-name="P24"><text:s text:c="4"/>}</text:p>
      <text:p text:style-name="P24"/>
      <text:p text:style-name="P39"><text:span text:style-name="T29"><text:s text:c="4"/></text:span><text:span text:style-name="T18">public</text:span><text:span text:style-name="T29"> </text:span><text:span text:style-name="T45">IRouteSpecification</text:span><text:span text:style-name="T29"> route_specification()</text:span></text:p>
      <text:p text:style-name="P24"><text:s text:c="4"/>{</text:p>
      <text:p text:style-name="P39"><text:span text:style-name="T29"><text:s text:c="8"/></text:span><text:span text:style-name="T18">return</text:span><text:span text:style-name="T29"> </text:span><text:span text:style-name="T18">this</text:span><text:span text:style-name="T29">.underlying_route_specification;</text:span></text:p>
      <text:p text:style-name="P24"><text:s text:c="4"/>}</text:p>
      <text:p text:style-name="P24"/>
      <text:p text:style-name="P39"><text:span text:style-name="T29"><text:s text:c="4"/></text:span><text:span text:style-name="T18">public</text:span><text:span text:style-name="T29"> </text:span><text:span text:style-name="T45">ILocation</text:span><text:span text:style-name="T29"> origin_location()</text:span></text:p>
      <text:p text:style-name="P24"><text:s text:c="4"/>{</text:p>
      <text:p text:style-name="P39"><text:span text:style-name="T29"><text:s text:c="8"/></text:span><text:span text:style-name="T18">return</text:span><text:span text:style-name="T29"> </text:span><text:span text:style-name="T18">this</text:span><text:span text:style-name="T29">.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10">BDD_Spec: When comparing the cargo identity</text:span>: </text:p>
      <text:p text:style-name="P2"><text:soft-page-break/></text:p>
      <text:p text:style-name="P2">Parece un buen momento para eliminar ese:</text:p>
      <text:p text:style-name="P2"/>
      <text:p text:style-name="P14"><text:span text:style-name="T14">throw</text:span><text:span text:style-name="T28"> </text:span><text:span text:style-name="T14">new</text:span><text:span text:style-name="T28"> </text:span><text:span text:style-name="T62">NotImplementedException</text:span><text:span text:style-name="T29">();</text:span></text:p>
      <text:p text:style-name="P2"/>
      <text:p text:style-name="P2">del metodo:</text:p>
      <text:p text:style-name="P2"/>
      <text:p text:style-name="P14"><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
      <text:p text:style-name="P2">Asi que vamos con esa BDD_Spec:</text:p>
      <text:p text:style-name="P2"/>
      <text:p text:style-name="P43">When comparing the cargo identity</text:p>
      <text:p text:style-name="P47">» It should leverage the tracking identity collaborator</text:p>
      <text:p text:style-name="P2"/>
      <text:p text:style-name="P2">que en codigo seria:</text:p>
      <text:p text:style-name="P2"/>
      <text:p text:style-name="P13"><text:span text:style-name="T14">public</text:span><text:span text:style-name="T28"> </text:span><text:span text:style-name="T14">class</text:span><text:span text:style-name="T28"> </text:span><text:span text:style-name="T52">when_comparing_the_cargo_identity</text:span><text:span text:style-name="T28"> : </text:span><text:span text:style-name="T52">concern_for_cargo</text:span></text:p>
      <text:p text:style-name="P23">{</text:p>
      <text:p text:style-name="P39"><text:span text:style-name="T28"><text:s text:c="4"/></text:span><text:span text:style-name="T42">It</text:span><text:span text:style-name="T28"> should_leverage_the_tracking_identity_collaborator = () =&gt; </text:span></text:p>
      <text:p text:style-name="P39"><text:span text:style-name="T28"><text:s text:c="7"/></text:span><text:span text:style-name="T78">tracking_id</text:span><text:span text:style-name="T28">.received(</text:span></text:p>
      <text:p text:style-name="P39"><text:span text:style-name="T28"><text:s text:c="10"/>x =&gt; x.</text:span><text:span text:style-name="T78">has_the_same_value_as</text:span><text:span text:style-name="T28">(</text:span><text:span text:style-name="T78">the_to_compare_cargo</text:span><text:span text:style-name="T28">.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4">public</text:span><text:span text:style-name="T28"> </text:span><text:span text:style-name="T14">class</text:span><text:span text:style-name="T28"> </text:span><text:span text:style-name="T52">when_comparing_the_cargo_identity</text:span><text:span text:style-name="T28"> : </text:span><text:span text:style-name="T52">concern_for_cargo</text:span></text:p>
      <text:p text:style-name="P23">{</text:p>
      <text:p text:style-name="P39"><text:span text:style-name="T28"><text:s text:c="4"/></text:span><text:span text:style-name="T42">It</text:span><text:span text:style-name="T28"> should_leverage_the_tracking_identity_collaborator = () =&gt; </text:span></text:p>
      <text:p text:style-name="P23"><text:s text:c="7"/>tracking_id.received(</text:p>
      <text:p text:style-name="P39"><text:span text:style-name="T28"><text:s text:c="10"/>x =&gt; x.</text:span><text:span text:style-name="T78">has_the_same_value_as</text:span><text:span text:style-name="T28">(the_to_compare_cargo.tracking_id()));</text:span></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Cargo</text:span><text:span text:style-name="T28">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text:soft-page-break/>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6">public</text:span><text:span text:style-name="T31"> </text:span><text:span text:style-name="T16">interface</text:span><text:span text:style-name="T31"> </text:span><text:span text:style-name="T44">ITrackingId</text:span><text:span text:style-name="T31"> : </text:span><text:span text:style-name="T44">IValueObject</text:span><text:span text:style-name="T31">&lt;</text:span><text:span text:style-name="T44">ITrackingId</text:span><text:span text:style-name="T31">&gt;</text:span><text:span text:style-name="T28">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2">public</text:span> <text:span text:style-name="T12">class</text:span> <text:span text:style-name="T50">when_comparing_the_cargo_identity</text:span> : <text:span text:style-name="T50">concern_for_cargo</text:span></text:p>
      <text:p text:style-name="P23">{</text:p>
      <text:p text:style-name="P39"><text:span text:style-name="T28"><text:s text:c="4"/></text:span><text:span text:style-name="T42">Because</text:span><text:span text:style-name="T28"> of = () =&gt; result = sut.</text:span><text:span text:style-name="T78">has_the_same_identity_as</text:span><text:span text:style-name="T28">(the_to_compare_cargo);</text:span></text:p>
      <text:p text:style-name="P23"><text:s text:c="8"/></text:p>
      <text:p text:style-name="P39"><text:span text:style-name="T28"><text:s text:c="4"/></text:span><text:span text:style-name="T42">It</text:span><text:span text:style-name="T28">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Cargo</text:span><text:span text:style-name="T28"> the_to_compare_cargo;</text:span></text:p>
      <text:p text:style-name="P39"><text:span text:style-name="T28"><text:s text:c="4"/></text:span><text:span text:style-name="T14">static bool</text:span><text:span text:style-name="T28"> result;</text:span></text:p>
      <text:p text:style-name="P23">}</text:p>
      <text:p text:style-name="P2"/>
      <text:p text:style-name="P2">Y cual es nuestra sorpresa:</text:p>
      <text:p text:style-name="P2"/>
      <text:p text:style-name="P14"><text:span text:style-name="T28">sut.</text:span><text:span text:style-name="T78">has_the_same_identity_as</text:span><text:span text:style-name="T28">(the_to_compare_cargo);</text:span></text:p>
      <text:p text:style-name="P2"/>
      <text:p text:style-name="P2">No puede ser, nuestro SUT (es decir Cargo), implementa IEntity&lt;T&gt;:</text:p>
      <text:p text:style-name="P2"/>
      <text:p text:style-name="P13"><text:span text:style-name="T14">public</text:span><text:span text:style-name="T28"> </text:span><text:span text:style-name="T14">interface</text:span><text:span text:style-name="T28"> </text:span><text:span text:style-name="T42">IEntity</text:span><text:span text:style-name="T28">&lt;T&gt;</text:span></text:p>
      <text:p text:style-name="P23">{</text:p>
      <text:p text:style-name="P39"><text:span text:style-name="T28"><text:s text:c="4"/></text:span><text:span text:style-name="T14">bool</text:span><text:span text:style-name="T28">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6">public</text:span><text:span text:style-name="T31"> </text:span><text:span text:style-name="T16">class</text:span><text:span text:style-name="T31"> </text:span><text:span text:style-name="T54">Cargo</text:span><text:span text:style-name="T31"> : </text:span><text:span text:style-name="T44">ICargo</text:span><text:span text:style-name="T31">, </text:span><text:span text:style-name="T44">IEntity</text:span><text:span text:style-name="T31">&lt;</text:span><text:span text:style-name="T54">Cargo</text:span><text:span text:style-name="T31">&gt;</text:span><text:span text:style-name="T28"> {(....)}</text:span></text:p>
      <text:p text:style-name="P2"/>
      <text:p text:style-name="P2">sino de tipo ICargo:</text:p>
      <text:p text:style-name="P2"/>
      <text:p text:style-name="P19"><text:span text:style-name="T16">public</text:span><text:span text:style-name="T31"> </text:span><text:span text:style-name="T16">interface</text:span><text:span text:style-name="T31"> </text:span><text:span text:style-name="T44">ICargo</text:span><text:span text:style-name="T28">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oft-page-break/><text:span text:style-name="T14">public</text:span><text:span text:style-name="T28"> </text:span><text:span text:style-name="T14">interface</text:span><text:span text:style-name="T28"> </text:span><text:span text:style-name="T42">ITrackingId</text:span><text:span text:style-name="T28"> : </text:span><text:span text:style-name="T42">IValueObject</text:span><text:span text:style-name="T28">&lt;</text:span><text:span text:style-name="T42">ITrackingId</text:span><text:span text:style-name="T28">&gt; {}</text:span></text:p>
      <text:p text:style-name="P2"/>
      <text:p text:style-name="P2">Efectivamente, vamos a hacer que ICargo implemente IEntity&lt;T&gt; (antes lo implementaba Cargo), donde T ahora va a ser ICargo. Es decir:</text:p>
      <text:p text:style-name="P2"/>
      <text:p text:style-name="P19"><text:span text:style-name="T16">public</text:span><text:span text:style-name="T31"> </text:span><text:span text:style-name="T16">interface</text:span><text:span text:style-name="T31"> </text:span><text:span text:style-name="T44">ICargo</text:span><text:span text:style-name="T31"> : </text:span><text:span text:style-name="T44">IEntity</text:span><text:span text:style-name="T31">&lt;</text:span><text:span text:style-name="T44">ICargo</text:span><text:span text:style-name="T31">&gt;</text:span><text:span text:style-name="T28"> {(....)}</text:span></text:p>
      <text:p text:style-name="P2"/>
      <text:p text:style-name="P2">por lo que Cargo se convierte en:</text:p>
      <text:p text:style-name="P2"/>
      <text:p text:style-name="P19"><text:span text:style-name="T16">public</text:span><text:span text:style-name="T31"> </text:span><text:span text:style-name="T16">class</text:span><text:span text:style-name="T31"> </text:span><text:span text:style-name="T54">Cargo</text:span><text:span text:style-name="T31"> : </text:span><text:span text:style-name="T44">ICargo</text:span><text:span text:style-name="T28"> {(....)}</text:span></text:p>
      <text:p text:style-name="P2"/>
      <text:p text:style-name="P2">Y la reaccion en cadena no acaba ahi, ya que nuestro:</text:p>
      <text:p text:style-name="P2"/>
      <text:p text:style-name="P14"><text:span text:style-name="T14">public</text:span><text:span text:style-name="T28"> </text:span><text:span text:style-name="T14">bool</text:span><text:span text:style-name="T28"> has_the_same_identity_as(</text:span><text:span text:style-name="T52">Cargo</text:span><text:span text:style-name="T28"> the_other_entity)</text:span></text:p>
      <text:p text:style-name="P2"/>
      <text:p text:style-name="P2">ya no cumple con la signatura de IEntity&lt;ICargo&gt;. Deberia recibir un ICargo como argumento en vez de un Cargo. Por lo tanto:</text:p>
      <text:p text:style-name="P2"/>
      <text:p text:style-name="P13"><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p>
      <text:p text:style-name="P39"><text:span text:style-name="T28"><text:s text:c="4"/></text:span><text:span text:style-name="T14">throw</text:span><text:span text:style-name="T28"> </text:span><text:span text:style-name="T14">new</text:span><text:span text:style-name="T28"> </text:span><text:span text:style-name="T62">NotImplementedException</text:span><text:span text:style-name="T29">();</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text:span text:style-name="T70"> origin location</text:span></text:p>
      <text:p text:style-name="P43"/>
      <text:p text:style-name="P43">when comparing the cargo identity</text:p>
      <text:p text:style-name="P43">» should leverage the tracking identity<text:span text:style-name="T70"> collaborator</text:span> (FAIL)</text:p>
      <text:p text:style-name="P43"/>
      <text:p text:style-name="P43"/>
      <text:p text:style-name="P43">Test 'should leverage the tracking identity collaborator'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text:soft-page-break/>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4">public</text:span><text:span text:style-name="T28"> </text:span><text:span text:style-name="T14">class</text:span><text:span text:style-name="T28"> </text:span><text:span text:style-name="T52">when_comparing_the_cargo_identity</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
      <text:p text:style-name="P39"><text:span text:style-name="T28"><text:s text:c="8"/>the_to_compare_cargo = an&lt;</text:span><text:span text:style-name="T42">ICargo</text:span><text:span text:style-name="T28">&gt;();</text:span></text:p>
      <text:p text:style-name="P23"><text:s text:c="8"/>tracking_id</text:p>
      <text:p text:style-name="P23"><text:s text:c="11"/>.Stub(x =&gt; x.has_the_same_value_as(the_to_compare_cargo.tracking_id()))</text:p>
      <text:p text:style-name="P39"><text:span text:style-name="T28"><text:s text:c="11"/>.Return(</text:span><text:span text:style-name="T14">true</text:span><text:span text:style-name="T28">);</text:span></text:p>
      <text:p text:style-name="P23"><text:s text:c="4"/>};</text:p>
      <text:p text:style-name="P23"/>
      <text:p text:style-name="P39"><text:span text:style-name="T28"><text:s text:c="4"/></text:span><text:span text:style-name="T42">Because</text:span><text:span text:style-name="T28"> of = () =&gt; result = sut.has_the_same_identity_as(the_to_compare_cargo);</text:span></text:p>
      <text:p text:style-name="P23"><text:s text:c="8"/></text:p>
      <text:p text:style-name="P39"><text:span text:style-name="T28"><text:s text:c="4"/></text:span><text:span text:style-name="T42">It</text:span><text:span text:style-name="T28">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Cargo</text:span><text:span text:style-name="T28"> the_to_compare_cargo;</text:span></text:p>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8"><text:s text:c="3"/>.Return(</text:span><text:span text:style-name="T14">true</text:span><text:span text:style-name="T28">);</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70"> collaborator</text:span> (FAIL)</text:p>
      <text:p text:style-name="P43"/>
      <text:p text:style-name="P43"/>
      <text:p text:style-name="P43">Test 'should leverage the tracking identity<text:span text:style-name="T70"> collaborator</text:span>' failed:</text:p>
      <text:p text:style-name="P43"><text:soft-page-break/><text:tab/>System.Reflection.TargetInvocationException: Exception has been thrown by the target of an invocation. ---&gt; System.NotImplementedException: The method or operation is not implemented.</text:p>
      <text:p text:style-name="P43"/>
      <text:p text:style-name="P43"><text:tab/>(....)</text:p>
      <text:p text:style-name="P43"/>
      <text:p text:style-name="P43">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p>
      <text:p text:style-name="P23">{</text:p>
      <text:p text:style-name="P39"><text:span text:style-name="T28"><text:s text:c="4"/></text:span><text:span text:style-name="T14">readonly</text:span><text:span text:style-name="T28"> </text:span><text:span text:style-name="T42">ITrackingId</text:span><text:span text:style-name="T28"> underlying_tracking_id;</text:span></text:p>
      <text:p text:style-name="P39"><text:span text:style-name="T28"><text:s text:c="4"/></text:span><text:span text:style-name="T14">readonly</text:span><text:span text:style-name="T28"> </text:span><text:span text:style-name="T42">IRouteSpecification</text:span><text:span text:style-name="T28"> underlying_route_specification;</text:span></text:p>
      <text:p text:style-name="P39"><text:span text:style-name="T28"><text:s text:c="4"/></text:span><text:span text:style-name="T14">readonly</text:span><text:span text:style-name="T28"> </text:span><text:span text:style-name="T42">ILocation</text:span><text:span text:style-name="T28"> underlying_origin_location;</text:span></text:p>
      <text:p text:style-name="P23"/>
      <text:p text:style-name="P39"><text:span text:style-name="T28"><text:s text:c="4"/></text:span><text:span text:style-name="T14">public</text:span><text:span text:style-name="T28"> Cargo(</text:span><text:span text:style-name="T42">ITrackingId</text:span><text:span text:style-name="T28"> tracking_id, </text:span><text:span text:style-name="T42">IRouteSpecification</text:span><text:span text:style-name="T28"> route_specification)</text:span></text:p>
      <text:p text:style-name="P23"><text:s text:c="4"/>{</text:p>
      <text:p text:style-name="P39"><text:span text:style-name="T28"><text:s text:c="8"/></text:span><text:span text:style-name="T14">this</text:span><text:span text:style-name="T28">.underlying_tracking_id = tracking_id;</text:span></text:p>
      <text:p text:style-name="P39"><text:span text:style-name="T28"><text:s text:c="8"/></text:span><text:span text:style-name="T14">this</text:span><text:span text:style-name="T28">.underlying_route_specification = route_specification;</text:span></text:p>
      <text:p text:style-name="P39"><text:span text:style-name="T28"><text:s text:c="8"/></text:span><text:span text:style-name="T14">this</text:span><text:span text:style-name="T28">.underlying_origin_location = route_specification.origin();</text:span></text:p>
      <text:p text:style-name="P23"><text:s text:c="4"/>}</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s text:c="4"/>{</text:p>
      <text:p text:style-name="P23"><text:s text:c="8"/>underlying_tracking_id.has_the_same_value_as(the_other_entity.tracking_id());</text:p>
      <text:p text:style-name="P39"><text:span text:style-name="T28"><text:s text:c="8"/></text:span><text:span text:style-name="T14">return</text:span><text:span text:style-name="T28"> </text:span><text:span text:style-name="T14">false</text:span><text:span text:style-name="T28">;</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9"><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p>
      <text:p text:style-name="P23"><text:s text:c="4"/>underlying_tracking_id.has_the_same_value_as(the_other_entity.tracking_id());</text:p>
      <text:p text:style-name="P39"><text:span text:style-name="T28"><text:s text:c="4"/></text:span><text:span text:style-name="T14">return</text:span><text:span text:style-name="T28"> </text:span><text:span text:style-name="T14">false</text:span><text:span text:style-name="T28">;</text:span></text:p>
      <text:p text:style-name="P28">}</text:p>
      <text:p text:style-name="P2"/>
      <text:p text:style-name="P2">Asi que antes de hacer mas comentarios (que estamos seguros de que te has dado cuenta de que hay que hacerlos), vamos a correr los test:</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he cargo identity</text:p>
      <text:p text:style-name="P43">» should leverage the tracking identity<text:span text:style-name="T70"> collaborator</text:span></text:p>
      <text:p text:style-name="P43"/>
      <text:p text:style-name="P43"/>
      <text:p text:style-name="P43"><text:soft-page-break/>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6685098" text:style-name="L16">
        <text:list-item>
          <text:p text:style-name="P77">El test funciona, y la funcionalidad asociada al test hace lo que tiene que hacer (delega el calculo de la igualdad al objeto que queremos (SRP)).</text:p>
        </text:list-item>
        <text:list-item>
          <text:p text:style-name="P77">Si bien es cierto el punto anterior, no es menos cierto que, no tenemos en cuenta para nada el resultado del calculo.</text:p>
        </text:list-item>
        <text:list-item>
          <text:p text:style-name="P77">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6">When comparing two equal cargoes</text:p>
      <text:p text:style-name="P43">» It should leverage the tracking identity<text:span text:style-name="T70"> collaborator</text:span></text:p>
      <text:p text:style-name="P2"/>
      <text:p text:style-name="P2">que no el antiguo:</text:p>
      <text:p text:style-name="P2"/>
      <text:p text:style-name="P46">When comparing the cargo identity</text:p>
      <text:p text:style-name="P46">» It should leverage the tracking identity collaborator</text:p>
      <text:p text:style-name="P2"/>
      <text:p text:style-name="P2">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8"><text:s text:c="3"/>.Return(</text:span><text:span text:style-name="T14">true</text:span><text:span text:style-name="T28">);</text:span></text:p>
      <text:p text:style-name="P2"/>
      <text:p text:style-name="P2">Con ese:</text:p>
      <text:p text:style-name="P2"/>
      <text:p text:style-name="P14"><text:span text:style-name="T28">Return(</text:span><text:span text:style-name="T14">true</text:span><text:span text:style-name="T28">);</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6">When comparing two equal cargoes</text:p>
      <text:p text:style-name="P43">» It should confirm that they have the same identity</text:p>
      <text:p text:style-name="P43">» It should leverage the tracking identity<text:span text:style-name="T70"> collaborator</text:span></text:p>
      <text:p text:style-name="P2"/>
      <text:p text:style-name="P2">que en codigo seria:</text:p>
      <text:p text:style-name="P2"/>
      <text:p text:style-name="P13"><text:span text:style-name="T42">It</text:span><text:span text:style-name="T28"> should_confirm_that_they_have_the_same_identity = () =&gt; result.ShouldBeTrue();</text:span></text:p>
      <text:p text:style-name="P2"/>
      <text:p text:style-name="P2">y que como hemos obligado a devolver false siempre en:</text:p>
      <text:p text:style-name="P2"/>
      <text:p text:style-name="P39"><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p>
      <text:p text:style-name="P23"><text:s text:c="4"/>underlying_tracking_id.has_the_same_value_as(the_other_entity.tracking_id());</text:p>
      <text:p text:style-name="P39"><text:span text:style-name="T28"><text:s text:c="4"/></text:span><text:span text:style-name="T14">return</text:span><text:span text:style-name="T28"> </text:span><text:span text:style-name="T14">false</text:span><text:span text:style-name="T28">;</text:span></text:p>
      <text:p text:style-name="P28">}</text:p>
      <text:p text:style-name="P2"/>
      <text:p text:style-name="P2">Por lo que al ejecutar la suite de BDD_Specs, nos hace obtener como resultado un FAIL como un mundo:</text:p>
      <text:p text:style-name="P2"/>
      <text:p text:style-name="P46">------ Test started: Assembly: dddsample.specs.dll ------</text:p>
      <text:p text:style-name="P43"/>
      <text:p text:style-name="P43"><text:soft-page-break/>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 (FAIL)</text:p>
      <text:p text:style-name="P43">» should leverage the tracking identity<text:span text:style-name="T70"> collaborator</text:span></text:p>
      <text:p text:style-name="P43"/>
      <text:p text:style-name="P43"/>
      <text:p text:style-name="P43">Test 'should confirm that they have the same identity' failed:</text:p>
      <text:p text:style-name="P43"><text:tab/>Machine.Specifications.SpecificationException: Should be [true] but is [false]</text:p>
      <text:p text:style-name="P43"><text:tab/>at Machine.Specifications.ShouldExtensionMethods.ShouldBeTrue(Boolean condition)</text:p>
      <text:p text:style-name="P43"><text:tab/>domain\model\cargo.aggregate\CargoSpecs.cs(94,0): at dddsample.specs.domain.model.cargo.aggregate.when_comparing_two_equal_cargoes.&lt;.ctor&gt;b__3()</text:p>
      <text:p text:style-name="P43"><text:tab/>at Machine.Specifications.Model.Specification.InvokeSpecificationField()</text:p>
      <text:p text:style-name="P43"><text:tab/>at Machine.Specifications.Model.Specification.Verify()</text:p>
      <text:p text:style-name="P43"/>
      <text:p text:style-name="P43">5 passed, 1 failed, 0 skipped, took 0,90 seconds (Machine.Specifications 0.3.0).</text:p>
      <text:p text:style-name="P2"/>
      <text:p text:style-name="P2">Si nos fijamos en la razon concreta por la que falla:</text:p>
      <text:p text:style-name="P2"/>
      <text:p text:style-name="P43">Test 'should confirm that they have the same identity' failed:</text:p>
      <text:p text:style-name="P47"><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64">escribir el codigo mas simple posible para que el test pase</text:span>" como reza el conocido principio del TDD:</text:p>
      <text:p text:style-name="P2"/>
      <text:p text:style-name="P39"><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p>
      <text:p text:style-name="P23"><text:s text:c="4"/>underlying_tracking_id.has_the_same_value_as(the_other_entity.tracking_id());</text:p>
      <text:p text:style-name="P39"><text:span text:style-name="T28"><text:s text:c="4"/></text:span><text:span text:style-name="T14">return true</text:span><text:span text:style-name="T28">;</text:span></text:p>
      <text:p text:style-name="P28">}</text:p>
      <text:p text:style-name="P2"/>
      <text:p text:style-name="P2">sino que vamos a intentar "<text:span text:style-name="T64">escribir el codigo mas simple posible Y QUE ADEMAS, TENGA SENTIDO, para que el test pase</text:span>", frase atribuida a Jean-Paul Boodhoo, qye en nuestro caso, claramente seria:</text:p>
      <text:p text:style-name="P2"/>
      <text:p text:style-name="P13"><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p>
      <text:p text:style-name="P39"><text:span text:style-name="T28"><text:s text:c="3"/></text:span><text:span text:style-name="T14">return</text:span><text:span text:style-name="T28"> underlying_tracking_id.has_the_same_value_as(the_other_entity.tracking_id());</text:span></text:p>
      <text:p text:style-name="P23">}</text:p>
      <text:p text:style-name="P2"/>
      <text:p text:style-name="P2">y que ademas deberia satisfacer nuestra ultima asercion. Comprobamo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text:soft-page-break/>when comparing two equal cargoes</text:p>
      <text:p text:style-name="P43">» should confirm that they have the same identity</text:p>
      <text:p text:style-name="P43">» should leverage the tracking identity<text:span text:style-name="T70"> collaborator</text:span></text:p>
      <text:p text:style-name="P43"/>
      <text:p text:style-name="P43"/>
      <text:p text:style-name="P43">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3">When comparing two equal cargoes</text:p>
      <text:p text:style-name="P43">» It should confirm that they have the same identity</text:p>
      <text:p text:style-name="P2"/>
      <text:p text:style-name="P2">¿no deberiamos comprobar tambien esto otro?:</text:p>
      <text:p text:style-name="P2"/>
      <text:p text:style-name="P43">When comparing two different cargoes</text:p>
      <text:p text:style-name="P47">»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3">When comparing two equal cargoes</text:p>
      <text:p text:style-name="P43">» It should confirm that they have the same identity</text:p>
      <text:p text:style-name="P43">» It should leverage the tracking identity<text:span text:style-name="T70"> collaborator</text:span></text:p>
      <text:p text:style-name="P2"/>
      <text:p text:style-name="P2">tuviesemos esto otro:</text:p>
      <text:p text:style-name="P2"/>
      <text:p text:style-name="P43">When comparing two equal cargoes</text:p>
      <text:p text:style-name="P47">» It should confirm that they have the same identity</text:p>
      <text:p text:style-name="P2"/>
      <text:p text:style-name="P2">Entonces, la respuesta si que es contundente. Es necesario implementar:</text:p>
      <text:p text:style-name="P2"/>
      <text:p text:style-name="P43">When comparing two different cargoes</text:p>
      <text:p text:style-name="P47">» It should confirm that they have different identity</text:p>
      <text:p text:style-name="P2"/>
      <text:p text:style-name="P2">Pero la clave en nuestro caso esta en:</text:p>
      <text:p text:style-name="P2"/>
      <text:p text:style-name="P43">When comparing two equal cargoes</text:p>
      <text:p text:style-name="P47">»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6706177" text:style-name="L17">
        <text:list-item>
          <text:p text:style-name="P78">TDD "Tradicional": Compruebo que cuando le paso 15 y 20 me devuelve 35 y quizas tambien compruebo que cuando le paso 6 y 10 me devuelve 16.</text:p>
        </text:list-item>
        <text:list-item>
          <text:p text:style-name="P78">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text:soft-page-break/></text:p>
      <text:p text:style-name="P2">Claramente, al tener:</text:p>
      <text:p text:style-name="P2"/>
      <text:p text:style-name="P43">When comparing two equal cargoes</text:p>
      <text:p text:style-name="P47">» It should leverage the tracking identity collaborator</text:p>
      <text:p text:style-name="P2"/>
      <text:p text:style-name="P12"><text:span text:style-name="T2">no podemos negar que nos estamos situando del lado "mockista" o lo que es lo mismo del "Interaction Based Testing". Usando la analogia de la calculadora, estariamos comprobando que "</text:span><text:span text:style-name="T6">cuando le paso dos enteros se produce una unica llamada a la funcion suma de la calculadora...</text:span><text:span text:style-name="T2">" Y al tener a mayores:</text:span></text:p>
      <text:p text:style-name="P2"/>
      <text:p text:style-name="P43">When comparing two equal cargoes</text:p>
      <text:p text:style-name="P47">» It should confirm that they have the same identity</text:p>
      <text:p text:style-name="P2"/>
      <text:p text:style-name="P12"><text:span text:style-name="T2">estariamos comprobando tambien que "</text:span><text:span text:style-name="T6">...y esta me devuelve un unico valor que es tambien un entero.</text:span><text:span text:style-name="T2">". Por lo tanto, en nuestro caso:</text:span></text:p>
      <text:p text:style-name="P2"/>
      <text:p text:style-name="P43">When comparing two different cargoes</text:p>
      <text:p text:style-name="P47">»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cuenta la vocacion pedagogica de este documento, la hemos implementado:</text:p>
      <text:p text:style-name="P2"/>
      <text:p text:style-name="P38"><text:span text:style-name="T16">public</text:span><text:span text:style-name="T31"> </text:span><text:span text:style-name="T16">class</text:span><text:span text:style-name="T31"> </text:span><text:span text:style-name="T54">when_comparing_two_different_cargoes</text:span><text:span text:style-name="T31"> : </text:span><text:span text:style-name="T54">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
      <text:p text:style-name="P39"><text:span text:style-name="T28"><text:s text:c="8"/>the_to_compare_cargo = an&lt;</text:span><text:span text:style-name="T42">ICargo</text:span><text:span text:style-name="T28">&gt;();</text:span></text:p>
      <text:p text:style-name="P23"><text:s text:c="8"/>tracking_id</text:p>
      <text:p text:style-name="P23"><text:s text:c="11"/>.Stub(x =&gt; x.has_the_same_value_as(the_to_compare_cargo.tracking_id()))</text:p>
      <text:p text:style-name="P39"><text:span text:style-name="T28"><text:s text:c="11"/>.Return(</text:span><text:span text:style-name="T14">false</text:span><text:span text:style-name="T28">);</text:span></text:p>
      <text:p text:style-name="P23"><text:s text:c="4"/>};</text:p>
      <text:p text:style-name="P23"/>
      <text:p text:style-name="P39"><text:span text:style-name="T28"><text:s text:c="4"/></text:span><text:span text:style-name="T42">Because</text:span><text:span text:style-name="T28"> of = () =&gt; result = sut.has_the_same_identity_as(the_to_compare_cargo);</text:span></text:p>
      <text:p text:style-name="P23"/>
      <text:p text:style-name="P39"><text:span text:style-name="T28"><text:s text:c="4"/></text:span><text:span text:style-name="T42">It</text:span><text:span text:style-name="T28"> should_confirm_that_they_have_different_identity = () =&gt; result.ShouldBeFalse();</text:span></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Cargo</text:span><text:span text:style-name="T28"> the_to_compare_cargo;</text:span></text:p>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text:soft-page-break/>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70"> collaborator</text:span></text:p>
      <text:p text:style-name="P43"/>
      <text:p text:style-name="P43">when comparing two different cargoes</text:p>
      <text:p text:style-name="P43">» should confirm that they have different identity</text:p>
      <text:p text:style-name="P43"/>
      <text:p text:style-name="P43"/>
      <text:p text:style-name="P43">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74">:</text:span></text:p>
      <text:p text:style-name="P2"/>
      <text:p text:style-name="P2">Desde el principio hemos tenido la clase abstracta concern_for_cargo</text:p>
      <text:p text:style-name="P2"/>
      <text:p text:style-name="P17"><text:span text:style-name="T20">public</text:span><text:span text:style-name="T33"> </text:span><text:span text:style-name="T20">abstract</text:span><text:span text:style-name="T33"> </text:span><text:span text:style-name="T20">class</text:span><text:span text:style-name="T33"> </text:span><text:span text:style-name="T56">concern_for_cargo</text:span><text:span text:style-name="T33"> : </text:span><text:span text:style-name="T56">Observes</text:span><text:span text:style-name="T33">&lt;</text:span><text:span text:style-name="T46">ICargo</text:span><text:span text:style-name="T33">, </text:span><text:span text:style-name="T56">Cargo</text:span><text:span text:style-name="T33">&gt;</text:span></text:p>
      <text:p text:style-name="P2"/>
      <text:p text:style-name="P2">y no le hemos sacado mucho partido, mas alla de usarla como simple intermediario para 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17"><text:span text:style-name="T20">public</text:span><text:span text:style-name="T33"> </text:span><text:span text:style-name="T20">abstract</text:span><text:span text:style-name="T33"> </text:span><text:span text:style-name="T20">class</text:span><text:span text:style-name="T33"> </text:span><text:span text:style-name="T56">concern_for_cargo</text:span><text:span text:style-name="T33"> : </text:span><text:span text:style-name="T56">Observes</text:span><text:span text:style-name="T33">&lt;</text:span><text:span text:style-name="T46">ICargo</text:span><text:span text:style-name="T33">, </text:span><text:span text:style-name="T56">Cargo</text:span><text:span text:style-name="T33">&gt;</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text:s text:c="4"/>};</text:p>
      <text:p text:style-name="P23"/>
      <text:p text:style-name="P39"><text:span text:style-name="T28"><text:s text:c="4"/></text:span><text:span text:style-name="T14">protected</text:span><text:span text:style-name="T28"> </text:span><text:span text:style-name="T14">static</text:span><text:span text:style-name="T28"> </text:span><text:span text:style-name="T42">ITrackingId</text:span><text:span text:style-name="T28"> tracking_id;</text:span></text:p>
      <text:p text:style-name="P39"><text:span text:style-name="T28"><text:s text:c="4"/></text:span><text:span text:style-name="T14">protected</text:span><text:span text:style-name="T28"> </text:span><text:span text:style-name="T14">static</text:span><text:span text:style-name="T28"> </text:span><text:span text:style-name="T42">IRouteSpecification</text:span><text:span text:style-name="T28">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text:s text:c="4"/>};</text:p>
      <text:p text:style-name="P23"/>
      <text:p text:style-name="P39"><text:span text:style-name="T28"><text:s text:c="4"/></text:span><text:span text:style-name="T42">Because</text:span><text:span text:style-name="T28"> of = () =&gt; result = sut.tracking_id();</text:span></text:p>
      <text:p text:style-name="P23"/>
      <text:p text:style-name="P39"><text:span text:style-name="T28"><text:s text:c="4"/></text:span><text:span text:style-name="T42">It</text:span><text:span text:style-name="T28"> should_provide_the_cargo_id = () =&gt; result.ShouldEqual(tracking_id);</text:span></text:p>
      <text:p text:style-name="P23"><text:soft-page-break/></text:p>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TrackingId</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8">}</text:p>
      <text:p text:style-name="P2"/>
      <text:p text:style-name="P2"/>
      <text:p text:style-name="P13"><text:span text:style-name="T14">public</text:span><text:span text:style-name="T28"> </text:span><text:span text:style-name="T14">class</text:span><text:span text:style-name="T28"> </text:span><text:span text:style-name="T52">when_asked_about_its_tracking_identificator</text:span><text:span text:style-name="T28"> : </text:span><text:span text:style-name="T52">concern_for_cargo</text:span></text:p>
      <text:p text:style-name="P23">{</text:p>
      <text:p text:style-name="P39"><text:span text:style-name="T28"><text:s text:c="4"/></text:span><text:span text:style-name="T42">Because</text:span><text:span text:style-name="T28"> of = () =&gt; result = sut.tracking_id();</text:span></text:p>
      <text:p text:style-name="P23"/>
      <text:p text:style-name="P39"><text:span text:style-name="T28"><text:s text:c="4"/></text:span><text:span text:style-name="T42">It</text:span><text:span text:style-name="T28"> should_provide_the_cargo_id = () =&gt; result.ShouldEqual(tracking_id);</text:span></text:p>
      <text:p text:style-name="P23"/>
      <text:p text:style-name="P39"><text:span text:style-name="T28"><text:s text:c="4"/></text:span><text:span text:style-name="T14">static</text:span><text:span text:style-name="T28"> </text:span><text:span text:style-name="T42">ITrackingId</text:span><text:span text:style-name="T28"> result;</text:span></text:p>
      <text:p text:style-name="P23">}</text:p>
      <text:p text:style-name="P2"/>
      <text:p text:style-name="P2">o uno un poco mas complejo como:</text:p>
      <text:p text:style-name="P2"/>
      <text:p text:style-name="P38"><text:span text:style-name="T16">public</text:span><text:span text:style-name="T31"> </text:span><text:span text:style-name="T16">class</text:span><text:span text:style-name="T31"> </text:span><text:span text:style-name="T54">when_comparing_two_equal_cargoes</text:span><text:span text:style-name="T31"> : </text:span><text:span text:style-name="T54">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
      <text:p text:style-name="P39"><text:span text:style-name="T28"><text:s text:c="8"/>the_to_compare_cargo = an&lt;</text:span><text:span text:style-name="T42">ICargo</text:span><text:span text:style-name="T28">&gt;();</text:span></text:p>
      <text:p text:style-name="P23"><text:s text:c="8"/>tracking_id</text:p>
      <text:p text:style-name="P23"><text:s text:c="11"/>.Stub(x =&gt; x.has_the_same_value_as(the_to_compare_cargo.tracking_id()))</text:p>
      <text:p text:style-name="P39"><text:span text:style-name="T28"><text:s text:c="11"/>.Return(</text:span><text:span text:style-name="T14">true</text:span><text:span text:style-name="T28">);</text:span></text:p>
      <text:p text:style-name="P23"><text:s text:c="4"/>};</text:p>
      <text:p text:style-name="P23"/>
      <text:p text:style-name="P39"><text:span text:style-name="T28"><text:s text:c="4"/></text:span><text:span text:style-name="T42">Because</text:span><text:span text:style-name="T28"> of = () =&gt; result = sut.has_the_same_identity_as(the_to_compare_cargo);</text:span></text:p>
      <text:p text:style-name="P23"/>
      <text:p text:style-name="P39"><text:span text:style-name="T28"><text:s text:c="4"/></text:span><text:span text:style-name="T42">It</text:span><text:span text:style-name="T28"> should_confirm_that_they_have_the_same_identity = () =&gt; result.ShouldBeTrue();</text:span></text:p>
      <text:p text:style-name="P23"/>
      <text:p text:style-name="P39"><text:span text:style-name="T28"><text:s text:c="4"/></text:span><text:span text:style-name="T42">It</text:span><text:span text:style-name="T28"> should_leverage_the_tracking_identity_collaborator = () =&gt; </text:span></text:p>
      <text:p text:style-name="P23"><text:s text:c="7"/>tracking_id.received(</text:p>
      <text:p text:style-name="P23"><text:s text:c="10"/>x =&gt; x.has_the_same_value_as(the_to_compare_cargo.tracking_id()));</text:p>
      <text:p text:style-name="P23"/>
      <text:p text:style-name="P39"><text:span text:style-name="T28"><text:s text:c="4"/></text:span><text:span text:style-name="T14">static</text:span><text:span text:style-name="T28"> </text:span><text:span text:style-name="T42">ITrackingId</text:span><text:span text:style-name="T28"> tracking_id;</text:span></text:p>
      <text:p text:style-name="P39"><text:span text:style-name="T28"><text:s text:c="4"/></text:span><text:span text:style-name="T14">static</text:span><text:span text:style-name="T28"> </text:span><text:span text:style-name="T42">ICargo</text:span><text:span text:style-name="T28"> the_to_compare_cargo;</text:span></text:p>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RouteSpecification</text:span><text:span text:style-name="T28"> route_specification;</text:span></text:p>
      <text:p text:style-name="P28">}</text:p>
      <text:p text:style-name="P2"/>
      <text:p text:style-name="P13"><text:span text:style-name="T14">public</text:span><text:span text:style-name="T28"> </text:span><text:span text:style-name="T14">class</text:span><text:span text:style-name="T28"> </text:span><text:span text:style-name="T52">when_comparing_two_equal_cargoes</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to_compare_cargo = an&lt;</text:span><text:span text:style-name="T42">ICargo</text:span><text:span text:style-name="T28">&gt;();</text:span></text:p>
      <text:p text:style-name="P23"><text:s text:c="8"/>tracking_id</text:p>
      <text:p text:style-name="P23"><text:s text:c="12"/>.Stub(x =&gt; x.has_the_same_value_as(the_to_compare_cargo.tracking_id()))</text:p>
      <text:p text:style-name="P39"><text:span text:style-name="T28"><text:s text:c="12"/>.Return(</text:span><text:span text:style-name="T14">true</text:span><text:span text:style-name="T28">);</text:span></text:p>
      <text:p text:style-name="P23"><text:s text:c="4"/>};</text:p>
      <text:p text:style-name="P23"/>
      <text:p text:style-name="P39"><text:span text:style-name="T28"><text:s text:c="4"/></text:span><text:span text:style-name="T42">Because</text:span><text:span text:style-name="T28"> of = () =&gt; result = sut.has_the_same_identity_as(the_to_compare_cargo);</text:span></text:p>
      <text:p text:style-name="P23"/>
      <text:p text:style-name="P39"><text:span text:style-name="T28"><text:s text:c="4"/></text:span><text:span text:style-name="T42">It</text:span><text:span text:style-name="T28"> should_confirm_that_they_have_the_same_identity = () =&gt; result.ShouldBeTrue();</text:span></text:p>
      <text:p text:style-name="P23"/>
      <text:p text:style-name="P39"><text:span text:style-name="T28"><text:s text:c="4"/></text:span><text:span text:style-name="T42">It</text:span><text:span text:style-name="T28">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9"><text:span text:style-name="T28"><text:s text:c="4"/></text:span><text:span text:style-name="T14">static</text:span><text:span text:style-name="T28"> </text:span><text:span text:style-name="T42">ICargo</text:span><text:span text:style-name="T28"> the_to_compare_cargo;</text:span></text:p>
      <text:p text:style-name="P39"><text:span text:style-name="T28"><text:s text:c="4"/></text:span><text:span text:style-name="T14">static</text:span><text:span text:style-name="T28"> </text:span><text:span text:style-name="T14">bool</text:span><text:span text:style-name="T28">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6">7 passed, 0 failed, 0 skipped, took 1,38 seconds (Machine.Specifications 0.3.0).</text:p>
      <text:p text:style-name="P2"/>
      <text:p text:style-name="P2"><text:span text:style-name="T10">BDD_Spec: When comparing to a null cargo</text:span>:</text:p>
      <text:p text:style-name="P2"/>
      <text:p text:style-name="P2">Nuestro metodo has_the_same_identity_as(ICargo the_other_cargo) tiene una vulnerabilidad muy grande, y es que al no comprobar que the_other_cargo no sea null y tener como caracteristica:</text:p>
      <text:p text:style-name="P2"/>
      <text:p text:style-name="P43">When comparing two equal cargoes</text:p>
      <text:p text:style-name="P43">»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6">When comparing to a null cargo</text:p>
      <text:p text:style-name="P43">» It should confirm that they have different identity</text:p>
      <text:p text:style-name="P43">» It should not leverage the tracking identity<text:span text:style-name="T70">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7">»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7">»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4">public</text:span><text:span text:style-name="T28"> </text:span><text:span text:style-name="T14">class</text:span><text:span text:style-name="T28"> </text:span><text:span text:style-name="T52">when_comparing_to_a_null_cargo</text:span><text:span text:style-name="T28"> : </text:span><text:span text:style-name="T52">concern_for_cargo</text:span></text:p>
      <text:p text:style-name="P23"><text:soft-page-break/>{</text:p>
      <text:p text:style-name="P39"><text:span text:style-name="T28"><text:s text:c="4"/></text:span><text:span text:style-name="T42">Establish</text:span><text:span text:style-name="T28"> context = () =&gt;</text:span></text:p>
      <text:p text:style-name="P23"><text:s text:c="4"/>{</text:p>
      <text:p text:style-name="P39"><text:span text:style-name="T28"><text:s text:c="8"/>a_null_to_compare_cargo = </text:span><text:span text:style-name="T14">null</text:span><text:span text:style-name="T28">;</text:span></text:p>
      <text:p text:style-name="P23"><text:s text:c="8"/>tracking_id</text:p>
      <text:p text:style-name="P39"><text:span text:style-name="T28"><text:s text:c="11"/>.Stub(x =&gt; x.has_the_same_value_as(an&lt;</text:span><text:span text:style-name="T42">ICargo</text:span><text:span text:style-name="T28">&gt;().tracking_id()));</text:span></text:p>
      <text:p text:style-name="P23"><text:s text:c="4"/>};</text:p>
      <text:p text:style-name="P23"/>
      <text:p text:style-name="P39"><text:span text:style-name="T28"><text:s text:c="4"/></text:span><text:span text:style-name="T42">Because</text:span><text:span text:style-name="T28"> of = () =&gt; result = sut.has_the_same_identity_as(a_null_to_compare_cargo);</text:span></text:p>
      <text:p text:style-name="P23"/>
      <text:p text:style-name="P39"><text:span text:style-name="T28"><text:s text:c="4"/></text:span><text:span text:style-name="T42">It</text:span><text:span text:style-name="T28"> should_confirm_that_they_have_different_identity = () =&gt; result.ShouldBeFalse();</text:span></text:p>
      <text:p text:style-name="P23"/>
      <text:p text:style-name="P39"><text:span text:style-name="T28"><text:s text:c="4"/></text:span><text:span text:style-name="T42">It</text:span><text:span text:style-name="T28"> should_not_leverage_the_tracking_identity_collaborator = () =&gt;</text:span></text:p>
      <text:p text:style-name="P23"><text:s text:c="7"/>tracking_id.never_received(</text:p>
      <text:p text:style-name="P39"><text:span text:style-name="T28"><text:s text:c="10"/>x =&gt; x.has_the_same_value_as(an&lt;</text:span><text:span text:style-name="T42">ICargo</text:span><text:span text:style-name="T28">&gt;().tracking_id()));</text:spa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Cargo</text:span><text:span text:style-name="T28"> a_null_to_compare_cargo;</text:span></text:p>
      <text:p text:style-name="P23">}</text:p>
      <text:p text:style-name="P2"/>
      <text:p text:style-name="P2">Y recordemos que:</text:p>
      <text:p text:style-name="P2"/>
      <text:p text:style-name="P13"><text:span text:style-name="T14">public</text:span><text:span text:style-name="T28"> </text:span><text:span text:style-name="T14">abstract</text:span><text:span text:style-name="T28"> </text:span><text:span text:style-name="T14">class</text:span><text:span text:style-name="T28"> </text:span><text:span text:style-name="T52">concern_for_cargo</text:span><text:span text:style-name="T28"> : </text:span><text:span text:style-name="T52">Observes</text:span><text:span text:style-name="T28">&lt;</text:span><text:span text:style-name="T42">ICargo</text:span><text:span text:style-name="T28">, </text:span><text:span text:style-name="T52">Cargo</text:span><text:span text:style-name="T28">&gt;</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racking_id = the_dependency&lt;</text:span><text:span text:style-name="T42">ITrackingId</text:span><text:span text:style-name="T28">&gt;();</text:span></text:p>
      <text:p text:style-name="P39"><text:span text:style-name="T28"><text:s text:c="8"/>route_specification = the_dependency&lt;</text:span><text:span text:style-name="T42">IRouteSpecification</text:span><text:span text:style-name="T28">&gt;();</text:span></text:p>
      <text:p text:style-name="P23"><text:s text:c="4"/>};</text:p>
      <text:p text:style-name="P23"/>
      <text:p text:style-name="P39"><text:span text:style-name="T28"><text:s text:c="4"/></text:span><text:span text:style-name="T14">protected</text:span><text:span text:style-name="T28"> </text:span><text:span text:style-name="T14">static</text:span><text:span text:style-name="T28"> </text:span><text:span text:style-name="T42">ITrackingId</text:span><text:span text:style-name="T28"> tracking_id;</text:span></text:p>
      <text:p text:style-name="P39"><text:span text:style-name="T28"><text:s text:c="4"/></text:span><text:span text:style-name="T14">protected</text:span><text:span text:style-name="T28"> </text:span><text:span text:style-name="T14">static</text:span><text:span text:style-name="T28"> </text:span><text:span text:style-name="T42">IRouteSpecification</text:span><text:span text:style-name="T28"> route_specification;</text:span></text:p>
      <text:p text:style-name="P23">}</text:p>
      <text:p text:style-name="P2"/>
      <text:p text:style-name="P2">Simplemente comentar que:</text:p>
      <text:p text:style-name="P2"/>
      <text:p text:style-name="P14"><text:span text:style-name="T28">an&lt;</text:span><text:span text:style-name="T42">ICargo</text:span><text:span text:style-name="T28">&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42">Establish</text:span><text:span text:style-name="T28"> context = () =&gt;</text:span></text:p>
      <text:p text:style-name="P23">{</text:p>
      <text:p text:style-name="P39"><text:span text:style-name="T28"><text:s text:c="4"/>a_null_to_compare_cargo = </text:span><text:span text:style-name="T14">null</text:span><text:span text:style-name="T28">;</text:span></text:p>
      <text:p text:style-name="P39"><text:span text:style-name="T28"><text:s text:c="4"/>an_icargo = an&lt;</text:span><text:span text:style-name="T42">ICargo</text:span><text:span text:style-name="T28">&gt;();</text:span></text:p>
      <text:p text:style-name="P23"><text:s text:c="4"/>an_icargo_tracking_id = an_icargo.tracking_id();</text:p>
      <text:p text:style-name="P39"><text:span text:style-name="T28"><text:s text:c="4"/>an_itracking_id = an&lt;</text:span><text:span text:style-name="T42">ITrackingId</text:span><text:span text:style-name="T28">&gt;();</text:span></text:p>
      <text:p text:style-name="P23">};</text:p>
      <text:p text:style-name="P2"/>
      <text:list xml:id="list36695459" text:style-name="L18">
        <text:list-item>
          <text:p text:style-name="P79">a_null_to_compare_cargo: Aqui no hay discusion posible, es null.</text:p>
        </text:list-item>
        <text:list-item>
          <text:p text:style-name="P79">an_icargo: No es null, es algo del estilo a {IcargoProxyf74dc6fd2e1646dcb0f3298a11c08e36}.</text:p>
        </text:list-item>
        <text:list-item>
          <text:p text:style-name="P79">an_icargo_tracking_id: Este es el mismo caso de nuestra BDD_Spec. Es null.</text:p>
        </text:list-item>
        <text:list-item>
          <text:p text:style-name="P79">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text:soft-page-break/></text:p>
      <text:p text:style-name="P13"><text:span text:style-name="T14">public</text:span><text:span text:style-name="T28"> </text:span><text:span text:style-name="T14">class</text:span><text:span text:style-name="T28"> </text:span><text:span text:style-name="T52">when_comparing_to_a_null_cargo</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a_null_to_compare_cargo = </text:span><text:span text:style-name="T14">null</text:span><text:span text:style-name="T28">;</text:span></text:p>
      <text:p text:style-name="P23"><text:s text:c="8"/>tracking_id</text:p>
      <text:p text:style-name="P39"><text:span text:style-name="T28"><text:s text:c="11"/>.Stub(x =&gt; x.has_the_same_value_as(</text:span><text:span text:style-name="T14">null</text:span><text:span text:style-name="T28">));</text:span></text:p>
      <text:p text:style-name="P23"><text:s text:c="4"/>};</text:p>
      <text:p text:style-name="P23"/>
      <text:p text:style-name="P39"><text:span text:style-name="T28"><text:s text:c="4"/></text:span><text:span text:style-name="T42">Because</text:span><text:span text:style-name="T28"> of = () =&gt; result = sut.has_the_same_identity_as(a_null_to_compare_cargo);</text:span></text:p>
      <text:p text:style-name="P23"/>
      <text:p text:style-name="P39"><text:span text:style-name="T28"><text:s text:c="4"/></text:span><text:span text:style-name="T42">It</text:span><text:span text:style-name="T28"> should_confirm_that_they_have_diferent_identity = () =&gt; result.ShouldBeFalse();</text:span></text:p>
      <text:p text:style-name="P23"/>
      <text:p text:style-name="P39"><text:span text:style-name="T28"><text:s text:c="4"/></text:span><text:span text:style-name="T42">It</text:span><text:span text:style-name="T28"> should_not_leverage_the_tracking_identity_collaborator = () =&gt;</text:span></text:p>
      <text:p text:style-name="P39"><text:span text:style-name="T28"><text:s text:c="7"/>tracking_id.never_received(x =&gt; x.has_the_same_value_as(</text:span><text:span text:style-name="T14">null</text:span><text:span text:style-name="T28">));</text:span></text:p>
      <text:p text:style-name="P23"/>
      <text:p text:style-name="P39"><text:span text:style-name="T28"><text:s text:c="4"/></text:span><text:span text:style-name="T14">static</text:span><text:span text:style-name="T28"> </text:span><text:span text:style-name="T14">bool</text:span><text:span text:style-name="T28"> result;</text:span></text:p>
      <text:p text:style-name="P39"><text:span text:style-name="T28"><text:s text:c="4"/></text:span><text:span text:style-name="T14">static</text:span><text:span text:style-name="T28"> </text:span><text:span text:style-name="T42">ICargo</text:span><text:span text:style-name="T28">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
      <text:p text:style-name="P2">Para satisfacer ambas aserciones, basta con:</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p>
      <text:p text:style-name="P23">{</text:p>
      <text:p text:style-name="P23"><text:s text:c="4"/>(....)</text:p>
      <text:p text:style-name="P23"/>
      <text:p text:style-name="P39"><text:span text:style-name="T28"><text:s text:c="4"/></text:span><text:span text:style-name="T14">public</text:span><text:span text:style-name="T28"> </text:span><text:span text:style-name="T14">bool</text:span><text:span text:style-name="T28"> has_the_same_identity_as(</text:span><text:span text:style-name="T42">ICargo</text:span><text:span text:style-name="T28"> the_other_entity)</text:span></text:p>
      <text:p text:style-name="P23"><text:s text:c="4"/>{</text:p>
      <text:p text:style-name="P39"><text:span text:style-name="T28"><text:s text:c="8"/></text:span><text:span text:style-name="T14">return</text:span><text:span text:style-name="T28"> the_other_entity != </text:span><text:span text:style-name="T14">null</text:span><text:span text:style-name="T28">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70"> collaborator</text:span></text:p>
      <text:p text:style-name="P43"/>
      <text:p text:style-name="P43">when comparing two different cargoes</text:p>
      <text:p text:style-name="P43">» should confirm that they have different identity</text:p>
      <text:p text:style-name="P43"/>
      <text:p text:style-name="P43">when comparing to a null cargo</text:p>
      <text:p text:style-name="P43"><text:soft-page-break/>» should confirm that they have different identity</text:p>
      <text:p text:style-name="P43">» should not leverage the tracking identity<text:span text:style-name="T70"> collaborator</text:span></text:p>
      <text:p text:style-name="P43"/>
      <text:p text:style-name="P43"/>
      <text:p text:style-name="P43">9 passed, 0 failed, 0 skipped, took 0,90 seconds (Machine.Specifications 0.3.0).</text:p>
      <text:p text:style-name="P3"/>
      <text:p text:style-name="P2">Y precisamente al leer este log nos damos cuenta de que hay algo que chirria, ya que tanto cuando:</text:p>
      <text:p text:style-name="P2"/>
      <text:p text:style-name="P43">when comparing two equal cargoes</text:p>
      <text:p text:style-name="P43">» should confirm that they have the same identity</text:p>
      <text:p text:style-name="P47">» should leverage the tracking identity collaborator</text:p>
      <text:p text:style-name="P2"/>
      <text:p text:style-name="P2">como cuando:</text:p>
      <text:p text:style-name="P2"/>
      <text:p text:style-name="P43">when comparing to a null cargo</text:p>
      <text:p text:style-name="P43">» should confirm that they have different identity</text:p>
      <text:p text:style-name="P47">» should not leverage the tracking identity collaborator</text:p>
      <text:p text:style-name="P2"/>
      <text:p text:style-name="P2">tenemos claro cual es el comportamiento esperado con respecto a la interaccion con ITrackingId:</text:p>
      <text:p text:style-name="P2"/>
      <text:list xml:id="list36697176" text:style-name="L19">
        <text:list-item>
          <text:p text:style-name="P80">En el primer caso: Delega.</text:p>
        </text:list-item>
        <text:list-item>
          <text:p text:style-name="P80">En el segundo caso: No delega.</text:p>
        </text:list-item>
      </text:list>
      <text:p text:style-name="P2"/>
      <text:p text:style-name="P2">Pero, ¿que ocurre en este caso?</text:p>
      <text:p text:style-name="P2"/>
      <text:p text:style-name="P43">when comparing two different cargoes</text:p>
      <text:p text:style-name="P47">»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3">When comparing two different cargoes</text:p>
      <text:p text:style-name="P43">» It should confirm that they have different identity</text:p>
      <text:p text:style-name="P47">»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 should provide the origin location</text:p>
      <text:p text:style-name="P43"><text:soft-page-break/>»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text:span text:style-name="T70"> collaborator</text:span></text:p>
      <text:p text:style-name="P43"/>
      <text:p text:style-name="P43">when comparing two different cargoes</text:p>
      <text:p text:style-name="P43">» should confirm that they have different identity</text:p>
      <text:p text:style-name="P43">» should leverage the tracking identity<text:span text:style-name="T70"> collaborator</text:span></text:p>
      <text:p text:style-name="P43"/>
      <text:p text:style-name="P43">when comparing to a null cargo</text:p>
      <text:p text:style-name="P43">» should confirm that they have different identity</text:p>
      <text:p text:style-name="P43">» should not leverage the tracking identity<text:span text:style-name="T70"> collaborator</text:span></text:p>
      <text:p text:style-name="P43"/>
      <text:p text:style-name="P43"/>
      <text:p text:style-name="P43">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10">BDD_Spec: Sobreescribiendo los metodos de Object GetHashCode() y ToString()</text:span>:</text:p>
      <text:p text:style-name="P2"/>
      <text:p text:style-name="P2">Se considera buena practica, sobreescribir los metodos de Object, a saber:</text:p>
      <text:p text:style-name="P2"/>
      <text:list xml:id="list36680648" text:style-name="L20">
        <text:list-item>
          <text:p text:style-name="P81">GetHashCode()</text:p>
        </text:list-item>
        <text:list-item>
          <text:p text:style-name="P81">ToString()</text:p>
        </text:list-item>
        <text:list-item>
          <text:p text:style-name="P81">Equals()</text:p>
        </text:list-item>
      </text:list>
      <text:p text:style-name="P2"/>
      <text:p text:style-name="P2">Vamos a dedicar este epigrafe a esa tarea.</text:p>
      <text:p text:style-name="P2"/>
      <text:p text:style-name="P2">Las BDD_Specs de los dos primeros serian algo como:</text:p>
      <text:p text:style-name="P2"/>
      <text:p text:style-name="P46">When asked about its hash code</text:p>
      <text:p text:style-name="P43">» It should leverage the tracking identity hash code</text:p>
      <text:p text:style-name="P43"/>
      <text:p text:style-name="P43">When asked about its string representation</text:p>
      <text:p text:style-name="P43">»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8"><text:span text:style-name="T16">public</text:span><text:span text:style-name="T31"> </text:span><text:span text:style-name="T16">class</text:span><text:span text:style-name="T31"> </text:span><text:span text:style-name="T54">when_asked_about_its_hash_code</text:span><text:span text:style-name="T31"> : </text:span><text:span text:style-name="T54">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23"><text:s text:c="8"/>tracking_id</text:p>
      <text:p text:style-name="P23"><text:s text:c="11"/>.Stub(x =&gt; x.GetHashCode())</text:p>
      <text:p text:style-name="P39"><text:span text:style-name="T28"><text:s text:c="11"/>.Return(</text:span><text:span text:style-name="T14">new</text:span><text:span text:style-name="T28"> </text:span><text:span text:style-name="T14">int</text:span><text:span text:style-name="T28">());</text:span></text:p>
      <text:p text:style-name="P23"><text:s text:c="4"/>};</text:p>
      <text:p text:style-name="P23"/>
      <text:p text:style-name="P39"><text:span text:style-name="T28"><text:s text:c="4"/></text:span><text:span text:style-name="T42">Because</text:span><text:span text:style-name="T28"> of = () =&gt; sut.GetHashCode();</text:span></text:p>
      <text:p text:style-name="P23"/>
      <text:p text:style-name="P39"><text:span text:style-name="T28"><text:s text:c="4"/></text:span><text:span text:style-name="T42">It</text:span><text:span text:style-name="T28"> should_leverage_the_tracking_identity_hash_code = () =&gt;</text:span></text:p>
      <text:p text:style-name="P23"><text:s text:c="7"/>tracking_id.received(x =&gt; x.GetHashCode());</text:p>
      <text:p text:style-name="P23">}</text:p>
      <text:p text:style-name="P23"/>
      <text:p text:style-name="P39"><text:span text:style-name="T14">public</text:span><text:span text:style-name="T28"> </text:span><text:span text:style-name="T14">class</text:span><text:span text:style-name="T28"> </text:span><text:span text:style-name="T52">when_asked_about_its_string_representation</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23"><text:soft-page-break/><text:s text:c="8"/>tracking_id</text:p>
      <text:p text:style-name="P23"><text:s text:c="11"/>.Stub(x =&gt; x.ToString())</text:p>
      <text:p text:style-name="P39"><text:span text:style-name="T28"><text:s text:c="11"/>.Return(</text:span><text:span text:style-name="T14">string</text:span><text:span text:style-name="T28">.Empty);</text:span></text:p>
      <text:p text:style-name="P23"><text:s text:c="4"/>};</text:p>
      <text:p text:style-name="P23"/>
      <text:p text:style-name="P39"><text:span text:style-name="T28"><text:s text:c="4"/></text:span><text:span text:style-name="T42">Because</text:span><text:span text:style-name="T28"> of = () =&gt; sut.ToString();</text:span></text:p>
      <text:p text:style-name="P23"/>
      <text:p text:style-name="P39"><text:span text:style-name="T28"><text:s text:c="4"/></text:span><text:span text:style-name="T42">It</text:span><text:span text:style-name="T28">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8"><text:span text:style-name="T16">public</text:span><text:span text:style-name="T31"> </text:span><text:span text:style-name="T16">interface</text:span><text:span text:style-name="T31"> </text:span><text:span text:style-name="T44">ITrackingId</text:span><text:span text:style-name="T31"> : </text:span><text:span text:style-name="T44">IValueObject</text:span><text:span text:style-name="T31">&lt;</text:span><text:span text:style-name="T44">ITrackingId</text:span><text:span text:style-name="T31">&gt;</text:span></text:p>
      <text:p text:style-name="P23">{</text:p>
      <text:p text:style-name="P39"><text:span text:style-name="T28"><text:s text:c="4"/></text:span><text:span text:style-name="T14">int</text:span><text:span text:style-name="T28"> GetHashCode();</text:span></text:p>
      <text:p text:style-name="P39"><text:span text:style-name="T28"><text:s text:c="4"/></text:span><text:span text:style-name="T14">string</text:span><text:span text:style-name="T28"> ToString();</text:span></text:p>
      <text:p text:style-name="P23">}</text:p>
      <text:p text:style-name="P2"/>
      <text:p text:style-name="P13"><text:span text:style-name="T14">public</text:span><text:span text:style-name="T28"> </text:span><text:span text:style-name="T14">interface</text:span><text:span text:style-name="T28"> </text:span><text:span text:style-name="T42">ICargo</text:span><text:span text:style-name="T28"> : </text:span><text:span text:style-name="T42">IEntity</text:span><text:span text:style-name="T28">&lt;</text:span><text:span text:style-name="T42">ICargo</text:span><text:span text:style-name="T28">&gt;</text:span></text:p>
      <text:p text:style-name="P23">{</text:p>
      <text:p text:style-name="P39"><text:span text:style-name="T28"><text:s text:c="4"/></text:span><text:span text:style-name="T42">ITrackingId</text:span><text:span text:style-name="T28"> tracking_id();</text:span></text:p>
      <text:p text:style-name="P39"><text:span text:style-name="T28"><text:s text:c="4"/></text:span><text:span text:style-name="T42">IRouteSpecification</text:span><text:span text:style-name="T28"> route_specification();</text:span></text:p>
      <text:p text:style-name="P39"><text:span text:style-name="T28"><text:s text:c="4"/></text:span><text:span text:style-name="T42">ILocation</text:span><text:span text:style-name="T28"> origin_location();</text:span></text:p>
      <text:p text:style-name="P23"/>
      <text:p text:style-name="P39"><text:span text:style-name="T28"><text:s text:c="4"/></text:span><text:span text:style-name="T14">int</text:span><text:span text:style-name="T28"> GetHashCode();</text:span></text:p>
      <text:p text:style-name="P39"><text:span text:style-name="T28"><text:s text:c="4"/></text:span><text:span text:style-name="T14">string</text:span><text:span text:style-name="T28">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p>
      <text:p text:style-name="P23">{</text:p>
      <text:p text:style-name="P23"><text:s text:c="4"/>(....)</text:p>
      <text:p text:style-name="P23"/>
      <text:p text:style-name="P39"><text:span text:style-name="T28"><text:s text:c="4"/></text:span><text:span text:style-name="T14">public</text:span><text:span text:style-name="T28"> </text:span><text:span text:style-name="T14">override</text:span><text:span text:style-name="T28"> </text:span><text:span text:style-name="T14">int</text:span><text:span text:style-name="T28"> GetHashCode()</text:span></text:p>
      <text:p text:style-name="P23"><text:s text:c="4"/>{</text:p>
      <text:p text:style-name="P39"><text:span text:style-name="T28"><text:s text:c="8"/></text:span><text:span text:style-name="T14">return</text:span><text:span text:style-name="T28"> underlying_tracking_id.GetHashCode();</text:span></text:p>
      <text:p text:style-name="P23"><text:s text:c="4"/>}</text:p>
      <text:p text:style-name="P23"/>
      <text:p text:style-name="P39"><text:span text:style-name="T28"><text:s text:c="4"/></text:span><text:span text:style-name="T14">public</text:span><text:span text:style-name="T28"> </text:span><text:span text:style-name="T14">override</text:span><text:span text:style-name="T28"> </text:span><text:span text:style-name="T14">string</text:span><text:span text:style-name="T28"> ToString()</text:span></text:p>
      <text:p text:style-name="P23"><text:s text:c="4"/>{</text:p>
      <text:p text:style-name="P39"><text:span text:style-name="T28"><text:s text:c="8"/></text:span><text:span text:style-name="T14">return</text:span><text:span text:style-name="T28">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6">------ Test started: Assembly: dddsample.specs.dll ------</text:p>
      <text:p text:style-name="P43"/>
      <text:p text:style-name="P43">when asked about its tracking identificator</text:p>
      <text:p text:style-name="P43">» should provide the cargo id</text:p>
      <text:p text:style-name="P43"/>
      <text:p text:style-name="P43">when asked about its route specification</text:p>
      <text:p text:style-name="P43">» should provide the route specification</text:p>
      <text:p text:style-name="P43"/>
      <text:p text:style-name="P43">when asked about its origin location</text:p>
      <text:p text:style-name="P43"><text:soft-page-break/>» should provide the origin location</text:p>
      <text:p text:style-name="P43">» should leverage the route specification origin location</text:p>
      <text:p text:style-name="P43"/>
      <text:p text:style-name="P43">when comparing two equal cargoes</text:p>
      <text:p text:style-name="P43">» should confirm that they have the same identity</text:p>
      <text:p text:style-name="P43">» should leverage the tracking identity collaborator</text:p>
      <text:p text:style-name="P43"/>
      <text:p text:style-name="P43">when comparing two diferent cargoes</text:p>
      <text:p text:style-name="P43">» should confirm that they have diferent identity</text:p>
      <text:p text:style-name="P43">» should leverage the tracking identity collaborator</text:p>
      <text:p text:style-name="P43"/>
      <text:p text:style-name="P43">when comparing to a null cargo</text:p>
      <text:p text:style-name="P43">» should confirm that they have diferent identity</text:p>
      <text:p text:style-name="P43">» should not leverage the tracking identity collaborator</text:p>
      <text:p text:style-name="P43"/>
      <text:p text:style-name="P43">when asked about its hash code</text:p>
      <text:p text:style-name="P43">» should leverage the tracking identity hash code</text:p>
      <text:p text:style-name="P43"/>
      <text:p text:style-name="P43">when asked about its string representation</text:p>
      <text:p text:style-name="P43">» should leverage the tracking identity string representation</text:p>
      <text:p text:style-name="P43"/>
      <text:p text:style-name="P43"/>
      <text:p text:style-name="P43">12 passed, 0 failed, 0 skipped, took 1,29 seconds (Machine.Specifications 0.3.0).</text:p>
      <text:p text:style-name="P2"/>
      <text:p text:style-name="P2">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10">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10">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6695754" text:style-name="L21">
        <text:list-item>
          <text:p text:style-name="P82">Un identificador (ITrackinId) que nos permite distinguirlo de los demas envios.</text:p>
        </text:list-item>
        <text:list-item>
          <text:p text:style-name="P82">Un origen (ILocation).</text:p>
        </text:list-item>
        <text:list-item>
          <text:p text:style-name="P82">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text:soft-page-break/>assign_the_route_described_by(IITinerary this_itinerary).</text:p>
      <text:p text:style-name="P2"/>
      <text:p text:style-name="P2">Vamos a ello</text:p>
      <text:p text:style-name="P2"/>
      <text:p text:style-name="P2"><text:span text:style-name="T10">BDD_Spec: When assigning a route described by an itinerary</text:span>:</text:p>
      <text:p text:style-name="P2"/>
      <text:p text:style-name="P2">Inicialmente parece que esta seria una descripcion bastante ajustada de lo que queremos:</text:p>
      <text:p text:style-name="P2"/>
      <text:p text:style-name="P46">When assigning a route described by an itinerary</text:p>
      <text:p text:style-name="P43">» It should validate it is a not null itinerary</text:p>
      <text:p text:style-name="P43">» It should be stored somewhere</text:p>
      <text:p text:style-name="P43">»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4">public</text:span><text:span text:style-name="T28"> </text:span><text:span text:style-name="T14">class</text:span><text:span text:style-name="T28"> </text:span><text:span text:style-name="T52">when_assigning_a_route_described_by_an_itinerary</text:span><text:span text:style-name="T28"> : </text:span><text:span text:style-name="T52">concern_for_cargo</text:span></text:p>
      <text:p text:style-name="P23">{</text:p>
      <text:p text:style-name="P39"><text:span text:style-name="T28"><text:s text:c="4"/></text:span><text:span text:style-name="T42">It</text:span><text:span text:style-name="T28"> should_validate_it_is_a_not_null_itinerary = () =&gt; </text:span></text:p>
      <text:p text:style-name="P39"><text:span text:style-name="T28"><text:s text:c="7"/>the_itinerary.</text:span><text:span text:style-name="T78">ShouldNotBeNull</text:span><text:span text:style-name="T28">();</text:span></text:p>
      <text:p text:style-name="P23"/>
      <text:p text:style-name="P39"><text:span text:style-name="T28"><text:s text:c="4"/></text:span><text:span text:style-name="T42">It</text:span><text:span text:style-name="T28"> should_be_stored_somewhere = () =&gt; sut.</text:span><text:span text:style-name="T78">itinerary</text:span><text:span text:style-name="T28">().ShouldEqual(the_itinerary);</text:span></text:p>
      <text:p text:style-name="P23"/>
      <text:p text:style-name="P39"><text:span text:style-name="T28"><text:s text:c="4"/></text:span><text:span text:style-name="T42">It</text:span><text:span text:style-name="T28"> should_reflect_into_the_actual_transportation_of_the_cargo = () =&gt; </text:span></text:p>
      <text:p text:style-name="P39"><text:span text:style-name="T28"><text:s text:c="7"/>sut.</text:span><text:span text:style-name="T78">delivery</text:span><text:span text:style-name="T28">().</text:span><text:span text:style-name="T78">received</text:span><text:span text:style-name="T28">(</text:span></text:p>
      <text:p text:style-name="P39"><text:span text:style-name="T28"><text:s text:c="11"/>x =&gt; x.</text:span><text:span text:style-name="T78">update_on_routing</text:span><text:span text:style-name="T28">(the_route_specification, the_itinerary));</text:span></text:p>
      <text:p text:style-name="P23"/>
      <text:p text:style-name="P39"><text:span text:style-name="T28"><text:s text:c="4"/></text:span><text:span text:style-name="T14">static</text:span><text:span text:style-name="T28"> </text:span><text:span text:style-name="T78">IItinerary</text:span><text:span text:style-name="T28"> the_itinerary;</text:span></text:p>
      <text:p text:style-name="P39"><text:span text:style-name="T28"><text:s text:c="4"/></text:span><text:span text:style-name="T14">static</text:span><text:span text:style-name="T28"> </text:span><text:span text:style-name="T78">IDelivery</text:span><text:span text:style-name="T28"> the_delivery;</text:span></text:p>
      <text:p text:style-name="P23">}</text:p>
      <text:p text:style-name="P2"/>
      <text:p text:style-name="P2">Como siempre, la reaccion en cadena nos lleva a crear dos nuevas interfaces:</text:p>
      <text:p text:style-name="P2"/>
      <text:p text:style-name="P19"><text:span text:style-name="T16">public</text:span><text:span text:style-name="T31"> </text:span><text:span text:style-name="T16">interface</text:span><text:span text:style-name="T31"> </text:span><text:span text:style-name="T44">IDelivery</text:span><text:span text:style-name="T28"> {}</text:span></text:p>
      <text:p text:style-name="P39"><text:span text:style-name="T14">public</text:span><text:span text:style-name="T28"> </text:span><text:span text:style-name="T14">interface</text:span><text:span text:style-name="T28"> </text:span><text:span text:style-name="T42">IItinerary</text:span><text:span text:style-name="T28"> {}</text:span></text:p>
      <text:p text:style-name="P2"/>
      <text:p text:style-name="P2">y en IDelivery necesitamos:</text:p>
      <text:p text:style-name="P2"/>
      <text:p text:style-name="P13"><text:span text:style-name="T14">public</text:span><text:span text:style-name="T28"> </text:span><text:span text:style-name="T14">interface</text:span><text:span text:style-name="T28"> </text:span><text:span text:style-name="T42">IDelivery</text:span></text:p>
      <text:p text:style-name="P23">{</text:p>
      <text:p text:style-name="P39"><text:span text:style-name="T28"><text:s text:c="4"/></text:span><text:span text:style-name="T14">void</text:span><text:span text:style-name="T28"> update_on_routing(</text:span><text:span text:style-name="T42">IRouteSpecification</text:span><text:span text:style-name="T28"> the_route_specification, </text:span></text:p>
      <text:p text:style-name="P39"><text:span text:style-name="T28"><text:s text:c="27"/></text:span><text:span text:style-name="T42">IItinerary</text:span><text:span text:style-name="T28">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4">public</text:span><text:span text:style-name="T28"> </text:span><text:span text:style-name="T14">interface</text:span><text:span text:style-name="T28"> </text:span><text:span text:style-name="T42">ICargo</text:span><text:span text:style-name="T28"> : </text:span><text:span text:style-name="T42">IEntity</text:span><text:span text:style-name="T28">&lt;</text:span><text:span text:style-name="T42">ICargo</text:span><text:span text:style-name="T28">&gt;</text:span></text:p>
      <text:p text:style-name="P23">{</text:p>
      <text:p text:style-name="P23"><text:s text:c="4"/>(....)</text:p>
      <text:p text:style-name="P23"/>
      <text:p text:style-name="P39"><text:span text:style-name="T28"><text:s text:c="4"/></text:span><text:span text:style-name="T42">IItinerary</text:span><text:span text:style-name="T28"> itinerary();</text:span></text:p>
      <text:p text:style-name="P39"><text:span text:style-name="T28"><text:s text:c="4"/></text:span><text:span text:style-name="T42">IDelivery</text:span><text:span text:style-name="T28"> delivery();</text:span></text:p>
      <text:p text:style-name="P23"/>
      <text:p text:style-name="P23"><text:s text:c="4"/>(....)</text:p>
      <text:p text:style-name="P23">}</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p>
      <text:p text:style-name="P23">{</text:p>
      <text:p text:style-name="P23"><text:s text:c="4"/>(....)</text:p>
      <text:p text:style-name="P23"><text:soft-page-break/></text:p>
      <text:p text:style-name="P39"><text:span text:style-name="T28"><text:s text:c="4"/></text:span><text:span text:style-name="T14">public</text:span><text:span text:style-name="T28"> </text:span><text:span text:style-name="T42">IItinerary</text:span><text:span text:style-name="T28"> itinerar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24"><text:span text:style-name="T12"><text:s text:c="4"/>public</text:span> <text:span text:style-name="T40">IDelivery</text:span> delivery()</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4">public</text:span><text:span text:style-name="T28"> </text:span><text:span text:style-name="T14">class</text:span><text:span text:style-name="T28"> </text:span><text:span text:style-name="T52">when_assigning_a_route_described_by_an_itinerary</text:span><text:span text:style-name="T28"> : </text:span><text:span text:style-name="T52">concern_for_cargo</text:span></text:p>
      <text:p text:style-name="P23">{</text:p>
      <text:p text:style-name="P39"><text:span text:style-name="T28"><text:s text:c="4"/></text:span><text:span text:style-name="T42">Because</text:span><text:span text:style-name="T28"> of = () =&gt; sut.</text:span><text:span text:style-name="T78">assing_the_route_described_by</text:span><text:span text:style-name="T28">(the_itinerary);</text:span></text:p>
      <text:p text:style-name="P23"/>
      <text:p text:style-name="P39"><text:span text:style-name="T28"><text:s text:c="4"/></text:span><text:span text:style-name="T42">It</text:span><text:span text:style-name="T28"> should_validate_it_is_a_not_null_itinerary = () =&gt; </text:span></text:p>
      <text:p text:style-name="P23"><text:s text:c="7"/>the_itinerary.ShouldNotBeNull();</text:p>
      <text:p text:style-name="P23"/>
      <text:p text:style-name="P39"><text:span text:style-name="T28"><text:s text:c="4"/></text:span><text:span text:style-name="T42">It</text:span><text:span text:style-name="T28"> should_be_stored_somewhere = () =&gt; sut.itinerary().ShouldEqual(the_itinerary);</text:span></text:p>
      <text:p text:style-name="P23"/>
      <text:p text:style-name="P39"><text:span text:style-name="T28"><text:s text:c="4"/></text:span><text:span text:style-name="T42">It</text:span><text:span text:style-name="T28">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8"><text:s text:c="4"/></text:span><text:span text:style-name="T14">static</text:span><text:span text:style-name="T28"> </text:span><text:span text:style-name="T42">IItinerary</text:span><text:span text:style-name="T28"> the_itinerary;</text:span></text:p>
      <text:p text:style-name="P39"><text:span text:style-name="T28"><text:s text:c="4"/></text:span><text:span text:style-name="T14">static</text:span><text:span text:style-name="T28"> </text:span><text:span text:style-name="T42">IDelivery</text:span><text:span text:style-name="T28"> the_delivery;</text:span></text:p>
      <text:p text:style-name="P23">}</text:p>
      <text:p text:style-name="P2"/>
      <text:p text:style-name="P2">Para deshacernos del codigo rojo, basta con añadir ese metodo a la tupla ICargo/Cargo:</text:p>
      <text:p text:style-name="P2"/>
      <text:p text:style-name="P13"><text:span text:style-name="T14">public</text:span><text:span text:style-name="T28"> </text:span><text:span text:style-name="T14">interface</text:span><text:span text:style-name="T28"> </text:span><text:span text:style-name="T42">ICargo</text:span><text:span text:style-name="T28"> : </text:span><text:span text:style-name="T42">IEntity</text:span><text:span text:style-name="T28">&lt;</text:span><text:span text:style-name="T42">ICargo</text:span><text:span text:style-name="T28">&gt;</text:span></text:p>
      <text:p text:style-name="P23">{</text:p>
      <text:p text:style-name="P23"><text:s text:c="4"/>(....)</text:p>
      <text:p text:style-name="P23"/>
      <text:p text:style-name="P39"><text:span text:style-name="T28"><text:s text:c="4"/></text:span><text:span text:style-name="T16">void</text:span><text:span text:style-name="T29"> assing_the_route_described_by(</text:span><text:span text:style-name="T45">IItinerary</text:span><text:span text:style-name="T29"> the_itinerary)</text:span><text:span text:style-name="T28">;</text:span></text:p>
      <text:p text:style-name="P23"/>
      <text:p text:style-name="P23"><text:s text:c="4"/>(....)</text:p>
      <text:p text:style-name="P23">}</text:p>
      <text:p text:style-name="P2"/>
      <text:p text:style-name="P13"><text:span text:style-name="T14">public</text:span><text:span text:style-name="T28"> </text:span><text:span text:style-name="T14">class</text:span><text:span text:style-name="T28"> </text:span><text:span text:style-name="T52">Cargo</text:span><text:span text:style-name="T28"> : </text:span><text:span text:style-name="T42">ICargo</text:span></text:p>
      <text:p text:style-name="P23">{</text:p>
      <text:p text:style-name="P23"><text:s text:c="4"/>(....)</text:p>
      <text:p text:style-name="P23"/>
      <text:p text:style-name="P39"><text:span text:style-name="T28"><text:s text:c="4"/></text:span><text:span text:style-name="T18">public</text:span><text:span text:style-name="T29"> </text:span><text:span text:style-name="T17">void</text:span><text:span text:style-name="T29"> assing_the_route_described_by(</text:span><text:span text:style-name="T45">IItinerary</text:span><text:span text:style-name="T29"> the_itinerary)</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oft-page-break/><text:span text:style-name="T14">public</text:span><text:span text:style-name="T28"> </text:span><text:span text:style-name="T14">class</text:span><text:span text:style-name="T28"> </text:span><text:span text:style-name="T52">when_assigning_a_route_described_by_an_itinerary</text:span><text:span text:style-name="T28"> : </text:span><text:span text:style-name="T52">concern_for_cargo</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itinerary = an&lt;</text:span><text:span text:style-name="T42">IItinerary</text:span><text:span text:style-name="T28">&gt;();</text:span></text:p>
      <text:p text:style-name="P39"><text:span text:style-name="T28"><text:s text:c="8"/>the_delivery = an&lt;</text:span><text:span text:style-name="T42">IDelivery</text:span><text:span text:style-name="T28">&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9"><text:span text:style-name="T28"><text:s text:c="4"/></text:span><text:span text:style-name="T42">Because</text:span><text:span text:style-name="T28"> of = () =&gt; sut.assing_the_route_described_by(the_itinerary);</text:span></text:p>
      <text:p text:style-name="P23"/>
      <text:p text:style-name="P39"><text:span text:style-name="T28"><text:s text:c="4"/></text:span><text:span text:style-name="T42">It</text:span><text:span text:style-name="T28"> should_validate_it_is_a_not_null_itinerary = () =&gt; </text:span></text:p>
      <text:p text:style-name="P23"><text:s text:c="7"/>the_itinerary.ShouldNotBeNull();</text:p>
      <text:p text:style-name="P23"/>
      <text:p text:style-name="P39"><text:span text:style-name="T28"><text:s text:c="4"/></text:span><text:span text:style-name="T42">It</text:span><text:span text:style-name="T28"> should_be_stored_somewhere = () =&gt; sut.itinerary().ShouldEqual(the_itinerary);</text:span></text:p>
      <text:p text:style-name="P23"/>
      <text:p text:style-name="P39"><text:span text:style-name="T28"><text:s text:c="4"/></text:span><text:span text:style-name="T42">It</text:span><text:span text:style-name="T28">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9"><text:span text:style-name="T28"><text:s text:c="4"/></text:span><text:span text:style-name="T14">static</text:span><text:span text:style-name="T28"> </text:span><text:span text:style-name="T42">IItinerary</text:span><text:span text:style-name="T28"> the_itinerary;</text:span></text:p>
      <text:p text:style-name="P39"><text:span text:style-name="T28"><text:s text:c="4"/></text:span><text:span text:style-name="T14">static</text:span><text:span text:style-name="T28"> </text:span><text:span text:style-name="T42">IDelivery</text:span><text:span text:style-name="T28"> the_delivery;</text:span></text:p>
      <text:p text:style-name="P23">}</text:p>
      <text:p text:style-name="P2"/>
      <text:p text:style-name="P2">Una vez obtenido el error esperado al ejecutar la BDD_Spec:</text:p>
      <text:p text:style-name="P2"/>
      <text:p text:style-name="P46">System.Reflection.TargetInvocationException: </text:p>
      <text:p text:style-name="P46">Exception has been thrown by the target of an invocation.</text:p>
      <text:p text:style-name="P46"><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6681241" text:style-name="L22">
        <text:list-item>
          <text:p text:style-name="P83">RED</text:p>
        </text:list-item>
        <text:list-item>
          <text:p text:style-name="P83">GREEN</text:p>
        </text:list-item>
        <text:list-item>
          <text:p text:style-name="P83">REFACTOR</text:p>
        </text:list-item>
      </text:list>
      <text:p text:style-name="P2"/>
      <text:p text:style-name="P2">y en particular el estilo que debemos perseguir con las BDD_Specs, conocido como, AAA:</text:p>
      <text:p text:style-name="P2"/>
      <text:list xml:id="list36702902" text:style-name="L23">
        <text:list-item>
          <text:p text:style-name="P84">Arrange</text:p>
        </text:list-item>
        <text:list-item>
          <text:p text:style-name="P84">Assign</text:p>
        </text:list-item>
        <text:list-item>
          <text:p text:style-name="P84">Assert</text:p>
        </text:list-item>
      </text:list>
      <text:p text:style-name="P2"/>
      <text:p text:style-name="P2">escritos en el siguiente orden con su equivalente en bloque de machine.specification:</text:p>
      <text:p text:style-name="P2"/>
      <text:list xml:id="list36705024" text:style-name="L24">
        <text:list-item>
          <text:p text:style-name="P85">Assert --&gt; bloques IT</text:p>
        </text:list-item>
        <text:list-item>
          <text:p text:style-name="P85">Assign --&gt; bloque BECAUSE</text:p>
        </text:list-item>
        <text:list-item>
          <text:p text:style-name="P85">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9"><text:span text:style-name="T42">It</text:span><text:span text:style-name="T28"> should_validate_it_is_a_not_null_itinerary = () =&gt; </text:span></text:p>
      <text:p text:style-name="P28"><text:s text:c="3"/>the_itinerary.ShouldNotBeNull();</text:p>
      <text:p text:style-name="P2"/>
      <text:p text:style-name="P2"><text:soft-page-break/>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42">It</text:span><text:span text:style-name="T28">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6">When assigning a route described by a null itinerary</text:p>
      <text:p text:style-name="P43">»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42">It</text:span><text:span text:style-name="T28">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oft-page-break/><text:span text:style-name="T42">IItinerary</text:span><text:span text:style-name="T28"> underlying_itinerary;</text:span></text:p>
      <text:p text:style-name="P23"><text:s text:c="8"/></text:p>
      <text:p text:style-name="P39"><text:span text:style-name="T14">public void</text:span><text:span text:style-name="T28"> assing_the_route_described_by(</text:span><text:span text:style-name="T42">IItinerary</text:span><text:span text:style-name="T28"> the_itinerary)</text:span></text:p>
      <text:p text:style-name="P23">{</text:p>
      <text:p text:style-name="P39"><text:span text:style-name="T28"><text:s text:c="4"/></text:span><text:span text:style-name="T14">this</text:span><text:span text:style-name="T28">.underlying_itinerary = the_itinerary;</text:span></text:p>
      <text:p text:style-name="P23">}</text:p>
      <text:p text:style-name="P2"/>
      <text:p text:style-name="P2">y para el metodo itinerary():</text:p>
      <text:p text:style-name="P2"/>
      <text:p text:style-name="P13"><text:span text:style-name="T14">public</text:span><text:span text:style-name="T28"> </text:span><text:span text:style-name="T42">IItinerary</text:span><text:span text:style-name="T28"> itinerary()</text:span></text:p>
      <text:p text:style-name="P23">{</text:p>
      <text:p text:style-name="P39"><text:span text:style-name="T28"><text:s text:c="4"/></text:span><text:span text:style-name="T14">return</text:span><text:span text:style-name="T28"> underlying_itinerary</text:span></text:p>
      <text:p text:style-name="P23">}</text:p>
      <text:p text:style-name="P2"/>
      <text:p text:style-name="P2">Esto deberia bastar:</text:p>
      <text:p text:style-name="P2"/>
      <text:p text:style-name="P46">------ Test started: Assembly: dddsample.specs.dll ------</text:p>
      <text:p text:style-name="P43"/>
      <text:p text:style-name="P43">(....)</text:p>
      <text:p text:style-name="P43"/>
      <text:p text:style-name="P43">when assigning a route described by an itinerary</text:p>
      <text:p text:style-name="P43">» should be stored somewhere</text:p>
      <text:p text:style-name="P43">» should reflect into the actual transportation of the cargo (FAIL)</text:p>
      <text:p text:style-name="P43"/>
      <text:p text:style-name="P43"/>
      <text:p text:style-name="P43">Test 'should reflect into the actual transportation of the cargo' failed:</text:p>
      <text:p text:style-name="P43"><text:tab/>System.NotImplementedException: The method or operation is not implemented.</text:p>
      <text:p text:style-name="P43"><text:tab/>domain\model\cargo.aggregate\Cargo.cs(42,0): at dddsample.domain.model.cargo.aggregate.Cargo.delivery()</text:p>
      <text:p text:style-name="P43"><text:tab/>domain\model\cargo.aggregate\CargoSpecs.cs(172,0): at dddsample.specs.domain.model.cargo.aggregate.when_assigning_a_route_described_by_an_itinerary.&lt;.ctor&gt;b__4()</text:p>
      <text:p text:style-name="P43"><text:tab/>at Machine.Specifications.Model.Specification.InvokeSpecificationField()</text:p>
      <text:p text:style-name="P43"><text:tab/>at Machine.Specifications.Model.Specification.Verify()</text:p>
      <text:p text:style-name="P43"/>
      <text:p text:style-name="P43">13 passed, 1 failed, 0 skipped, took 1,22 seconds (Machine.Specifications 0.3.0).</text:p>
      <text:p text:style-name="P2"/>
      <text:p text:style-name="P2">Por fin algo de GREEN.</text:p>
      <text:p text:style-name="P2"/>
      <text:p text:style-name="P2">Vamos con el tercer bloque IT:</text:p>
      <text:p text:style-name="P2"/>
      <text:p text:style-name="P39"><text:span text:style-name="T42">It</text:span><text:span text:style-name="T28">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6705977" text:style-name="L25">
        <text:list-item>
          <text:p text:style-name="P86">Seguir el camino marcado por el codigo original en java y declarar el metodo static con lo que ya podemos olvidarnos de mockar IDelivery y hacer aserciones sobre si se ha invocado determinado metodo en el.</text:p>
        </text:list-item>
        <text:list-item>
          <text:p text:style-name="P86">Considerar el metodo static como un factoria que devuelve objetos IDelivery. <text:soft-page-break/>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10">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6694280" text:style-name="L26">
        <text:list-item>
          <text:p text:style-name="P87">DDD_Sample Proceso.odt: La base de esta guia.</text:p>
        </text:list-item>
        <text:list-item>
          <text:p text:style-name="P87">CargoSpecs.cs</text:p>
        </text:list-item>
        <text:list-item>
          <text:p text:style-name="P87">dddsample.csproj.</text:p>
        </text:list-item>
        <text:list-item>
          <text:p text:style-name="P87">Cargo.cs</text:p>
        </text:list-item>
        <text:list-item>
          <text:p text:style-name="P87">ICargo.cs</text:p>
        </text:list-item>
      </text:list>
      <text:p text:style-name="P2"><text:s/></text:p>
      <text:p text:style-name="P2">Y estos han sido creados:</text:p>
      <text:p text:style-name="P2"/>
      <text:list xml:id="list36700198" text:style-name="L27">
        <text:list-item>
          <text:p text:style-name="P88">IDelivery</text:p>
        </text:list-item>
        <text:list-item>
          <text:p text:style-name="P88">IItinerary</text:p>
        </text:list-item>
      </text:list>
      <text:p text:style-name="P2"/>
      <text:p text:style-name="P2">Esta es la descripcion de "donde estamos".</text:p>
      <text:p text:style-name="P2"><text:soft-page-break/></text:p>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6691291" text:style-name="L28">
        <text:list-item>
          <text:p text:style-name="P89">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6681730" text:style-name="L29">
        <text:list-item>
          <text:p text:style-name="P90">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6701034" text:style-name="L30">
        <text:list-item>
          <text:p text:style-name="P91">git commit -m "MENSAJE"</text:p>
        </text:list-item>
      </text:list>
      <text:p text:style-name="P2"/>
      <text:p text:style-name="P2">o en caso de que tengas configurado git con un editor por defecto:</text:p>
      <text:p text:style-name="P2"/>
      <text:list xml:id="list36681872" text:style-name="L31">
        <text:list-item>
          <text:p text:style-name="P92">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67059771" text:style-name="L32">
        <text:list-item>
          <text:p text:style-name="P93">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6698213" text:style-name="L33">
        <text:list-item>
          <text:p text:style-name="P94">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6683805" text:style-name="L34">
        <text:list-item>
          <text:p text:style-name="P95">git reset --hard</text:p>
        </text:list-item>
        <text:list-item>
          <text:p text:style-name="P95"><text:soft-page-break/>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6683566" text:style-name="L35">
        <text:list-item>
          <text:p text:style-name="P96">git checkout master</text:p>
        </text:list-item>
        <text:list-item>
          <text:p text:style-name="P96">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6678138" text:style-name="L36">
        <text:list-item>
          <text:p text:style-name="P97">git push origin master</text:p>
        </text:list-item>
      </text:list>
      <text:p text:style-name="P2"/>
      <text:p text:style-name="P2">Otro paso mas habitual en el "check-in dance".</text:p>
      <text:p text:style-name="P2"/>
      <text:p text:style-name="P2">Octavo y ultimo – Volvemos a la rama (branch) dev para seguir trabajando en una nueva caracteristica. Para ello ejecutamos el "conocido":</text:p>
      <text:p text:style-name="P2"/>
      <text:list xml:id="list36680073" text:style-name="L37">
        <text:list-item>
          <text:p text:style-name="P98">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11">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64">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text:soft-page-break/>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10">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4">namespace</text:span><text:span text:style-name="T28"> dddsample.specs.domain.model.cargo.aggregate</text:span></text:p>
      <text:p text:style-name="P23">{</text:p>
      <text:p text:style-name="P39"><text:span text:style-name="T28"><text:s text:c="4"/></text:span><text:span text:style-name="T14">public</text:span><text:span text:style-name="T28"> </text:span><text:span text:style-name="T14">abstract</text:span><text:span text:style-name="T28"> </text:span><text:span text:style-name="T14">class</text:span><text:span text:style-name="T28"> </text:span><text:span text:style-name="T52">concern_for_route_specification</text:span><text:span text:style-name="T28"> : </text:span></text:p>
      <text:p text:style-name="P39"><text:span text:style-name="T28"><text:s text:c="26"/></text:span><text:span text:style-name="T52">Observes</text:span><text:span text:style-name="T28">&lt;</text:span><text:span text:style-name="T42">IRouteSpecification</text:span><text:span text:style-name="T28">, </text:span><text:span text:style-name="T78">RouteSpecification</text:span><text:span text:style-name="T28">&gt;{}</text:span></text:p>
      <text:p text:style-name="P39"><text:span text:style-name="T28">}</text:span><text:span text:style-name="T28"> </text:span></text:p>
      <text:p text:style-name="P2"/>
      <text:p text:style-name="P2">Si hacemos como Dorothy y seguimos el camino de baldosas rojas, tendremos que:</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public</text:span><text:span text:style-name="T28"> </text:span><text:span text:style-name="T42">ILocation</text:span><text:span text:style-name="T28"> origin()</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4">public</text:span><text:span text:style-name="T28"> </text:span><text:span text:style-name="T14">interface</text:span><text:span text:style-name="T28"> </text:span><text:span text:style-name="T42">IRouteSpecification</text:span><text:span text:style-name="T28"> : </text:span><text:span text:style-name="T42">IValueObject</text:span><text:span text:style-name="T28">&lt;</text:span><text:span text:style-name="T42">IRouteSpecification</text:span><text:span text:style-name="T28">&gt;</text:span></text:p>
      <text:p text:style-name="P23">{</text:p>
      <text:p text:style-name="P39"><text:span text:style-name="T28"><text:s text:c="4"/></text:span><text:span text:style-name="T42">ILocation</text:span><text:span text:style-name="T28">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public</text:span><text:span text:style-name="T28"> </text:span><text:span text:style-name="T42">ILocation</text:span><text:span text:style-name="T28"> origin()</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18">bool</text:span><text:span text:style-name="T29"> has_the_same_value_as(</text:span><text:span text:style-name="T45">IRouteSpecification</text:span><text:span text:style-name="T29"> the_other_value_object)</text:span></text:p>
      <text:p text:style-name="P24"><text:soft-page-break/><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RouteSpecification</text:span><text:span text:style-name="T29"> copy_into_this()</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4">public</text:span><text:span text:style-name="T28"> </text:span><text:span text:style-name="T14">interface</text:span><text:span text:style-name="T28"> </text:span><text:span text:style-name="T42">IRouteSpecification</text:span><text:span text:style-name="T28"> : <text:s/></text:span><text:span text:style-name="T42">ISpecification</text:span><text:span text:style-name="T28">&lt;</text:span><text:span text:style-name="T78">IItinerary</text:span><text:span text:style-name="T28">&gt;, </text:span></text:p>
      <text:p text:style-name="P13"><text:span text:style-name="T28"><text:s text:c="40"/></text:span><text:span text:style-name="T42">IValueObject</text:span><text:span text:style-name="T28">&lt;</text:span><text:span text:style-name="T42">IRouteSpecification</text:span><text:span text:style-name="T28">&gt;</text:span></text:p>
      <text:p text:style-name="P23">{</text:p>
      <text:p text:style-name="P39"><text:span text:style-name="T28"><text:s text:c="4"/></text:span><text:span text:style-name="T42">ILocation</text:span><text:span text:style-name="T28"> origin();</text:span></text:p>
      <text:p text:style-name="P23">}</text:p>
      <text:p text:style-name="P2"/>
      <text:p text:style-name="P2">lo que para eliminar el color rojo nos obliga a:</text:p>
      <text:p text:style-name="P2"/>
      <text:p text:style-name="P19"><text:span text:style-name="T16">public</text:span><text:span text:style-name="T31"> </text:span><text:span text:style-name="T16">interface</text:span><text:span text:style-name="T31"> </text:span><text:span text:style-name="T44">IItinerary</text:span><text:span text:style-name="T28">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public</text:span><text:span text:style-name="T28"> </text:span><text:span text:style-name="T42">ILocation</text:span><text:span text:style-name="T28"> origin()</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18">bool</text:span><text:span text:style-name="T29"> has_the_same_value_as(</text:span><text:span text:style-name="T45">IRouteSpecification</text:span><text:span text:style-name="T29"> the_other_value_object)</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45">IRouteSpecification</text:span><text:span text:style-name="T29"> copy_into_this()</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
      <text:p text:style-name="P39"><text:span text:style-name="T29"><text:s text:c="4"/></text:span><text:span text:style-name="T18">public</text:span><text:span text:style-name="T29"> </text:span><text:span text:style-name="T18">bool</text:span><text:span text:style-name="T29"> is_satisfied_by(</text:span><text:span text:style-name="T45">IItinerary</text:span><text:span text:style-name="T29"> </text:span><text:span text:style-name="T29">this_itinerary)</text:span></text:p>
      <text:p text:style-name="P24"><text:s text:c="4"/>{</text:p>
      <text:p text:style-name="P39"><text:span text:style-name="T29"><text:s text:c="8"/></text:span><text:span text:style-name="T18">throw</text:span><text:span text:style-name="T29"> </text:span><text:span text:style-name="T18">new</text:span><text:span text:style-name="T29"> </text:span><text:span text:style-name="T62">NotImplementedException</text:span><text:span text:style-name="T29">();</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4">namespace</text:span><text:span text:style-name="T28"> dddsample.domain.model.cargo.aggregate</text:span></text:p>
      <text:p text:style-name="P2"><text:soft-page-break/><text:s/></text:p>
      <text:p text:style-name="P2">y podemos empezar con nuestra primera BDD_Spec.</text:p>
      <text:p text:style-name="P2"/>
      <text:p text:style-name="P2"><text:span text:style-name="T10">RouteSpecificationSpecs: When </text:span><text:span text:style-name="T10">asked for its origin location</text:span>:</text:p>
      <text:p text:style-name="P2"/>
      <text:p text:style-name="P2">Vamos con la primera BDD_Spec de RouteSpecification, y es algo que deberia resultarnos familiar:</text:p>
      <text:p text:style-name="P2"/>
      <text:p text:style-name="P43">When asked for its origin location</text:p>
      <text:p text:style-name="P47">»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4">public</text:span><text:span text:style-name="T28"> </text:span><text:span text:style-name="T14">class</text:span><text:span text:style-name="T28"> </text:span><text:span text:style-name="T52">when_asked_for_its_origin_location</text:span><text:span text:style-name="T28"> : </text:span><text:span text:style-name="T52">concern_for_route_specification</text:span></text:p>
      <text:p text:style-name="P39"><text:span text:style-name="T28">{</text:span><text:span text:style-name="T28"> <text:s text:c="6"/></text:span></text:p>
      <text:p text:style-name="P39"><text:span text:style-name="T28"><text:s text:c="4"/></text:span><text:span text:style-name="T42">It</text:span><text:span text:style-name="T28"> should_give_back_the_origin_location = () =&gt; </text:span></text:p>
      <text:p text:style-name="P23"><text:s text:c="8"/>result.ShouldEqual(the_origin_location);</text:p>
      <text:p text:style-name="P23"/>
      <text:p text:style-name="P39"><text:span text:style-name="T28"><text:s text:c="4"/></text:span><text:span text:style-name="T14">static</text:span><text:span text:style-name="T28"> </text:span><text:span text:style-name="T42">ILocation</text:span><text:span text:style-name="T28"> result;</text:span></text:p>
      <text:p text:style-name="P39"><text:span text:style-name="T28"><text:s text:c="4"/></text:span><text:span text:style-name="T14">static</text:span><text:span text:style-name="T28"> </text:span><text:span text:style-name="T42">ILocation</text:span><text:span text:style-name="T28"> the_origin_location; <text:s text:c="2"/></text:span></text:p>
      <text:p text:style-name="P28">}</text:p>
      <text:p text:style-name="P2"/>
      <text:p text:style-name="P2">Ejercitamos el SUT con un bloque BECAUSE:</text:p>
      <text:p text:style-name="P2"/>
      <text:p text:style-name="P13"><text:span text:style-name="T14">public</text:span><text:span text:style-name="T28"> </text:span><text:span text:style-name="T14">class</text:span><text:span text:style-name="T28"> </text:span><text:span text:style-name="T52">when_asked_for_its_origin_location</text:span><text:span text:style-name="T28"> : </text:span><text:span text:style-name="T52">concern_for_route_specification</text:span></text:p>
      <text:p text:style-name="P39"><text:span text:style-name="T28">{</text:span><text:span text:style-name="T28"> <text:s text:c="3"/></text:span></text:p>
      <text:p text:style-name="P39"><text:span text:style-name="T28"><text:s text:c="4"/></text:span><text:span text:style-name="T42">Because</text:span><text:span text:style-name="T28"> of = () =&gt; result = sut.origin();</text:span></text:p>
      <text:p text:style-name="P23"><text:s text:c="8"/></text:p>
      <text:p text:style-name="P39"><text:span text:style-name="T28"><text:s text:c="4"/></text:span><text:span text:style-name="T42">It</text:span><text:span text:style-name="T28"> should_give_back_the_origin_location = () =&gt; </text:span></text:p>
      <text:p text:style-name="P23"><text:s text:c="8"/>result.ShouldEqual(the_origin_location);</text:p>
      <text:p text:style-name="P23"/>
      <text:p text:style-name="P39"><text:span text:style-name="T28"><text:s text:c="4"/></text:span><text:span text:style-name="T14">static</text:span><text:span text:style-name="T28"> </text:span><text:span text:style-name="T42">ILocation</text:span><text:span text:style-name="T28"> result;</text:span></text:p>
      <text:p text:style-name="P39"><text:span text:style-name="T28"><text:s text:c="4"/></text:span><text:span text:style-name="T14">static</text:span><text:span text:style-name="T28"> </text:span><text:span text:style-name="T42">ILocation</text:span><text:span text:style-name="T28">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4">public</text:span><text:span text:style-name="T28"> </text:span><text:span text:style-name="T14">class</text:span><text:span text:style-name="T28"> </text:span><text:span text:style-name="T52">when_asked_for_its_origin_location</text:span><text:span text:style-name="T28"> : </text:span><text:span text:style-name="T52">concern_for_route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origin_location = an&lt;</text:span><text:span text:style-name="T42">ILocation</text:span><text:span text:style-name="T28">&gt;();</text:span></text:p>
      <text:p text:style-name="P39"><text:span text:style-name="T28"><text:s text:c="8"/>the_destination_location = an&lt;</text:span><text:span text:style-name="T42">ILocation</text:span><text:span text:style-name="T28">&gt;();</text:span></text:p>
      <text:p text:style-name="P39"><text:span text:style-name="T28"><text:s text:c="8"/>the_arrival_deadline = </text:span><text:span text:style-name="T14">new</text:span><text:span text:style-name="T28"> </text:span><text:span text:style-name="T42">DateTime</text:span><text:span text:style-name="T28">();</text:span></text:p>
      <text:p text:style-name="P23"/>
      <text:p text:style-name="P23"><text:s text:c="8"/>create_sut_using(() =&gt; </text:p>
      <text:p text:style-name="P39"><text:span text:style-name="T28"><text:s text:c="11"/></text:span><text:span text:style-name="T14">new</text:span><text:span text:style-name="T28"> </text:span><text:span text:style-name="T52">RouteSpecification</text:span><text:span text:style-name="T28">(the_origin_location, </text:span></text:p>
      <text:p text:style-name="P23"><text:s text:c="34"/>the_destination_location, </text:p>
      <text:p text:style-name="P23"><text:s text:c="34"/>the_arrival_deadline));</text:p>
      <text:p text:style-name="P23"><text:s text:c="4"/>};</text:p>
      <text:p text:style-name="P23"/>
      <text:p text:style-name="P39"><text:span text:style-name="T28"><text:s text:c="4"/></text:span><text:span text:style-name="T42">Because</text:span><text:span text:style-name="T28"> of = () =&gt; result = sut.origin();</text:span></text:p>
      <text:p text:style-name="P23"><text:s text:c="8"/></text:p>
      <text:p text:style-name="P39"><text:span text:style-name="T28"><text:s text:c="4"/></text:span><text:span text:style-name="T42">It</text:span><text:span text:style-name="T28"> should_give_back_the_origin_location = () =&gt; </text:span></text:p>
      <text:p text:style-name="P23"><text:s text:c="8"/>result.ShouldEqual(the_origin_location);</text:p>
      <text:p text:style-name="P23"/>
      <text:p text:style-name="P39"><text:span text:style-name="T28"><text:s text:c="4"/></text:span><text:span text:style-name="T14">static</text:span><text:span text:style-name="T28"> </text:span><text:span text:style-name="T42">ILocation</text:span><text:span text:style-name="T28"> result;</text:span></text:p>
      <text:p text:style-name="P39"><text:span text:style-name="T28"><text:s text:c="4"/></text:span><text:span text:style-name="T14">static</text:span><text:span text:style-name="T28"> </text:span><text:span text:style-name="T42">ILocation</text:span><text:span text:style-name="T28"> the_origin_location;</text:span></text:p>
      <text:p text:style-name="P39"><text:span text:style-name="T28"><text:s text:c="4"/></text:span><text:span text:style-name="T14">static</text:span><text:span text:style-name="T28"> </text:span><text:span text:style-name="T42">ILocation</text:span><text:span text:style-name="T28"> the_destination_location;</text:span></text:p>
      <text:p text:style-name="P39"><text:span text:style-name="T28"><text:s text:c="4"/></text:span><text:span text:style-name="T14">static</text:span><text:span text:style-name="T28"> </text:span><text:span text:style-name="T42">DateTime</text:span><text:span text:style-name="T28"> the_arrival_deadline;</text:span></text:p>
      <text:p text:style-name="P23"><text:soft-page-break/>}</text:p>
      <text:p text:style-name="P2"/>
      <text:p text:style-name="P2">Destacar la necesidad de crear el SUT manualmente, en oposicion a:</text:p>
      <text:p text:style-name="P2"/>
      <text:p text:style-name="P13"><text:span text:style-name="T42">Establish</text:span><text:span text:style-name="T28"> context = () =&gt;</text:span></text:p>
      <text:p text:style-name="P23">{</text:p>
      <text:p text:style-name="P39"><text:span text:style-name="T28"><text:s text:c="4"/>the_origin_location = </text:span><text:span text:style-name="T28">the_dependency&lt;</text:span><text:span text:style-name="T42">ILocation</text:span><text:span text:style-name="T28">&gt;();</text:span></text:p>
      <text:p text:style-name="P56"><text:span text:style-name="T37"><text:s text:c="4"/>the_destination_location = </text:span><text:span text:style-name="T37">the_dependency</text:span><text:span text:style-name="T37">&lt;</text:span><text:span text:style-name="T49">ILocation</text:span><text:span text:style-name="T37">&gt;();</text:span></text:p>
      <text:p text:style-name="P56"><text:span text:style-name="T37"><text:s text:c="4"/></text:span>provide_a_basic_sut_constructor_argument(<text:span text:style-name="T24">new</text:span><text:span text:style-name="T37"> </text:span><text:span text:style-name="T49">DateTime</text:span><text:span text:style-name="T37">());</text:span></text:p>
      <text:p text:style-name="P3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public</text:span><text:span text:style-name="T28"> RouteSpecification(</text:span><text:span text:style-name="T42">ILocation</text:span><text:span text:style-name="T28"> the_origin_location, </text:span></text:p>
      <text:p text:style-name="P39"><text:span text:style-name="T28"><text:s text:c="30"/></text:span><text:span text:style-name="T42">ILocation</text:span><text:span text:style-name="T28"> the_destination_location, </text:span></text:p>
      <text:p text:style-name="P39"><text:span text:style-name="T28"><text:s text:c="30"/></text:span><text:span text:style-name="T42">DateTime</text:span><text:span text:style-name="T28"> the_arrival_deadline)</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
      <text:p text:style-name="P24"><text:s text:c="4"/>(....)</text:p>
      <text:p text:style-name="P24">}</text:p>
      <text:p text:style-name="P2"/>
      <text:p text:style-name="P2">Volvemos a intentar obtener nuestro fallo:</text:p>
      <text:p text:style-name="P2"/>
      <text:p text:style-name="P46">------ Test started: Assembly: dddsample.specs.dll ------</text:p>
      <text:p text:style-name="P43"/>
      <text:p text:style-name="P43">when asked for its origin location</text:p>
      <text:p text:style-name="P43">» should give back the origin location (FAIL)</text:p>
      <text:p text:style-name="P43"/>
      <text:p text:style-name="P43">Test 'should give back the origi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readonly</text:span><text:span text:style-name="T28"> </text:span><text:span text:style-name="T42">ILocation</text:span><text:span text:style-name="T28"> underlying_origin_location;</text:span></text:p>
      <text:p text:style-name="P23"/>
      <text:p text:style-name="P39"><text:span text:style-name="T28"><text:s text:c="4"/></text:span><text:span text:style-name="T14">public</text:span><text:span text:style-name="T28"> RouteSpecification(</text:span><text:span text:style-name="T42">ILocation</text:span><text:span text:style-name="T28"> the_origin_location, </text:span></text:p>
      <text:p text:style-name="P39"><text:span text:style-name="T28"><text:s text:c="30"/></text:span><text:span text:style-name="T42">ILocation</text:span><text:span text:style-name="T28"> the_destination_location, </text:span></text:p>
      <text:p text:style-name="P39"><text:span text:style-name="T28"><text:s text:c="30"/></text:span><text:span text:style-name="T42">DateTime</text:span><text:span text:style-name="T28"> the_arrival_deadline)</text:span></text:p>
      <text:p text:style-name="P23"><text:s text:c="4"/>{</text:p>
      <text:p text:style-name="P39"><text:span text:style-name="T28"><text:s text:c="8"/></text:span><text:span text:style-name="T14">this</text:span><text:span text:style-name="T28">.underlying_origin_location = the_origin_location;</text:span></text:p>
      <text:p text:style-name="P23"><text:s text:c="4"/>}</text:p>
      <text:p text:style-name="P23"/>
      <text:p text:style-name="P39"><text:soft-page-break/><text:span text:style-name="T28"><text:s text:c="4"/></text:span><text:span text:style-name="T14">public</text:span><text:span text:style-name="T28"> </text:span><text:span text:style-name="T42">ILocation</text:span><text:span text:style-name="T28"> origin()</text:span></text:p>
      <text:p text:style-name="P23"><text:s text:c="4"/>{</text:p>
      <text:p text:style-name="P39"><text:span text:style-name="T28"><text:s text:c="8"/></text:span><text:span text:style-name="T14">return</text:span><text:span text:style-name="T28"> </text:span><text:span text:style-name="T14">this</text:span><text:span text:style-name="T28">.underlying_origin_location;</text:span></text:p>
      <text:p text:style-name="P23"><text:s text:c="4"/>}</text:p>
      <text:p text:style-name="P23"/>
      <text:p text:style-name="P23"><text:s text:c="4"/>(....)</text:p>
      <text:p text:style-name="P23">}</text:p>
      <text:p text:style-name="P2"/>
      <text:p text:style-name="P2">Comprobamos:</text:p>
      <text:p text:style-name="P2"/>
      <text:p text:style-name="P46">------ Test started: Assembly: dddsample.specs.dll ------</text:p>
      <text:p text:style-name="P43"/>
      <text:p text:style-name="P43">when asked for its origin location</text:p>
      <text:p text:style-name="P43">» should give back the origin location</text:p>
      <text:p text:style-name="P43"/>
      <text:p text:style-name="P43"/>
      <text:p text:style-name="P43">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10">RouteSpecificationSpecs: When </text:span><text:span text:style-name="T10">asked for its destination location</text:span>:</text:p>
      <text:p text:style-name="P2"/>
      <text:p text:style-name="P2">BDD_Spec:</text:p>
      <text:p text:style-name="P2"/>
      <text:p text:style-name="P43">When asked for its destination location</text:p>
      <text:p text:style-name="P47">» It should give back the destination location</text:p>
      <text:p text:style-name="P2"/>
      <text:p text:style-name="P2">En codigo:</text:p>
      <text:p text:style-name="P2"/>
      <text:p text:style-name="P13"><text:span text:style-name="T14">public</text:span><text:span text:style-name="T28"> </text:span><text:span text:style-name="T14">class</text:span><text:span text:style-name="T28"> </text:span><text:span text:style-name="T52">when_asked_for_its_destination_location</text:span><text:span text:style-name="T28"> : </text:span><text:span text:style-name="T52">concern_for_route_specification</text:span></text:p>
      <text:p text:style-name="P23">{</text:p>
      <text:p text:style-name="P39"><text:span text:style-name="T28"><text:s text:c="4"/></text:span><text:span text:style-name="T42">Establish</text:span><text:span text:style-name="T28"> context = () =&gt;</text:span></text:p>
      <text:p text:style-name="P23"><text:s text:c="4"/>{</text:p>
      <text:p text:style-name="P39"><text:span text:style-name="T28"><text:s text:c="8"/>the_origin_location = an&lt;</text:span><text:span text:style-name="T42">ILocation</text:span><text:span text:style-name="T28">&gt;();</text:span></text:p>
      <text:p text:style-name="P39"><text:span text:style-name="T28"><text:s text:c="8"/>the_destination_location = an&lt;</text:span><text:span text:style-name="T42">ILocation</text:span><text:span text:style-name="T28">&gt;();</text:span></text:p>
      <text:p text:style-name="P39"><text:span text:style-name="T28"><text:s text:c="8"/>the_arrival_deadline = </text:span><text:span text:style-name="T14">new</text:span><text:span text:style-name="T28"> </text:span><text:span text:style-name="T42">DateTime</text:span><text:span text:style-name="T28">();</text:span></text:p>
      <text:p text:style-name="P23"/>
      <text:p text:style-name="P23"><text:s text:c="8"/>create_sut_using(() =&gt; </text:p>
      <text:p text:style-name="P39"><text:span text:style-name="T28"><text:s text:c="11"/></text:span><text:span text:style-name="T14">new</text:span><text:span text:style-name="T28"> </text:span><text:span text:style-name="T52">RouteSpecification</text:span><text:span text:style-name="T28">(the_origin_location, </text:span></text:p>
      <text:p text:style-name="P23"><text:s text:c="34"/>the_destination_location, </text:p>
      <text:p text:style-name="P23"><text:s text:c="34"/>the_arrival_deadline));</text:p>
      <text:p text:style-name="P23"><text:s text:c="4"/>};</text:p>
      <text:p text:style-name="P23"/>
      <text:p text:style-name="P39"><text:span text:style-name="T28"><text:s text:c="4"/></text:span><text:span text:style-name="T42">Because</text:span><text:span text:style-name="T28"> of = () =&gt; result = sut.</text:span><text:span text:style-name="T78">destination</text:span><text:span text:style-name="T28">();</text:span></text:p>
      <text:p text:style-name="P23"/>
      <text:p text:style-name="P39"><text:span text:style-name="T28"><text:s text:c="4"/></text:span><text:span text:style-name="T42">It</text:span><text:span text:style-name="T28"> should_give_back_the_destination_location = () =&gt; </text:span></text:p>
      <text:p text:style-name="P23"><text:s text:c="7"/>result.ShouldEqual(the_destination_location);</text:p>
      <text:p text:style-name="P23"/>
      <text:p text:style-name="P39"><text:span text:style-name="T28"><text:s text:c="4"/></text:span><text:span text:style-name="T14">static</text:span><text:span text:style-name="T28"> </text:span><text:span text:style-name="T42">ILocation</text:span><text:span text:style-name="T28"> result;</text:span></text:p>
      <text:p text:style-name="P39"><text:span text:style-name="T28"><text:s text:c="4"/></text:span><text:span text:style-name="T14">static</text:span><text:span text:style-name="T28"> </text:span><text:span text:style-name="T42">ILocation</text:span><text:span text:style-name="T28"> the_origin_location;</text:span></text:p>
      <text:p text:style-name="P39"><text:span text:style-name="T28"><text:s text:c="4"/></text:span><text:span text:style-name="T14">static</text:span><text:span text:style-name="T28"> </text:span><text:span text:style-name="T42">ILocation</text:span><text:span text:style-name="T28"> the_destination_location;</text:span></text:p>
      <text:p text:style-name="P39"><text:span text:style-name="T28"><text:s text:c="4"/></text:span><text:span text:style-name="T14">static</text:span><text:span text:style-name="T28"> </text:span><text:span text:style-name="T42">DateTime</text:span><text:span text:style-name="T28"> the_arrival_deadline;</text:span></text:p>
      <text:p text:style-name="P23">}</text:p>
      <text:p text:style-name="P2"/>
      <text:p text:style-name="P2">Reaccion en cadena:</text:p>
      <text:p text:style-name="P2"/>
      <text:p text:style-name="P13"><text:span text:style-name="T14">public</text:span><text:span text:style-name="T28"> </text:span><text:span text:style-name="T14">interface</text:span><text:span text:style-name="T28"> </text:span><text:span text:style-name="T42">IRouteSpecification</text:span><text:span text:style-name="T28"> : <text:s/></text:span><text:span text:style-name="T42">ISpecification</text:span><text:span text:style-name="T28">&lt;</text:span><text:span text:style-name="T42">IItinerary</text:span><text:span text:style-name="T28">&gt;, </text:span></text:p>
      <text:p text:style-name="P13"><text:span text:style-name="T28"><text:s text:c="40"/></text:span><text:span text:style-name="T42">IValueObject</text:span><text:span text:style-name="T28">&lt;</text:span><text:span text:style-name="T42">IRouteSpecification</text:span><text:span text:style-name="T28">&gt;</text:span></text:p>
      <text:p text:style-name="P23">{</text:p>
      <text:p text:style-name="P39"><text:soft-page-break/><text:span text:style-name="T28"><text:s text:c="4"/></text:span><text:span text:style-name="T42">ILocation</text:span><text:span text:style-name="T28"> origin();</text:span></text:p>
      <text:p text:style-name="P39"><text:span text:style-name="T28"><text:s text:c="4"/></text:span><text:span text:style-name="T42">ILocation</text:span><text:span text:style-name="T28"> destination();</text:span></text:p>
      <text:p text:style-name="P23">}</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readonly</text:span><text:span text:style-name="T28"> </text:span><text:span text:style-name="T42">ILocation</text:span><text:span text:style-name="T28"> underlying_origin_location;</text:span></text:p>
      <text:p text:style-name="P23"/>
      <text:p text:style-name="P39"><text:span text:style-name="T28"><text:s text:c="4"/></text:span><text:span text:style-name="T14">public</text:span><text:span text:style-name="T28"> RouteSpecification(</text:span><text:span text:style-name="T42">ILocation</text:span><text:span text:style-name="T28"> the_origin_location, </text:span></text:p>
      <text:p text:style-name="P39"><text:span text:style-name="T28"><text:s text:c="30"/></text:span><text:span text:style-name="T42">ILocation</text:span><text:span text:style-name="T28"> the_destination_location, </text:span></text:p>
      <text:p text:style-name="P39"><text:span text:style-name="T28"><text:s text:c="30"/></text:span><text:span text:style-name="T42">DateTime</text:span><text:span text:style-name="T28"> the_arrival_deadline)</text:span></text:p>
      <text:p text:style-name="P23"><text:s text:c="4"/>{</text:p>
      <text:p text:style-name="P39"><text:span text:style-name="T28"><text:s text:c="8"/></text:span><text:span text:style-name="T14">this</text:span><text:span text:style-name="T28">.underlying_origin_location = the_origin_location;</text:span></text:p>
      <text:p text:style-name="P23"><text:s text:c="4"/>}</text:p>
      <text:p text:style-name="P23"/>
      <text:p text:style-name="P39"><text:span text:style-name="T28"><text:s text:c="4"/></text:span><text:span text:style-name="T14">public</text:span><text:span text:style-name="T28"> </text:span><text:span text:style-name="T42">ILocation</text:span><text:span text:style-name="T28"> origin()</text:span></text:p>
      <text:p text:style-name="P23"><text:s text:c="4"/>{</text:p>
      <text:p text:style-name="P39"><text:span text:style-name="T28"><text:s text:c="8"/></text:span><text:span text:style-name="T14">return</text:span><text:span text:style-name="T28"> </text:span><text:span text:style-name="T14">this</text:span><text:span text:style-name="T28">.underlying_origin_location;</text:span></text:p>
      <text:p text:style-name="P23"><text:s text:c="4"/>}</text:p>
      <text:p text:style-name="P23"/>
      <text:p text:style-name="P39"><text:span text:style-name="T28"><text:s text:c="4"/></text:span><text:span text:style-name="T14">public</text:span><text:span text:style-name="T28"> </text:span><text:span text:style-name="T42">ILocation</text:span><text:span text:style-name="T28"> destination()</text:span></text:p>
      <text:p text:style-name="P23"><text:s text:c="4"/>{</text:p>
      <text:p text:style-name="P39"><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24"><text:s text:c="4"/>}</text:p>
      <text:p text:style-name="P24">}</text:p>
      <text:p text:style-name="P2"/>
      <text:p text:style-name="P2">Nuestro fallo:</text:p>
      <text:p text:style-name="P2"/>
      <text:p text:style-name="P46">------ Test started: Assembly: dddsample.specs.dll ------</text:p>
      <text:p text:style-name="P43"/>
      <text:p text:style-name="P43">when asked for its destination location</text:p>
      <text:p text:style-name="P43">» should give back the destination location (FAIL)</text:p>
      <text:p text:style-name="P43"/>
      <text:p text:style-name="P43">Test 'should give back the destination location' failed:</text:p>
      <text:p text:style-name="P43"><text:tab/>System.Reflection.TargetInvocationException: Exception has been thrown by the target of an invocation. ---&gt; System.NotImplementedException: The method or operation is not implemented.</text:p>
      <text:p text:style-name="P43"/>
      <text:p text:style-name="P43">(....)</text:p>
      <text:p text:style-name="P43"/>
      <text:p text:style-name="P43"/>
      <text:p text:style-name="P43">0 passed, 1 failed, 0 skipped, took 2,59 seconds (Machine.Specifications 0.3.0).</text:p>
      <text:p text:style-name="P2"/>
      <text:p text:style-name="P2">Arreglamos el fallo:</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23">{</text:p>
      <text:p text:style-name="P39"><text:span text:style-name="T28"><text:s text:c="4"/></text:span><text:span text:style-name="T14">readonly</text:span><text:span text:style-name="T28"> </text:span><text:span text:style-name="T42">ILocation</text:span><text:span text:style-name="T28"> underlying_origin_location;</text:span></text:p>
      <text:p text:style-name="P39"><text:span text:style-name="T28"><text:s text:c="4"/></text:span><text:span text:style-name="T14">readonly</text:span><text:span text:style-name="T28"> </text:span><text:span text:style-name="T42">ILocation</text:span><text:span text:style-name="T28"> underlying_destination_location;</text:span></text:p>
      <text:p text:style-name="P23"/>
      <text:p text:style-name="P39"><text:span text:style-name="T28"><text:s text:c="4"/></text:span><text:span text:style-name="T14">public</text:span><text:span text:style-name="T28"> RouteSpecification(</text:span><text:span text:style-name="T42">ILocation</text:span><text:span text:style-name="T28"> the_origin_location, </text:span></text:p>
      <text:p text:style-name="P39"><text:span text:style-name="T28"><text:s text:c="30"/></text:span><text:span text:style-name="T42">ILocation</text:span><text:span text:style-name="T28"> the_destination_location, </text:span></text:p>
      <text:p text:style-name="P39"><text:span text:style-name="T28"><text:s text:c="30"/></text:span><text:span text:style-name="T42">DateTime</text:span><text:span text:style-name="T28"> the_arrival_deadline)</text:span></text:p>
      <text:p text:style-name="P23"><text:s text:c="4"/>{</text:p>
      <text:p text:style-name="P39"><text:span text:style-name="T28"><text:s text:c="8"/></text:span><text:span text:style-name="T14">this</text:span><text:span text:style-name="T28">.underlying_origin_location = the_origin_location;</text:span></text:p>
      <text:p text:style-name="P39"><text:span text:style-name="T28"><text:s text:c="8"/></text:span><text:span text:style-name="T14">this</text:span><text:span text:style-name="T28">.underlying_destination_location = the_destination_location;</text:span></text:p>
      <text:p text:style-name="P23"><text:s text:c="4"/>}</text:p>
      <text:p text:style-name="P23"/>
      <text:p text:style-name="P39"><text:span text:style-name="T28"><text:s text:c="4"/></text:span><text:span text:style-name="T14">public</text:span><text:span text:style-name="T28"> </text:span><text:span text:style-name="T42">ILocation</text:span><text:span text:style-name="T28"> destination()</text:span></text:p>
      <text:p text:style-name="P23"><text:s text:c="4"/>{</text:p>
      <text:p text:style-name="P39"><text:span text:style-name="T28"><text:s text:c="8"/></text:span><text:span text:style-name="T14">return</text:span><text:span text:style-name="T28"> </text:span><text:span text:style-name="T14">this</text:span><text:span text:style-name="T28">.underlying_destination_location;</text:span></text:p>
      <text:p text:style-name="P23"><text:s text:c="4"/>}</text:p>
      <text:p text:style-name="P23"><text:soft-page-break/></text:p>
      <text:p text:style-name="P23"><text:s text:c="4"/>(....)</text:p>
      <text:p text:style-name="P23">}</text:p>
      <text:p text:style-name="P2"/>
      <text:p text:style-name="P2">Nos felicitamos por pasar el test:</text:p>
      <text:p text:style-name="P2"/>
      <text:p text:style-name="P46">------ Test started: Assembly: dddsample.specs.dll ------</text:p>
      <text:p text:style-name="P43"/>
      <text:p text:style-name="P43">when asked for its destination location</text:p>
      <text:p text:style-name="P43">» should give back the destination location</text:p>
      <text:p text:style-name="P43"/>
      <text:p text:style-name="P43"/>
      <text:p text:style-name="P43">1 passed, 0 failed, 0 skipped, took 0,58 seconds (Machine.Specifications 0.3.0).</text:p>
      <text:p text:style-name="P3"/>
      <text:p text:style-name="P2">Ahora si, empaquetamos y a github.</text:p>
      <text:p text:style-name="P2"/>
      <text:p text:style-name="P2"><text:span text:style-name="T10">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9">When asked for its arrival deadline</text:p>
      <text:p text:style-name="P47">» It should give back the arrival deadline</text:p>
      <text:p text:style-name="P2"/>
      <text:p text:style-name="P2">Que en codigo seria algo asi como:</text:p>
      <text:p text:style-name="P2"/>
      <text:p text:style-name="P13"><text:span text:style-name="T14">public</text:span><text:span text:style-name="T28"> </text:span><text:span text:style-name="T14">class</text:span><text:span text:style-name="T28"> </text:span><text:span text:style-name="T52">when_asked_for_its_arrival_deadline</text:span><text:span text:style-name="T28"> : </text:span><text:span text:style-name="T52">concern_for_route_specification</text:span></text:p>
      <text:p text:style-name="P31">{</text:p>
      <text:p text:style-name="P39"><text:span text:style-name="T28"><text:s text:c="4"/></text:span><text:span text:style-name="T42">Establish</text:span><text:span text:style-name="T28"> context = () =&gt;</text:span></text:p>
      <text:p text:style-name="P23"><text:s text:c="4"/>{</text:p>
      <text:p text:style-name="P39"><text:span text:style-name="T28"><text:s text:c="8"/>the_origin_location = an&lt;</text:span><text:span text:style-name="T42">ILocation</text:span><text:span text:style-name="T28">&gt;();</text:span></text:p>
      <text:p text:style-name="P39"><text:span text:style-name="T28"><text:s text:c="8"/>the_destination_location = an&lt;</text:span><text:span text:style-name="T42">ILocation</text:span><text:span text:style-name="T28">&gt;();</text:span></text:p>
      <text:p text:style-name="P39"><text:span text:style-name="T28"><text:s text:c="8"/>the_arrival_deadline = </text:span><text:span text:style-name="T14">new</text:span><text:span text:style-name="T28"> </text:span><text:span text:style-name="T42">DateTime</text:span><text:span text:style-name="T28">();</text:span></text:p>
      <text:p text:style-name="P23"/>
      <text:p text:style-name="P23"><text:s text:c="8"/>create_sut_using(() =&gt; </text:p>
      <text:p text:style-name="P39"><text:span text:style-name="T28"><text:s text:c="11"/></text:span><text:span text:style-name="T14">new</text:span><text:span text:style-name="T28"> </text:span><text:span text:style-name="T52">RouteSpecification</text:span><text:span text:style-name="T28">(the_origin_location, </text:span></text:p>
      <text:p text:style-name="P23"><text:s text:c="34"/>the_destination_location, </text:p>
      <text:p text:style-name="P23"><text:s text:c="34"/>the_arrival_deadline));</text:p>
      <text:p text:style-name="P23"><text:s text:c="4"/>};</text:p>
      <text:p text:style-name="P31"/>
      <text:p text:style-name="P41"><text:span text:style-name="T28"><text:s text:c="4"/></text:span><text:span text:style-name="T42">Because</text:span><text:span text:style-name="T28"> of = () =&gt; result = sut.</text:span><text:span text:style-name="T78">arrival_deadline</text:span><text:span text:style-name="T28">();</text:span></text:p>
      <text:p text:style-name="P31"/>
      <text:p text:style-name="P41"><text:span text:style-name="T28"><text:s text:c="4"/></text:span><text:span text:style-name="T42">It</text:span><text:span text:style-name="T28"> should_give_back_the_arrival_deadline = () =&gt; </text:span></text:p>
      <text:p text:style-name="P31"><text:s text:c="7"/>result.ShouldEqual(the_arrival_deadline);</text:p>
      <text:p text:style-name="P31"/>
      <text:p text:style-name="P31"/>
      <text:p text:style-name="P41"><text:span text:style-name="T28"><text:s text:c="4"/></text:span><text:span text:style-name="T14">static</text:span><text:span text:style-name="T28"> </text:span><text:span text:style-name="T42">DateTime</text:span><text:span text:style-name="T28"> result;</text:span></text:p>
      <text:p text:style-name="P41"><text:span text:style-name="T28"><text:s text:c="4"/></text:span><text:span text:style-name="T14">static</text:span><text:span text:style-name="T28"> </text:span><text:span text:style-name="T42">ILocation</text:span><text:span text:style-name="T28"> the_origin_location;</text:span></text:p>
      <text:p text:style-name="P41"><text:span text:style-name="T28"><text:s text:c="4"/></text:span><text:span text:style-name="T14">static</text:span><text:span text:style-name="T28"> </text:span><text:span text:style-name="T42">ILocation</text:span><text:span text:style-name="T28"> the_destination_location;</text:span></text:p>
      <text:p text:style-name="P41"><text:span text:style-name="T28"><text:s text:c="4"/></text:span><text:span text:style-name="T14">static</text:span><text:span text:style-name="T28"> </text:span><text:span text:style-name="T42">DateTime</text:span><text:span text:style-name="T28"> the_arrival_deadline;</text:span></text:p>
      <text:p text:style-name="P31">}</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text:soft-page-break/>Pero hay un pequeño matiz que queriamos tratar, un matiz de diseño.</text:p>
      <text:p text:style-name="P2"/>
      <text:p text:style-name="P2">La dependencia (puesto que es inyectada en el constructor de RouteSpecification):</text:p>
      <text:p text:style-name="P2"/>
      <text:p text:style-name="P14"><text:span text:style-name="T14">static</text:span><text:span text:style-name="T28"> </text:span><text:span text:style-name="T42">DateTime</text:span><text:span text:style-name="T28"> the_arrival_deadline = </text:span><text:span text:style-name="T14">new</text:span><text:span text:style-name="T28"> </text:span><text:span text:style-name="T42">DateTime</text:span><text:span text:style-name="T28">();</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4">public</text:span><text:span text:style-name="T28"> </text:span><text:span text:style-name="T14">class</text:span><text:span text:style-name="T28"> </text:span><text:span text:style-name="T52">when_asked_for_its_arrival_deadline</text:span><text:span text:style-name="T28"> : </text:span><text:span text:style-name="T52">concern_for_route_specification</text:span></text:p>
      <text:p text:style-name="P31">{</text:p>
      <text:p text:style-name="P41"><text:span text:style-name="T28"><text:s text:c="4"/></text:span><text:span text:style-name="T42">It</text:span><text:span text:style-name="T28"> should_give_back_the_arrival_deadline = () =&gt; </text:span></text:p>
      <text:p text:style-name="P31"><text:s text:c="7"/>result.ShouldEqual(the_arrival_deadline);</text:p>
      <text:p text:style-name="P31"/>
      <text:p text:style-name="P41"><text:span text:style-name="T28"><text:s text:c="4"/></text:span><text:span text:style-name="T42">It</text:span><text:span text:style-name="T28"> should_leverage_the_arrival_deadline_property = () =&gt; </text:span></text:p>
      <text:p text:style-name="P31"><text:s text:c="7"/>the_arrival_deadline</text:p>
      <text:p text:style-name="P41"><text:span text:style-name="T28"><text:s text:c="10"/>.received(x =&gt; x.</text:span><text:span text:style-name="T78">MyMethod</text:span><text:span text:style-name="T28">());</text:span></text:p>
      <text:p text:style-name="P31">}</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4">public</text:span><text:span text:style-name="T28"> </text:span><text:span text:style-name="T14">interface</text:span><text:span text:style-name="T28"> </text:span><text:span text:style-name="T42">IRouteSpecification</text:span><text:span text:style-name="T28"> : <text:s/></text:span><text:span text:style-name="T42">ISpecification</text:span><text:span text:style-name="T28">&lt;</text:span><text:span text:style-name="T42">IItinerary</text:span><text:span text:style-name="T28">&gt;, </text:span></text:p>
      <text:p text:style-name="P13"><text:span text:style-name="T28"><text:s text:c="40"/></text:span><text:span text:style-name="T42">IValueObject</text:span><text:span text:style-name="T28">&lt;</text:span><text:span text:style-name="T42">IRouteSpecification</text:span><text:span text:style-name="T28">&gt;</text:span></text:p>
      <text:p text:style-name="P31">{</text:p>
      <text:p text:style-name="P41"><text:span text:style-name="T28"><text:s text:c="4"/></text:span><text:span text:style-name="T42">ILocation</text:span><text:span text:style-name="T28"> origin();</text:span></text:p>
      <text:p text:style-name="P41"><text:span text:style-name="T28"><text:s text:c="4"/></text:span><text:span text:style-name="T42">ILocation</text:span><text:span text:style-name="T28"> destination();</text:span></text:p>
      <text:p text:style-name="P41"><text:span text:style-name="T28"><text:s text:c="4"/></text:span><text:span text:style-name="T42">DateTime</text:span><text:span text:style-name="T28"> arrival_dealine();</text:span></text:p>
      <text:p text:style-name="P31">}</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31">{</text:p>
      <text:p text:style-name="P31"><text:s text:c="4"/>(....)</text:p>
      <text:p text:style-name="P31"><text:s text:c="8"/></text:p>
      <text:p text:style-name="P41"><text:span text:style-name="T28"><text:s text:c="4"/></text:span><text:span text:style-name="T14">public</text:span><text:span text:style-name="T28"> </text:span><text:span text:style-name="T42">DateTime</text:span><text:span text:style-name="T28"> arrival_dealine()</text:span></text:p>
      <text:p text:style-name="P31"><text:s text:c="4"/>{</text:p>
      <text:p text:style-name="P41"><text:span text:style-name="T28"><text:s text:c="8"/></text:span><text:span text:style-name="T14">throw</text:span><text:span text:style-name="T28"> </text:span><text:span text:style-name="T14">new</text:span><text:span text:style-name="T28"> </text:span><text:span text:style-name="T62">NotImplementedException</text:span><text:span text:style-name="T29">();</text:span></text:p>
      <text:p text:style-name="P32"><text:s text:c="4"/>}</text:p>
      <text:p text:style-name="P32"/>
      <text:p text:style-name="P32"><text:soft-page-break/><text:s text:c="4"/>(....)</text:p>
      <text:p text:style-name="P32">}</text:p>
      <text:p text:style-name="P2"/>
      <text:p text:style-name="P46">------ Test started: Assembly: dddsample.specs.dll ------</text:p>
      <text:p text:style-name="P49"/>
      <text:p text:style-name="P49">when asked for its arrival deadline</text:p>
      <text:p text:style-name="P49">» should give back the arrival deadline (FAIL)</text:p>
      <text:p text:style-name="P49"/>
      <text:p text:style-name="P49">Test 'should give back the arrival deadline'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63 seconds (Machine.Specifications 0.3.0).</text:p>
      <text:p text:style-name="P2"/>
      <text:p text:style-name="P2">Implementamos la funcionalidad y comprobamos que el test pasa:</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31">{</text:p>
      <text:p text:style-name="P41"><text:span text:style-name="T28"><text:s text:c="4"/></text:span><text:span text:style-name="T14">readonly</text:span><text:span text:style-name="T28"> </text:span><text:span text:style-name="T42">ILocation</text:span><text:span text:style-name="T28"> underlying_origin_location;</text:span></text:p>
      <text:p text:style-name="P41"><text:span text:style-name="T28"><text:s text:c="4"/></text:span><text:span text:style-name="T14">readonly</text:span><text:span text:style-name="T28"> </text:span><text:span text:style-name="T42">ILocation</text:span><text:span text:style-name="T28"> underlying_destination_location;</text:span></text:p>
      <text:p text:style-name="P41"><text:span text:style-name="T28"><text:s text:c="4"/></text:span><text:span text:style-name="T14">readonly</text:span><text:span text:style-name="T28"> </text:span><text:span text:style-name="T42">DateTime</text:span><text:span text:style-name="T28"> underlying_arrival_deadline;</text:span></text:p>
      <text:p text:style-name="P31"/>
      <text:p text:style-name="P41"><text:span text:style-name="T28"><text:s text:c="4"/></text:span><text:span text:style-name="T14">public</text:span><text:span text:style-name="T28"> RouteSpecification(</text:span><text:span text:style-name="T42">ILocation</text:span><text:span text:style-name="T28"> the_origin_location, </text:span></text:p>
      <text:p text:style-name="P41"><text:span text:style-name="T28"><text:s text:c="30"/></text:span><text:span text:style-name="T42">ILocation</text:span><text:span text:style-name="T28"> the_destination_location, </text:span></text:p>
      <text:p text:style-name="P41"><text:span text:style-name="T28"><text:s text:c="30"/></text:span><text:span text:style-name="T42">DateTime</text:span><text:span text:style-name="T28"> the_arrival_deadline)</text:span></text:p>
      <text:p text:style-name="P31"><text:s text:c="4"/>{</text:p>
      <text:p text:style-name="P41"><text:span text:style-name="T28"><text:s text:c="8"/></text:span><text:span text:style-name="T14">this</text:span><text:span text:style-name="T28">.underlying_origin_location = the_origin_location;</text:span></text:p>
      <text:p text:style-name="P41"><text:span text:style-name="T28"><text:s text:c="8"/></text:span><text:span text:style-name="T14">this</text:span><text:span text:style-name="T28">.underlying_destination_location = the_destination_location;</text:span></text:p>
      <text:p text:style-name="P41"><text:span text:style-name="T28"><text:s text:c="8"/></text:span><text:span text:style-name="T14">this</text:span><text:span text:style-name="T28">.underlying_arrival_deadline = the_arrival_deadline;</text:span></text:p>
      <text:p text:style-name="P31"><text:s text:c="4"/>}</text:p>
      <text:p text:style-name="P31"/>
      <text:p text:style-name="P41"><text:span text:style-name="T28"><text:s text:c="4"/></text:span><text:span text:style-name="T14">public</text:span><text:span text:style-name="T28"> </text:span><text:span text:style-name="T42">ILocation</text:span><text:span text:style-name="T28"> origin()</text:span></text:p>
      <text:p text:style-name="P31"><text:s text:c="4"/>{</text:p>
      <text:p text:style-name="P41"><text:span text:style-name="T28"><text:s text:c="8"/></text:span><text:span text:style-name="T14">return</text:span><text:span text:style-name="T28"> </text:span><text:span text:style-name="T14">this</text:span><text:span text:style-name="T28">.underlying_origin_location;</text:span></text:p>
      <text:p text:style-name="P31"><text:s text:c="4"/>}</text:p>
      <text:p text:style-name="P31"/>
      <text:p text:style-name="P41"><text:span text:style-name="T28"><text:s text:c="4"/></text:span><text:span text:style-name="T14">public</text:span><text:span text:style-name="T28"> </text:span><text:span text:style-name="T42">ILocation</text:span><text:span text:style-name="T28"> destination()</text:span></text:p>
      <text:p text:style-name="P31"><text:s text:c="4"/>{</text:p>
      <text:p text:style-name="P41"><text:span text:style-name="T28"><text:s text:c="8"/></text:span><text:span text:style-name="T14">return</text:span><text:span text:style-name="T28"> </text:span><text:span text:style-name="T14">this</text:span><text:span text:style-name="T28">.underlying_destination_location;</text:span></text:p>
      <text:p text:style-name="P31"><text:s text:c="4"/>}</text:p>
      <text:p text:style-name="P31"/>
      <text:p text:style-name="P41"><text:span text:style-name="T28"><text:s text:c="4"/></text:span><text:span text:style-name="T14">public</text:span><text:span text:style-name="T28"> </text:span><text:span text:style-name="T42">DateTime</text:span><text:span text:style-name="T28"> arrival_dealine()</text:span></text:p>
      <text:p text:style-name="P31"><text:s text:c="4"/>{</text:p>
      <text:p text:style-name="P41"><text:span text:style-name="T28"><text:s text:c="8"/></text:span><text:span text:style-name="T14">return</text:span><text:span text:style-name="T28"> </text:span><text:span text:style-name="T14">this</text:span><text:span text:style-name="T28">.underlying_arrival_deadline;</text:span></text:p>
      <text:p text:style-name="P31"><text:s text:c="4"/>}</text:p>
      <text:p text:style-name="P31"/>
      <text:p text:style-name="P31"><text:s text:c="4"/>(....)</text:p>
      <text:p text:style-name="P31">}</text:p>
      <text:p text:style-name="P2"/>
      <text:p text:style-name="P46">------ Test started: Assembly: dddsample.specs.dll ------</text:p>
      <text:p text:style-name="P49"/>
      <text:p text:style-name="P49">when asked for its arrival deadline</text:p>
      <text:p text:style-name="P49">» should give back the arrival deadline</text:p>
      <text:p text:style-name="P49"/>
      <text:p text:style-name="P49"/>
      <text:p text:style-name="P49">1 passed, 0 failed, 0 skipped, took 0,66 seconds (Machine.Specifications 0.3.0).</text:p>
      <text:p text:style-name="P2"/>
      <text:p text:style-name="P2">Empaquetamos y a github.</text:p>
      <text:p text:style-name="P2"/>
      <text:p text:style-name="P2"/>
      <text:p text:style-name="P2"><text:soft-page-break/><text:span text:style-name="T10">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4">interface</text:span><text:span text:style-name="T28"> </text:span><text:span text:style-name="T42">IRouteSpecification</text:span><text:span text:style-name="T28"> : <text:s/></text:span><text:span text:style-name="T42">ISpecification</text:span><text:span text:style-name="T28">&lt;</text:span><text:span text:style-name="T42">IItinerary</text:span><text:span text:style-name="T28">&gt;</text:span></text:p>
      <text:p text:style-name="P2"/>
      <text:p text:style-name="P2">La BDD_Spec, por tanto, seria esta:</text:p>
      <text:p text:style-name="P2"/>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anterior, vamos a necesitar un contrato propio para nuestra "fecha de entrega limite", y es que:</text:p>
      <text:p text:style-name="P2"/>
      <text:p text:style-name="P47">»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10">Como implementar en codigo (y #1)</text:span>:</text:p>
      <text:p text:style-name="P2"/>
      <text:p text:style-name="P47">» It should confirm that the itinerary satisfies the route specification</text:p>
      <text:p text:style-name="P2"/>
      <text:p text:style-name="P2">No deberia ser un problema, ya que hemos hecho cosas parecidas con anterioridad:</text:p>
      <text:p text:style-name="P2"/>
      <text:p text:style-name="P13"><text:span text:style-name="T42">It</text:span><text:span text:style-name="T28"> should_confirm_that_the_itinerary_satisfies_the_route_specification = () =&gt; </text:span></text:p>
      <text:p text:style-name="P13"><text:span text:style-name="T28"><text:s text:c="3"/></text:span><text:span text:style-name="T78">result</text:span><text:span text:style-name="T28">.ShouldBeTrue();</text:span></text:p>
      <text:p text:style-name="P2"/>
      <text:p text:style-name="P2">si seguimos el camino de las baldosas rojas, nos obliga a definir result como:</text:p>
      <text:p text:style-name="P2"/>
      <text:p text:style-name="P13"><text:span text:style-name="T14">static</text:span><text:span text:style-name="T28"> </text:span><text:span text:style-name="T14">bool</text:span><text:span text:style-name="T28"> result;</text:span></text:p>
      <text:p text:style-name="P2"/>
      <text:p text:style-name="P2">Mientras que la ejecucion del SUT a traves de un bloque BEACAUSE seria:</text:p>
      <text:p text:style-name="P2"/>
      <text:p text:style-name="P13"><text:span text:style-name="T42">Because</text:span><text:span text:style-name="T28"> of = () =&gt; </text:span></text:p>
      <text:p text:style-name="P13"><text:span text:style-name="T28"><text:s text:c="3"/>result = sut.is_satisfied_by(</text:span><text:span text:style-name="T78">the_itinerary_that_satisfies_the_route_specification</text:span><text:span text:style-name="T28">);</text:span></text:p>
      <text:p text:style-name="P2"/>
      <text:p text:style-name="P2">donde, para eliminar el codigo de color rojo, necesitamos que:</text:p>
      <text:p text:style-name="P2"/>
      <text:p text:style-name="P13"><text:span text:style-name="T14">static</text:span><text:span text:style-name="T28"> </text:span><text:span text:style-name="T42">IItinerary</text:span><text:span text:style-name="T28"> the_itinerary_that_satisfies_the_route_specification;</text:span></text:p>
      <text:p text:style-name="P2"/>
      <text:p text:style-name="P2">Es importante comentar que:</text:p>
      <text:p text:style-name="P2"/>
      <text:list xml:id="list36700991" text:style-name="L38">
        <text:list-item>
          <text:p text:style-name="P99">Empezamos por al implementacion de la BDD_Spec correspondiente al "Happy Day <text:soft-page-break/>Scenario".</text:p>
        </text:list-item>
        <text:list-item>
          <text:p text:style-name="P99">Dentro de esta BDD_Spec, empezamos a su vez por la que se encarga del resultado de ejercitar el SUT, lo que nos permite definir el bloque BECAUSE, que sabemos sera comun a todos los demas bloques IT de la BDD_Spec.</text:p>
        </text:list-item>
        <text:list-item>
          <text:p text:style-name="P99">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40"><text:span text:style-name="T21">public</text:span><text:span text:style-name="T34"> </text:span><text:span text:style-name="T21">class</text:span><text:span text:style-name="T34"> </text:span><text:span text:style-name="T57">when_asked_if_the_specification_is_satisfied_by_an_itinerary_that_satisfies_the_route_specification</text:span><text:span text:style-name="T34"> : </text:span></text:p>
      <text:p text:style-name="P52">concern_for_route_specification</text:p>
      <text:p text:style-name="P31">{</text:p>
      <text:p text:style-name="P41"><text:span text:style-name="T28"><text:s text:c="4"/></text:span><text:span text:style-name="T42">Because</text:span><text:span text:style-name="T28"> of = () =&gt; result = </text:span></text:p>
      <text:p text:style-name="P31"><text:s text:c="7"/>sut.is_satisfied_by(the_itinerary_that_satisfies_the_route_specification);</text:p>
      <text:p text:style-name="P31"/>
      <text:p text:style-name="P41"><text:span text:style-name="T28"><text:s text:c="4"/></text:span><text:span text:style-name="T42">It</text:span><text:span text:style-name="T28"> should_confirm_that_the_itinerary_satisfies_the_route_specification = () =&gt; </text:span></text:p>
      <text:p text:style-name="P31"><text:s text:c="7"/>result.ShouldBeTrue();</text:p>
      <text:p text:style-name="P31"><text:s/></text:p>
      <text:p text:style-name="P41"><text:span text:style-name="T28"><text:s text:c="4"/></text:span><text:span text:style-name="T14">static</text:span><text:span text:style-name="T28"> </text:span><text:span text:style-name="T14">bool</text:span><text:span text:style-name="T28"> result;</text:span></text:p>
      <text:p text:style-name="P41"><text:span text:style-name="T28"><text:s text:c="4"/></text:span><text:span text:style-name="T14">static</text:span><text:span text:style-name="T28"> </text:span><text:span text:style-name="T42">IItinerary</text:span><text:span text:style-name="T28"> the_itinerary_that_satisfies_the_route_specification;</text:span></text:p>
      <text:p text:style-name="P31">}</text:p>
      <text:p text:style-name="P2"/>
      <text:p text:style-name="P2">Vamos ahora establecer el contexto en el que se ejerce el SUT, a traves de un bloque ESTABLISH:</text:p>
      <text:p text:style-name="P2"/>
      <text:p text:style-name="P40"><text:span text:style-name="T47">Establish</text:span><text:span text:style-name="T34"> context = () =&gt;</text:span></text:p>
      <text:p text:style-name="P31">{</text:p>
      <text:p text:style-name="P41"><text:span text:style-name="T28"><text:s text:c="4"/>the_origin_location = an&lt;</text:span><text:span text:style-name="T42">ILocation</text:span><text:span text:style-name="T28">&gt;();</text:span></text:p>
      <text:p text:style-name="P41"><text:span text:style-name="T28"><text:s text:c="4"/>the_destination_location = an&lt;</text:span><text:span text:style-name="T42">ILocation</text:span><text:span text:style-name="T28">&gt;();</text:span></text:p>
      <text:p text:style-name="P41"><text:span text:style-name="T28"><text:s text:c="4"/>the_arrival_deadline = </text:span><text:span text:style-name="T14">new</text:span><text:span text:style-name="T28"> </text:span><text:span text:style-name="T42">DateTime</text:span><text:span text:style-name="T28">();</text:span></text:p>
      <text:p text:style-name="P31"/>
      <text:p text:style-name="P23"><text:s text:c="4"/>create_sut_using(() =&gt; </text:p>
      <text:p text:style-name="P39"><text:span text:style-name="T28"><text:s text:c="7"/></text:span><text:span text:style-name="T14">new</text:span><text:span text:style-name="T28"> </text:span><text:span text:style-name="T52">RouteSpecification</text:span><text:span text:style-name="T28">(the_origin_location, </text:span></text:p>
      <text:p text:style-name="P23"><text:s text:c="30"/>the_destination_location, </text:p>
      <text:p text:style-name="P23"><text:s text:c="30"/>the_arrival_deadline));</text:p>
      <text:p text:style-name="P31">};</text:p>
      <text:p text:style-name="P31"/>
      <text:p text:style-name="P41"><text:span text:style-name="T14">static</text:span><text:span text:style-name="T28"> </text:span><text:span text:style-name="T42">ILocation</text:span><text:span text:style-name="T28"> the_origin_location;</text:span></text:p>
      <text:p text:style-name="P41"><text:span text:style-name="T14">static</text:span><text:span text:style-name="T28"> </text:span><text:span text:style-name="T42">ILocation</text:span><text:span text:style-name="T28"> the_destination_location;</text:span></text:p>
      <text:p text:style-name="P41"><text:span text:style-name="T14">static</text:span><text:span text:style-name="T28"> </text:span><text:span text:style-name="T42">DateTime</text:span><text:span text:style-name="T28">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4">public</text:span><text:span text:style-name="T28"> </text:span><text:span text:style-name="T14">abstract</text:span><text:span text:style-name="T28"> </text:span><text:span text:style-name="T14">class</text:span><text:span text:style-name="T28"> </text:span><text:span text:style-name="T52">concern_for_route_specification</text:span><text:span text:style-name="T28"> : </text:span></text:p>
      <text:p text:style-name="P13"><text:span text:style-name="T28"><text:s text:c="22"/></text:span><text:span text:style-name="T52">Observes</text:span><text:span text:style-name="T28">&lt;</text:span><text:span text:style-name="T42">IRouteSpecification</text:span><text:span text:style-name="T28">, </text:span><text:span text:style-name="T52">RouteSpecification</text:span><text:span text:style-name="T28">&gt;</text:span></text:p>
      <text:p text:style-name="P31">{</text:p>
      <text:p text:style-name="P41"><text:span text:style-name="T28"><text:s text:c="4"/></text:span><text:span text:style-name="T42">Establish</text:span><text:span text:style-name="T28"> context = () =&gt;</text:span></text:p>
      <text:p text:style-name="P31"><text:s text:c="4"/>{</text:p>
      <text:p text:style-name="P41"><text:span text:style-name="T28"><text:s text:c="8"/>the_origin_location = an&lt;</text:span><text:span text:style-name="T42">ILocation</text:span><text:span text:style-name="T28">&gt;();</text:span></text:p>
      <text:p text:style-name="P41"><text:span text:style-name="T28"><text:s text:c="8"/>the_destination_location = an&lt;</text:span><text:span text:style-name="T42">ILocation</text:span><text:span text:style-name="T28">&gt;();</text:span></text:p>
      <text:p text:style-name="P41"><text:span text:style-name="T28"><text:s text:c="8"/>the_arrival_deadline = </text:span><text:span text:style-name="T14">new</text:span><text:span text:style-name="T28"> </text:span><text:span text:style-name="T42">DateTime</text:span><text:span text:style-name="T28">();</text:span></text:p>
      <text:p text:style-name="P31"/>
      <text:p text:style-name="P23"><text:soft-page-break/><text:s text:c="8"/>create_sut_using(() =&gt; </text:p>
      <text:p text:style-name="P39"><text:span text:style-name="T28"><text:s text:c="11"/></text:span><text:span text:style-name="T14">new</text:span><text:span text:style-name="T28"> </text:span><text:span text:style-name="T52">RouteSpecification</text:span><text:span text:style-name="T28">(the_origin_location, </text:span></text:p>
      <text:p text:style-name="P23"><text:s text:c="34"/>the_destination_location, </text:p>
      <text:p text:style-name="P23"><text:s text:c="34"/>the_arrival_deadline));</text:p>
      <text:p text:style-name="P31"><text:s text:c="4"/>};</text:p>
      <text:p text:style-name="P31"/>
      <text:p text:style-name="P41"><text:span text:style-name="T28"><text:s text:c="4"/></text:span><text:span text:style-name="T14">protected static</text:span><text:span text:style-name="T28"> </text:span><text:span text:style-name="T42">ILocation</text:span><text:span text:style-name="T28"> the_origin_location;</text:span></text:p>
      <text:p text:style-name="P41"><text:span text:style-name="T28"><text:s text:c="4"/></text:span><text:span text:style-name="T14">protected static</text:span><text:span text:style-name="T28"> </text:span><text:span text:style-name="T42">ILocation</text:span><text:span text:style-name="T28"> the_destination_location;</text:span></text:p>
      <text:p text:style-name="P41"><text:span text:style-name="T28"><text:s text:c="4"/></text:span><text:span text:style-name="T14">protected static</text:span><text:span text:style-name="T28"> </text:span><text:span text:style-name="T42">DateTime</text:span><text:span text:style-name="T28"> the_arrival_deadline;</text:span></text:p>
      <text:p text:style-name="P31">}</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4">public</text:span><text:span text:style-name="T28"> </text:span><text:span text:style-name="T14">class</text:span><text:span text:style-name="T28"> </text:span><text:span text:style-name="T52">when_asked_for_its_origin_location</text:span><text:span text:style-name="T28"> : </text:span><text:span text:style-name="T52">concern_for_route_specification</text:span></text:p>
      <text:p text:style-name="P31">{</text:p>
      <text:p text:style-name="P41"><text:span text:style-name="T28"><text:s text:c="4"/></text:span><text:span text:style-name="T42">Because</text:span><text:span text:style-name="T28"> of = () =&gt; result = sut.origin();</text:span></text:p>
      <text:p text:style-name="P31"><text:s text:c="8"/></text:p>
      <text:p text:style-name="P41"><text:span text:style-name="T28"><text:s text:c="4"/></text:span><text:span text:style-name="T42">It</text:span><text:span text:style-name="T28"> should_give_back_the_origin_location = () =&gt; </text:span></text:p>
      <text:p text:style-name="P31"><text:s text:c="7"/>result.ShouldEqual(the_origin_location);</text:p>
      <text:p text:style-name="P31"/>
      <text:p text:style-name="P41"><text:span text:style-name="T28"><text:s text:c="4"/></text:span><text:span text:style-name="T14">static</text:span><text:span text:style-name="T28"> </text:span><text:span text:style-name="T42">ILocation</text:span><text:span text:style-name="T28"> result;</text:span></text:p>
      <text:p text:style-name="P31">}</text:p>
      <text:p text:style-name="P31"/>
      <text:p text:style-name="P41"><text:span text:style-name="T14">public</text:span><text:span text:style-name="T28"> </text:span><text:span text:style-name="T14">class</text:span><text:span text:style-name="T28"> </text:span><text:span text:style-name="T52">when_asked_for_its_destination_location</text:span><text:span text:style-name="T28"> : </text:span><text:span text:style-name="T52">concern_for_route_specification</text:span></text:p>
      <text:p text:style-name="P31">{</text:p>
      <text:p text:style-name="P41"><text:span text:style-name="T28"><text:s text:c="4"/></text:span><text:span text:style-name="T42">Because</text:span><text:span text:style-name="T28"> of = () =&gt; result = sut.destination();</text:span></text:p>
      <text:p text:style-name="P31"/>
      <text:p text:style-name="P41"><text:span text:style-name="T28"><text:s text:c="4"/></text:span><text:span text:style-name="T42">It</text:span><text:span text:style-name="T28"> should_give_back_the_destination_location = () =&gt; </text:span></text:p>
      <text:p text:style-name="P31"><text:s text:c="7"/>result.ShouldEqual(the_destination_location);</text:p>
      <text:p text:style-name="P31"/>
      <text:p text:style-name="P41"><text:span text:style-name="T28"><text:s text:c="4"/></text:span><text:span text:style-name="T14">static</text:span><text:span text:style-name="T28"> </text:span><text:span text:style-name="T42">ILocation</text:span><text:span text:style-name="T28"> result;</text:span></text:p>
      <text:p text:style-name="P31">}</text:p>
      <text:p text:style-name="P31"/>
      <text:p text:style-name="P41"><text:span text:style-name="T14">public</text:span><text:span text:style-name="T28"> </text:span><text:span text:style-name="T14">class</text:span><text:span text:style-name="T28"> </text:span><text:span text:style-name="T52">when_asked_for_its_arrival_deadline</text:span><text:span text:style-name="T28"> : </text:span><text:span text:style-name="T52">concern_for_route_specification</text:span></text:p>
      <text:p text:style-name="P31">{</text:p>
      <text:p text:style-name="P41"><text:span text:style-name="T28"><text:s text:c="4"/></text:span><text:span text:style-name="T42">Because</text:span><text:span text:style-name="T28"> of = () =&gt; result = sut.arrival_dealine();</text:span></text:p>
      <text:p text:style-name="P31"/>
      <text:p text:style-name="P41"><text:span text:style-name="T28"><text:s text:c="4"/></text:span><text:span text:style-name="T42">It</text:span><text:span text:style-name="T28"> should_give_back_the_arrival_deadline = () =&gt; </text:span></text:p>
      <text:p text:style-name="P31"><text:s text:c="8"/>result.ShouldEqual(the_arrival_deadline);</text:p>
      <text:p text:style-name="P31"/>
      <text:p text:style-name="P41"><text:span text:style-name="T28"><text:s text:c="4"/></text:span><text:span text:style-name="T14">static</text:span><text:span text:style-name="T28"> </text:span><text:span text:style-name="T42">DateTime</text:span><text:span text:style-name="T28"> result;</text:span></text:p>
      <text:p text:style-name="P31">}</text:p>
      <text:p text:style-name="P2"/>
      <text:p text:style-name="P2">Antes de proseguir con nuestra BDD_Spec, necesitamos confirmar que con esta refactorizacion no hemos roto nada. Para ello ejecutamos nuestra suite de BDD_Specs:</text:p>
      <text:p text:style-name="P2"/>
      <text:p text:style-name="P46">------ Test started: Assembly: dddsample.specs.dll ------</text:p>
      <text:p text:style-name="P49"/>
      <text:p text:style-name="P49">(....)</text:p>
      <text:p text:style-name="P49"/>
      <text:p text:style-name="P49">when asked for its origin location</text:p>
      <text:p text:style-name="P49">» should give back the origin location</text:p>
      <text:p text:style-name="P49"/>
      <text:p text:style-name="P49">when asked for its destination location</text:p>
      <text:p text:style-name="P49">» should give back the destination location</text:p>
      <text:p text:style-name="P49"/>
      <text:p text:style-name="P49">when asked for its arrival deadline</text:p>
      <text:p text:style-name="P49">» should give back the arrival deadline</text:p>
      <text:p text:style-name="P49"/>
      <text:p text:style-name="P49"/>
      <text:p text:style-name="P49"><text:soft-page-break/>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36689053" text:style-name="L39">
        <text:list-item>
          <text:p text:style-name="P100">Tenemos definida la asercion a traves del bloque IT.</text:p>
        </text:list-item>
        <text:list-item>
          <text:p text:style-name="P100">Tenemos definida la ejecucion del SUT a traves del bloque BECAUSE.</text:p>
        </text:list-item>
        <text:list-item>
          <text:p text:style-name="P100">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 (FAIL)</text:p>
      <text:p text:style-name="P49"/>
      <text:p text:style-name="P49">Test 'should confirm that the itinerary satisfies the route specification' failed:</text:p>
      <text:p text:style-name="P49"><text:tab/>System.Reflection.TargetInvocationException: Exception has been thrown by the target of an invocation. ---&gt; System.NotImplementedException: The method or operation is not implemented.</text:p>
      <text:p text:style-name="P49"/>
      <text:p text:style-name="P49">(....)</text:p>
      <text:p text:style-name="P49"/>
      <text:p text:style-name="P49">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31">{</text:p>
      <text:p text:style-name="P41"><text:span text:style-name="T29"><text:s text:c="4"/></text:span><text:span text:style-name="T18">public</text:span><text:span text:style-name="T29"> </text:span><text:span text:style-name="T18">bool</text:span><text:span text:style-name="T29"> is_satisfied_by(</text:span><text:span text:style-name="T45">IItinerary</text:span><text:span text:style-name="T29"> the_itinerary)</text:span></text:p>
      <text:p text:style-name="P32"><text:s text:c="4"/>{</text:p>
      <text:p text:style-name="P41"><text:span text:style-name="T29"><text:s text:c="8"/></text:span><text:span text:style-name="T18">return</text:span><text:span text:style-name="T29"> </text:span><text:span text:style-name="T18">true</text:span><text:span text:style-name="T29">;</text:span></text:p>
      <text:p text:style-name="P32"><text:s text:c="4"/>}</text:p>
      <text:p text:style-name="P32">}</text:p>
      <text:p text:style-name="P2"><text:s text:c="2"/></text:p>
      <text:p text:style-name="P2">que efectivamente nos asegura pasar el test, como prueba el siguiente log:</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text:p text:style-name="P49"/>
      <text:p text:style-name="P49">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text:soft-page-break/>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10">Como implementar en codigo (y #2)</text:span>:</text:p>
      <text:p text:style-name="P2"/>
      <text:p text:style-name="P47">»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42">It</text:span><text:span text:style-name="T28"> should_leverage_the_itinerary_initial_departure_location = () =&gt; </text:span></text:p>
      <text:p text:style-name="P31"><text:s text:c="3"/>the_itinerary_that_satisfies_the_route_specification</text:p>
      <text:p text:style-name="P41"><text:span text:style-name="T28"><text:s text:c="6"/>.received(x =&gt; x.</text:span><text:span text:style-name="T78">initial_departure_location</text:span><text:span text:style-name="T28">());</text:span></text:p>
      <text:p text:style-name="P2"/>
      <text:p text:style-name="P2">Esto provoca una mini reaccion en cadena, obligandonos a definir el metodo en la interface Iitinerary para eliminar el codigo rojo:</text:p>
      <text:p text:style-name="P2"/>
      <text:p text:style-name="P40"><text:span text:style-name="T21">public</text:span><text:span text:style-name="T34"> </text:span><text:span text:style-name="T21">interface</text:span><text:span text:style-name="T34"> </text:span><text:span text:style-name="T47">IItinerary</text:span></text:p>
      <text:p text:style-name="P31">{</text:p>
      <text:p text:style-name="P41"><text:span text:style-name="T28"><text:s text:c="4"/></text:span><text:span text:style-name="T42">ILocation</text:span><text:span text:style-name="T28"> initial_departure_location();</text:span></text:p>
      <text:p text:style-name="P31">}</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40"><text:span text:style-name="T47">Establish</text:span><text:span text:style-name="T34"> context = () =&gt;</text:span></text:p>
      <text:p text:style-name="P31">{</text:p>
      <text:p text:style-name="P41"><text:span text:style-name="T28"><text:s text:c="4"/>the_itinerary_that_satisfies_the_route_specification = an&lt;</text:span><text:span text:style-name="T42">IItinerary</text:span><text:span text:style-name="T28">&gt;();</text:span></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text:p>
      <text:p text:style-name="P2"/>
      <text:p text:style-name="P2">Con lo que ya estamos listos para obtener 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 (FAIL)</text:p>
      <text:p text:style-name="P49"/>
      <text:p text:style-name="P49"/>
      <text:p text:style-name="P49">Test 'should leverage the itinerary initial departure location' failed:</text:p>
      <text:p text:style-name="P49"><text:tab/>Rhino.Mocks.Exceptions.ExpectationViolationException: IItinerary.initial_departure_location(); Expected #1..2147483647, Actual #0.</text:p>
      <text:p text:style-name="P49"><text:tab/>at Rhino.Mocks.RhinoMocksExtensions.AssertWasCalled[T](T mock, Action`1 action, Action`1 setupConstraints)</text:p>
      <text:p text:style-name="P49"><text:tab/>at Machine.Specifications.DevelopWithPassion.Rhino.VoidMethodCallOccurance`1..ctor(T mock, Action`1 action)</text:p>
      <text:p text:style-name="P49"><text:tab/>at Machine.Specifications.DevelopWithPassion.Rhino.RhinoMocksExtensions.received[T](T <text:soft-page-break/>mock, Action`1 item)</text:p>
      <text:p text:style-name="P49"><text:tab/>domain\model\cargo.aggregate\RouteSpecificationSpecs.cs(68,0): at dddsample.specs.domain.model.cargo.aggregate.when_asked_if_the_specification_is_satisfied_by_an_itinerary_that_satisfies_the_route_specification.&lt;.ctor&gt;b__4()</text:p>
      <text:p text:style-name="P49"><text:tab/>at Machine.Specifications.Model.Specification.InvokeSpecificationField()</text:p>
      <text:p text:style-name="P49"><text:tab/>at Machine.Specifications.Model.Specification.Verify()</text:p>
      <text:p text:style-name="P49"/>
      <text:p text:style-name="P49">1 passed, 1 failed, 0 skipped, took 1,05 seconds (Machine.Specifications 0.3.0).</text:p>
      <text:p text:style-name="P2"/>
      <text:p text:style-name="P2">y efecdtivamente, nuestro test anterior sigue pasando:</text:p>
      <text:p text:style-name="P2"/>
      <text:p text:style-name="P47">» should confirm that the itinerary satisfies the route specification</text:p>
      <text:p text:style-name="P2"/>
      <text:p text:style-name="P2">mientras que nuestro test actual no pasa:</text:p>
      <text:p text:style-name="P2"/>
      <text:p text:style-name="P49">» should leverage the itinerary initial departure location (FAIL)</text:p>
      <text:p text:style-name="P2"/>
      <text:p text:style-name="P2">y ademas nos da el fallo adecuado:</text:p>
      <text:p text:style-name="P2"/>
      <text:p text:style-name="P47">Rhino.Mocks.Exceptions.ExpectationViolationException: IItinerary.initial_departure_location(); Expected #1..2147483647, Actual #0.</text:p>
      <text:p text:style-name="P2"/>
      <text:p text:style-name="Standard"><text:span text:style-name="T7">Es decir, Rhino.Mocks esperaba que se produjese 1 llamada (el "Expected #1") a Iitinerary.initial_departure_location() pero en realidad no se ha producido ninguna (el </text:span><text:span text:style-name="T7">"Actual #0").</text:span></text:p>
      <text:p text:style-name="P2"/>
      <text:p text:style-name="P2">El siguiente paso es escribir el codigo que nos permita pasar el test y que de nuevo no tienen mayor complicacion:</text:p>
      <text:p text:style-name="P2"/>
      <text:p text:style-name="P40"><text:span text:style-name="T21">public</text:span><text:span text:style-name="T34"> </text:span><text:span text:style-name="T21">class</text:span><text:span text:style-name="T34"> </text:span><text:span text:style-name="T57">RouteSpecification</text:span><text:span text:style-name="T34"> : </text:span><text:span text:style-name="T47">IRouteSpecification</text:span></text:p>
      <text:p text:style-name="P31">{</text:p>
      <text:p text:style-name="P31"><text:s text:c="4"/></text:p>
      <text:p text:style-name="P32"><text:s text:c="4"/>(....)</text:p>
      <text:p text:style-name="P32"/>
      <text:p text:style-name="P41"><text:span text:style-name="T29"><text:s text:c="4"/></text:span><text:span text:style-name="T18">public</text:span><text:span text:style-name="T29"> </text:span><text:span text:style-name="T18">bool</text:span><text:span text:style-name="T29"> is_satisfied_by(</text:span><text:span text:style-name="T45">IItinerary</text:span><text:span text:style-name="T29"> the_itinerary)</text:span></text:p>
      <text:p text:style-name="P32"><text:s text:c="4"/>{</text:p>
      <text:p text:style-name="P32"><text:s text:c="7"/>the_itinerary.initial_departure_location();</text:p>
      <text:p text:style-name="P41"><text:span text:style-name="T29"><text:s text:c="7"/></text:span><text:span text:style-name="T18">return</text:span><text:span text:style-name="T29"> </text:span><text:span text:style-name="T18">true</text:span><text:span text:style-name="T29">;</text:span></text:p>
      <text:p text:style-name="P32"><text:s text:c="4"/>}</text:p>
      <text:p text:style-name="P32"/>
      <text:p text:style-name="P32"><text:s text:c="4"/>(....)</text:p>
      <text:p text:style-name="P32">}</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text:p text:style-name="P49"/>
      <text:p text:style-name="P49">2 passed, 0 failed, 0 skipped, took 0,80 seconds (Machine.Specifications 0.3.0).</text:p>
      <text:p text:style-name="P2"/>
      <text:p text:style-name="P2">Siguiente bloque IT.</text:p>
      <text:p text:style-name="P2"/>
      <text:p text:style-name="P2"><text:span text:style-name="T10">Como implementar en codigo (y #3)</text:span>:</text:p>
      <text:p text:style-name="P2"/>
      <text:p text:style-name="P47">»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text:soft-page-break/></text:p>
      <text:p text:style-name="P13"><text:span text:style-name="T42">It</text:span><text:span text:style-name="T28"> should_leverage_the_origin_location_identity_comparer = () =&gt;</text:span></text:p>
      <text:p text:style-name="P31"><text:s text:c="3"/>the_origin_location</text:p>
      <text:p text:style-name="P41"><text:span text:style-name="T28"><text:s text:c="6"/>.received(x =&gt; x.</text:span><text:span text:style-name="T78">has_the_same_value_as</text:span><text:span text:style-name="T28">(</text:span></text:p>
      <text:p text:style-name="P31"><text:s text:c="9"/>the_itinerary_that_satisfies_the_route_specification</text:p>
      <text:p text:style-name="P31"><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40"><text:span text:style-name="T21">public</text:span><text:span text:style-name="T34"> </text:span><text:span text:style-name="T21">interface</text:span><text:span text:style-name="T34"> </text:span><text:span text:style-name="T47">ILocation</text:span><text:span text:style-name="T34"> : </text:span><text:span text:style-name="T47">IValueObject</text:span><text:span text:style-name="T34">&lt;</text:span><text:span text:style-name="T47">ILocation</text:span><text:span text:style-name="T34">&gt;</text:span><text:span text:style-name="T28"> {}</text:span></text:p>
      <text:p text:style-name="P2"/>
      <text:p text:style-name="P2">Nueva constatacion de algo que hemos repetido hasta la saciedad, con el BDD no escribes codigo, con el BDD diseñas el codigo.</text:p>
      <text:p text:style-name="P2"/>
      <text:p text:style-name="Standard"><text:span text:style-name="T7">Exactamente igual que con el bloque IT anterior, antes de obtener nuestro fallo, necesitamos definir the_origin_location como un mock y asignarle el comportamiento </text:span><text:span text:style-name="T7">deseado. En este caso ya hemos definido the_origin_location como un mock a traves de la clase base abstracta concern_for_route_specification:</text:span></text:p>
      <text:p text:style-name="P2"/>
      <text:p text:style-name="P40"><text:span text:style-name="T34">the_origin_location = an&lt;</text:span><text:span text:style-name="T47">ILocation</text:span><text:span text:style-name="T34">&gt;();</text:span></text:p>
      <text:p text:style-name="P2"/>
      <text:p text:style-name="P2">y no olvidemos que ademas es una dependencia de nuestro SUT:</text:p>
      <text:p text:style-name="P2"/>
      <text:p text:style-name="P23">create_sut_using(() =&gt; </text:p>
      <text:p text:style-name="P39"><text:span text:style-name="T28"><text:s text:c="3"/></text:span><text:span text:style-name="T14">new</text:span><text:span text:style-name="T28"> </text:span><text:span text:style-name="T52">RouteSpecification</text:span><text:span text:style-name="T28">(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40"><text:span text:style-name="T47">Establish</text:span><text:span text:style-name="T34"> context = () =&gt;</text:span></text:p>
      <text:p text:style-name="P31">{</text:p>
      <text:p text:style-name="P41"><text:span text:style-name="T28"><text:s text:c="4"/>the_itinerary_that_satisfies_the_route_specification = an&lt;</text:span><text:span text:style-name="T42">IItinerary</text:span><text:span text:style-name="T28">&gt;();</text:span></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8"><text:s text:c="7"/>.Return(</text:span><text:span text:style-name="T14">true</text:span><text:span text:style-name="T28">);</text:span></text:p>
      <text:p text:style-name="P31">};</text:p>
      <text:p text:style-name="P2"/>
      <text:p text:style-name="P2">que nos permite obtener nuestro fallo sin afectar al resto de las aserciones ya codificadas:</text:p>
      <text:p text:style-name="P2"/>
      <text:p text:style-name="P46">------ Test started: Assembly: dddsample.specs.dll ------</text:p>
      <text:p text:style-name="P49"/>
      <text:p text:style-name="P49">when asked if the specification is satisfied by an itinerary that satisfies the route specification</text:p>
      <text:p text:style-name="P49"><text:soft-page-break/>» should confirm that the itinerary satisfies the route specification</text:p>
      <text:p text:style-name="P49">» should leverage the itinerary initial departure location</text:p>
      <text:p text:style-name="P49">» should leverage the origin location identity comparer (FAIL)</text:p>
      <text:p text:style-name="P49"/>
      <text:p text:style-name="P49"/>
      <text:p text:style-name="P49">Test 'should leverage the origin location identity comparer' failed:</text:p>
      <text:p text:style-name="P49"><text:tab/>Rhino.Mocks.Exceptions.ExpectationViolationException: IValueObject`1.has_the_same_value_as(ILocationProxy075bbe2c85fe451390e963c1ae35e4d4); Expected #1..2147483647, Actual #0.</text:p>
      <text:p text:style-name="P49"/>
      <text:p text:style-name="P49">(....)</text:p>
      <text:p text:style-name="P49"/>
      <text:p text:style-name="P49">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4">public</text:span><text:span text:style-name="T28"> </text:span><text:span text:style-name="T14">class</text:span><text:span text:style-name="T28"> </text:span><text:span text:style-name="T52">RouteSpecification</text:span><text:span text:style-name="T28"> : </text:span><text:span text:style-name="T42">IRouteSpecification</text:span></text:p>
      <text:p text:style-name="P31">{</text:p>
      <text:p text:style-name="P41"><text:span text:style-name="T28"><text:s text:c="4"/></text:span><text:span text:style-name="T14">readonly</text:span><text:span text:style-name="T28"> </text:span><text:span text:style-name="T42">ILocation</text:span><text:span text:style-name="T28"> underlying_origin_location;</text:span></text:p>
      <text:p text:style-name="P41"><text:span text:style-name="T28"><text:s text:c="4"/></text:span><text:span text:style-name="T14">readonly</text:span><text:span text:style-name="T28"> </text:span><text:span text:style-name="T42">ILocation</text:span><text:span text:style-name="T28"> underlying_destination_location;</text:span></text:p>
      <text:p text:style-name="P41"><text:span text:style-name="T28"><text:s text:c="4"/></text:span><text:span text:style-name="T14">readonly</text:span><text:span text:style-name="T28"> </text:span><text:span text:style-name="T42">DateTime</text:span><text:span text:style-name="T28"> underlying_arrival_deadline;</text:span></text:p>
      <text:p text:style-name="P31"/>
      <text:p text:style-name="P41"><text:span text:style-name="T28"><text:s text:c="4"/></text:span><text:span text:style-name="T14">public</text:span><text:span text:style-name="T28"> RouteSpecification(</text:span><text:span text:style-name="T42">ILocation</text:span><text:span text:style-name="T28"> the_origin_location, </text:span></text:p>
      <text:p text:style-name="P41"><text:span text:style-name="T28"><text:s text:c="30"/></text:span><text:span text:style-name="T42">ILocation</text:span><text:span text:style-name="T28"> the_destination_location, </text:span></text:p>
      <text:p text:style-name="P41"><text:span text:style-name="T28"><text:s text:c="30"/></text:span><text:span text:style-name="T42">DateTime</text:span><text:span text:style-name="T28"> the_arrival_deadline)</text:span></text:p>
      <text:p text:style-name="P31"><text:s text:c="4"/>{</text:p>
      <text:p text:style-name="P41"><text:span text:style-name="T28"><text:s text:c="8"/></text:span><text:span text:style-name="T14">this</text:span><text:span text:style-name="T28">.underlying_origin_location = the_origin_location;</text:span></text:p>
      <text:p text:style-name="P41"><text:span text:style-name="T28"><text:s text:c="8"/></text:span><text:span text:style-name="T14">this</text:span><text:span text:style-name="T28">.underlying_destination_location = the_destination_location;</text:span></text:p>
      <text:p text:style-name="P41"><text:span text:style-name="T28"><text:s text:c="8"/></text:span><text:span text:style-name="T14">this</text:span><text:span text:style-name="T28">.underlying_arrival_deadline = the_arrival_deadline;</text:span></text:p>
      <text:p text:style-name="P31"><text:s text:c="4"/>}</text:p>
      <text:p text:style-name="P31"/>
      <text:p text:style-name="P31"><text:s text:c="4"/>(....)</text:p>
      <text:p text:style-name="P31"/>
      <text:p text:style-name="P41"><text:span text:style-name="T28"><text:s text:c="4"/></text:span><text:span text:style-name="T18">public</text:span><text:span text:style-name="T29"> </text:span><text:span text:style-name="T18">bool</text:span><text:span text:style-name="T29"> is_satisfied_by(</text:span><text:span text:style-name="T45">IItinerary</text:span><text:span text:style-name="T29"> the_itinerary)</text:span></text:p>
      <text:p text:style-name="P32"><text:s text:c="4"/>{</text:p>
      <text:p text:style-name="P32"><text:s text:c="8"/>underlying_origin_location.has_the_same_value_as(</text:p>
      <text:p text:style-name="P32"><text:s text:c="11"/>the_itinerary.initial_departure_location());</text:p>
      <text:p text:style-name="P32"/>
      <text:p text:style-name="P41"><text:span text:style-name="T29"><text:s text:c="8"/></text:span><text:span text:style-name="T18">return</text:span><text:span text:style-name="T29"> </text:span><text:span text:style-name="T18">true</text:span><text:span text:style-name="T29">;</text:span></text:p>
      <text:p text:style-name="P32"><text:s text:c="4"/>} <text:s text:c="4"/></text:p>
      <text:p text:style-name="P32">}</text:p>
      <text:p text:style-name="P2"/>
      <text:p text:style-name="P2">Que provoca que el test pase:</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text:p text:style-name="P49"/>
      <text:p text:style-name="P49">3 passed, 0 failed, 0 skipped, took 0,78 seconds (Machine.Specifications 0.3.0).</text:p>
      <text:p text:style-name="P2"/>
      <text:p text:style-name="P2">Esto ya va tomando forma.</text:p>
      <text:p text:style-name="P2"/>
      <text:p text:style-name="P2"><text:span text:style-name="T10">Como implementar en codigo (y #4)</text:span>:</text:p>
      <text:p text:style-name="P2"/>
      <text:p text:style-name="P49"><text:soft-page-break/>» It should leverage the itinerary final arrival location</text:p>
      <text:p text:style-name="P2"/>
      <text:p text:style-name="P2">Mas "diseño". Esta vez en una situacion analoga a "<text:span text:style-name="T64">Como implementar en codigo (y #2)</text:span>". Por lo tanto, todo lo que era aplicable en ese caso, lo es tambien en este.</text:p>
      <text:p text:style-name="P2"/>
      <text:p text:style-name="P2">El codigo de la asercion es:</text:p>
      <text:p text:style-name="P2"/>
      <text:p text:style-name="P13"><text:span text:style-name="T42">It</text:span><text:span text:style-name="T28"> should_leverage_the_itinerary_final_arrival_location = () =&gt;</text:span></text:p>
      <text:p text:style-name="P31"><text:s text:c="3"/>the_itinerary_that_satisfies_the_route_specification</text:p>
      <text:p text:style-name="P41"><text:span text:style-name="T28"><text:s text:c="6"/>.received(x =&gt; x.</text:span><text:span text:style-name="T78">final_arrival_location</text:span><text:span text:style-name="T28">());</text:span></text:p>
      <text:p text:style-name="P2"/>
      <text:p text:style-name="P2">Que provoca la reaccion en cadena:</text:p>
      <text:p text:style-name="P2"/>
      <text:p text:style-name="P13"><text:span text:style-name="T14">public</text:span><text:span text:style-name="T28"> </text:span><text:span text:style-name="T14">interface</text:span><text:span text:style-name="T28"> </text:span><text:span text:style-name="T42">IItinerary</text:span></text:p>
      <text:p text:style-name="P31">{</text:p>
      <text:p text:style-name="P41"><text:span text:style-name="T28"><text:s text:c="4"/></text:span><text:span text:style-name="T42">ILocation</text:span><text:span text:style-name="T28"> initial_departure_location();</text:span></text:p>
      <text:p text:style-name="P41"><text:span text:style-name="T28"><text:s text:c="4"/></text:span><text:span text:style-name="T42">ILocation</text:span><text:span text:style-name="T28"> final_arrival_location();</text:span></text:p>
      <text:p text:style-name="P31">}</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42">Establish</text:span><text:span text:style-name="T28"> context = () =&gt;</text:span></text:p>
      <text:p text:style-name="P31">{</text:p>
      <text:p text:style-name="P41"><text:span text:style-name="T28"><text:s text:c="4"/>the_itinerary_that_satisfies_the_route_specification = an&lt;</text:span><text:span text:style-name="T42">IItinerary</text:span><text:span text:style-name="T28">&gt;();</text:span></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8"><text:s text:c="7"/>.Return(</text:span><text:span text:style-name="T14">true</text:span><text:span text:style-name="T28">);</text:span></text:p>
      <text:p text:style-name="P31"/>
      <text:p text:style-name="P31"><text:s text:c="4"/>the_itinerary_that_satisfies_the_route_specification</text:p>
      <text:p text:style-name="P31"><text:s text:c="7"/>.Stub(x =&gt; x.final_arrival_location())</text:p>
      <text:p text:style-name="P41"><text:span text:style-name="T28"><text:s text:c="7"/>.Return(an&lt;</text:span><text:span text:style-name="T42">ILocation</text:span><text:span text:style-name="T28">&gt;());</text:span></text:p>
      <text:p text:style-name="P31">};</text:p>
      <text:p text:style-name="P2"/>
      <text:p text:style-name="P2">Fijemonos en, tal y como comentabamos unas lineas atras, la similitud con el "<text:span text:style-name="T64">Como implementar en codigo (y #2)</text:span>":</text:p>
      <text:p text:style-name="P2"/>
      <text:p text:style-name="P31">#2</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
      <text:p text:style-name="P31">#4</text:p>
      <text:p text:style-name="P31"><text:s text:c="4"/>the_itinerary_that_satisfies_the_route_specification</text:p>
      <text:p text:style-name="P31"><text:s text:c="7"/>.Stub(x =&gt; x.final_arrival_location())</text:p>
      <text:p text:style-name="P14"><text:span text:style-name="T28"><text:s text:c="7"/>.Return(an&lt;</text:span><text:span text:style-name="T42">ILocation</text:span><text:span text:style-name="T28">&gt;());</text:span></text:p>
      <text:p text:style-name="P2"/>
      <text:p text:style-name="P2">Vamos con nuestro fallo del tip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 (FAIL)</text:p>
      <text:p text:style-name="P49"/>
      <text:p text:style-name="P49"/>
      <text:p text:style-name="P49">Test 'should leverage the itinerary final arrival location' failed:</text:p>
      <text:p text:style-name="P49"><text:tab/>Rhino.Mocks.Exceptions.ExpectationViolationException: IItinerary.final_arrival_location(); Expected #1..2147483647, Actual #0.</text:p>
      <text:p text:style-name="P49"/>
      <text:p text:style-name="P49">(....)</text:p>
      <text:p text:style-name="P49"/>
      <text:p text:style-name="P49">3 passed, 1 failed, 0 skipped, took 0,93 seconds (Machine.Specifications 0.3.0).</text:p>
      <text:p text:style-name="P2"/>
      <text:p text:style-name="P2">Escribimos el codigo necesario para que el test pase:</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31"><text:s text:c="4"/>underlying_origin_location.has_the_same_value_as(</text:p>
      <text:p text:style-name="P31"><text:s text:c="7"/>the_itinerary.initial_departure_location());</text:p>
      <text:p text:style-name="P31"/>
      <text:p text:style-name="P31"><text:s text:c="4"/>the_itinerary.final_arrival_location();</text:p>
      <text:p text:style-name="P31"><text:s text:c="12"/></text:p>
      <text:p text:style-name="P41"><text:span text:style-name="T28"><text:s text:c="4"/></text:span><text:span text:style-name="T14">return</text:span><text:span text:style-name="T28"> </text:span><text:span text:style-name="T14">true</text:span><text:span text:style-name="T28">;</text:span></text:p>
      <text:p text:style-name="P31">}</text:p>
      <text:p text:style-name="P2"/>
      <text:p text:style-name="P2">Y compro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text:p text:style-name="P49"/>
      <text:p text:style-name="P49">4 passed, 0 failed, 0 skipped, took 0,86 seconds (Machine.Specifications 0.3.0).</text:p>
      <text:p text:style-name="P2"/>
      <text:p text:style-name="P2">Listo.</text:p>
      <text:p text:style-name="P2"/>
      <text:p text:style-name="P2"><text:span text:style-name="T10">Como implementar en codigo (y #5)</text:span>:</text:p>
      <text:p text:style-name="P2"/>
      <text:p text:style-name="P49">» It should leverage the destination location identity comparer</text:p>
      <text:p text:style-name="P2"/>
      <text:p text:style-name="P2">Analoga a "<text:span text:style-name="T64">Como implementar en codigo (y #3)</text:span>".</text:p>
      <text:p text:style-name="P2"/>
      <text:p text:style-name="P2">Empezamos por el bloque IT:</text:p>
      <text:p text:style-name="P2"/>
      <text:p text:style-name="P13"><text:span text:style-name="T42">It</text:span><text:span text:style-name="T28"> should_leverage_the_destination_location_identity_comparer = () =&gt;</text:span></text:p>
      <text:p text:style-name="P31"><text:s text:c="3"/>the_destination_location</text:p>
      <text:p text:style-name="P31"><text:s text:c="6"/>.received(x =&gt; x.has_the_same_value_as(</text:p>
      <text:p text:style-name="P31"><text:s text:c="9"/>the_itinerary_that_satisfies_the_route_specification</text:p>
      <text:p text:style-name="P31"><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42">Establish</text:span><text:span text:style-name="T28"> context = () =&gt;</text:span></text:p>
      <text:p text:style-name="P31"><text:soft-page-break/>{</text:p>
      <text:p text:style-name="P41"><text:span text:style-name="T28"><text:s text:c="4"/>the_itinerary_that_satisfies_the_route_specification = an&lt;</text:span><text:span text:style-name="T42">IItinerary</text:span><text:span text:style-name="T28">&gt;();</text:span></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8"><text:s text:c="7"/>.Return(</text:span><text:span text:style-name="T14">true</text:span><text:span text:style-name="T28">);</text:span></text:p>
      <text:p text:style-name="P31"/>
      <text:p text:style-name="P31"><text:s text:c="4"/>the_itinerary_that_satisfies_the_route_specification</text:p>
      <text:p text:style-name="P31"><text:s text:c="7"/>.Stub(x =&gt; x.final_arrival_location())</text:p>
      <text:p text:style-name="P31"><text:s text:c="7"/>.Return(an&lt;<text:span text:style-name="T40">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8"><text:s text:c="7"/>.Return(</text:span><text:span text:style-name="T14">true</text:span><text:span text:style-name="T28">);</text:span></text:p>
      <text:p text:style-name="P31">};</text:p>
      <text:p text:style-name="P2"/>
      <text:p text:style-name="P2">Nuevamente, resulta interesante señalar la similitud con el "<text:span text:style-name="T64">Como implementar en codigo (y #3)</text:span>":</text:p>
      <text:p text:style-name="P2"/>
      <text:p text:style-name="P31">#3</text:p>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8"><text:s text:c="7"/>.Return(</text:span><text:span text:style-name="T14">true</text:span><text:span text:style-name="T28">);</text:span></text:p>
      <text:p text:style-name="P31"/>
      <text:p text:style-name="P31">#5</text:p>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14"><text:span text:style-name="T28"><text:s text:c="7"/>.Return(</text:span><text:span text:style-name="T14">true</text:span><text:span text:style-name="T28">);</text:span></text:p>
      <text:p text:style-name="P2"/>
      <text:p text:style-name="P2">Nuestro fallo "Expected #1, Actual #0":</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 (FAIL)</text:p>
      <text:p text:style-name="P49"/>
      <text:p text:style-name="P49"/>
      <text:p text:style-name="P49">Test 'should leverage the destination location identity comparer' failed:</text:p>
      <text:p text:style-name="P49"><text:tab/>Rhino.Mocks.Exceptions.ExpectationViolationException: IValueObject`1.has_the_same_value_as(ILocationProxy24c923ecb3a441929f6b06270468b877); Expected #1..2147483647, Actual #0.</text:p>
      <text:p text:style-name="P49"/>
      <text:p text:style-name="P49">(....)</text:p>
      <text:p text:style-name="P49"/>
      <text:p text:style-name="P49"/>
      <text:p text:style-name="P49">4 passed, 1 failed, 0 skipped, took 1,32 seconds (Machine.Specifications 0.3.0).</text:p>
      <text:p text:style-name="P2"/>
      <text:p text:style-name="P2"><text:soft-page-break/>Y la solucion al mismo:</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41"><text:span text:style-name="T28"><text:s text:c="4"/></text:span><text:span text:style-name="T14">return</text:span><text:span text:style-name="T28"> </text:span><text:span text:style-name="T14">true</text:span><text:span text:style-name="T28">;</text:span></text:p>
      <text:p text:style-name="P28">}</text:p>
      <text:p text:style-name="P2"/>
      <text:p text:style-name="P2">Ahora nuestro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text:p text:style-name="P49"/>
      <text:p text:style-name="P49">5 passed, 0 failed, 0 skipped, took 0,82 seconds (Machine.Specifications 0.3.0).</text:p>
      <text:p text:style-name="P2"/>
      <text:p text:style-name="P2">A por otra.</text:p>
      <text:p text:style-name="P2"/>
      <text:p text:style-name="P2"><text:span text:style-name="T10">Como implementar en codigo (y #6)</text:span>:</text:p>
      <text:p text:style-name="P2"/>
      <text:p text:style-name="P47">» It should leverage the itinerary final arrival date</text:p>
      <text:p text:style-name="P2"/>
      <text:p text:style-name="P2">Analoga a Analoga a "<text:span text:style-name="T64">Como implementar en codigo (y #2)</text:span>" y a "<text:span text:style-name="T64">Como implementar en codigo (y #4)</text:span>".</text:p>
      <text:p text:style-name="P2"/>
      <text:p text:style-name="P2">Sin mas distraccion, el bloque IT:</text:p>
      <text:p text:style-name="P2"/>
      <text:p text:style-name="P13"><text:span text:style-name="T42">It</text:span><text:span text:style-name="T28"> should_leverage_the_itinerary_final_arrival_date = () =&gt; </text:span></text:p>
      <text:p text:style-name="P31"><text:s text:c="3"/>the_itinerary_that_satisfies_the_route_specification</text:p>
      <text:p text:style-name="P41"><text:span text:style-name="T28"><text:s text:c="6"/>.received(x =&gt; x.</text:span><text:span text:style-name="T78">final_arrival_date</text:span><text:span text:style-name="T28">());</text:span></text:p>
      <text:p text:style-name="P2"/>
      <text:p text:style-name="P2">Que nos obliga, para eliminar el codigo rojo, a:</text:p>
      <text:p text:style-name="P2"/>
      <text:p text:style-name="P13"><text:span text:style-name="T14">public</text:span><text:span text:style-name="T28"> </text:span><text:span text:style-name="T14">interface</text:span><text:span text:style-name="T28"> </text:span><text:span text:style-name="T42">IItinerary</text:span></text:p>
      <text:p text:style-name="P31">{</text:p>
      <text:p text:style-name="P41"><text:span text:style-name="T28"><text:s text:c="4"/></text:span><text:span text:style-name="T42">ILocation</text:span><text:span text:style-name="T28"> initial_departure_location();</text:span></text:p>
      <text:p text:style-name="P41"><text:span text:style-name="T28"><text:s text:c="4"/></text:span><text:span text:style-name="T42">ILocation</text:span><text:span text:style-name="T28"> final_arrival_location();</text:span></text:p>
      <text:p text:style-name="P41"><text:span text:style-name="T28"><text:s text:c="4"/></text:span><text:span text:style-name="T42">DateTime</text:span><text:span text:style-name="T28"> final_arrival_date();</text:span></text:p>
      <text:p text:style-name="P31">}</text:p>
      <text:p text:style-name="P2"/>
      <text:p text:style-name="P2">Definimos el comportamiento del mock (las tres ultima lineas):</text:p>
      <text:p text:style-name="P2"/>
      <text:p text:style-name="P13"><text:span text:style-name="T42">Establish</text:span><text:span text:style-name="T28"> context = () =&gt;</text:span></text:p>
      <text:p text:style-name="P31">{</text:p>
      <text:p text:style-name="P41"><text:span text:style-name="T28"><text:s text:c="4"/>the_itinerary_that_satisfies_the_route_specification = an&lt;</text:span><text:span text:style-name="T42">IItinerary</text:span><text:span text:style-name="T28">&gt;();</text:span></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
      <text:p text:style-name="P31"><text:s text:c="4"/>the_origin_location</text:p>
      <text:p text:style-name="P31"><text:s text:c="7"/>.Stub(x =&gt; x.has_the_same_value_as(</text:p>
      <text:p text:style-name="P31"><text:soft-page-break/><text:s text:c="10"/>the_itinerary_that_satisfies_the_route_specification</text:p>
      <text:p text:style-name="P31"><text:s text:c="13"/>.initial_departure_location()))</text:p>
      <text:p text:style-name="P41"><text:span text:style-name="T28"><text:s text:c="7"/>.Return(</text:span><text:span text:style-name="T14">true</text:span><text:span text:style-name="T28">);</text:span></text:p>
      <text:p text:style-name="P31"/>
      <text:p text:style-name="P31"><text:s text:c="4"/>the_itinerary_that_satisfies_the_route_specification</text:p>
      <text:p text:style-name="P31"><text:s text:c="7"/>.Stub(x =&gt; x.final_arrival_location())</text:p>
      <text:p text:style-name="P31"><text:s text:c="7"/>.Return(an&lt;<text:span text:style-name="T40">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8"><text:s text:c="7"/>.Return(</text:span><text:span text:style-name="T14">true</text:span><text:span text:style-name="T28">);</text:span></text:p>
      <text:p text:style-name="P31"/>
      <text:p text:style-name="P31"><text:s text:c="4"/>the_itinerary_that_satisfies_the_route_specification</text:p>
      <text:p text:style-name="P31"><text:s text:c="7"/>.Stub(x =&gt; x.final_arrival_date())</text:p>
      <text:p text:style-name="P41"><text:span text:style-name="T28"><text:s text:c="7"/>.Return(</text:span><text:span text:style-name="T14">new</text:span><text:span text:style-name="T28"> </text:span><text:span text:style-name="T42">DateTime</text:span><text:span text:style-name="T28">());</text:span></text:p>
      <text:p text:style-name="P31">};</text:p>
      <text:p text:style-name="P2"/>
      <text:p text:style-name="P2">Nuestro fallo:</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 (FAIL)</text:p>
      <text:p text:style-name="P49"/>
      <text:p text:style-name="P49"/>
      <text:p text:style-name="P49">Test 'should leverage the itinerary final arrival date' failed:</text:p>
      <text:p text:style-name="P49"><text:tab/>Rhino.Mocks.Exceptions.ExpectationViolationException: IItinerary.final_arrival_date(); Expected #1..2147483647, Actual #0.</text:p>
      <text:p text:style-name="P49"/>
      <text:p text:style-name="P49">(....)</text:p>
      <text:p text:style-name="P49"/>
      <text:p text:style-name="P49">5 passed, 1 failed, 0 skipped, took 1,01 seconds (Machine.Specifications 0.3.0).</text:p>
      <text:p text:style-name="P2"/>
      <text:p text:style-name="P2">La implementacion de la funcionalidad:</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31"><text:s text:c="4"/>the_itinerary.final_arrival_date();</text:p>
      <text:p text:style-name="P31"/>
      <text:p text:style-name="P41"><text:span text:style-name="T28"><text:s text:c="4"/></text:span><text:span text:style-name="T14">return</text:span><text:span text:style-name="T28"> </text:span><text:span text:style-name="T14">true</text:span><text:span text:style-name="T28">;</text:span></text:p>
      <text:p text:style-name="P31">}</text:p>
      <text:p text:style-name="P2"/>
      <text:p text:style-name="P2">Y la prueba de que todo ha ido tal y como esperabamos:</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text:soft-page-break/>»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text:p text:style-name="P49"/>
      <text:p text:style-name="P49">6 passed, 0 failed, 0 skipped, took 0,80 seconds (Machine.Specifications 0.3.0).</text:p>
      <text:p text:style-name="P2"/>
      <text:p text:style-name="P2">Vamos con el ultimo bloque IT.</text:p>
      <text:p text:style-name="P2"/>
      <text:p text:style-name="P2"><text:span text:style-name="T10">Como implementar en codigo (y #7)</text:span>:</text:p>
      <text:p text:style-name="P2"/>
      <text:p text:style-name="P47">» It should check that the arrival deadline is met</text:p>
      <text:p text:style-name="P2"/>
      <text:p text:style-name="P2">Considerando como hemos definido </text:p>
      <text:p text:style-name="P2"/>
      <text:p text:style-name="P13"><text:span text:style-name="T42">DateTime</text:span><text:span text:style-name="T28"> the_arrival_deadline</text:span></text:p>
      <text:p text:style-name="P2"/>
      <text:p text:style-name="P2">no podemos comprobarlo, lo que deberia hacer que nos planteasemos, al menos, las dos siguientes preguntas:</text:p>
      <text:p text:style-name="P2"/>
      <text:list xml:id="list36687630" text:style-name="L40">
        <text:list-item>
          <text:p text:style-name="P101">¿Por que no podemos comprobarlo?</text:p>
        </text:list-item>
        <text:list-item>
          <text:p text:style-name="P106"><text:span text:style-name="T7">Si no podemos comprobarlo, ¿como es que teniamos ese requisito, ese "It should </text:span><text:span text:style-name="T7">check that the arrival deadline is met"?</text:span></text:p>
        </text:list-item>
      </text:list>
      <text:p text:style-name="P2"/>
      <text:p text:style-name="P2">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64">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64">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text:soft-page-break/></text:p>
      <text:p text:style-name="P2">Al final, es nuestro "diseño" el que se pone de color rojo.</text:p>
      <text:p text:style-name="P2"/>
      <text:p text:style-name="P2">Procedamos con el cambio.</text:p>
      <text:p text:style-name="P2"/>
      <text:p text:style-name="P2"><text:span text:style-name="T10">Modificando un diseño incorrecto previo, para poder implementar la Specification "</text:span><text:span text:style-name="T66">Como implementar en codigo (y #7)</text:span><text:span text:style-name="T10">"</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21">public</text:span><text:span text:style-name="T34"> </text:span><text:span text:style-name="T21">interface</text:span><text:span text:style-name="T34"> </text:span><text:span text:style-name="T47">IArrivalDeadline</text:span><text:span text:style-name="T28"> {}</text:span></text:p>
      <text:p text:style-name="P2"/>
      <text:p text:style-name="P2">Segundo. Darle sentido dentro de un entorno DDD. En este caso seria un DDD_Value_Object:</text:p>
      <text:p text:style-name="P2"/>
      <text:p text:style-name="P21"><text:span text:style-name="T21">public</text:span><text:span text:style-name="T34"> </text:span><text:span text:style-name="T21">interface</text:span><text:span text:style-name="T34"> </text:span><text:span text:style-name="T47">IArrivalDeadline</text:span><text:span text:style-name="T34"> : </text:span><text:span text:style-name="T47">IValueObject</text:span><text:span text:style-name="T34">&lt;</text:span><text:span text:style-name="T47">IArrivalDeadline</text:span><text:span text:style-name="T34">&gt;</text:span><text:span text:style-name="T28">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
      <text:p text:style-name="P2">Ctrl + F6: Sobre el constructor, te permite cambiar la signatura del mismo.</text:p>
      <text:p text:style-name="P2"/>
      <text:p text:style-name="P13"><text:span text:style-name="T14">public</text:span><text:span text:style-name="T28"> RouteSpecification(</text:span><text:span text:style-name="T42">ILocation</text:span><text:span text:style-name="T28"> the_origin_location, </text:span></text:p>
      <text:p text:style-name="P13"><text:span text:style-name="T28"><text:s text:c="26"/></text:span><text:span text:style-name="T42">ILocation</text:span><text:span text:style-name="T28"> the_destination_location, </text:span></text:p>
      <text:p text:style-name="P13"><text:span text:style-name="T28"><text:s text:c="26"/></text:span><text:span text:style-name="T42">IArrivalDeadline</text:span><text:span text:style-name="T28"> the_arrival_deadline)</text:span></text:p>
      <text:p text:style-name="P2"/>
      <text:p text:style-name="P2">Cuarto. Dentro de RouteSpecification, cambiar el tipo del campo (field) underlying_arrival_deadline de Datetime a IarrivalDealine:</text:p>
      <text:p text:style-name="P2"/>
      <text:p text:style-name="P13"><text:span text:style-name="T14">readonly</text:span><text:span text:style-name="T28"> </text:span><text:span text:style-name="T42">IArrivalDeadline</text:span><text:span text:style-name="T28">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42">IArrivalDeadline</text:span><text:span text:style-name="T28"> arrival_dealine();</text:span></text:p>
      <text:p text:style-name="P2"/>
      <text:p text:style-name="P2">y gracias al ReSharper, obtenemos de rebote en RouteSpecification:</text:p>
      <text:p text:style-name="P2"/>
      <text:p text:style-name="P13"><text:span text:style-name="T14">public</text:span><text:span text:style-name="T28"> </text:span><text:span text:style-name="T42">IArrivalDeadline</text:span><text:span text:style-name="T28"> arrival_dealine()</text:span></text:p>
      <text:p text:style-name="P31">{</text:p>
      <text:p text:style-name="P41"><text:span text:style-name="T28"><text:s text:c="4"/></text:span><text:span text:style-name="T14">return</text:span><text:span text:style-name="T28"> </text:span><text:span text:style-name="T14">this</text:span><text:span text:style-name="T28">.underlying_arrival_deadline;</text:span></text:p>
      <text:p text:style-name="P31">}</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40"><text:span text:style-name="T21">public</text:span><text:span text:style-name="T34"> </text:span><text:span text:style-name="T21">abstract</text:span><text:span text:style-name="T34"> </text:span><text:span text:style-name="T21">class</text:span><text:span text:style-name="T34"> </text:span><text:span text:style-name="T57">concern_for_route_specification</text:span><text:span text:style-name="T34"> : </text:span><text:span text:style-name="T57">Observes</text:span><text:span text:style-name="T34">&lt;</text:span><text:span text:style-name="T47">IRouteSpecification</text:span><text:span text:style-name="T34">, </text:span><text:span text:style-name="T57">RouteSpecification</text:span><text:span text:style-name="T34">&gt;</text:span></text:p>
      <text:p text:style-name="P31">{</text:p>
      <text:p text:style-name="P41"><text:soft-page-break/><text:span text:style-name="T28"><text:s text:c="4"/></text:span><text:span text:style-name="T42">Establish</text:span><text:span text:style-name="T28"> context = () =&gt;</text:span></text:p>
      <text:p text:style-name="P31"><text:s text:c="4"/>{</text:p>
      <text:p text:style-name="P41"><text:span text:style-name="T28"><text:s text:c="8"/>the_origin_location = an&lt;</text:span><text:span text:style-name="T42">ILocation</text:span><text:span text:style-name="T28">&gt;();</text:span></text:p>
      <text:p text:style-name="P41"><text:span text:style-name="T28"><text:s text:c="8"/>the_destination_location = an&lt;</text:span><text:span text:style-name="T42">ILocation</text:span><text:span text:style-name="T28">&gt;();</text:span></text:p>
      <text:p text:style-name="P41"><text:span text:style-name="T28"><text:s text:c="8"/>the_arrival_deadline = an&lt;</text:span><text:span text:style-name="T42">IArrivalDeadline</text:span><text:span text:style-name="T28">&gt;();</text:span></text:p>
      <text:p text:style-name="P31"/>
      <text:p text:style-name="P23"><text:s text:c="8"/>create_sut_using(() =&gt; </text:p>
      <text:p text:style-name="P39"><text:span text:style-name="T28"><text:s text:c="11"/></text:span><text:span text:style-name="T14">new</text:span><text:span text:style-name="T28"> </text:span><text:span text:style-name="T52">RouteSpecification</text:span><text:span text:style-name="T28">(the_origin_location, </text:span></text:p>
      <text:p text:style-name="P23"><text:s text:c="34"/>the_destination_location, </text:p>
      <text:p text:style-name="P23"><text:s text:c="34"/>the_arrival_deadline));</text:p>
      <text:p text:style-name="P23"><text:s text:c="4"/>};</text:p>
      <text:p text:style-name="P31"/>
      <text:p text:style-name="P41"><text:span text:style-name="T28"><text:s text:c="4"/></text:span><text:span text:style-name="T14">protected</text:span><text:span text:style-name="T28"> </text:span><text:span text:style-name="T14">static</text:span><text:span text:style-name="T28"> </text:span><text:span text:style-name="T42">ILocation</text:span><text:span text:style-name="T28"> the_origin_location;</text:span></text:p>
      <text:p text:style-name="P41"><text:span text:style-name="T28"><text:s text:c="4"/></text:span><text:span text:style-name="T14">protected</text:span><text:span text:style-name="T28"> </text:span><text:span text:style-name="T14">static</text:span><text:span text:style-name="T28"> </text:span><text:span text:style-name="T42">ILocation</text:span><text:span text:style-name="T28"> the_destination_location;</text:span></text:p>
      <text:p text:style-name="P41"><text:span text:style-name="T28"><text:s text:c="4"/></text:span><text:span text:style-name="T14">protected</text:span><text:span text:style-name="T28"> </text:span><text:span text:style-name="T14">static</text:span><text:span text:style-name="T28"> </text:span><text:span text:style-name="T42">IArrivalDeadline</text:span><text:span text:style-name="T28"> the_arrival_deadline;</text:span></text:p>
      <text:p text:style-name="P31">}</text:p>
      <text:p text:style-name="P2"/>
      <text:p text:style-name="P40"><text:span text:style-name="T21">public</text:span><text:span text:style-name="T34"> </text:span><text:span text:style-name="T21">class</text:span><text:span text:style-name="T34"> </text:span><text:span text:style-name="T57">when_asked_for_its_arrival_deadline</text:span><text:span text:style-name="T34"> : </text:span><text:span text:style-name="T57">concern_for_route_specification</text:span></text:p>
      <text:p text:style-name="P31">{</text:p>
      <text:p text:style-name="P41"><text:span text:style-name="T28"><text:s text:c="4"/></text:span><text:span text:style-name="T42">Because</text:span><text:span text:style-name="T28"> of = () =&gt; result = sut.arrival_dealine();</text:span></text:p>
      <text:p text:style-name="P31"/>
      <text:p text:style-name="P41"><text:span text:style-name="T28"><text:s text:c="4"/></text:span><text:span text:style-name="T42">It</text:span><text:span text:style-name="T28"> should_give_back_the_arrival_deadline = () =&gt; </text:span></text:p>
      <text:p text:style-name="P31"><text:s text:c="7"/>result.ShouldEqual(the_arrival_deadline);</text:p>
      <text:p text:style-name="P31"/>
      <text:p text:style-name="P41"><text:span text:style-name="T28"><text:s text:c="4"/></text:span><text:span text:style-name="T14">static</text:span><text:span text:style-name="T28"> </text:span><text:span text:style-name="T42">IArrivalDeadline</text:span><text:span text:style-name="T28"> result;</text:span></text:p>
      <text:p text:style-name="P31">}</text:p>
      <text:p text:style-name="P2"/>
      <text:p text:style-name="P2">Septimo</text:p>
      <text:p text:style-name="P2"/>
      <text:p text:style-name="P2">Septimo. Ejecutamos la suite de BDD_Specs, para comprobar si hemos roto algo:</text:p>
      <text:p text:style-name="P2"/>
      <text:p text:style-name="P46">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36704060" text:style-name="L41">
        <text:list-item>
          <text:p text:style-name="P102">ILocation</text:p>
        </text:list-item>
        <text:list-item>
          <text:p text:style-name="P102">IITinerary</text:p>
        </text:list-item>
      </text:list>
      <text:p text:style-name="P2"/>
      <text:p text:style-name="P2">Descubrimos una referencia perdida en IItinerary que corregimos:</text:p>
      <text:p text:style-name="P2"/>
      <text:p text:style-name="P40"><text:span text:style-name="T47">IArrivalDeadline</text:span><text:span text:style-name="T34">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1"><text:s text:c="3"/>.Stub(x =&gt; x.final_arrival_date())</text:p>
      <text:p text:style-name="P41"><text:span text:style-name="T28"><text:s text:c="3"/>.Return(an&lt;</text:span><text:span text:style-name="T42">IArrivalDeadline</text:span><text:span text:style-name="T28">&gt;());</text:span></text:p>
      <text:p text:style-name="P2"/>
      <text:p text:style-name="P2">Decimo. Volvemos a ejecutar la suite de BDD_Specs:</text:p>
      <text:p text:style-name="P2"/>
      <text:p text:style-name="P46">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7">Podemos seguir con nuestro "</text:span><text:span text:style-name="T8">Como implementar en codigo (y #7)</text:span><text:span text:style-name="T7">".</text:span></text:p>
      <text:p text:style-name="P2"/>
      <text:p text:style-name="P2"><text:span text:style-name="T10">Como implementar en codigo (y #7 CONTINUACION)</text:span>:</text:p>
      <text:p text:style-name="P2"/>
      <text:p text:style-name="P2"><text:soft-page-break/>Podriamos reescribir la Specification como:</text:p>
      <text:p text:style-name="P2"/>
      <text:p text:style-name="P47">» It should leverage the arrival deadline time check</text:p>
      <text:p text:style-name="P2"/>
      <text:p text:style-name="P2">Que a su vez traduciriamos en codigo:</text:p>
      <text:p text:style-name="P2"/>
      <text:p text:style-name="P13"><text:span text:style-name="T42">It</text:span><text:span text:style-name="T28"> should_leverage_the_arrival_deadline_time_check = () =&gt; </text:span></text:p>
      <text:p text:style-name="P31"><text:s text:c="3"/>the_arrival_deadline</text:p>
      <text:p text:style-name="P41"><text:span text:style-name="T28"><text:s text:c="6"/>.received(x =&gt; x.</text:span><text:span text:style-name="T78">is_afterwards_than</text:span><text:span text:style-name="T28">(</text:span></text:p>
      <text:p text:style-name="P31"><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4">public</text:span><text:span text:style-name="T28"> </text:span><text:span text:style-name="T14">interface</text:span><text:span text:style-name="T28"> </text:span><text:span text:style-name="T42">IArrivalDeadline</text:span><text:span text:style-name="T28"> : </text:span><text:span text:style-name="T42">IValueObject</text:span><text:span text:style-name="T28">&lt;</text:span><text:span text:style-name="T42">IArrivalDeadline</text:span><text:span text:style-name="T28">&gt;</text:span></text:p>
      <text:p text:style-name="P31">{</text:p>
      <text:p text:style-name="P41"><text:span text:style-name="T28"><text:s text:c="4"/></text:span><text:span text:style-name="T14">bool</text:span><text:span text:style-name="T28"> is_afterwards_than(</text:span><text:span text:style-name="T42">IArrivalDeadline</text:span><text:span text:style-name="T28"> final_arrival_date);</text:span></text:p>
      <text:p text:style-name="P31">}</text:p>
      <text:p text:style-name="P2"/>
      <text:p text:style-name="P2">Y definimos el mock como (las ultimas cuatro lineas de codigo):</text:p>
      <text:p text:style-name="P2"/>
      <text:p text:style-name="P13"><text:span text:style-name="T42">Establish</text:span><text:span text:style-name="T28"> context = () =&gt;</text:span></text:p>
      <text:p text:style-name="P31">{</text:p>
      <text:p text:style-name="P41"><text:span text:style-name="T28"><text:s text:c="4"/>the_itinerary_that_satisfies_the_route_specification = an&lt;</text:span><text:span text:style-name="T42">IItinerary</text:span><text:span text:style-name="T28">&gt;();</text:span></text:p>
      <text:p text:style-name="P31"><text:s text:c="4"/>the_itinerary_that_satisfies_the_route_specification</text:p>
      <text:p text:style-name="P31"><text:s text:c="7"/>.Stub(x =&gt; x.initial_departure_location())</text:p>
      <text:p text:style-name="P41"><text:span text:style-name="T28"><text:s text:c="7"/>.Return(an&lt;</text:span><text:span text:style-name="T42">ILocation</text:span><text:span text:style-name="T28">&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1"><text:span text:style-name="T28"><text:s text:c="7"/>.Return(</text:span><text:span text:style-name="T14">true</text:span><text:span text:style-name="T28">);</text:span></text:p>
      <text:p text:style-name="P31"/>
      <text:p text:style-name="P31"><text:s text:c="4"/>the_itinerary_that_satisfies_the_route_specification</text:p>
      <text:p text:style-name="P31"><text:s text:c="7"/>.Stub(x =&gt; x.final_arrival_location())</text:p>
      <text:p text:style-name="P31"><text:s text:c="7"/>.Return(an&lt;<text:span text:style-name="T40">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1"><text:span text:style-name="T28"><text:s text:c="7"/>.Return(</text:span><text:span text:style-name="T14">true</text:span><text:span text:style-name="T28">);</text:span></text:p>
      <text:p text:style-name="P31"/>
      <text:p text:style-name="P31"><text:s text:c="4"/>the_itinerary_that_satisfies_the_route_specification</text:p>
      <text:p text:style-name="P31"><text:s text:c="7"/>.Stub(x =&gt; x.final_arrival_date())</text:p>
      <text:p text:style-name="P41"><text:span text:style-name="T28"><text:s text:c="7"/>.Return(an&lt;</text:span><text:span text:style-name="T42">IArrivalDeadline</text:span><text:span text:style-name="T28">&gt;());</text:span></text:p>
      <text:p text:style-name="P31"/>
      <text:p text:style-name="P31"><text:s text:c="4"/>the_arrival_deadline</text:p>
      <text:p text:style-name="P31"><text:s text:c="7"/>.Stub(x =&gt; x.is_afterwards_than(</text:p>
      <text:p text:style-name="P31"><text:s text:c="10"/>the_itinerary_that_satisfies_the_route_specification.final_arrival_date()))</text:p>
      <text:p text:style-name="P41"><text:span text:style-name="T28"><text:s text:c="7"/>.Return(</text:span><text:span text:style-name="T14">true</text:span><text:span text:style-name="T28">);</text:span></text:p>
      <text:p text:style-name="P31">};</text:p>
      <text:p text:style-name="P2"/>
      <text:p text:style-name="P2">Confirmamos nuestro fallo, que debe ser del tipo "Expected #1, Actual #0":</text:p>
      <text:p text:style-name="P2"/>
      <text:p text:style-name="P46">------ Test started: Assembly: dddsample.specs.dll ------</text:p>
      <text:p text:style-name="P49"/>
      <text:p text:style-name="P49">when asked if the specification is satisfied by an itinerary that satisfies the route <text:soft-page-break/>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 (FAIL)</text:p>
      <text:p text:style-name="P49"/>
      <text:p text:style-name="P49"/>
      <text:p text:style-name="P49">Test 'should leverage the arrival deadline time check' failed:</text:p>
      <text:p text:style-name="P49"><text:tab/>Rhino.Mocks.Exceptions.ExpectationViolationException: IArrivalDeadline.is_afterwards_than(IArrivalDeadlineProxya5d44cac2d54404ca256d3e582c1b926); Expected #1..2147483647, Actual #0.</text:p>
      <text:p text:style-name="P49"/>
      <text:p text:style-name="P49">(....)</text:p>
      <text:p text:style-name="P49"/>
      <text:p text:style-name="P49">6 passed, 1 failed, 0 skipped, took 0,95 seconds (Machine.Specifications 0.3.0).</text:p>
      <text:p text:style-name="P2"/>
      <text:p text:style-name="P2">Escribimos el codigo que hace que pase el test:</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8"><text:s text:c="4"/></text:span><text:span text:style-name="T14">return</text:span><text:span text:style-name="T28"> </text:span><text:span text:style-name="T14">true</text:span><text:span text:style-name="T28">;</text:span></text:p>
      <text:p text:style-name="P31">}</text:p>
      <text:p text:style-name="P2"/>
      <text:p text:style-name="P2">Comprobamos que el test pasa:</text:p>
      <text:p text:style-name="P2"/>
      <text:p text:style-name="P46">------ Test started: Assembly: dddsample.specs.dll ------</text:p>
      <text:p text:style-name="P49"/>
      <text:p text:style-name="P49">when asked if the specification is satisfied by an itinerary that satisfies the route specification</text:p>
      <text:p text:style-name="P49">» should confirm that the itinerary satisfies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
      <text:p text:style-name="P49"/>
      <text:p text:style-name="P49">7 passed, 0 failed, 0 skipped, took 0,84 seconds (Machine.Specifications 0.3.0).</text:p>
      <text:p text:style-name="P2"/>
      <text:p text:style-name="P2">Ya lo tenemos, nuestras 7 aserciones pasan.</text:p>
      <text:p text:style-name="P2"/>
      <text:p text:style-name="P2"><text:span text:style-name="T10">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31"><text:s text:c="4"/>underlying_origin_location.has_the_same_value_as(</text:p>
      <text:p text:style-name="P31"><text:soft-page-break/><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1"><text:span text:style-name="T28"><text:s text:c="4"/></text:span><text:span text:style-name="T14">return</text:span><text:span text:style-name="T28"> </text:span><text:span text:style-name="T14">true</text:span><text:span text:style-name="T28">;</text:span></text:p>
      <text:p text:style-name="P31">}</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implementaremos la siguiente BDD_Spec.</text:p>
      <text:p text:style-name="P2"/>
      <text:p text:style-name="P2"><text:span text:style-name="T10">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8">When asked if the specification is satisfied by an itinerary with an invalid initial departure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not leverage the itinerary final arrival location</text:p>
      <text:p text:style-name="P49">» It should not leverage the destination location identity comparer</text:p>
      <text:p text:style-name="P49">» It should not leverage the itinerary final arrival date</text:p>
      <text:p text:style-name="P49">» It should not leverage the arrival deadline time check</text:p>
      <text:p text:style-name="P48"/>
      <text:p text:style-name="P2"/>
      <text:p text:style-name="P2">Cuyo codigo corresponderia a:</text:p>
      <text:p text:style-name="P2"/>
      <text:p text:style-name="P30"><text:span text:style-name="T12">public</text:span> <text:span text:style-name="T12">class</text:span> <text:span text:style-name="T50">when_asked_if_the_specification_is_satisfied_by_an_itinerary_with_an_invalid_initial_departure_location</text:span> : </text:p>
      <text:p text:style-name="P53">concern_for_route_specification</text:p>
      <text:p text:style-name="P31">{</text:p>
      <text:p text:style-name="P41"><text:span text:style-name="T28"><text:s text:c="4"/></text:span><text:span text:style-name="T42">Establish</text:span><text:span text:style-name="T28"> context = () =&gt;</text:span></text:p>
      <text:p text:style-name="P31"><text:s text:c="4"/>{</text:p>
      <text:p text:style-name="P41"><text:span text:style-name="T28"><text:s text:c="8"/>the_itinerary_with_an_invalid_initial_departure_location = an&lt;</text:span><text:span text:style-name="T42">IItinerary</text:span><text:span text:style-name="T28">&gt;();</text:span></text:p>
      <text:p text:style-name="P31"><text:s text:c="12"/></text:p>
      <text:p text:style-name="P31"><text:s text:c="8"/>the_itinerary_with_an_invalid_initial_departure_location</text:p>
      <text:p text:style-name="P31"><text:s text:c="11"/>.Stub(x =&gt; x.initial_departure_location())</text:p>
      <text:p text:style-name="P41"><text:soft-page-break/><text:span text:style-name="T28"><text:s text:c="11"/>.Return(an&lt;</text:span><text:span text:style-name="T42">ILocation</text:span><text:span text:style-name="T28">&gt;());</text:span></text:p>
      <text:p text:style-name="P31"><text:s text:c="12"/></text:p>
      <text:p text:style-name="P31"><text:s text:c="8"/>the_origin_location</text:p>
      <text:p text:style-name="P31"><text:s text:c="11"/>.Stub(x =&gt; x.has_the_same_value_as(</text:p>
      <text:p text:style-name="P31"><text:s text:c="14"/>the_itinerary_with_an_invalid_initial_departure_location</text:p>
      <text:p text:style-name="P31"><text:s text:c="17"/>.initial_departure_location()))</text:p>
      <text:p text:style-name="P41"><text:span text:style-name="T28"><text:s text:c="11"/>.Return(</text:span><text:span text:style-name="T14">false</text:span><text:span text:style-name="T28">);</text:span></text:p>
      <text:p text:style-name="P31"><text:s text:c="4"/>};</text:p>
      <text:p text:style-name="P31"/>
      <text:p text:style-name="P41"><text:span text:style-name="T28"><text:s text:c="4"/></text:span><text:span text:style-name="T42">Because</text:span><text:span text:style-name="T28"> of = () =&gt; result = </text:span></text:p>
      <text:p text:style-name="P31"><text:s text:c="7"/>sut.is_satisfied_by(the_itinerary_with_an_invalid_initial_departure_location);</text:p>
      <text:p text:style-name="P31"/>
      <text:p text:style-name="P41"><text:span text:style-name="T28"><text:s text:c="4"/></text:span><text:span text:style-name="T42">It</text:span><text:span text:style-name="T28"> should_confirm_that_the_itinerary_does_not_satisfy_the_route_specification = </text:span></text:p>
      <text:p text:style-name="P31"><text:s text:c="7"/>() =&gt; result.ShouldBeFalse();</text:p>
      <text:p text:style-name="P31"/>
      <text:p text:style-name="P41"><text:span text:style-name="T28"><text:s text:c="4"/></text:span><text:span text:style-name="T42">It</text:span><text:span text:style-name="T28"> should_leverage_the_itinerary_initial_departure_location = () =&gt;</text:span></text:p>
      <text:p text:style-name="P31"><text:s text:c="7"/>the_itinerary_with_an_invalid_initial_departure_location</text:p>
      <text:p text:style-name="P31"><text:s text:c="10"/>.received(x =&gt; x.initial_departure_location());</text:p>
      <text:p text:style-name="P31"/>
      <text:p text:style-name="P41"><text:span text:style-name="T28"><text:s text:c="4"/></text:span><text:span text:style-name="T42">It</text:span><text:span text:style-name="T28"> should_leverage_the_origin_location_identity_comparer = () =&gt;</text:span></text:p>
      <text:p text:style-name="P31"><text:s text:c="7"/>the_origin_location</text:p>
      <text:p text:style-name="P31"><text:s text:c="10"/>.received(x =&gt; x.has_the_same_value_as(</text:p>
      <text:p text:style-name="P31"><text:s text:c="13"/>the_itinerary_with_an_invalid_initial_departure_location</text:p>
      <text:p text:style-name="P31"><text:s text:c="16"/>.initial_departure_location()));</text:p>
      <text:p text:style-name="P31"/>
      <text:p text:style-name="P41"><text:span text:style-name="T28"><text:s text:c="4"/></text:span><text:span text:style-name="T42">It</text:span><text:span text:style-name="T28"> should_not_leverage_the_itinerary_final_arrival_location = () =&gt;</text:span></text:p>
      <text:p text:style-name="P31"><text:s text:c="7"/>the_itinerary_with_an_invalid_initial_departure_location</text:p>
      <text:p text:style-name="P31"><text:s text:c="10"/>.never_received(x =&gt; x.final_arrival_location());</text:p>
      <text:p text:style-name="P31"/>
      <text:p text:style-name="P41"><text:span text:style-name="T28"><text:s text:c="4"/></text:span><text:span text:style-name="T42">It</text:span><text:span text:style-name="T28"> should_not_leverage_the_destination_location_identity_comparer = () =&gt;</text:span></text:p>
      <text:p text:style-name="P31"><text:s text:c="7"/>the_destination_location</text:p>
      <text:p text:style-name="P31"><text:s text:c="10"/>.never_received(x =&gt; x.has_the_same_value_as(</text:p>
      <text:p text:style-name="P31"><text:s text:c="13"/>the_itinerary_with_an_invalid_initial_departure_location</text:p>
      <text:p text:style-name="P31"><text:s text:c="16"/>.final_arrival_location()));</text:p>
      <text:p text:style-name="P31"/>
      <text:p text:style-name="P41"><text:span text:style-name="T28"><text:s text:c="4"/></text:span><text:span text:style-name="T42">It</text:span><text:span text:style-name="T28"> should_not_leverage_the_itinerary_final_arrival_date = () =&gt;</text:span></text:p>
      <text:p text:style-name="P31"><text:s text:c="7"/>the_itinerary_with_an_invalid_initial_departure_location</text:p>
      <text:p text:style-name="P31"><text:s text:c="10"/>.never_received(x =&gt; x.final_arrival_date());</text:p>
      <text:p text:style-name="P31"/>
      <text:p text:style-name="P41"><text:span text:style-name="T28"><text:s text:c="4"/></text:span><text:span text:style-name="T42">It</text:span><text:span text:style-name="T28"> should_not_leverage_the_arrival_deadline_time_check = () =&gt;</text:span></text:p>
      <text:p text:style-name="P31"><text:s text:c="7"/>the_arrival_deadline</text:p>
      <text:p text:style-name="P31"><text:s text:c="10"/>.never_received(x =&gt; x.is_afterwards_than(</text:p>
      <text:p text:style-name="P31"><text:s text:c="13"/>the_itinerary_with_an_invalid_initial_departure_location</text:p>
      <text:p text:style-name="P31"><text:s text:c="16"/>.final_arrival_date()));</text:p>
      <text:p text:style-name="P31"/>
      <text:p text:style-name="P41"><text:span text:style-name="T28"><text:s text:c="4"/></text:span><text:span text:style-name="T14">static</text:span><text:span text:style-name="T28"> </text:span><text:span text:style-name="T14">bool</text:span><text:span text:style-name="T28"> result;</text:span></text:p>
      <text:p text:style-name="P41"><text:span text:style-name="T28"><text:s text:c="4"/></text:span><text:span text:style-name="T14">static</text:span><text:span text:style-name="T28"> </text:span><text:span text:style-name="T42">IItinerary</text:span><text:span text:style-name="T28"> the_itinerary_with_an_invalid_initial_departure_location;</text:span></text:p>
      <text:p text:style-name="P31">}</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28">itinerary_with_an_invalid_initial_departure_location</text:p>
      <text:p text:style-name="P2"/>
      <text:p text:style-name="P2">Por lo que cuando se produzca la comprobacion en RouteSpecification:</text:p>
      <text:p text:style-name="P2"/>
      <text:p text:style-name="P27">underlying_origin_location</text:p>
      <text:p text:style-name="P30"><text:s text:c="3"/>.has_the_same_value_as(the_itinerary.initial_departure_location())</text:p>
      <text:p text:style-name="P2"/>
      <text:p text:style-name="P2">queremos que el resultado sea:</text:p>
      <text:p text:style-name="P2"><text:soft-page-break/></text:p>
      <text:p text:style-name="P14"><text:span text:style-name="T28">.Return(</text:span><text:span text:style-name="T14">false</text:span><text:span text:style-name="T28">);</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57"><text:span text:style-name="T49">It</text:span><text:span text:style-name="T37"> should_confirm_that_the_itinerary_does_not_satisfy_the_route_specification = </text:span><text:span text:style-name="T39">() =&gt; </text:span></text:p>
      <text:p text:style-name="P37"><text:s text:c="3"/>result.ShouldBeFalse();</text:p>
      <text:p text:style-name="P2"/>
      <text:p text:style-name="P2">No puede satisfacer la ISpecification&lt;IItinerary&gt;.</text:p>
      <text:p text:style-name="P2"/>
      <text:p text:style-name="P2">Segundo:</text:p>
      <text:p text:style-name="P2"/>
      <text:p text:style-name="P41"><text:span text:style-name="T42">It</text:span><text:span text:style-name="T28"> should_leverage_the_itinerary_initial_departure_location = () =&gt;</text:span></text:p>
      <text:p text:style-name="P31"><text:s text:c="3"/>the_itinerary_with_an_invalid_initial_departure_location</text:p>
      <text:p text:style-name="P31"><text:s text:c="6"/>.received(x =&gt; x.initial_departure_location());</text:p>
      <text:p text:style-name="P31"/>
      <text:p text:style-name="P41"><text:span text:style-name="T42">It</text:span><text:span text:style-name="T28"> should_leverage_the_origin_location_identity_comparer = () =&gt;</text:span></text:p>
      <text:p text:style-name="P31"><text:s text:c="3"/>the_origin_location</text:p>
      <text:p text:style-name="P31"><text:s text:c="6"/>.received(x =&gt; x.has_the_same_value_as(</text:p>
      <text:p text:style-name="P31"><text:s text:c="9"/>the_itinerary_with_an_invalid_initial_departure_location</text:p>
      <text:p text:style-name="P28"><text:s text:c="12"/>.initial_departure_location()));</text:p>
      <text:p text:style-name="P2"/>
      <text:p text:style-name="P2">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41"><text:span text:style-name="T42">It</text:span><text:span text:style-name="T28"> should_not_leverage_the_itinerary_final_arrival_location = () =&gt;</text:span></text:p>
      <text:p text:style-name="P31"><text:s text:c="3"/>the_itinerary_with_an_invalid_initial_departure_location</text:p>
      <text:p text:style-name="P31"><text:s text:c="6"/>.never_received(x =&gt; x.final_arrival_location());</text:p>
      <text:p text:style-name="P31"/>
      <text:p text:style-name="P41"><text:span text:style-name="T42">It</text:span><text:span text:style-name="T28"> should_not_leverage_the_destination_location_identity_comparer = () =&gt;</text:span></text:p>
      <text:p text:style-name="P31"><text:s text:c="3"/>the_destination_location</text:p>
      <text:p text:style-name="P31"><text:s text:c="6"/>.never_received(x =&gt; x.has_the_same_value_as(</text:p>
      <text:p text:style-name="P31"><text:s text:c="9"/>the_itinerary_with_an_invalid_initial_departure_location</text:p>
      <text:p text:style-name="P31"><text:s text:c="12"/>.final_arrival_location()));</text:p>
      <text:p text:style-name="P31"/>
      <text:p text:style-name="P41"><text:span text:style-name="T42">It</text:span><text:span text:style-name="T28"> should_not_leverage_the_itinerary_final_arrival_date = () =&gt;</text:span></text:p>
      <text:p text:style-name="P31"><text:s text:c="3"/>the_itinerary_with_an_invalid_initial_departure_location</text:p>
      <text:p text:style-name="P31"><text:s text:c="6"/>.never_received(x =&gt; x.final_arrival_date());</text:p>
      <text:p text:style-name="P31"/>
      <text:p text:style-name="P41"><text:span text:style-name="T42">It</text:span><text:span text:style-name="T28"> should_not_leverage_the_arrival_deadline_time_check = () =&gt;</text:span></text:p>
      <text:p text:style-name="P31"><text:s text:c="3"/>the_arrival_deadline</text:p>
      <text:p text:style-name="P31"><text:s text:c="6"/>.never_received(x =&gt; x.is_afterwards_than(</text:p>
      <text:p text:style-name="P31"><text:s text:c="9"/>the_itinerary_with_an_invalid_initial_departure_location</text:p>
      <text:p text:style-name="P28"><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text:soft-page-break/></text:p>
      <text:p text:style-name="P48">------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 (FAIL)</text:p>
      <text:p text:style-name="P49">» should leverage the itinerary initial departure location</text:p>
      <text:p text:style-name="P49">» should leverage the origin location identity comparer</text:p>
      <text:p text:style-name="P49">» should not leverage the itinerary final arrival location (FAIL)</text:p>
      <text:p text:style-name="P49">» should not leverage the destination location identity comparer (FAIL)</text:p>
      <text:p text:style-name="P49">» should not leverage the itinerary final arrival date (FAIL)</text:p>
      <text:p text:style-name="P49">» should not leverage the arrival deadline time check (FAIL)</text:p>
      <text:p text:style-name="P49"/>
      <text:p text:style-name="P49">(....)</text:p>
      <text:p text:style-name="P49"/>
      <text:p text:style-name="P49">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49">Test 'should confirm that the itinerary does not satisfy the route specification' failed:</text:p>
      <text:p text:style-name="P49"><text:tab/>Machine.Specifications.SpecificationException: Should be [false] but is [true]</text:p>
      <text:p text:style-name="P2"/>
      <text:p text:style-name="P2">Fallo logico, ya que esperamos un "false" y nuestro metodo devuelve siempre "true"</text:p>
      <text:p text:style-name="P2"/>
      <text:p text:style-name="P49">Test 'should not leverage the itinerary final arrival location' failed:</text:p>
      <text:p text:style-name="P49"><text:tab/>Rhino.Mocks.Exceptions.ExpectationViolationException: Expected that IItinerary.final_arrival_location(); would not be called, but it was found on the actual calls made on the mocked object.</text:p>
      <text:p text:style-name="P49"/>
      <text:p text:style-name="P49">(....)</text:p>
      <text:p text:style-name="P49"/>
      <text:p text:style-name="P49">Test 'should not leverage the destination location identity comparer' failed:</text:p>
      <text:p text:style-name="P49"><text:tab/>Rhino.Mocks.Exceptions.ExpectationViolationException: Expected that IValueObject`1.has_the_same_value_as(null); would not be called, but it was found on the actual calls made on the mocked object.</text:p>
      <text:p text:style-name="P49"/>
      <text:p text:style-name="P49">(....)</text:p>
      <text:p text:style-name="P49"/>
      <text:p text:style-name="P49">Test 'should not leverage the itinerary final arrival date' failed:</text:p>
      <text:p text:style-name="P49"><text:tab/>Rhino.Mocks.Exceptions.ExpectationViolationException: Expected that IItinerary.final_arrival_date(); would not be called, but it was found on the actual calls made on the mocked object.</text:p>
      <text:p text:style-name="P49"/>
      <text:p text:style-name="P49">(....)</text:p>
      <text:p text:style-name="P49"/>
      <text:p text:style-name="P49">Test 'should not leverage the arrival deadline time check' failed:</text:p>
      <text:p text:style-name="P47"><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41"><text:span text:style-name="T28"><text:s text:c="4"/></text:span><text:span text:style-name="T14">return</text:span><text:span text:style-name="T28"> the_itinerary != </text:span><text:span text:style-name="T14">null</text:span><text:span text:style-name="T28"> &amp;&amp;</text:span></text:p>
      <text:p text:style-name="P31"><text:s text:c="11"/>underlying_origin_location.has_the_same_value_as(</text:p>
      <text:p text:style-name="P31"><text:s text:c="14"/>the_itinerary.initial_departure_location()) &amp;&amp;</text:p>
      <text:p text:style-name="P31"><text:soft-page-break/><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Ejecutamos los test y nos encontramos con que:</text:p>
      <text:p text:style-name="P2"/>
      <text:p text:style-name="P46">------ Test started: Assembly: dddsample.specs.dll ------</text:p>
      <text:p text:style-name="P49"/>
      <text:p text:style-name="P49">when asked if the specification is satisfied by an itinerary with an invalid initial departure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not leverage the itinerary final arrival location</text:p>
      <text:p text:style-name="P49">» should not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
      <text:p text:style-name="P2"><text:span text:style-name="T10">RouteSpecificationSpecs: When asked if the specification is satisfied by an itinerary with an invalid final arrival location</text:span>:</text:p>
      <text:p text:style-name="P2"/>
      <text:p text:style-name="P2">La BDD_Spec seria:</text:p>
      <text:p text:style-name="P2"/>
      <text:p text:style-name="P46">When asked if the specification is satisfied by an itinerary with an invalid final arrival location</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not leverage the itinerary final arrival date</text:p>
      <text:p text:style-name="P49">» It should not leverage the arrival deadline time check</text:p>
      <text:p text:style-name="P2"/>
      <text:p text:style-name="P2">que en codigo seria:</text:p>
      <text:p text:style-name="P2"/>
      <text:p text:style-name="P13"><text:span text:style-name="T14">public</text:span><text:span text:style-name="T28"> </text:span><text:span text:style-name="T14">class</text:span><text:span text:style-name="T28"> </text:span><text:span text:style-name="T52">when_asked_if_the_specification_is_satisfied_by_an_itinerary_with_an_invalid_final_arrival_location</text:span><text:span text:style-name="T28"> : </text:span></text:p>
      <text:p text:style-name="P52">concern_for_route_specification</text:p>
      <text:p text:style-name="P31">{</text:p>
      <text:p text:style-name="P41"><text:span text:style-name="T28"><text:s text:c="4"/></text:span><text:span text:style-name="T42">Establish</text:span><text:span text:style-name="T28"> context = () =&gt;</text:span></text:p>
      <text:p text:style-name="P31"><text:s text:c="4"/>{</text:p>
      <text:p text:style-name="P41"><text:span text:style-name="T28"><text:s text:c="8"/>the_itinerary_with_an_invalid_final_arrival_location = an&lt;</text:span><text:span text:style-name="T42">IItinerary</text:span><text:span text:style-name="T28">&gt;();</text:span></text:p>
      <text:p text:style-name="P31"/>
      <text:p text:style-name="P31"><text:s text:c="8"/>the_itinerary_with_an_invalid_final_arrival_location</text:p>
      <text:p text:style-name="P31"><text:s text:c="11"/>.Stub(x =&gt; x.initial_departure_location())</text:p>
      <text:p text:style-name="P41"><text:span text:style-name="T28"><text:s text:c="11"/>.Return(an&lt;</text:span><text:span text:style-name="T42">ILocation</text:span><text:span text:style-name="T28">&gt;());</text:span></text:p>
      <text:p text:style-name="P31"><text:s text:c="8"/>the_itinerary_with_an_invalid_final_arrival_location</text:p>
      <text:p text:style-name="P31"><text:s text:c="11"/>.Stub(x =&gt; x.final_arrival_location())</text:p>
      <text:p text:style-name="P41"><text:span text:style-name="T28"><text:s text:c="11"/>.Return(an&lt;</text:span><text:span text:style-name="T42">ILocation</text:span><text:span text:style-name="T28">&gt;());</text:span></text:p>
      <text:p text:style-name="P31"><text:s text:c="12"/></text:p>
      <text:p text:style-name="P31"><text:s text:c="8"/>the_origin_location</text:p>
      <text:p text:style-name="P31"><text:s text:c="11"/>.Stub(x =&gt; x.has_the_same_value_as(</text:p>
      <text:p text:style-name="P31"><text:soft-page-break/><text:s text:c="14"/>the_itinerary_with_an_invalid_final_arrival_location</text:p>
      <text:p text:style-name="P31"><text:s text:c="17"/>.initial_departure_location()))</text:p>
      <text:p text:style-name="P41"><text:span text:style-name="T28"><text:s text:c="11"/>.Return(</text:span><text:span text:style-name="T14">true</text:span><text:span text:style-name="T28">);</text:span></text:p>
      <text:p text:style-name="P31"><text:s text:c="8"/>the_destination_location</text:p>
      <text:p text:style-name="P31"><text:s text:c="11"/>.Stub(x =&gt; x.has_the_same_value_as(</text:p>
      <text:p text:style-name="P31"><text:s text:c="14"/>the_itinerary_with_an_invalid_final_arrival_location</text:p>
      <text:p text:style-name="P31"><text:s text:c="17"/>.final_arrival_location()))</text:p>
      <text:p text:style-name="P41"><text:span text:style-name="T28"><text:s text:c="11"/>.Return(</text:span><text:span text:style-name="T14">false</text:span><text:span text:style-name="T28">);</text:span></text:p>
      <text:p text:style-name="P31"><text:s text:c="4"/>};</text:p>
      <text:p text:style-name="P31"/>
      <text:p text:style-name="P41"><text:span text:style-name="T28"><text:s text:c="4"/></text:span><text:span text:style-name="T42">Because</text:span><text:span text:style-name="T28"> of = () =&gt; result = </text:span></text:p>
      <text:p text:style-name="P31"><text:s text:c="7"/>sut.is_satisfied_by(the_itinerary_with_an_invalid_final_arrival_location);</text:p>
      <text:p text:style-name="P31"/>
      <text:p text:style-name="P41"><text:span text:style-name="T28"><text:s text:c="4"/></text:span><text:span text:style-name="T42">It</text:span><text:span text:style-name="T28"> should_confirm_that_the_itinerary_does_not_satisfy_the_route_specification = </text:span></text:p>
      <text:p text:style-name="P31"><text:s text:c="7"/>() =&gt; result.ShouldBeFalse();</text:p>
      <text:p text:style-name="P31"/>
      <text:p text:style-name="P41"><text:span text:style-name="T28"><text:s text:c="4"/></text:span><text:span text:style-name="T42">It</text:span><text:span text:style-name="T28"> should_leverage_the_itinerary_initial_departure_location = () =&gt;</text:span></text:p>
      <text:p text:style-name="P31"><text:s text:c="7"/>the_itinerary_with_an_invalid_final_arrival_location</text:p>
      <text:p text:style-name="P31"><text:s text:c="10"/>.received(x =&gt; x.initial_departure_location());</text:p>
      <text:p text:style-name="P31"/>
      <text:p text:style-name="P41"><text:span text:style-name="T28"><text:s text:c="4"/></text:span><text:span text:style-name="T42">It</text:span><text:span text:style-name="T28">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location</text:p>
      <text:p text:style-name="P31"><text:s text:c="16"/>.initial_departure_location()));</text:p>
      <text:p text:style-name="P31"/>
      <text:p text:style-name="P41"><text:span text:style-name="T28"><text:s text:c="4"/></text:span><text:span text:style-name="T42">It</text:span><text:span text:style-name="T28"> should_leverage_the_itinerary_final_arrival_location = () =&gt;</text:span></text:p>
      <text:p text:style-name="P31"><text:s text:c="7"/>the_itinerary_with_an_invalid_final_arrival_location</text:p>
      <text:p text:style-name="P31"><text:s text:c="10"/>.received(x =&gt; x.final_arrival_location());</text:p>
      <text:p text:style-name="P31"/>
      <text:p text:style-name="P41"><text:span text:style-name="T28"><text:s text:c="4"/></text:span><text:span text:style-name="T42">It</text:span><text:span text:style-name="T28">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location</text:p>
      <text:p text:style-name="P31"><text:s text:c="16"/>.final_arrival_location()));</text:p>
      <text:p text:style-name="P31"/>
      <text:p text:style-name="P41"><text:span text:style-name="T28"><text:s text:c="4"/></text:span><text:span text:style-name="T42">It</text:span><text:span text:style-name="T28"> should_not_leverage_the_itinerary_final_arrival_date = () =&gt;</text:span></text:p>
      <text:p text:style-name="P31"><text:s text:c="7"/>the_itinerary_with_an_invalid_final_arrival_location</text:p>
      <text:p text:style-name="P31"><text:s text:c="10"/>.never_received(x =&gt; x.final_arrival_date());</text:p>
      <text:p text:style-name="P31"/>
      <text:p text:style-name="P41"><text:span text:style-name="T28"><text:s text:c="4"/></text:span><text:span text:style-name="T42">It</text:span><text:span text:style-name="T28"> should_not_leverage_the_arrival_deadline_time_check = () =&gt;</text:span></text:p>
      <text:p text:style-name="P31"><text:s text:c="7"/>the_arrival_deadline</text:p>
      <text:p text:style-name="P31"><text:s text:c="10"/>.never_received(x =&gt; x.is_afterwards_than(</text:p>
      <text:p text:style-name="P31"><text:s text:c="13"/>the_itinerary_with_an_invalid_final_arrival_location</text:p>
      <text:p text:style-name="P31"><text:s text:c="16"/>.final_arrival_date()));</text:p>
      <text:p text:style-name="P31"/>
      <text:p text:style-name="P41"><text:span text:style-name="T28"><text:s text:c="4"/></text:span><text:span text:style-name="T14">static</text:span><text:span text:style-name="T28"> </text:span><text:span text:style-name="T14">bool</text:span><text:span text:style-name="T28"> result;</text:span></text:p>
      <text:p text:style-name="P41"><text:span text:style-name="T28"><text:s text:c="4"/></text:span><text:span text:style-name="T14">static</text:span><text:span text:style-name="T28"> </text:span><text:span text:style-name="T42">IItinerary</text:span><text:span text:style-name="T28"> the_itinerary_with_an_invalid_final_arrival_location;</text:span></text:p>
      <text:p text:style-name="P31">}</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6">------ Test started: Assembly: dddsample.specs.dll ------</text:p>
      <text:p text:style-name="P49"/>
      <text:p text:style-name="P49"><text:soft-page-break/>when asked if the specification is satisfied by an itinerary with an invalid final arrival location</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not leverage the itinerary final arrival date</text:p>
      <text:p text:style-name="P49">» should not leverage the arrival deadline time check</text:p>
      <text:p text:style-name="P49"/>
      <text:p text:style-name="P49"/>
      <text:p text:style-name="P49">7 passed, 0 failed, 0 skipped, took 0,69 seconds (Machine.Specifications 0.3.0).</text:p>
      <text:p text:style-name="P2"/>
      <text:p text:style-name="P2">Funcionan sin tocar nada. Parece que ahora vamos por el camino correcto.</text:p>
      <text:p text:style-name="P2"/>
      <text:p text:style-name="P2"><text:span text:style-name="T10">RouteSpecificationSpecs: When asked if the specification is satisfied by an itinerary with an invalid final arrival date</text:span>:</text:p>
      <text:p text:style-name="P2"/>
      <text:p text:style-name="P2">Igual que siempre, primero la BDD_Spec:</text:p>
      <text:p text:style-name="P2"/>
      <text:p text:style-name="P46">When asked if the specification is satisfied by an itinerary with an invalid final arrival date</text:p>
      <text:p text:style-name="P49">» It should confirm that the itinerary does not satisfy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que en codigo seria:</text:p>
      <text:p text:style-name="P2"/>
      <text:p text:style-name="P13"><text:span text:style-name="T14">public</text:span><text:span text:style-name="T28"> </text:span><text:span text:style-name="T14">class</text:span><text:span text:style-name="T28"> </text:span><text:span text:style-name="T52">when_asked_if_the_specification_is_satisfied_by_an_itinerary_with_an_invalid_final_arrival_date</text:span><text:span text:style-name="T28"> : </text:span></text:p>
      <text:p text:style-name="P52">concern_for_route_specification</text:p>
      <text:p text:style-name="P31">{</text:p>
      <text:p text:style-name="P41"><text:span text:style-name="T28"><text:s text:c="4"/></text:span><text:span text:style-name="T42">Establish</text:span><text:span text:style-name="T28"> context = () =&gt;</text:span></text:p>
      <text:p text:style-name="P31"><text:s text:c="4"/>{</text:p>
      <text:p text:style-name="P41"><text:span text:style-name="T28"><text:s text:c="8"/>the_itinerary_with_an_invalid_final_arrival_date = an&lt;</text:span><text:span text:style-name="T42">IItinerary</text:span><text:span text:style-name="T28">&gt;();</text:span></text:p>
      <text:p text:style-name="P31"/>
      <text:p text:style-name="P31"><text:s text:c="8"/>the_itinerary_with_an_invalid_final_arrival_date</text:p>
      <text:p text:style-name="P31"><text:s text:c="11"/>.Stub(x =&gt; x.initial_departure_location())</text:p>
      <text:p text:style-name="P41"><text:span text:style-name="T28"><text:s text:c="11"/>.Return(an&lt;</text:span><text:span text:style-name="T42">ILocation</text:span><text:span text:style-name="T28">&gt;());</text:span></text:p>
      <text:p text:style-name="P31"><text:s text:c="8"/>the_itinerary_with_an_invalid_final_arrival_date</text:p>
      <text:p text:style-name="P31"><text:s text:c="11"/>.Stub(x =&gt; x.final_arrival_location())</text:p>
      <text:p text:style-name="P41"><text:span text:style-name="T28"><text:s text:c="11"/>.Return(an&lt;</text:span><text:span text:style-name="T42">ILocation</text:span><text:span text:style-name="T28">&gt;());</text:span></text:p>
      <text:p text:style-name="P31"><text:s text:c="8"/>the_itinerary_with_an_invalid_final_arrival_date</text:p>
      <text:p text:style-name="P31"><text:s text:c="11"/>.Stub(x =&gt; x.final_arrival_date())</text:p>
      <text:p text:style-name="P41"><text:span text:style-name="T28"><text:s text:c="11"/>.Return(an&lt;</text:span><text:span text:style-name="T42">IArrivalDeadline</text:span><text:span text:style-name="T28">&gt;());</text:span></text:p>
      <text:p text:style-name="P31"/>
      <text:p text:style-name="P31"><text:s text:c="8"/>the_origin_location</text:p>
      <text:p text:style-name="P31"><text:s text:c="11"/>.Stub(x =&gt; x.has_the_same_value_as(</text:p>
      <text:p text:style-name="P31"><text:s text:c="14"/>the_itinerary_with_an_invalid_final_arrival_date</text:p>
      <text:p text:style-name="P31"><text:s text:c="17"/>.initial_departure_location()))</text:p>
      <text:p text:style-name="P41"><text:span text:style-name="T28"><text:s text:c="11"/>.Return(</text:span><text:span text:style-name="T14">true</text:span><text:span text:style-name="T28">);</text:span></text:p>
      <text:p text:style-name="P31"><text:s text:c="8"/>the_destination_location</text:p>
      <text:p text:style-name="P31"><text:s text:c="11"/>.Stub(x =&gt; x.has_the_same_value_as(</text:p>
      <text:p text:style-name="P31"><text:s text:c="14"/>the_itinerary_with_an_invalid_final_arrival_date</text:p>
      <text:p text:style-name="P31"><text:s text:c="17"/>.final_arrival_location()))</text:p>
      <text:p text:style-name="P41"><text:span text:style-name="T28"><text:s text:c="11"/>.Return(</text:span><text:span text:style-name="T14">true</text:span><text:span text:style-name="T28">);</text:span></text:p>
      <text:p text:style-name="P31"><text:s text:c="8"/>the_arrival_deadline</text:p>
      <text:p text:style-name="P31"><text:s text:c="11"/>.Stub(x =&gt; x.is_afterwards_than(</text:p>
      <text:p text:style-name="P31"><text:soft-page-break/><text:s text:c="14"/>the_itinerary_with_an_invalid_final_arrival_date.final_arrival_date()))</text:p>
      <text:p text:style-name="P41"><text:span text:style-name="T28"><text:s text:c="11"/>.Return(</text:span><text:span text:style-name="T14">false</text:span><text:span text:style-name="T28">);</text:span></text:p>
      <text:p text:style-name="P31"><text:s text:c="4"/>};</text:p>
      <text:p text:style-name="P31"/>
      <text:p text:style-name="P41"><text:span text:style-name="T28"><text:s text:c="4"/></text:span><text:span text:style-name="T42">Because</text:span><text:span text:style-name="T28"> of = () =&gt; result = </text:span></text:p>
      <text:p text:style-name="P31"><text:s text:c="7"/>sut.is_satisfied_by(the_itinerary_with_an_invalid_final_arrival_date);</text:p>
      <text:p text:style-name="P31"/>
      <text:p text:style-name="P41"><text:span text:style-name="T28"><text:s text:c="4"/></text:span><text:span text:style-name="T42">It</text:span><text:span text:style-name="T28"> should_confirm_that_the_itinerary_does_not_satisfy_the_route_specification = </text:span></text:p>
      <text:p text:style-name="P31"><text:s text:c="7"/>() =&gt; result.ShouldBeFalse();</text:p>
      <text:p text:style-name="P31"/>
      <text:p text:style-name="P41"><text:span text:style-name="T28"><text:s text:c="4"/></text:span><text:span text:style-name="T42">It</text:span><text:span text:style-name="T28"> should_leverage_the_itinerary_initial_departure_location = () =&gt;</text:span></text:p>
      <text:p text:style-name="P31"><text:s text:c="7"/>the_itinerary_with_an_invalid_final_arrival_date</text:p>
      <text:p text:style-name="P31"><text:s text:c="10"/>.received(x =&gt; x.initial_departure_location());</text:p>
      <text:p text:style-name="P31"/>
      <text:p text:style-name="P41"><text:span text:style-name="T28"><text:s text:c="4"/></text:span><text:span text:style-name="T42">It</text:span><text:span text:style-name="T28">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date</text:p>
      <text:p text:style-name="P31"><text:s text:c="16"/>.initial_departure_location()));</text:p>
      <text:p text:style-name="P31"/>
      <text:p text:style-name="P41"><text:span text:style-name="T28"><text:s text:c="4"/></text:span><text:span text:style-name="T42">It</text:span><text:span text:style-name="T28"> should_leverage_the_itinerary_final_arrival_location = () =&gt;</text:span></text:p>
      <text:p text:style-name="P31"><text:s text:c="7"/>the_itinerary_with_an_invalid_final_arrival_date</text:p>
      <text:p text:style-name="P31"><text:s text:c="10"/>.received(x =&gt; x.final_arrival_location());</text:p>
      <text:p text:style-name="P31"/>
      <text:p text:style-name="P41"><text:span text:style-name="T28"><text:s text:c="4"/></text:span><text:span text:style-name="T42">It</text:span><text:span text:style-name="T28">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date</text:p>
      <text:p text:style-name="P31"><text:s text:c="16"/>.final_arrival_location()));</text:p>
      <text:p text:style-name="P31"/>
      <text:p text:style-name="P41"><text:span text:style-name="T28"><text:s text:c="4"/></text:span><text:span text:style-name="T42">It</text:span><text:span text:style-name="T28"> should_leverage_the_itinerary_final_arrival_date = () =&gt;</text:span></text:p>
      <text:p text:style-name="P31"><text:s text:c="7"/>the_itinerary_with_an_invalid_final_arrival_date</text:p>
      <text:p text:style-name="P31"><text:s text:c="10"/>.received(x =&gt; x.final_arrival_date());</text:p>
      <text:p text:style-name="P31"/>
      <text:p text:style-name="P41"><text:span text:style-name="T28"><text:s text:c="4"/></text:span><text:span text:style-name="T42">It</text:span><text:span text:style-name="T28"> should_leverage_the_arrival_deadline_time_check = () =&gt;</text:span></text:p>
      <text:p text:style-name="P31"><text:s text:c="7"/>the_arrival_deadline</text:p>
      <text:p text:style-name="P31"><text:s text:c="10"/>.received(x =&gt; x.is_afterwards_than(</text:p>
      <text:p text:style-name="P31"><text:s text:c="13"/>the_itinerary_with_an_invalid_final_arrival_date.final_arrival_date()));</text:p>
      <text:p text:style-name="P31"/>
      <text:p text:style-name="P41"><text:span text:style-name="T28"><text:s text:c="4"/></text:span><text:span text:style-name="T14">static</text:span><text:span text:style-name="T28"> </text:span><text:span text:style-name="T14">bool</text:span><text:span text:style-name="T28"> result;</text:span></text:p>
      <text:p text:style-name="P41"><text:span text:style-name="T28"><text:s text:c="4"/></text:span><text:span text:style-name="T14">static</text:span><text:span text:style-name="T28"> </text:span><text:span text:style-name="T42">IItinerary</text:span><text:span text:style-name="T28"> the_itinerary_with_an_invalid_final_arrival_date;</text:span></text:p>
      <text:p text:style-name="P31">}</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6">------ Test started: Assembly: dddsample.specs.dll ------</text:p>
      <text:p text:style-name="P49"/>
      <text:p text:style-name="P49">when asked if the specification is satisfied by an itinerary with an invalid final arrival date</text:p>
      <text:p text:style-name="P49">» should confirm that the itinerary does not satisfy the route specification</text:p>
      <text:p text:style-name="P49">» should leverage the itinerary initial departure location</text:p>
      <text:p text:style-name="P49">» should leverage the origin location identity comparer</text:p>
      <text:p text:style-name="P49">» should leverage the itinerary final arrival location</text:p>
      <text:p text:style-name="P49">» should leverage the destination location identity comparer</text:p>
      <text:p text:style-name="P49">» should leverage the itinerary final arrival date</text:p>
      <text:p text:style-name="P49">» should leverage the arrival deadline time check</text:p>
      <text:p text:style-name="P49"><text:soft-page-break/></text:p>
      <text:p text:style-name="P49"/>
      <text:p text:style-name="P49">7 passed, 0 failed, 0 skipped, took 0,68 seconds (Machine.Specifications 0.3.0).</text:p>
      <text:p text:style-name="P2"/>
      <text:p text:style-name="P2">Nuevamente funcionan sin tener que tocar nada.</text:p>
      <text:p text:style-name="P2"/>
      <text:p text:style-name="P2"><text:span text:style-name="T10">RouteSpecificationSpecs: When asked if the specification is satisfied by a null itinerary</text:span>:</text:p>
      <text:p text:style-name="P2"/>
      <text:p text:style-name="P2">La BDD_Spec seria la siguiente:</text:p>
      <text:p text:style-name="P2"/>
      <text:p text:style-name="P48">When asked if the specification is satisfied by a null itinerary</text:p>
      <text:p text:style-name="P49">» It should confirm that the itinerary does not satisfy the route specification</text:p>
      <text:p text:style-name="P49">» It should not leverage the origin location identity comparer</text:p>
      <text:p text:style-name="P49">» It should not leverage the destination location identity comparer</text:p>
      <text:p text:style-name="P49">» It should not leverage the arrival deadline time check</text:p>
      <text:p text:style-name="P2"/>
      <text:p text:style-name="P2">y en codigo:</text:p>
      <text:p text:style-name="P2"/>
      <text:p text:style-name="P13"><text:span text:style-name="T14">public</text:span><text:span text:style-name="T28"> </text:span><text:span text:style-name="T14">class</text:span><text:span text:style-name="T28"> </text:span><text:span text:style-name="T52">when_asked_if_the_specification_is_satisfied_by_a_null_itinerary</text:span><text:span text:style-name="T28"> : </text:span><text:span text:style-name="T52">concern_for_route_specification</text:span></text:p>
      <text:p text:style-name="P31">{</text:p>
      <text:p text:style-name="P41"><text:span text:style-name="T28"><text:s text:c="4"/></text:span><text:span text:style-name="T42">Establish</text:span><text:span text:style-name="T28"> context = () =&gt;</text:span></text:p>
      <text:p text:style-name="P31"><text:s text:c="4"/>{</text:p>
      <text:p text:style-name="P41"><text:span text:style-name="T28"><text:s text:c="8"/>the_null_itinerary = </text:span><text:span text:style-name="T14">null</text:span><text:span text:style-name="T28">;</text:span></text:p>
      <text:p text:style-name="P31"><text:s text:c="4"/>};</text:p>
      <text:p text:style-name="P31"/>
      <text:p text:style-name="P41"><text:span text:style-name="T28"><text:s text:c="4"/></text:span><text:span text:style-name="T42">Because</text:span><text:span text:style-name="T28"> of = () =&gt; result = sut.is_satisfied_by(the_null_itinerary);</text:span></text:p>
      <text:p text:style-name="P31"/>
      <text:p text:style-name="P41"><text:span text:style-name="T28"><text:s text:c="4"/></text:span><text:span text:style-name="T42">It</text:span><text:span text:style-name="T28"> should_confirm_that_the_itinerary_does_not_satisfy_the_route_specification = </text:span></text:p>
      <text:p text:style-name="P31"><text:s text:c="7"/>() =&gt; result.ShouldBeFalse();</text:p>
      <text:p text:style-name="P31"/>
      <text:p text:style-name="P31"><text:span text:style-name="T40"><text:s text:c="4"/>It</text:span> should_not_leverage_the_origin_location_identity_comparer = () =&gt;</text:p>
      <text:p text:style-name="P31"><text:s text:c="7"/>the_origin_location</text:p>
      <text:p text:style-name="P41"><text:span text:style-name="T28"><text:s text:c="10"/>.never_received(x =&gt; x.has_the_same_value_as(an&lt;</text:span><text:span text:style-name="T42">ILocation</text:span><text:span text:style-name="T28">&gt;()));</text:span></text:p>
      <text:p text:style-name="P31"/>
      <text:p text:style-name="P41"><text:span text:style-name="T28"><text:s text:c="4"/></text:span><text:span text:style-name="T42">It</text:span><text:span text:style-name="T28"> should_not_leverage_the_destination_location_identity_comparer = () =&gt;</text:span></text:p>
      <text:p text:style-name="P31"><text:s text:c="7"/>the_destination_location</text:p>
      <text:p text:style-name="P41"><text:span text:style-name="T28"><text:s text:c="10"/>.never_received(x =&gt; x.has_the_same_value_as(an&lt;</text:span><text:span text:style-name="T42">ILocation</text:span><text:span text:style-name="T28">&gt;()));</text:span></text:p>
      <text:p text:style-name="P31"/>
      <text:p text:style-name="P41"><text:span text:style-name="T28"><text:s text:c="4"/></text:span><text:span text:style-name="T42">It</text:span><text:span text:style-name="T28"> should_not_leverage_the_arrival_deadline_time_check = () =&gt;</text:span></text:p>
      <text:p text:style-name="P31"><text:s text:c="7"/>the_arrival_deadline</text:p>
      <text:p text:style-name="P41"><text:span text:style-name="T28"><text:s text:c="10"/>.never_received(x =&gt; x.is_afterwards_than(an&lt;</text:span><text:span text:style-name="T42">IArrivalDeadline</text:span><text:span text:style-name="T28">&gt;()));</text:span></text:p>
      <text:p text:style-name="P31"/>
      <text:p text:style-name="P41"><text:span text:style-name="T28"><text:s text:c="4"/></text:span><text:span text:style-name="T14">static</text:span><text:span text:style-name="T28"> </text:span><text:span text:style-name="T14">bool</text:span><text:span text:style-name="T28"> result;</text:span></text:p>
      <text:p text:style-name="P41"><text:span text:style-name="T28"><text:s text:c="4"/></text:span><text:span text:style-name="T14">static</text:span><text:span text:style-name="T28"> </text:span><text:span text:style-name="T42">IItinerary</text:span><text:span text:style-name="T28"> the_null_itinerary;</text:span></text:p>
      <text:p text:style-name="P31">}</text:p>
      <text:p text:style-name="P2"/>
      <text:p text:style-name="P2">donde lo mas interesante es constatar como vamos a forzar que la condicion "¿es null?" sea la primera en ser comprobada, ya que, sino es asi, obtendremos una bonita "NullReferenceException".</text:p>
      <text:p text:style-name="P2"/>
      <text:p text:style-name="P2">Para ello usamos dos</text:p>
      <text:p text:style-name="P2"/>
      <text:p text:style-name="P14"><text:span text:style-name="T28">.never_received(x =&gt; x.has_the_same_value_as(an&lt;</text:span><text:span text:style-name="T42">ILocation</text:span><text:span text:style-name="T28">&gt;()));</text:span></text:p>
      <text:p text:style-name="P2"/>
      <text:p text:style-name="P2">y un</text:p>
      <text:p text:style-name="P2"/>
      <text:p text:style-name="P14"><text:span text:style-name="T28">.never_received(x =&gt; x.is_afterwards_than(an&lt;</text:span><text:span text:style-name="T42">IArrivalDeadline</text:span><text:span text:style-name="T28">&gt;()));</text:span></text:p>
      <text:p text:style-name="P2"/>
      <text:p text:style-name="P2">donde queremos comprobar que no recibimos la llamada a ese metodo, sea cual sea el argumento que le pasemos.</text:p>
      <text:p text:style-name="P2"><text:soft-page-break/>Comprobamos que los fallos son los que buscamos:</text:p>
      <text:p text:style-name="P2"/>
      <text:p text:style-name="P48">------ Test started: Assembly: dddsample.specs.dll ------</text:p>
      <text:p text:style-name="P49"/>
      <text:p text:style-name="P49">when asked if the specification is satisfied by a null itinerary</text:p>
      <text:p text:style-name="P49">» should confirm that the itinerary does not satisfy the route specification (FAIL)</text:p>
      <text:p text:style-name="P49">» should not leverage the origin location identity comparer (FAIL)</text:p>
      <text:p text:style-name="P49">» should not leverage the destination location identity comparer (FAIL)</text:p>
      <text:p text:style-name="P49">» should not leverage the arrival deadline time check (FAIL)</text:p>
      <text:p text:style-name="P49"/>
      <text:p text:style-name="P49">Test 'should confirm that the itinerary does not satisfy the route specification'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origi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destination location identity comparer'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Test 'should not leverage the arrival deadline time check' failed:</text:p>
      <text:p text:style-name="P49"><text:tab/>System.Reflection.TargetInvocationException: Exception has been thrown by the target of an invocation. ---&gt; System.NullReferenceException: Object reference not set to an instance of an object.</text:p>
      <text:p text:style-name="P49"/>
      <text:p text:style-name="P49">(....)</text:p>
      <text:p text:style-name="P49"/>
      <text:p text:style-name="P49"/>
      <text:p text:style-name="P49">0 passed, 4 failed, 0 skipped, took 1,98 seconds (Machine.Specifications 0.3.0).</text:p>
      <text:p text:style-name="P48"/>
      <text:p text:style-name="P2"/>
      <text:p text:style-name="P2">Es decir obtenemos cuatro:</text:p>
      <text:p text:style-name="P2"/>
      <text:p text:style-name="P47">System.NullReferenceException: Object reference not set to an instance of an object.</text:p>
      <text:p text:style-name="P2"/>
      <text:p text:style-name="P2">Necesitamos que haya una condicion que compruebe si es null, y que ademas sea la primera:</text:p>
      <text:p text:style-name="P2"/>
      <text:p text:style-name="P13"><text:span text:style-name="T14">public</text:span><text:span text:style-name="T28"> </text:span><text:span text:style-name="T14">bool</text:span><text:span text:style-name="T28"> is_satisfied_by(</text:span><text:span text:style-name="T42">IItinerary</text:span><text:span text:style-name="T28"> the_itinerary)</text:span></text:p>
      <text:p text:style-name="P31">{</text:p>
      <text:p text:style-name="P41"><text:span text:style-name="T28"><text:s text:c="4"/></text:span><text:span text:style-name="T14">return</text:span><text:span text:style-name="T28"> the_itinerary != </text:span><text:span text:style-name="T14">null</text:span><text:span text:style-name="T28"> &amp;&amp;</text:span></text:p>
      <text:p text:style-name="P31"><text:s text:c="11"/>underlying_origin_location.has_the_same_value_as(</text:p>
      <text:p text:style-name="P31"><text:s text:c="14"/>the_itinerary.initial_departure_location()) &amp;&amp;</text:p>
      <text:p text:style-name="P31"><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Que hace lo que esperamos:</text:p>
      <text:p text:style-name="P2"/>
      <text:p text:style-name="P48">------ Test started: Assembly: dddsample.specs.dll ------</text:p>
      <text:p text:style-name="P49"/>
      <text:p text:style-name="P49">when asked if the specification is satisfied by a null itinerary</text:p>
      <text:p text:style-name="P49"><text:soft-page-break/>» should confirm that the itinerary does not satisfy the route specification</text:p>
      <text:p text:style-name="P49">» should not leverage the origin location identity comparer</text:p>
      <text:p text:style-name="P49">» should not leverage the destination location identity comparer</text:p>
      <text:p text:style-name="P49">» should not leverage the arrival deadline time check</text:p>
      <text:p text:style-name="P49"/>
      <text:p text:style-name="P49"/>
      <text:p text:style-name="P49">4 passed, 0 failed, 0 skipped, took 0,79 seconds (Machine.Specifications 0.3.0).</text:p>
      <text:p text:style-name="P2"/>
      <text:p text:style-name="P2"><text:span text:style-name="T10">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6">v1</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leverage the itinerary initial departure location</text:p>
      <text:p text:style-name="P49">» It should leverage the origin location identity comparer</text:p>
      <text:p text:style-name="P49">» It should leverage the itinerary final arrival location</text:p>
      <text:p text:style-name="P49">» It should leverage the destination location identity comparer</text:p>
      <text:p text:style-name="P49">» It should leverage the itinerary final arrival date</text:p>
      <text:p text:style-name="P49">» It should leverage the arrival deadline time check</text:p>
      <text:p text:style-name="P2"/>
      <text:p text:style-name="P2">pero podriamos haber optado por esta otra, donde el apartado semantico esta mas desarrollado</text:p>
      <text:p text:style-name="P2"/>
      <text:p text:style-name="P46">v2</text:p>
      <text:p text:style-name="P46"/>
      <text:p text:style-name="P46">When asked if the specification is satisfied by an itinerary that satisfies the route specification</text:p>
      <text:p text:style-name="P49">» It should confirm that the itinerary satisfies the route specification</text:p>
      <text:p text:style-name="P49">» It should check that the itinerary initial departure location is right</text:p>
      <text:p text:style-name="P49">» It should check that the itinerary final arrival location is right</text:p>
      <text:p text:style-name="P49">» It should check that the itinerary final arrival date is within boundaries</text:p>
      <text:p text:style-name="P2"><text:s/></text:p>
      <text:p text:style-name="P2">Lo unico que hemos hecho ha sido convertir:</text:p>
      <text:p text:style-name="P2"/>
      <text:p text:style-name="P49">» It should leverage the itinerary initial departure location</text:p>
      <text:p text:style-name="P47">» It should leverage the origin location identity comparer</text:p>
      <text:p text:style-name="P2"/>
      <text:p text:style-name="P2">en</text:p>
      <text:p text:style-name="P2"/>
      <text:p text:style-name="P47">» It should check that the itinerary initial departure location is right</text:p>
      <text:p text:style-name="P2"/>
      <text:p text:style-name="P2">Estas dos:</text:p>
      <text:p text:style-name="P2"/>
      <text:p text:style-name="P49">» It should leverage the itinerary final arrival location</text:p>
      <text:p text:style-name="P49">» It should leverage the destination location identity comparer</text:p>
      <text:p text:style-name="P2"/>
      <text:p text:style-name="P2">en</text:p>
      <text:p text:style-name="P2"/>
      <text:p text:style-name="P47">» It should check that the itinerary final arrival location is right</text:p>
      <text:p text:style-name="P2"/>
      <text:p text:style-name="P2">y finalmente esta otras dos:</text:p>
      <text:p text:style-name="P2"/>
      <text:p text:style-name="P49">» It should leverage the itinerary final arrival date</text:p>
      <text:p text:style-name="P47">» It should leverage the arrival deadline time check</text:p>
      <text:p text:style-name="P2"/>
      <text:p text:style-name="P2"><text:soft-page-break/>en</text:p>
      <text:p text:style-name="P2"/>
      <text:p text:style-name="P47">»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9">v1</text:p>
      <text:p text:style-name="P49"/>
      <text:p text:style-name="P49">» It should leverage the itinerary initial departure location</text:p>
      <text:p text:style-name="P47">» It should leverage the origin location identity comparer</text:p>
      <text:p text:style-name="P2"/>
      <text:p text:style-name="P2">frente a </text:p>
      <text:p text:style-name="P2"/>
      <text:p text:style-name="P47">v2</text:p>
      <text:p text:style-name="P47"/>
      <text:p text:style-name="P47">» It should check that the itinerary initial departure location is right</text:p>
      <text:p text:style-name="P2"/>
      <text:p text:style-name="P2">en codigo:</text:p>
      <text:p text:style-name="P2"/>
      <text:p text:style-name="P60">v1</text:p>
      <text:p text:style-name="P60"/>
      <text:p text:style-name="P13"><text:span text:style-name="T42">It</text:span><text:span text:style-name="T28"> should_leverage_the_itinerary_initial_departure_location = () =&gt; </text:span></text:p>
      <text:p text:style-name="P31"><text:s text:c="3"/>the_itinerary_that_satisfies_the_route_specification</text:p>
      <text:p text:style-name="P31"><text:s text:c="6"/>.received(x =&gt; x.initial_departure_location());</text:p>
      <text:p text:style-name="P31"/>
      <text:p text:style-name="P41"><text:span text:style-name="T42">It</text:span><text:span text:style-name="T28"> should_leverage_the_origin_location_identity_comparer = () =&gt;</text:span></text:p>
      <text:p text:style-name="P31"><text:s text:c="3"/>the_origin_location</text:p>
      <text:p text:style-name="P31"><text:s text:c="6"/>.received(x =&gt; x.has_the_same_value_as(</text:p>
      <text:p text:style-name="P31"><text:s text:c="9"/>the_itinerary_that_satisfies_the_route_specification</text:p>
      <text:p text:style-name="P31"><text:s text:c="12"/>.initial_departure_location()));</text:p>
      <text:p text:style-name="P2"/>
      <text:p text:style-name="P2">frente a </text:p>
      <text:p text:style-name="P2"/>
      <text:p text:style-name="P60">v2</text:p>
      <text:p text:style-name="P60"/>
      <text:p text:style-name="P13"><text:span text:style-name="T42">It</text:span><text:span text:style-name="T28"> should_check_that_the_itinerary_initial_departure_location_is_right = () =&gt;</text:span></text:p>
      <text:p text:style-name="P27">{ </text:p>
      <text:p text:style-name="P31"><text:s text:c="4"/>the_itinerary_that_satisfies_the_route_specification</text:p>
      <text:p text:style-name="P31"><text:s text:c="7"/>.received(x =&gt; x.initial_departure_location());</text:p>
      <text:p text:style-name="P31"/>
      <text:p text:style-name="P31"><text:s text:c="4"/>the_origin_location</text:p>
      <text:p text:style-name="P31"><text:s text:c="7"/>.received(x =&gt; x.has_the_same_value_as(</text:p>
      <text:p text:style-name="P31"><text:s text:c="10"/>the_itinerary_that_satisfies_the_route_specification</text:p>
      <text:p text:style-name="P28"><text:s text:c="13"/>.initial_departure_location()));</text:p>
      <text:p text:style-name="P28">};</text:p>
      <text:p text:style-name="P2"/>
      <text:p text:style-name="P2">un punto clarisimo en favor de v1 es que cumple con la norma no escrita de:</text:p>
      <text:p text:style-name="P2"/>
      <text:list xml:id="list36704177" text:style-name="L42">
        <text:list-item>
          <text:p text:style-name="P103"><text:soft-page-break/>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
      <text:p text:style-name="P2"/>
      <text:p text:style-name="P2"><text:span text:style-name="T10">RouteSpecificationSpecs: Implementando el comportamiento IValueObject&lt;T&gt;</text:span>:</text:p>
      <text:p text:style-name="P2"/>
      <text:p text:style-name="P2">En esta seccion vamos a afrontar la implementacion de un serie de BDD_Specs relacionadas entre si y que definen el comportamiento heredado de IValueObject&lt;T&gt; a traves de su metodo has_the_same_value_as():</text:p>
      <text:p text:style-name="P2"/>
      <text:p text:style-name="P13"><text:span text:style-name="T14">public</text:span><text:span text:style-name="T28"> </text:span><text:span text:style-name="T14">interface</text:span><text:span text:style-name="T28"> </text:span><text:span text:style-name="T42">IValueObject</text:span><text:span text:style-name="T28">&lt;T&gt;</text:span></text:p>
      <text:p text:style-name="P125"><text:span text:style-name="T28">{ <text:s text:c="2"/></text:span></text:p>
      <text:p text:style-name="P125"><text:span text:style-name="T28"><text:s text:c="4"/></text:span><text:span text:style-name="T14">bool</text:span><text:span text:style-name="T28"> has_the_same_value_as(T the_other_value_object);</text:span></text:p>
      <text:p text:style-name="P128">}</text:p>
      <text:p text:style-name="P2"/>
      <text:p text:style-name="P2">Las cinco BDD_Specs a las que nos referimos son:</text:p>
      <text:p text:style-name="P2"/>
      <text:p text:style-name="P46">When asked if two similar route specifications have the same value</text:p>
      <text:p text:style-name="P132">» It should confirm that they have the same value</text:p>
      <text:p text:style-name="P132">» It should leverage the origin location value comparer</text:p>
      <text:p text:style-name="P132">» It should leverage the destination location value comparer</text:p>
      <text:p text:style-name="P132">» It should leverage the arrival deadline value comparer</text:p>
      <text:p text:style-name="P132"/>
      <text:p text:style-name="P132">When asked if two route specifications with different origin location have the same value</text:p>
      <text:p text:style-name="P132">» It should confirm that they have different value</text:p>
      <text:p text:style-name="P132">» It should leverage the origin location value comparer</text:p>
      <text:p text:style-name="P132">» It should not leverage the destination location value comparer</text:p>
      <text:p text:style-name="P132">» It should not leverage the arrival deadline value comparer</text:p>
      <text:p text:style-name="P132"/>
      <text:p text:style-name="P132">When asked if two route specifications with different destination location have the same value</text:p>
      <text:p text:style-name="P132">» It should confirm that they have different value</text:p>
      <text:p text:style-name="P132">» It should leverage the origin location value comparer</text:p>
      <text:p text:style-name="P132">» It should leverage the destination location value comparer</text:p>
      <text:p text:style-name="P132">» It should not leverage the arrival deadline value comparer</text:p>
      <text:p text:style-name="P132"/>
      <text:p text:style-name="P132">When asked if two route specifications with different arrival deadline have the same value</text:p>
      <text:p text:style-name="P132">» It should confirm that they have different value</text:p>
      <text:p text:style-name="P132">» It should leverage the origin location value comparer</text:p>
      <text:p text:style-name="P132">» It should leverage the destination location value comparer</text:p>
      <text:p text:style-name="P132">» It should leverage the arrival deadline value comparer</text:p>
      <text:p text:style-name="P132"/>
      <text:p text:style-name="P132">When asked if a null route specification has the same value as the current specification</text:p>
      <text:p text:style-name="P132">» It should confirm that they have different value</text:p>
      <text:p text:style-name="P132">» It should not leverage the origin location value comparer</text:p>
      <text:p text:style-name="P132">» It should not leverage the destination location value comparer</text:p>
      <text:p text:style-name="P132"><text:soft-page-break/>» It should not leverage the arrival deadline value comparer</text:p>
      <text:p text:style-name="P2"/>
      <text:p text:style-name="P2">En ellas queda perfectamente definido el comportamiento deseado, asi como todas las interacciones con los objetos colaboradores.</text:p>
      <text:p text:style-name="P2"/>
      <text:p text:style-name="P2">Puesto que no es la primera vez que vamos a implementar una funcionalidad parecida, esta vez vamos a cambiar el enfoque ligeramente para intentar simular como hariamos esto en un entorno de desarrollo real (en un trabajo, vamos). Intentaremos, por tanto, mostrar como lo hariamos nosotros si no tuviesemos que explicarlo paso a paso.</text:p>
      <text:p text:style-name="P2"/>
      <text:p text:style-name="P2">Antes de afrontar esta seccion, es recomendable que entiendas perfectamente todo lo tratado en este manual hasta llegar aqui, ya que muchas de las cuestiones en las que haciamos incapie con anterioridad, ahora lo pasaremos por alto.</text:p>
      <text:p text:style-name="P2"/>
      <text:p text:style-name="P2">Empezamos.</text:p>
      <text:p text:style-name="P2"/>
      <text:p text:style-name="P2"><text:span text:style-name="T10">Implementacion del "Happy Day Scenario"</text:span>:</text:p>
      <text:p text:style-name="P2"/>
      <text:p text:style-name="P2">Lo primero es identificar el "Happy Day Scenario" para tener un punto de partida:</text:p>
      <text:p text:style-name="P2"/>
      <text:p text:style-name="P46">When asked if two similar route specifications have the same value</text:p>
      <text:p text:style-name="P132">» It should confirm that they have the same value</text:p>
      <text:p text:style-name="P132">» It should leverage the origin location value comparer</text:p>
      <text:p text:style-name="P132">» It should leverage the destination location value comparer</text:p>
      <text:p text:style-name="P130">» It should leverage the arrival deadline value comparer</text:p>
      <text:p text:style-name="P2"/>
      <text:p text:style-name="P2">A continuacion lo traduciriamos a codigo, siguiendo el orden ya conocido de:</text:p>
      <text:p text:style-name="P2"/>
      <text:list xml:id="list37223989" text:style-name="L43">
        <text:list-item>
          <text:p text:style-name="P107"><text:span text:style-name="T7">Clase when_...</text:span></text:p>
        </text:list-item>
        <text:list-item>
          <text:p text:style-name="P107"><text:span text:style-name="T7">Bloque IT principal (Assert)</text:span></text:p>
        </text:list-item>
        <text:list-item>
          <text:p text:style-name="P107"><text:span text:style-name="T7">Bloque BECAUSE (Act)</text:span></text:p>
        </text:list-item>
        <text:list-item>
          <text:p text:style-name="P107"><text:span text:style-name="T7">El resto de los bloques IT (Assert)</text:span></text:p>
        </text:list-item>
        <text:list-item>
          <text:p text:style-name="P107"><text:span text:style-name="T7">Bloque ESTABLISH (Arrange)</text:span></text:p>
        </text:list-item>
      </text:list>
      <text:p text:style-name="Standard"><text:span text:style-name="T7"/></text:p>
      <text:p text:style-name="Standard"><text:span text:style-name="T7">En todo momento corregimos el codigo rojo nada mas presentarse.</text:span></text:p>
      <text:p text:style-name="P2"/>
      <text:p text:style-name="P13"><text:span text:style-name="T14">public</text:span><text:span text:style-name="T28"> </text:span><text:span text:style-name="T14">class</text:span><text:span text:style-name="T28"> </text:span><text:span text:style-name="T52">when_asked_if_two_similar_route_specifications_have_the_same_value</text:span><text:span text:style-name="T28"> : </text:span></text:p>
      <text:p text:style-name="P13"><text:span text:style-name="T28"><text:s text:c="13"/></text:span><text:span text:style-name="T52">concern_for_route_specification</text:span></text:p>
      <text:p text:style-name="P128">{</text:p>
      <text:p text:style-name="P125"><text:span text:style-name="T28"><text:s text:c="4"/></text:span><text:span text:style-name="T42">Establish</text:span><text:span text:style-name="T28"> context = () =&gt;</text:span></text:p>
      <text:p text:style-name="P128"><text:s text:c="4"/>{</text:p>
      <text:p text:style-name="P125"><text:span text:style-name="T28"><text:s text:c="8"/>the_other_route_specification = an&lt;</text:span><text:span text:style-name="T42">IRouteSpecification</text:span><text:span text:style-name="T28">&gt;();</text:span></text:p>
      <text:p text:style-name="P128"/>
      <text:p text:style-name="P128"><text:s text:c="8"/>the_other_route_specification</text:p>
      <text:p text:style-name="P128"><text:s text:c="11"/>.Stub(x =&gt; x.origin())</text:p>
      <text:p text:style-name="P128"><text:s text:c="11"/>.Return(the_origin_location);</text:p>
      <text:p text:style-name="P128"><text:s text:c="8"/>the_origin_location</text:p>
      <text:p text:style-name="P128"><text:s text:c="11"/>.Stub(x =&gt; x.has_the_same_value_as(the_origin_location))</text:p>
      <text:p text:style-name="P125"><text:span text:style-name="T28"><text:s text:c="11"/>.Return(</text:span><text:span text:style-name="T14">true</text:span><text:span text:style-name="T28">);</text:span></text:p>
      <text:p text:style-name="P128"/>
      <text:p text:style-name="P128"><text:s text:c="8"/>the_other_route_specification</text:p>
      <text:p text:style-name="P128"><text:s text:c="11"/>.Stub(x =&gt; x.destination())</text:p>
      <text:p text:style-name="P128"><text:s text:c="11"/>.Return(the_destination_location);</text:p>
      <text:p text:style-name="P128"><text:s text:c="8"/>the_destination_location</text:p>
      <text:p text:style-name="P128"><text:s text:c="11"/>.Stub(x =&gt; x.has_the_same_value_as(the_destination_location))</text:p>
      <text:p text:style-name="P125"><text:span text:style-name="T28"><text:s text:c="11"/>.Return(</text:span><text:span text:style-name="T14">true</text:span><text:span text:style-name="T28">);</text:span></text:p>
      <text:p text:style-name="P128"/>
      <text:p text:style-name="P128"><text:s text:c="8"/>the_other_route_specification</text:p>
      <text:p text:style-name="P128"><text:s text:c="11"/>.Stub(x =&gt; x.arrival_dealine())</text:p>
      <text:p text:style-name="P128"><text:s text:c="11"/>.Return(the_arrival_deadline);</text:p>
      <text:p text:style-name="P128"><text:s text:c="8"/>the_arrival_deadline</text:p>
      <text:p text:style-name="P128"><text:s text:c="11"/>.Stub(x =&gt; x.has_the_same_value_as(the_arrival_deadline))</text:p>
      <text:p text:style-name="P125"><text:soft-page-break/><text:span text:style-name="T28"><text:s text:c="11"/>.Return(</text:span><text:span text:style-name="T14">true</text:span><text:span text:style-name="T28">);</text:span></text:p>
      <text:p text:style-name="P128"><text:s text:c="4"/>};</text:p>
      <text:p text:style-name="P128"/>
      <text:p text:style-name="P125"><text:span text:style-name="T28"><text:s text:c="4"/></text:span><text:span text:style-name="T42">Because</text:span><text:span text:style-name="T28"> of = () =&gt; </text:span></text:p>
      <text:p text:style-name="P125"><text:span text:style-name="T28"><text:s text:c="16"/>result = sut.has_the_same_value_as(the_other_route_specification);</text:span></text:p>
      <text:p text:style-name="P128"/>
      <text:p text:style-name="P125"><text:span text:style-name="T28"><text:s text:c="4"/></text:span><text:span text:style-name="T42">It</text:span><text:span text:style-name="T28"> should_confirm_that_they_have_the_same_value = () =&gt; result.ShouldBeTrue();</text:span></text:p>
      <text:p text:style-name="P128"/>
      <text:p text:style-name="P125"><text:span text:style-name="T28"><text:s text:c="4"/></text:span><text:span text:style-name="T42">It</text:span><text:span text:style-name="T28"> should_leverage_the_origin_location_value_comparer = () =&gt; </text:span></text:p>
      <text:p text:style-name="P125"><text:span text:style-name="T28"><text:s text:c="7"/>the_origin_location</text:span></text:p>
      <text:p text:style-name="P125"><text:span text:style-name="T28"><text:s text:c="10"/>.received(x =&gt; x.has_the_same_value_as(the_origin_location));</text:span></text:p>
      <text:p text:style-name="P128"/>
      <text:p text:style-name="P125"><text:span text:style-name="T28"><text:s text:c="4"/></text:span><text:span text:style-name="T42">It</text:span><text:span text:style-name="T28"> should_leverage_the_destination_location_value_comparer = () =&gt; </text:span></text:p>
      <text:p text:style-name="P125"><text:span text:style-name="T28"><text:s text:c="7"/>the_destination_location</text:span></text:p>
      <text:p text:style-name="P125"><text:span text:style-name="T28"><text:s text:c="10"/>.received(x =&gt; x.has_the_same_value_as(the_destination_location));</text:span></text:p>
      <text:p text:style-name="P128"/>
      <text:p text:style-name="P125"><text:span text:style-name="T28"><text:s text:c="4"/></text:span><text:span text:style-name="T42">It</text:span><text:span text:style-name="T28"> should_leverage_the_arrival_deadline_value_comparer = () =&gt; </text:span></text:p>
      <text:p text:style-name="P125"><text:span text:style-name="T28"><text:s text:c="7"/>the_arrival_deadline</text:span></text:p>
      <text:p text:style-name="P125"><text:span text:style-name="T28"><text:s text:c="10"/>.received(x =&gt; x.has_the_same_value_as(the_arrival_deadline));</text:span></text:p>
      <text:p text:style-name="P128"/>
      <text:p text:style-name="P125"><text:span text:style-name="T28"><text:s text:c="4"/></text:span><text:span text:style-name="T14">static</text:span><text:span text:style-name="T28"> </text:span><text:span text:style-name="T14">bool</text:span><text:span text:style-name="T28"> result;</text:span></text:p>
      <text:p text:style-name="P125"><text:span text:style-name="T28"><text:s text:c="4"/></text:span><text:span text:style-name="T14">static</text:span><text:span text:style-name="T28"> </text:span><text:span text:style-name="T42">IRouteSpecification</text:span><text:span text:style-name="T28"> the_other_route_specification;</text:span></text:p>
      <text:p text:style-name="P128">}</text:p>
      <text:p text:style-name="P2"/>
      <text:p text:style-name="P2">Este tipo de codigo deberia resultarte familiar a estas alturas:</text:p>
      <text:p text:style-name="P2"/>
      <text:list xml:id="list37292504" text:style-name="L44">
        <text:list-item>
          <text:p text:style-name="P108"><text:span text:style-name="T7">El primer bloque IT comprueba la salida del metodo (TDD Tradicional)</text:span></text:p>
        </text:list-item>
        <text:list-item>
          <text:p text:style-name="P108"><text:span text:style-name="T7">Los tres bloques IT restantes comprueban las interacciones (TDD Mockista)</text:span></text:p>
        </text:list-item>
        <text:list-item>
          <text:p text:style-name="P108"><text:span text:style-name="T7">En el bloque ESTABLISH:</text:span></text:p>
          <text:list>
            <text:list-item>
              <text:p text:style-name="P108"><text:span text:style-name="T7">Establecemos las comparaciones con sigo mismo de:</text:span></text:p>
              <text:list>
                <text:list-item>
                  <text:p text:style-name="P108"><text:span text:style-name="T7">the_origin_location</text:span></text:p>
                </text:list-item>
                <text:list-item>
                  <text:p text:style-name="P108"><text:span text:style-name="T7">the_arrival_location</text:span></text:p>
                </text:list-item>
                <text:list-item>
                  <text:p text:style-name="P108"><text:span text:style-name="T7">the_arrival_deadline</text:span></text:p>
                </text:list-item>
              </text:list>
            </text:list-item>
            <text:list-item>
              <text:p text:style-name="P108"><text:span text:style-name="T7">Simulamos una salida positiva (true) para cada una de las 3 comparaciones.</text:span></text:p>
            </text:list-item>
          </text:list>
        </text:list-item>
      </text:list>
      <text:p text:style-name="Standard"><text:span text:style-name="T7"/></text:p>
      <text:p text:style-name="Standard"><text:span text:style-name="T7">Eejcutamos la BDD_Spec, buscando el tipo de error que esperamos (Not Implemented, en este caso):</text:span></text:p>
      <text:p text:style-name="Standard"><text:span text:style-name="T7"/></text:p>
      <text:p text:style-name="P48"><text:span text:style-name="T82">------ Test started: Assembly: dddsample.specs.dll ------</text:span></text:p>
      <text:p text:style-name="P132"/>
      <text:p text:style-name="P132">when asked if two similar route specifications have the same value</text:p>
      <text:p text:style-name="P132">» should confirm that they have the same value (FAIL)</text:p>
      <text:p text:style-name="P132">» should leverage the origin location value comparer (FAIL)</text:p>
      <text:p text:style-name="P132">» should leverage the destination location value comparer (FAIL)</text:p>
      <text:p text:style-name="P132">» should leverage the arrival deadline value comparer (FAIL)</text:p>
      <text:p text:style-name="P132"/>
      <text:p text:style-name="P132">Test 'should confirm that they have the same value' failed:</text:p>
      <text:p text:style-name="P132"><text:tab/>System.Reflection.TargetInvocationException: Exception has been thrown by the target of an invocation. ---&gt; System.NotImplementedException: The method or operation is not implemented.</text:p>
      <text:p text:style-name="P132"/>
      <text:p text:style-name="P132">(....)</text:p>
      <text:p text:style-name="P132"/>
      <text:p text:style-name="P132">Test 'should leverage the origin location value comparer' failed:</text:p>
      <text:p text:style-name="P132"><text:tab/>System.Reflection.TargetInvocationException: Exception has been thrown by the target of an invocation. ---&gt; System.NotImplementedException: The method or operation is not implemented.</text:p>
      <text:p text:style-name="P132"/>
      <text:p text:style-name="P132">(....)</text:p>
      <text:p text:style-name="P132"/>
      <text:p text:style-name="P132">Test 'should leverage the destination location value comparer' failed:</text:p>
      <text:p text:style-name="P132"><text:soft-page-break/><text:tab/>System.Reflection.TargetInvocationException: Exception has been thrown by the target of an invocation. ---&gt; System.NotImplementedException: The method or operation is not implemented.</text:p>
      <text:p text:style-name="P132"/>
      <text:p text:style-name="P132">(....)</text:p>
      <text:p text:style-name="P132"/>
      <text:p text:style-name="P132">Test 'should leverage the arrival deadline value comparer' failed:</text:p>
      <text:p text:style-name="P132"><text:tab/>System.Reflection.TargetInvocationException: Exception has been thrown by the target of an invocation. ---&gt; System.NotImplementedException: The method or operation is not implemented.</text:p>
      <text:p text:style-name="P132"/>
      <text:p text:style-name="P132">(....)</text:p>
      <text:p text:style-name="P132"/>
      <text:p text:style-name="P132"/>
      <text:p text:style-name="P132">0 passed, 4 failed, 0 skipped, took 1,03 seconds (Machine.Specifications 0.3.0).</text:p>
      <text:p text:style-name="Standard"><text:span text:style-name="T7"/></text:p>
      <text:p text:style-name="P2">Una vez obtenidos esos cuatro errores, vamos a implementar la funcionalidad. Puesto que tenemos interacciones (delegacion tambien seria una palabra correcta) con dependencias, escribimos primero estas, para no perdernos:</text:p>
      <text:p text:style-name="P2"/>
      <text:p text:style-name="P13"><text:span text:style-name="T14">public</text:span><text:span text:style-name="T28"> </text:span><text:span text:style-name="T14">bool</text:span><text:span text:style-name="T28"> has_the_same_value_as(</text:span><text:span text:style-name="T42">IRouteSpecification</text:span><text:span text:style-name="T28"> the_other)</text:span></text:p>
      <text:p text:style-name="P128">{</text:p>
      <text:p text:style-name="P125"><text:span text:style-name="T28"><text:s text:c="3"/></text:span><text:span text:style-name="T14">this</text:span><text:span text:style-name="T28">.underlying_origin_location.has_the_same_value_as(the_other.origin());</text:span></text:p>
      <text:p text:style-name="P125"><text:span text:style-name="T28"><text:s text:c="3"/></text:span><text:span text:style-name="T14">this</text:span><text:span text:style-name="T28">.underlying_destination_location.has_the_same_value_as(the_other.destination());</text:span></text:p>
      <text:p text:style-name="P125"><text:span text:style-name="T28"><text:s text:c="3"/></text:span><text:span text:style-name="T14">this</text:span><text:span text:style-name="T28">.underlying_arrival_deadline.has_the_same_value_as(the_other.arrival_dealine());</text:span></text:p>
      <text:p text:style-name="P125"><text:span text:style-name="T28"><text:s text:c="4"/></text:span></text:p>
      <text:p text:style-name="P125"><text:span text:style-name="T28"><text:s text:c="3"/></text:span><text:span text:style-name="T14">return</text:span><text:span text:style-name="T28"> </text:span><text:span text:style-name="T14">false</text:span><text:span text:style-name="T28">;</text:span></text:p>
      <text:p text:style-name="P128">}</text:p>
      <text:p text:style-name="P2"/>
      <text:p text:style-name="P2">y volvemos a ejecutar la BDD_Spec para ver si se nos ha olvidado algo:</text:p>
      <text:p text:style-name="P2"/>
      <text:p text:style-name="P46">------ Test started: Assembly: dddsample.specs.dll ------</text:p>
      <text:p text:style-name="P132"/>
      <text:p text:style-name="P132">when asked if two similar route specifications have the same value</text:p>
      <text:p text:style-name="P132">» should confirm that they have the same value (FAIL)</text:p>
      <text:p text:style-name="P132">» should leverage the origin location value comparer</text:p>
      <text:p text:style-name="P132">» should leverage the destination location value comparer</text:p>
      <text:p text:style-name="P132">» should leverage the arrival deadline value comparer</text:p>
      <text:p text:style-name="P132"/>
      <text:p text:style-name="P132">Test 'should confirm that they have the same value' failed:</text:p>
      <text:p text:style-name="P132"><text:tab/>Machine.Specifications.SpecificationException: Should be [true] but is [false]</text:p>
      <text:p text:style-name="P132"><text:tab/>at Machine.Specifications.ShouldExtensionMethods.ShouldBeTrue(Boolean condition)</text:p>
      <text:p text:style-name="P132"><text:tab/>domain\model\cargo.aggregate\RouteSpecificationSpecs.cs(336,0): at dddsample.specs.domain.model.cargo.aggregate.when_asked_if_two_similar_route_specifications_have_the_same_value.&lt;.ctor&gt;b__8()</text:p>
      <text:p text:style-name="P132"><text:tab/>at Machine.Specifications.Model.Specification.InvokeSpecificationField()</text:p>
      <text:p text:style-name="P132"><text:tab/>at Machine.Specifications.Model.Specification.Verify()</text:p>
      <text:p text:style-name="P132"/>
      <text:p text:style-name="P132">3 passed, 1 failed, 0 skipped, took 0,85 seconds (Machine.Specifications 0.3.0).</text:p>
      <text:p text:style-name="P2"/>
      <text:p text:style-name="P2">Perfecto, es exactamente lo que buscabamos:</text:p>
      <text:p text:style-name="P2"/>
      <text:list xml:id="list37441296" text:style-name="L45">
        <text:list-item>
          <text:p text:style-name="P109"><text:span text:style-name="T7">Las tres aserciones basadas en al interaccion pasan (las tres ultimas)</text:span></text:p>
        </text:list-item>
        <text:list-item>
          <text:p text:style-name="P109"><text:span text:style-name="T7">La asercion que comprueba el resultado no pasa ya que la hemos hecho fallar a proposito para comprobar que efectivamente podemos fallarla por las razones adecuadas. Para conseguirlo:</text:span></text:p>
          <text:list>
            <text:list-item>
              <text:p text:style-name="P109"><text:span text:style-name="T7">Esperabamos un true (result.ShouldBeTrue()).</text:span></text:p>
            </text:list-item>
            <text:list-item>
              <text:p text:style-name="P109"><text:span text:style-name="T7">Forzamos un false (return false).</text:span></text:p>
            </text:list-item>
            <text:list-item>
              <text:p text:style-name="P109"><text:span text:style-name="T7">El test nos marca nuestro error (Should be [true] but is [false])</text:span></text:p>
            </text:list-item>
          </text:list>
        </text:list-item>
      </text:list>
      <text:p text:style-name="Standard"><text:span text:style-name="T7"/></text:p>
      <text:p text:style-name="Standard"><text:span text:style-name="T7">Ahora que ya hemos comprobado que no nos olvidamos de nada, transformamos el codigo escrito en lo que buscamos. </text:span></text:p>
      <text:p text:style-name="Standard"><text:soft-page-break/><text:span text:style-name="T7"/></text:p>
      <text:p text:style-name="Standard"><text:span text:style-name="T7">(Recuerda: "Escribe el minimo codigo necesario, Y QUE TENGA SENTIDO, para pasar el test")</text:span></text:p>
      <text:p text:style-name="P2"/>
      <text:p text:style-name="P13"><text:span text:style-name="T14">public</text:span><text:span text:style-name="T28"> </text:span><text:span text:style-name="T14">bool</text:span><text:span text:style-name="T28"> has_the_same_value_as(</text:span><text:span text:style-name="T42">IRouteSpecification</text:span><text:span text:style-name="T28"> the_other)</text:span></text:p>
      <text:p text:style-name="P128">{</text:p>
      <text:p text:style-name="P125"><text:span text:style-name="T28"><text:s text:c="4"/></text:span><text:span text:style-name="T14">return</text:span><text:span text:style-name="T28"> </text:span></text:p>
      <text:p text:style-name="P125"><text:span text:style-name="T28"><text:s text:c="7"/></text:span><text:span text:style-name="T14">this</text:span><text:span text:style-name="T28">.underlying_origin_location</text:span></text:p>
      <text:p text:style-name="P125"><text:span text:style-name="T28"><text:s text:c="10"/>.has_the_same_value_as(the_other.origin()) &amp;&amp;</text:span></text:p>
      <text:p text:style-name="P125"><text:span text:style-name="T28"><text:s text:c="7"/></text:span><text:span text:style-name="T14">this</text:span><text:span text:style-name="T28">.underlying_destination_location</text:span></text:p>
      <text:p text:style-name="P125"><text:span text:style-name="T28"><text:s text:c="10"/>.has_the_same_value_as(the_other.destination()) &amp;&amp;</text:span></text:p>
      <text:p text:style-name="P125"><text:span text:style-name="T28"><text:s text:c="7"/></text:span><text:span text:style-name="T14">this</text:span><text:span text:style-name="T28">.underlying_arrival_deadline</text:span></text:p>
      <text:p text:style-name="P125"><text:span text:style-name="T28"><text:s text:c="10"/>.has_the_same_value_as(the_other.arrival_dealine());</text:span></text:p>
      <text:p text:style-name="P128">}</text:p>
      <text:p text:style-name="P2"/>
      <text:p text:style-name="P2"/>
      <text:p text:style-name="P2">Volvemos a ejecutar la BDD_Spec, esta vez con la esperanza de obtener un resultado positivo:</text:p>
      <text:p text:style-name="P2"/>
      <text:p text:style-name="P46">------ Test started: Assembly: dddsample.specs.dll ------</text:p>
      <text:p text:style-name="P132"/>
      <text:p text:style-name="P132">when asked if two similar route specifications have the same value</text:p>
      <text:p text:style-name="P132">» should confirm that they have the same value</text:p>
      <text:p text:style-name="P132">» should leverage the origin location value comparer</text:p>
      <text:p text:style-name="P132">» should leverage the destination location value comparer</text:p>
      <text:p text:style-name="P132">» should leverage the arrival deadline value comparer</text:p>
      <text:p text:style-name="P132"/>
      <text:p text:style-name="P132"/>
      <text:p text:style-name="P132">4 passed, 0 failed, 0 skipped, took 0,86 seconds (Machine.Specifications 0.3.0).</text:p>
      <text:p text:style-name="P2"/>
      <text:p text:style-name="P2">Dicho y hecho.</text:p>
      <text:p text:style-name="P2"/>
      <text:p text:style-name="P2">Vamos a por la siguiente.</text:p>
      <text:p text:style-name="P2"/>
      <text:p text:style-name="P2"><text:span text:style-name="T10">Implementacion de los Scenarios complementarios al "Happy Day Scenario"</text:span>:</text:p>
      <text:p text:style-name="P2"/>
      <text:p text:style-name="P2">Vamos con las cuatro BDD_Specs que quedan:</text:p>
      <text:p text:style-name="P2"/>
      <text:list xml:id="list37550089" text:style-name="L47">
        <text:list-item>
          <text:p text:style-name="P110"><text:span text:style-name="T7">Provocamos el fallo de la primera condicion</text:span></text:p>
        </text:list-item>
        <text:list-item>
          <text:p text:style-name="P110"><text:span text:style-name="T7">Provocamos el fallo de la segunda condicion</text:span></text:p>
        </text:list-item>
        <text:list-item>
          <text:p text:style-name="P110"><text:span text:style-name="T7">Provocamos el fallo de la tercera condicion</text:span></text:p>
        </text:list-item>
        <text:list-item>
          <text:p text:style-name="P110"><text:span text:style-name="T7">Finalmente iremos con el caso extraordinario</text:span></text:p>
        </text:list-item>
      </text:list>
      <text:p text:style-name="P2"/>
      <text:p text:style-name="P2">Si todo ha ido bien, probablemente no tengamos que escribir codigo de la aplicacion excepto en el cuarto caso.</text:p>
      <text:p text:style-name="P2"/>
      <text:p text:style-name="P2"><text:span text:style-name="T10">BDD_Spec que provoca el fallo de la primera condicion</text:span>:</text:p>
      <text:p text:style-name="P2"/>
      <text:p text:style-name="P2">Buscamos hacer que falle:</text:p>
      <text:p text:style-name="P2"/>
      <text:p text:style-name="P13"><text:span text:style-name="T14">this</text:span><text:span text:style-name="T28">.underlying_origin_location.has_the_same_value_as(the_other.origin())</text:span></text:p>
      <text:p text:style-name="P2"/>
      <text:p text:style-name="P2">Por lo tanto:</text:p>
      <text:p text:style-name="P2"/>
      <text:p text:style-name="P132">When asked if two route specifications with different origin location have the same value</text:p>
      <text:p text:style-name="P132">» It should confirm that they have different value</text:p>
      <text:p text:style-name="P132">» It should leverage the origin location value comparer</text:p>
      <text:p text:style-name="P132">» It should not leverage the destination location value comparer</text:p>
      <text:p text:style-name="P132">» It should not leverage the arrival deadline value comparer</text:p>
      <text:p text:style-name="P2"/>
      <text:p text:style-name="P2">Como podemos leer en la BDD_Spec, para hacer fallar el primero:</text:p>
      <text:p text:style-name="P2"/>
      <text:list xml:id="list38113240" text:style-name="L51">
        <text:list-item>
          <text:p text:style-name="P114"><text:soft-page-break/><text:span text:style-name="T7">Necesitamos proporcionar un mock del primero (el que queremos que falle) que devuelva false.</text:span></text:p>
        </text:list-item>
        <text:list-item>
          <text:p text:style-name="P114"><text:span text:style-name="T7">No necesitamos proporcionar un mock del segundo.</text:span></text:p>
        </text:list-item>
        <text:list-item>
          <text:p text:style-name="P114"><text:span text:style-name="T7">No necesitamos proporcionar un mock del tercero.</text:span></text:p>
        </text:list-item>
      </text:list>
      <text:p text:style-name="Standard"><text:span text:style-name="T7"/></text:p>
      <text:p text:style-name="Standard"><text:span text:style-name="T7">Cuando proporcionamos un mock:</text:span></text:p>
      <text:p text:style-name="Standard"><text:span text:style-name="T7"/></text:p>
      <text:list xml:id="list38221478" text:style-name="L53">
        <text:list-item>
          <text:p text:style-name="P116"><text:span text:style-name="T7">"should leverage" de la BDD_Spec se traducira en</text:span></text:p>
        </text:list-item>
        <text:list-item>
          <text:p text:style-name="P116"><text:span text:style-name="T7">"received()" en el codigo.</text:span></text:p>
        </text:list-item>
      </text:list>
      <text:p text:style-name="Standard"><text:span text:style-name="T7"/></text:p>
      <text:p text:style-name="Standard"><text:span text:style-name="T7">Cuando no proporcionamos un mock:</text:span></text:p>
      <text:p text:style-name="Standard"><text:span text:style-name="T7"/></text:p>
      <text:list xml:id="list38207589" text:style-name="L54">
        <text:list-item>
          <text:p text:style-name="P117"><text:span text:style-name="T7">"should not leverage" de la BDD_Spec se traducira en</text:span></text:p>
        </text:list-item>
        <text:list-item>
          <text:p text:style-name="P104">"never_received()" en el codigo.</text:p>
        </text:list-item>
      </text:list>
      <text:p text:style-name="P2"/>
      <text:p text:style-name="Standard"><text:span text:style-name="T7">Por lo tanto:</text:span></text:p>
      <text:p text:style-name="Standard"><text:span text:style-name="T7"/></text:p>
      <text:p text:style-name="P40"><text:span text:style-name="T21">public</text:span><text:span text:style-name="T34"> </text:span><text:span text:style-name="T21">class</text:span><text:span text:style-name="T34"> </text:span><text:span text:style-name="T57">when_asked_if_two_route_specifications_with_different_origin_location_have_the_same_value</text:span><text:span text:style-name="T34"> : </text:span></text:p>
      <text:p text:style-name="P40"><text:span text:style-name="T57">concern_for_route_specification</text:span></text:p>
      <text:p text:style-name="P128">{</text:p>
      <text:p text:style-name="P125"><text:span text:style-name="T28"><text:s text:c="4"/></text:span><text:span text:style-name="T42">Establish</text:span><text:span text:style-name="T28"> context = () =&gt;</text:span></text:p>
      <text:p text:style-name="P128"><text:s text:c="4"/>{</text:p>
      <text:p text:style-name="P125"><text:span text:style-name="T28"><text:s text:c="8"/>the_other_route_specification = an&lt;</text:span><text:span text:style-name="T42">IRouteSpecification</text:span><text:span text:style-name="T28">&gt;();</text:span></text:p>
      <text:p text:style-name="P128"/>
      <text:p text:style-name="P128"><text:s text:c="8"/>the_other_route_specification</text:p>
      <text:p text:style-name="P128"><text:s text:c="11"/>.Stub(x =&gt; x.origin())</text:p>
      <text:p text:style-name="P128"><text:s text:c="11"/>.Return(the_origin_location);</text:p>
      <text:p text:style-name="P128"><text:s text:c="8"/>the_origin_location</text:p>
      <text:p text:style-name="P128"><text:s text:c="11"/>.Stub(x =&gt; x.has_the_same_value_as(the_origin_location))</text:p>
      <text:p text:style-name="P125"><text:span text:style-name="T28"><text:s text:c="11"/>.Return(</text:span><text:span text:style-name="T14">false</text:span><text:span text:style-name="T28">);</text:span></text:p>
      <text:p text:style-name="P128"><text:s text:c="4"/>};</text:p>
      <text:p text:style-name="P128"/>
      <text:p text:style-name="P125"><text:span text:style-name="T28"><text:s text:c="4"/></text:span><text:span text:style-name="T42">Because</text:span><text:span text:style-name="T28"> of = () =&gt; result = </text:span></text:p>
      <text:p text:style-name="P125"><text:span text:style-name="T28"><text:s text:c="21"/>sut.has_the_same_value_as(the_other_route_specification);</text:span></text:p>
      <text:p text:style-name="P128"/>
      <text:p text:style-name="P125"><text:span text:style-name="T28"><text:s text:c="4"/></text:span><text:span text:style-name="T42">It</text:span><text:span text:style-name="T28"> should_confirm_that_they_have_different_value = () =&gt; </text:span></text:p>
      <text:p text:style-name="P125"><text:span text:style-name="T28"><text:s text:c="7"/>result.ShouldBeFalse();</text:span></text:p>
      <text:p text:style-name="P128"/>
      <text:p text:style-name="P125"><text:span text:style-name="T28"><text:s text:c="4"/></text:span><text:span text:style-name="T42">It</text:span><text:span text:style-name="T28"> should_leverage_the_origin_location_value_comparer = () =&gt; </text:span></text:p>
      <text:p text:style-name="P125"><text:span text:style-name="T28"><text:s text:c="7"/>the_origin_location</text:span></text:p>
      <text:p text:style-name="P125"><text:span text:style-name="T28"><text:s text:c="10"/>.received(x =&gt; x.has_the_same_value_as(the_origin_location));</text:span></text:p>
      <text:p text:style-name="P128"/>
      <text:p text:style-name="P125"><text:span text:style-name="T28"><text:s text:c="4"/></text:span><text:span text:style-name="T42">It</text:span><text:span text:style-name="T28"> should_not_leverage_the_destination_location_value_comparer = () =&gt; </text:span></text:p>
      <text:p text:style-name="P125"><text:span text:style-name="T28"><text:s text:c="7"/>the_destination_location</text:span></text:p>
      <text:p text:style-name="P125"><text:span text:style-name="T28"><text:s text:c="10"/>.never_received(x =&gt; x.has_the_same_value_as(the_destination_location));</text:span></text:p>
      <text:p text:style-name="P128"/>
      <text:p text:style-name="P125"><text:span text:style-name="T28"><text:s text:c="4"/></text:span><text:span text:style-name="T42">It</text:span><text:span text:style-name="T28"> should_not_leverage_the_arrival_deadline_value_comparer = () =&gt; </text:span></text:p>
      <text:p text:style-name="P125"><text:span text:style-name="T28"><text:s text:c="7"/>the_arrival_deadline</text:span></text:p>
      <text:p text:style-name="P125"><text:span text:style-name="T28"><text:s text:c="10"/>.never_received(x =&gt; x.has_the_same_value_as(the_arrival_deadline));</text:span></text:p>
      <text:p text:style-name="P128"/>
      <text:p text:style-name="P125"><text:span text:style-name="T28"><text:s text:c="4"/></text:span><text:span text:style-name="T14">static</text:span><text:span text:style-name="T28"> </text:span><text:span text:style-name="T14">bool</text:span><text:span text:style-name="T28"> result;</text:span></text:p>
      <text:p text:style-name="P125"><text:span text:style-name="T28"><text:s text:c="4"/></text:span><text:span text:style-name="T14">static</text:span><text:span text:style-name="T28"> </text:span><text:span text:style-name="T42">IRouteSpecification</text:span><text:span text:style-name="T28"> the_other_route_specification;</text:span></text:p>
      <text:p text:style-name="P128">}</text:p>
      <text:p text:style-name="Standard"><text:span text:style-name="T7"/></text:p>
      <text:p text:style-name="P2">Forzamos el fallo de la primera a traves de:</text:p>
      <text:p text:style-name="P2"/>
      <text:p text:style-name="P14"><text:span text:style-name="T28">.Return(</text:span><text:span text:style-name="T14">false</text:span><text:span text:style-name="T28">);</text:span></text:p>
      <text:p text:style-name="P2"/>
      <text:p text:style-name="P2"><text:soft-page-break/>Ejecutamos la BDD_Spec. No esperamos fallos:</text:p>
      <text:p text:style-name="P2"/>
      <text:p text:style-name="P46">------ Test started: Assembly: dddsample.specs.dll ------</text:p>
      <text:p text:style-name="P132"/>
      <text:p text:style-name="P132">when asked if two route specifications with different origin location have the same value</text:p>
      <text:p text:style-name="P132">» should confirm that they have different value</text:p>
      <text:p text:style-name="P132">» should leverage the origin location value comparer</text:p>
      <text:p text:style-name="P132">» should not leverage the destination location value comparer</text:p>
      <text:p text:style-name="P132">» should not leverage the arrival deadline value comparer</text:p>
      <text:p text:style-name="P132"/>
      <text:p text:style-name="P132"/>
      <text:p text:style-name="P132">4 passed, 0 failed, 0 skipped, took 0,67 seconds (Machine.Specifications 0.3.0).</text:p>
      <text:p text:style-name="P2"/>
      <text:p text:style-name="P2"><text:span text:style-name="T10">BDD_Spec que provoca el fallo de la segunda condicion</text:span>:</text:p>
      <text:p text:style-name="P2"/>
      <text:p text:style-name="P2">Buscamos provocar el fallo de:</text:p>
      <text:p text:style-name="P2"/>
      <text:p text:style-name="P13"><text:span text:style-name="T14">this</text:span><text:span text:style-name="T28">.underlying_destination_location.has_the_same_value_as(the_other.destination())</text:span></text:p>
      <text:p text:style-name="P2"/>
      <text:p text:style-name="P2">Con esta BDD_Spec:</text:p>
      <text:p text:style-name="P2"/>
      <text:p text:style-name="P132">When asked if two route specifications with different destination location have the same value</text:p>
      <text:p text:style-name="P132">» It should confirm that they have different value</text:p>
      <text:p text:style-name="P132">» It should leverage the origin location value comparer</text:p>
      <text:p text:style-name="P132">» It should leverage the destination location value comparer</text:p>
      <text:p text:style-name="P130">» It should not leverage the arrival deadline value comparer</text:p>
      <text:p text:style-name="P2"/>
      <text:p text:style-name="P2">De nuevo, leyendo en la BDD_Spec, para hacer fallar el segundo:</text:p>
      <text:p text:style-name="P2"/>
      <text:list xml:id="list38492003" text:continue-list="list38113240" text:style-name="L51">
        <text:list-item>
          <text:p text:style-name="P114"><text:span text:style-name="T7">Necesitamos proporcionar un mock del primero que devuelva true.</text:span></text:p>
        </text:list-item>
        <text:list-item>
          <text:p text:style-name="P114"><text:span text:style-name="T7">Necesitamos proporcionar un mock del segundo (el que queremos que falle) que devuelva false.</text:span></text:p>
        </text:list-item>
        <text:list-item>
          <text:p text:style-name="P114"><text:span text:style-name="T7">No necesitamos proporcionar un mock del tercero.</text:span></text:p>
        </text:list-item>
      </text:list>
      <text:p text:style-name="Standard"><text:span text:style-name="T7"/></text:p>
      <text:p text:style-name="Standard"><text:span text:style-name="T7">Cuando proporcionamos un mock:</text:span></text:p>
      <text:p text:style-name="Standard"><text:span text:style-name="T7"/></text:p>
      <text:list xml:id="list38119463" text:style-name="L50">
        <text:list-item>
          <text:p text:style-name="P113"><text:span text:style-name="T7">"should leverage" de la BDD_Spec se traducira en</text:span></text:p>
        </text:list-item>
        <text:list-item>
          <text:p text:style-name="P113"><text:span text:style-name="T7">"received()" en el codigo.</text:span></text:p>
        </text:list-item>
      </text:list>
      <text:p text:style-name="Standard"><text:span text:style-name="T7"/></text:p>
      <text:p text:style-name="Standard"><text:span text:style-name="T7">Cuando no proporcionamos un mock:</text:span></text:p>
      <text:p text:style-name="Standard"><text:span text:style-name="T7"/></text:p>
      <text:list xml:id="list38168480" text:style-name="L52">
        <text:list-item>
          <text:p text:style-name="P115"><text:span text:style-name="T7">"should not leverage" de la BDD_Spec se traducira en</text:span></text:p>
        </text:list-item>
        <text:list-item>
          <text:p text:style-name="P115"><text:span text:style-name="T7">"never_received()" en el codigo.</text:span></text:p>
        </text:list-item>
      </text:list>
      <text:p text:style-name="Standard"><text:span text:style-name="T7"/></text:p>
      <text:p text:style-name="P2">El codigo:</text:p>
      <text:p text:style-name="P2"/>
      <text:p text:style-name="P13"><text:span text:style-name="T14">public</text:span><text:span text:style-name="T28"> </text:span><text:span text:style-name="T14">class</text:span><text:span text:style-name="T28"> </text:span><text:span text:style-name="T52">when_asked_if_two_route_specifications_with_different_destination_location_have_the_same_value</text:span><text:span text:style-name="T28"> : </text:span></text:p>
      <text:p text:style-name="P13"><text:span text:style-name="T52">concern_for_route_specification</text:span></text:p>
      <text:p text:style-name="P128">{</text:p>
      <text:p text:style-name="P125"><text:span text:style-name="T28"><text:s text:c="4"/></text:span><text:span text:style-name="T42">Establish</text:span><text:span text:style-name="T28"> context = () =&gt;</text:span></text:p>
      <text:p text:style-name="P128"><text:s text:c="4"/>{</text:p>
      <text:p text:style-name="P125"><text:span text:style-name="T28"><text:s text:c="8"/>the_other_route_specification = an&lt;</text:span><text:span text:style-name="T42">IRouteSpecification</text:span><text:span text:style-name="T28">&gt;();</text:span></text:p>
      <text:p text:style-name="P128"/>
      <text:p text:style-name="P128"><text:s text:c="8"/>the_other_route_specification</text:p>
      <text:p text:style-name="P128"><text:s text:c="11"/>.Stub(x =&gt; x.origin())</text:p>
      <text:p text:style-name="P128"><text:s text:c="11"/>.Return(the_origin_location);</text:p>
      <text:p text:style-name="P128"><text:s text:c="8"/>the_origin_location</text:p>
      <text:p text:style-name="P128"><text:s text:c="11"/>.Stub(x =&gt; x.has_the_same_value_as(the_origin_location))</text:p>
      <text:p text:style-name="P125"><text:soft-page-break/><text:span text:style-name="T28"><text:s text:c="11"/>.Return(</text:span><text:span text:style-name="T14">true</text:span><text:span text:style-name="T28">);</text:span></text:p>
      <text:p text:style-name="P128"/>
      <text:p text:style-name="P128"><text:s text:c="8"/>the_other_route_specification</text:p>
      <text:p text:style-name="P128"><text:s text:c="11"/>.Stub(x =&gt; x.destination())</text:p>
      <text:p text:style-name="P128"><text:s text:c="11"/>.Return(the_destination_location);</text:p>
      <text:p text:style-name="P128"><text:s text:c="8"/>the_destination_location</text:p>
      <text:p text:style-name="P128"><text:s text:c="11"/>.Stub(x =&gt; x.has_the_same_value_as(the_destination_location))</text:p>
      <text:p text:style-name="P125"><text:span text:style-name="T28"><text:s text:c="11"/>.Return(</text:span><text:span text:style-name="T14">false</text:span><text:span text:style-name="T28">);</text:span></text:p>
      <text:p text:style-name="P128"><text:s text:c="4"/>};</text:p>
      <text:p text:style-name="P128"/>
      <text:p text:style-name="P125"><text:span text:style-name="T28"><text:s text:c="4"/></text:span><text:span text:style-name="T42">Because</text:span><text:span text:style-name="T28"> of = () =&gt; </text:span></text:p>
      <text:p text:style-name="P125"><text:span text:style-name="T28"><text:s text:c="7"/>result = sut.has_the_same_value_as(the_other_route_specification);</text:span></text:p>
      <text:p text:style-name="P128"/>
      <text:p text:style-name="P125"><text:span text:style-name="T28"><text:s text:c="4"/></text:span><text:span text:style-name="T42">It</text:span><text:span text:style-name="T28"> should_confirm_that_they_have_different_value = () =&gt; result.ShouldBeFalse();</text:span></text:p>
      <text:p text:style-name="P128"/>
      <text:p text:style-name="P125"><text:span text:style-name="T28"><text:s text:c="4"/></text:span><text:span text:style-name="T42">It</text:span><text:span text:style-name="T28"> should_leverage_the_origin_location_value_comparer = () =&gt; </text:span></text:p>
      <text:p text:style-name="P125"><text:span text:style-name="T28"><text:s text:c="7"/>the_origin_location</text:span></text:p>
      <text:p text:style-name="P125"><text:span text:style-name="T28"><text:s text:c="10"/>.received(x =&gt; x.has_the_same_value_as(the_origin_location));</text:span></text:p>
      <text:p text:style-name="P128"/>
      <text:p text:style-name="P125"><text:span text:style-name="T28"><text:s text:c="4"/></text:span><text:span text:style-name="T42">It</text:span><text:span text:style-name="T28"> should_leverage_the_destination_location_value_comparer = () =&gt; </text:span></text:p>
      <text:p text:style-name="P125"><text:span text:style-name="T28"><text:s text:c="7"/>the_destination_location</text:span></text:p>
      <text:p text:style-name="P125"><text:span text:style-name="T28"><text:s text:c="10"/>.received(x =&gt; x.has_the_same_value_as(the_destination_location));</text:span></text:p>
      <text:p text:style-name="P128"/>
      <text:p text:style-name="P125"><text:span text:style-name="T28"><text:s text:c="4"/></text:span><text:span text:style-name="T42">It</text:span><text:span text:style-name="T28"> should_not_leverage_the_arrival_deadline_value_comparer = () =&gt; </text:span></text:p>
      <text:p text:style-name="P125"><text:span text:style-name="T28"><text:s text:c="7"/>the_arrival_deadline</text:span></text:p>
      <text:p text:style-name="P125"><text:span text:style-name="T28"><text:s text:c="10"/>.never_received(x =&gt; x.has_the_same_value_as(the_arrival_deadline));</text:span></text:p>
      <text:p text:style-name="P128"/>
      <text:p text:style-name="P125"><text:span text:style-name="T28"><text:s text:c="4"/></text:span><text:span text:style-name="T14">static</text:span><text:span text:style-name="T28"> </text:span><text:span text:style-name="T14">bool</text:span><text:span text:style-name="T28"> result;</text:span></text:p>
      <text:p text:style-name="P125"><text:span text:style-name="T28"><text:s text:c="4"/></text:span><text:span text:style-name="T14">static</text:span><text:span text:style-name="T28"> </text:span><text:span text:style-name="T42">IRouteSpecification</text:span><text:span text:style-name="T28"> the_other_route_specification;</text:span></text:p>
      <text:p text:style-name="P128">}</text:p>
      <text:p text:style-name="P2"/>
      <text:p text:style-name="P2">De nuevo no esperamos fallos:</text:p>
      <text:p text:style-name="P2"/>
      <text:p text:style-name="P46">------ Test started: Assembly: dddsample.specs.dll ------</text:p>
      <text:p text:style-name="P132"/>
      <text:p text:style-name="P132">when asked if two route specifications with different destination location have the same value</text:p>
      <text:p text:style-name="P132">» should confirm that they have different value</text:p>
      <text:p text:style-name="P132">» should leverage the origin location value comparer</text:p>
      <text:p text:style-name="P132">» should leverage the destination location value comparer</text:p>
      <text:p text:style-name="P132">» should not leverage the arrival deadline value comparer</text:p>
      <text:p text:style-name="P132"/>
      <text:p text:style-name="P132"/>
      <text:p text:style-name="P132">4 passed, 0 failed, 0 skipped, took 0,75 seconds (Machine.Specifications 0.3.0).</text:p>
      <text:p text:style-name="P2"/>
      <text:p text:style-name="P2"><text:span text:style-name="T10">BDD_Spec que provoca el fallo de la tercera condicion</text:span>:</text:p>
      <text:p text:style-name="P2"/>
      <text:p text:style-name="P2">Esta vez pretendemos buscar el fallo de:</text:p>
      <text:p text:style-name="P2"/>
      <text:p text:style-name="P13"><text:span text:style-name="T14">this</text:span><text:span text:style-name="T28">.underlying_arrival_deadline.has_the_same_value_as(the_other.arrival_dealine())</text:span></text:p>
      <text:p text:style-name="P2"/>
      <text:p text:style-name="P2">Y esta es la BDD_Spec:</text:p>
      <text:p text:style-name="P2"/>
      <text:p text:style-name="P132">When asked if two route specifications with different arrival deadline have the same value</text:p>
      <text:p text:style-name="P132">» It should confirm that they have different value</text:p>
      <text:p text:style-name="P132">» It should leverage the origin location value comparer</text:p>
      <text:p text:style-name="P132">» It should leverage the destination location value comparer</text:p>
      <text:p text:style-name="P130">» It should leverage the arrival deadline value comparer</text:p>
      <text:p text:style-name="P2"/>
      <text:p text:style-name="P2">Interpretando la BDD_Spec, para hacer fallar el tercero:</text:p>
      <text:p text:style-name="P2"/>
      <text:list xml:id="list38492067" text:continue-list="list38492003" text:style-name="L51">
        <text:list-item>
          <text:p text:style-name="P114"><text:span text:style-name="T7">Necesitamos proporcionar un mock del primero que devuelva true.</text:span></text:p>
        </text:list-item>
        <text:list-item>
          <text:p text:style-name="P114"><text:soft-page-break/><text:span text:style-name="T7">Necesitamos proporcionar un mock del segundo que devuelva true.</text:span></text:p>
        </text:list-item>
        <text:list-item>
          <text:p text:style-name="P114"><text:span text:style-name="T7">Necesitamos proporcionar un mock del tercero (el que queremos que falle) que devuelva false.</text:span></text:p>
        </text:list-item>
      </text:list>
      <text:p text:style-name="Standard"><text:span text:style-name="T7"/></text:p>
      <text:p text:style-name="Standard"><text:span text:style-name="T7">Cuando proporcionamos un mock:</text:span></text:p>
      <text:p text:style-name="Standard"><text:span text:style-name="T7"/></text:p>
      <text:list xml:id="list38228966" text:style-name="L55">
        <text:list-item>
          <text:p text:style-name="P118"><text:span text:style-name="T7">"should leverage" de la BDD_Spec se traducira en</text:span></text:p>
        </text:list-item>
        <text:list-item>
          <text:p text:style-name="P105">"received()" en el codigo.</text:p>
        </text:list-item>
      </text:list>
      <text:p text:style-name="P2"/>
      <text:p text:style-name="P2">Antes de mostrar el codigo, señalar que es similar al del "Happy Day Scenario", con la salvedad de que esta vez:</text:p>
      <text:p text:style-name="P2"/>
      <text:list xml:id="list38237001" text:style-name="L56">
        <text:list-item>
          <text:p text:style-name="P119"><text:span text:style-name="T7">Necesitamos que el tercer mock devuelva false.</text:span></text:p>
        </text:list-item>
        <text:list-item>
          <text:p text:style-name="P119"><text:span text:style-name="T7">El primer IT ShoudlBeFalse().</text:span></text:p>
        </text:list-item>
      </text:list>
      <text:p text:style-name="P2"/>
      <text:p text:style-name="P13"><text:span text:style-name="T14">public</text:span><text:span text:style-name="T28"> </text:span><text:span text:style-name="T14">class</text:span><text:span text:style-name="T28"> </text:span><text:span text:style-name="T52">when_asked_if_two_route_specifications_with_different_arrival_deadline_have_the_same_value</text:span><text:span text:style-name="T28"> : </text:span></text:p>
      <text:p text:style-name="P13"><text:span text:style-name="T52">concern_for_route_specification</text:span></text:p>
      <text:p text:style-name="P128">{</text:p>
      <text:p text:style-name="P125"><text:span text:style-name="T28"><text:s text:c="4"/></text:span><text:span text:style-name="T42">Establish</text:span><text:span text:style-name="T28"> context = () =&gt;</text:span></text:p>
      <text:p text:style-name="P128"><text:s text:c="4"/>{</text:p>
      <text:p text:style-name="P125"><text:span text:style-name="T28"><text:s text:c="8"/>the_other_route_specification = an&lt;</text:span><text:span text:style-name="T42">IRouteSpecification</text:span><text:span text:style-name="T28">&gt;();</text:span></text:p>
      <text:p text:style-name="P128"/>
      <text:p text:style-name="P128"><text:s text:c="8"/>the_other_route_specification</text:p>
      <text:p text:style-name="P128"><text:s text:c="11"/>.Stub(x =&gt; x.origin())</text:p>
      <text:p text:style-name="P128"><text:s text:c="11"/>.Return(the_origin_location);</text:p>
      <text:p text:style-name="P128"><text:s text:c="8"/>the_origin_location</text:p>
      <text:p text:style-name="P128"><text:s text:c="11"/>.Stub(x =&gt; x.has_the_same_value_as(the_origin_location))</text:p>
      <text:p text:style-name="P125"><text:span text:style-name="T28"><text:s text:c="11"/>.Return(</text:span><text:span text:style-name="T14">true</text:span><text:span text:style-name="T28">);</text:span></text:p>
      <text:p text:style-name="P128"/>
      <text:p text:style-name="P128"><text:s text:c="8"/>the_other_route_specification</text:p>
      <text:p text:style-name="P128"><text:s text:c="11"/>.Stub(x =&gt; x.destination())</text:p>
      <text:p text:style-name="P128"><text:s text:c="11"/>.Return(the_destination_location);</text:p>
      <text:p text:style-name="P128"><text:s text:c="8"/>the_destination_location</text:p>
      <text:p text:style-name="P128"><text:s text:c="11"/>.Stub(x =&gt; x.has_the_same_value_as(the_destination_location))</text:p>
      <text:p text:style-name="P125"><text:span text:style-name="T28"><text:s text:c="11"/>.Return(</text:span><text:span text:style-name="T14">true</text:span><text:span text:style-name="T28">);</text:span></text:p>
      <text:p text:style-name="P128"/>
      <text:p text:style-name="P128"><text:s text:c="8"/>the_other_route_specification</text:p>
      <text:p text:style-name="P128"><text:s text:c="11"/>.Stub(x =&gt; x.arrival_dealine())</text:p>
      <text:p text:style-name="P128"><text:s text:c="11"/>.Return(the_arrival_deadline);</text:p>
      <text:p text:style-name="P128"><text:s text:c="8"/>the_arrival_deadline</text:p>
      <text:p text:style-name="P128"><text:s text:c="11"/>.Stub(x =&gt; x.has_the_same_value_as(the_arrival_deadline))</text:p>
      <text:p text:style-name="P125"><text:span text:style-name="T28"><text:s text:c="11"/>.Return(</text:span><text:span text:style-name="T14">false</text:span><text:span text:style-name="T28">);</text:span></text:p>
      <text:p text:style-name="P128"><text:s text:c="4"/>};</text:p>
      <text:p text:style-name="P128"/>
      <text:p text:style-name="P125"><text:span text:style-name="T28"><text:s text:c="4"/></text:span><text:span text:style-name="T42">Because</text:span><text:span text:style-name="T28"> of = () =&gt; </text:span></text:p>
      <text:p text:style-name="P125"><text:span text:style-name="T28"><text:s text:c="7"/>result = sut.has_the_same_value_as(the_other_route_specification);</text:span></text:p>
      <text:p text:style-name="P128"/>
      <text:p text:style-name="P125"><text:span text:style-name="T28"><text:s text:c="4"/></text:span><text:span text:style-name="T42">It</text:span><text:span text:style-name="T28"> should_confirm_that_they_have_different_value = () =&gt; result.ShouldBeFalse();</text:span></text:p>
      <text:p text:style-name="P128"/>
      <text:p text:style-name="P125"><text:span text:style-name="T28"><text:s text:c="4"/></text:span><text:span text:style-name="T42">It</text:span><text:span text:style-name="T28"> should_leverage_the_origin_location_value_comparer = () =&gt; </text:span></text:p>
      <text:p text:style-name="P125"><text:span text:style-name="T28"><text:s text:c="7"/>the_origin_location</text:span></text:p>
      <text:p text:style-name="P125"><text:span text:style-name="T28"><text:s text:c="10"/>.received(x =&gt; x.has_the_same_value_as(the_origin_location));</text:span></text:p>
      <text:p text:style-name="P128"/>
      <text:p text:style-name="P125"><text:span text:style-name="T28"><text:s text:c="4"/></text:span><text:span text:style-name="T42">It</text:span><text:span text:style-name="T28"> should_leverage_the_destination_location_value_comparer = () =&gt; </text:span></text:p>
      <text:p text:style-name="P125"><text:span text:style-name="T28"><text:s text:c="7"/>the_destination_location</text:span></text:p>
      <text:p text:style-name="P125"><text:span text:style-name="T28"><text:s text:c="10"/>.received(x =&gt; x.has_the_same_value_as(the_destination_location));</text:span></text:p>
      <text:p text:style-name="P128"/>
      <text:p text:style-name="P125"><text:span text:style-name="T28"><text:s text:c="4"/></text:span><text:span text:style-name="T42">It</text:span><text:span text:style-name="T28"> should_leverage_the_arrival_deadline_value_comparer = () =&gt; </text:span></text:p>
      <text:p text:style-name="P125"><text:soft-page-break/><text:span text:style-name="T28"><text:s text:c="7"/>the_arrival_deadline</text:span></text:p>
      <text:p text:style-name="P125"><text:span text:style-name="T28"><text:s text:c="10"/>.received(x =&gt; x.has_the_same_value_as(the_arrival_deadline));</text:span></text:p>
      <text:p text:style-name="P128"/>
      <text:p text:style-name="P125"><text:span text:style-name="T28"><text:s text:c="4"/></text:span><text:span text:style-name="T14">static</text:span><text:span text:style-name="T28"> </text:span><text:span text:style-name="T14">bool</text:span><text:span text:style-name="T28"> result;</text:span></text:p>
      <text:p text:style-name="P125"><text:span text:style-name="T28"><text:s text:c="4"/></text:span><text:span text:style-name="T14">static</text:span><text:span text:style-name="T28"> </text:span><text:span text:style-name="T42">IRouteSpecification</text:span><text:span text:style-name="T28"> the_other_route_specification;</text:span></text:p>
      <text:p text:style-name="P128">}</text:p>
      <text:p text:style-name="P2"/>
      <text:p text:style-name="P2">De nuevo no esperamos errores:</text:p>
      <text:p text:style-name="P2"/>
      <text:p text:style-name="P46">------ Test started: Assembly: dddsample.specs.dll ------</text:p>
      <text:p text:style-name="P132"/>
      <text:p text:style-name="P132">when asked if two route specifications with different arrival deadline have the same value</text:p>
      <text:p text:style-name="P132">» should confirm that they have different value</text:p>
      <text:p text:style-name="P132">» should leverage the origin location value comparer</text:p>
      <text:p text:style-name="P132">» should leverage the destination location value comparer</text:p>
      <text:p text:style-name="P132">» should leverage the arrival deadline value comparer</text:p>
      <text:p text:style-name="P132"/>
      <text:p text:style-name="P132"/>
      <text:p text:style-name="P132">4 passed, 0 failed, 0 skipped, took 0,91 seconds (Machine.Specifications 0.3.0).</text:p>
      <text:p text:style-name="P2"/>
      <text:p text:style-name="P2"><text:span text:style-name="T10">BDD_Spec del caso extraordinario</text:span>:</text:p>
      <text:p text:style-name="P2"/>
      <text:p text:style-name="P2">Ahora si que vamos a tener que añadir codigo.</text:p>
      <text:p text:style-name="P2"/>
      <text:p text:style-name="P2">Esta es la BDD_Spec:</text:p>
      <text:p text:style-name="P2"/>
      <text:p text:style-name="P132">When asked if a null route specification has the same value as the current specification</text:p>
      <text:p text:style-name="P132">» It should confirm that they have different value</text:p>
      <text:p text:style-name="P132">» It should not leverage the origin location value comparer</text:p>
      <text:p text:style-name="P132">» It should not leverage the destination location value comparer</text:p>
      <text:p text:style-name="P130">» It should not leverage the arrival deadline value comparer</text:p>
      <text:p text:style-name="P2"/>
      <text:p text:style-name="P2">Leyendo en la BDD_Spec:</text:p>
      <text:p text:style-name="P2"/>
      <text:list xml:id="list38508635" text:continue-list="list38492067" text:style-name="L51">
        <text:list-item>
          <text:p text:style-name="P114"><text:span text:style-name="T7">No necesitamos proporcionar un mock del primero.</text:span></text:p>
        </text:list-item>
        <text:list-item>
          <text:p text:style-name="P114"><text:span text:style-name="T7">No necesitamos proporcionar un mock del segundo.</text:span></text:p>
        </text:list-item>
        <text:list-item>
          <text:p text:style-name="P114"><text:span text:style-name="T7">No necesitamos proporcionar un mock del tercero.</text:span></text:p>
        </text:list-item>
      </text:list>
      <text:p text:style-name="Standard"><text:span text:style-name="T7"/></text:p>
      <text:p text:style-name="Standard"><text:span text:style-name="T7">Cuando no proporcionamos un mock:</text:span></text:p>
      <text:p text:style-name="Standard"><text:span text:style-name="T7"/></text:p>
      <text:list xml:id="list38363894" text:style-name="L58">
        <text:list-item>
          <text:p text:style-name="P121"><text:span text:style-name="T7">"should not leverage" de la BDD_Spec se traducira en</text:span></text:p>
        </text:list-item>
        <text:list-item>
          <text:p text:style-name="P121"><text:span text:style-name="T7">"never_received()" en el codigo.</text:span></text:p>
        </text:list-item>
      </text:list>
      <text:p text:style-name="Standard"><text:span text:style-name="T7"/></text:p>
      <text:p text:style-name="Standard"><text:span text:style-name="T7">Por lo tanto estamos obligando al codigo a que la primera condicion que compruebe sea la de "no es null".</text:span></text:p>
      <text:p text:style-name="Standard"><text:span text:style-name="T7"/></text:p>
      <text:p text:style-name="P2">El codigo:</text:p>
      <text:p text:style-name="P2"/>
      <text:p text:style-name="P13"><text:span text:style-name="T14">public</text:span><text:span text:style-name="T28"> </text:span><text:span text:style-name="T14">class</text:span><text:span text:style-name="T28"> </text:span><text:span text:style-name="T52">when_asked_if_a_null_route_specification_has_the_same_value_as_the_current_specification</text:span><text:span text:style-name="T28"> : </text:span></text:p>
      <text:p text:style-name="P13"><text:span text:style-name="T52">concern_for_route_specification</text:span></text:p>
      <text:p text:style-name="P128">{</text:p>
      <text:p text:style-name="P125"><text:span text:style-name="T28"><text:s text:c="4"/></text:span><text:span text:style-name="T42">Establish</text:span><text:span text:style-name="T28"> context = () =&gt; the_other_route_specification = </text:span><text:span text:style-name="T14">null</text:span><text:span text:style-name="T28">;</text:span></text:p>
      <text:p text:style-name="P128"><text:s text:c="4"/></text:p>
      <text:p text:style-name="P125"><text:span text:style-name="T28"><text:s text:c="4"/></text:span><text:span text:style-name="T42">Because</text:span><text:span text:style-name="T28"> of = () =&gt; </text:span></text:p>
      <text:p text:style-name="P125"><text:span text:style-name="T28"><text:s text:c="7"/>result = sut.has_the_same_value_as(the_other_route_specification);</text:span></text:p>
      <text:p text:style-name="P128"/>
      <text:p text:style-name="P125"><text:span text:style-name="T28"><text:s text:c="4"/></text:span><text:span text:style-name="T42">It</text:span><text:span text:style-name="T28"> should_confirm_that_they_have_different_value = () =&gt; result.ShouldBeFalse();</text:span></text:p>
      <text:p text:style-name="P128"/>
      <text:p text:style-name="P125"><text:span text:style-name="T28"><text:s text:c="4"/></text:span><text:span text:style-name="T42">It</text:span><text:span text:style-name="T28"> should_not_leverage_the_origin_location_value_comparer = () =&gt; </text:span></text:p>
      <text:p text:style-name="P125"><text:soft-page-break/><text:span text:style-name="T28"><text:s text:c="7"/>the_origin_location</text:span></text:p>
      <text:p text:style-name="P125"><text:span text:style-name="T28"><text:s text:c="10"/>.never_received(x =&gt; x.has_the_same_value_as(the_origin_location));</text:span></text:p>
      <text:p text:style-name="P128"/>
      <text:p text:style-name="P125"><text:span text:style-name="T28"><text:s text:c="4"/></text:span><text:span text:style-name="T42">It</text:span><text:span text:style-name="T28"> should_not_leverage_the_destination_location_value_comparer = () =&gt; </text:span></text:p>
      <text:p text:style-name="P125"><text:span text:style-name="T28"><text:s text:c="7"/>the_destination_location</text:span></text:p>
      <text:p text:style-name="P125"><text:span text:style-name="T28"><text:s text:c="10"/>.never_received(x =&gt; x.has_the_same_value_as(the_destination_location));</text:span></text:p>
      <text:p text:style-name="P128"/>
      <text:p text:style-name="P125"><text:span text:style-name="T28"><text:s text:c="4"/></text:span><text:span text:style-name="T42">It</text:span><text:span text:style-name="T28"> should_not_leverage_the_arrival_deadline_value_comparer = () =&gt; </text:span></text:p>
      <text:p text:style-name="P125"><text:span text:style-name="T28"><text:s text:c="7"/>the_arrival_deadline</text:span></text:p>
      <text:p text:style-name="P125"><text:span text:style-name="T28"><text:s text:c="10"/>.never_received(x =&gt; x.has_the_same_value_as(the_arrival_deadline));</text:span></text:p>
      <text:p text:style-name="P128"/>
      <text:p text:style-name="P125"><text:span text:style-name="T28"><text:s text:c="4"/></text:span><text:span text:style-name="T14">static</text:span><text:span text:style-name="T28"> </text:span><text:span text:style-name="T14">bool</text:span><text:span text:style-name="T28"> result;</text:span></text:p>
      <text:p text:style-name="P125"><text:span text:style-name="T28"><text:s text:c="4"/></text:span><text:span text:style-name="T14">static</text:span><text:span text:style-name="T28"> </text:span><text:span text:style-name="T42">IRouteSpecification</text:span><text:span text:style-name="T28"> the_other_route_specification;</text:span></text:p>
      <text:p text:style-name="P128">}</text:p>
      <text:p text:style-name="P2"/>
      <text:p text:style-name="P2">En vez de usar un mock como hasta ahora, usamos simplemente un objeto normal a null:</text:p>
      <text:p text:style-name="P2"/>
      <text:p text:style-name="P14"><text:span text:style-name="T28">the_other_route_specification = </text:span><text:span text:style-name="T14">null</text:span><text:span text:style-name="T28">;</text:span></text:p>
      <text:p text:style-name="P2"/>
      <text:p text:style-name="P2">Esta vez si esperamos fallos. De hecho deberian fallar todos por NullReferenceException:</text:p>
      <text:p text:style-name="P2"/>
      <text:p text:style-name="P46">------ Test started: Assembly: dddsample.specs.dll ------</text:p>
      <text:p text:style-name="P132"/>
      <text:p text:style-name="P132">when asked if a null route specification has the same value as the current specification</text:p>
      <text:p text:style-name="P132">» should confirm that they have different value (FAIL)</text:p>
      <text:p text:style-name="P132">» should not leverage the origin location value comparer (FAIL)</text:p>
      <text:p text:style-name="P132">» should not leverage the destination location value comparer (FAIL)</text:p>
      <text:p text:style-name="P132">» should not leverage the arrival deadline value comparer (FAIL)</text:p>
      <text:p text:style-name="P132"/>
      <text:p text:style-name="P132">Test 'should confirm that they have different value' failed:</text:p>
      <text:p text:style-name="P132"><text:tab/>System.Reflection.TargetInvocationException: Exception has been thrown by the target of an invocation. ---&gt; System.NullReferenceException: Object reference not set to an instance of an object.</text:p>
      <text:p text:style-name="P132"/>
      <text:p text:style-name="P132">(....)</text:p>
      <text:p text:style-name="P132"/>
      <text:p text:style-name="P132">Test 'should not leverage the origin location value comparer' failed:</text:p>
      <text:p text:style-name="P132"><text:tab/>System.Reflection.TargetInvocationException: Exception has been thrown by the target of an invocation. ---&gt; System.NullReferenceException: Object reference not set to an instance of an object.</text:p>
      <text:p text:style-name="P132"/>
      <text:p text:style-name="P132">(....)</text:p>
      <text:p text:style-name="P132"/>
      <text:p text:style-name="P132">Test 'should not leverage the destination location value comparer' failed:</text:p>
      <text:p text:style-name="P132"><text:tab/>System.Reflection.TargetInvocationException: Exception has been thrown by the target of an invocation. ---&gt; System.NullReferenceException: Object reference not set to an instance of an object.</text:p>
      <text:p text:style-name="P132"/>
      <text:p text:style-name="P132">(....)</text:p>
      <text:p text:style-name="P132"/>
      <text:p text:style-name="P132">Test 'should not leverage the arrival deadline value comparer' failed:</text:p>
      <text:p text:style-name="P132"><text:tab/>System.Reflection.TargetInvocationException: Exception has been thrown by the target of an invocation. ---&gt; System.NullReferenceException: Object reference not set to an instance of an object.</text:p>
      <text:p text:style-name="P132"/>
      <text:p text:style-name="P132">(....)</text:p>
      <text:p text:style-name="P132"/>
      <text:p text:style-name="P132"/>
      <text:p text:style-name="P132">0 passed, 4 failed, 0 skipped, took 0,66 seconds (Machine.Specifications 0.3.0).</text:p>
      <text:p text:style-name="P2"/>
      <text:p text:style-name="P2">Para solucionarlo basta con añadir la comprobacion de null como primera condicion:</text:p>
      <text:p text:style-name="P2"/>
      <text:p text:style-name="P13"><text:span text:style-name="T14">public</text:span><text:span text:style-name="T28"> </text:span><text:span text:style-name="T14">bool</text:span><text:span text:style-name="T28"> has_the_same_value_as(</text:span><text:span text:style-name="T42">IRouteSpecification</text:span><text:span text:style-name="T28"> the_other)</text:span></text:p>
      <text:p text:style-name="P128">{</text:p>
      <text:p text:style-name="P125"><text:soft-page-break/><text:span text:style-name="T28"><text:s text:c="4"/></text:span><text:span text:style-name="T14">return</text:span><text:span text:style-name="T28"> the_other != </text:span><text:span text:style-name="T14">null</text:span><text:span text:style-name="T28"> &amp;&amp;</text:span></text:p>
      <text:p text:style-name="P125"><text:span text:style-name="T28"><text:s text:c="11"/></text:span><text:span text:style-name="T14">this</text:span><text:span text:style-name="T28">.underlying_origin_location</text:span></text:p>
      <text:p text:style-name="P125"><text:span text:style-name="T28"><text:s text:c="14"/>.has_the_same_value_as(the_other.origin()) &amp;&amp;</text:span></text:p>
      <text:p text:style-name="P125"><text:span text:style-name="T28"><text:s text:c="11"/></text:span><text:span text:style-name="T14">this</text:span><text:span text:style-name="T28">.underlying_destination_location</text:span></text:p>
      <text:p text:style-name="P125"><text:span text:style-name="T28"><text:s text:c="14"/>.has_the_same_value_as(the_other.destination()) &amp;&amp;</text:span></text:p>
      <text:p text:style-name="P125"><text:span text:style-name="T28"><text:s text:c="11"/></text:span><text:span text:style-name="T14">this</text:span><text:span text:style-name="T28">.underlying_arrival_deadline</text:span></text:p>
      <text:p text:style-name="P125"><text:span text:style-name="T28"><text:s text:c="14"/>.has_the_same_value_as(the_other.arrival_dealine());</text:span></text:p>
      <text:p text:style-name="P128">}</text:p>
      <text:p text:style-name="P2"/>
      <text:p text:style-name="P2">y volvemos a comprobar:</text:p>
      <text:p text:style-name="P2"/>
      <text:p text:style-name="P46">------ Test started: Assembly: dddsample.specs.dll ------</text:p>
      <text:p text:style-name="P132"/>
      <text:p text:style-name="P132">when asked if a null route specification has the same value as the current specification</text:p>
      <text:p text:style-name="P132">» should confirm that they have different value</text:p>
      <text:p text:style-name="P132">» should not leverage the origin location value comparer</text:p>
      <text:p text:style-name="P132">» should not leverage the destination location value comparer</text:p>
      <text:p text:style-name="P132">» should not leverage the arrival deadline value comparer</text:p>
      <text:p text:style-name="P132"/>
      <text:p text:style-name="P132"/>
      <text:p text:style-name="P132">4 passed, 0 failed, 0 skipped, took 0,79 seconds (Machine.Specifications 0.3.0</text:p>
      <text:p text:style-name="P2"/>
      <text:p text:style-name="P2"/>
      <text:p text:style-name="P2"><text:span text:style-name="T10">RouteSpecificationSpecs: Implementando el comportamiento IValueObject&lt;T&gt; (CONSIDERAICONES FINALES)</text:span>:</text:p>
      <text:p text:style-name="P2"/>
      <text:p text:style-name="P2">Antes de poder dar por finalizada la implementacion de esta funcionalidad, debemos correr la suite de BDD_Specs y comprobar que todas funcionan:</text:p>
      <text:p text:style-name="P2"/>
      <text:p text:style-name="P48"><text:span text:style-name="T82">------ Test started: Assembly: dddsample.specs.dll ------</text:span></text:p>
      <text:p text:style-name="P132"/>
      <text:p text:style-name="P132">when asked for its origin location</text:p>
      <text:p text:style-name="P132">» should give back the origin location</text:p>
      <text:p text:style-name="P132"/>
      <text:p text:style-name="P132">when asked for its destination location</text:p>
      <text:p text:style-name="P132">» should give back the destination location</text:p>
      <text:p text:style-name="P132"/>
      <text:p text:style-name="P132">when asked for its arrival deadline</text:p>
      <text:p text:style-name="P132">» should give back the arrival deadline</text:p>
      <text:p text:style-name="P132"/>
      <text:p text:style-name="P132">when asked if the specification is satisfied by an itinerary that satisfies the route specification</text:p>
      <text:p text:style-name="P132">» should confirm that the itinerary satisfies the route specification</text:p>
      <text:p text:style-name="P132">» should leverage the itinerary initial departure location</text:p>
      <text:p text:style-name="P132">» should leverage the origin location identity comparer</text:p>
      <text:p text:style-name="P132">» should leverage the itinerary final arrival location</text:p>
      <text:p text:style-name="P132">» should leverage the destination location identity comparer</text:p>
      <text:p text:style-name="P132">» should leverage the itinerary final arrival date</text:p>
      <text:p text:style-name="P132">» should leverage the arrival deadline time check</text:p>
      <text:p text:style-name="P132"/>
      <text:p text:style-name="P132">when asked if the specification is satisfied by an itinerary with an invalid initial departure location</text:p>
      <text:p text:style-name="P132">» should confirm that the itinerary does not satisfy the route specification</text:p>
      <text:p text:style-name="P132">» should leverage the itinerary initial departure location</text:p>
      <text:p text:style-name="P132">» should leverage the origin location identity comparer</text:p>
      <text:p text:style-name="P132">» should not leverage the itinerary final arrival location</text:p>
      <text:p text:style-name="P132">» should not leverage the destination location identity comparer</text:p>
      <text:p text:style-name="P132">» should not leverage the itinerary final arrival date</text:p>
      <text:p text:style-name="P132">» should not leverage the arrival deadline time check</text:p>
      <text:p text:style-name="P132"/>
      <text:p text:style-name="P132">when asked if the specification is satisfied by an itinerary with an invalid final arrival location</text:p>
      <text:p text:style-name="P132">» should confirm that the itinerary does not satisfy the route specification</text:p>
      <text:p text:style-name="P132">» should leverage the itinerary initial departure location</text:p>
      <text:p text:style-name="P132"><text:soft-page-break/>» should leverage the origin location identity comparer</text:p>
      <text:p text:style-name="P132">» should leverage the itinerary final arrival location</text:p>
      <text:p text:style-name="P132">» should leverage the destination location identity comparer</text:p>
      <text:p text:style-name="P132">» should not leverage the itinerary final arrival date</text:p>
      <text:p text:style-name="P132">» should not leverage the arrival deadline time check</text:p>
      <text:p text:style-name="P132"/>
      <text:p text:style-name="P132">when asked if the specification is satisfied by an itinerary with an invalid final arrival date</text:p>
      <text:p text:style-name="P132">» should confirm that the itinerary does not satisfy the route specification</text:p>
      <text:p text:style-name="P132">» should leverage the itinerary initial departure location</text:p>
      <text:p text:style-name="P132">» should leverage the origin location identity comparer</text:p>
      <text:p text:style-name="P132">» should leverage the itinerary final arrival location</text:p>
      <text:p text:style-name="P132">» should leverage the destination location identity comparer</text:p>
      <text:p text:style-name="P132">» should leverage the itinerary final arrival date</text:p>
      <text:p text:style-name="P132">» should leverage the arrival deadline time check</text:p>
      <text:p text:style-name="P132"/>
      <text:p text:style-name="P132">when asked if the specification is satisfied by a null itinerary</text:p>
      <text:p text:style-name="P132">» should confirm that the itinerary does not satisfy the route specification</text:p>
      <text:p text:style-name="P132">» should not leverage the origin location identity comparer</text:p>
      <text:p text:style-name="P132">» should not leverage the destination location identity comparer</text:p>
      <text:p text:style-name="P132">» should not leverage the arrival deadline time check</text:p>
      <text:p text:style-name="P132"/>
      <text:p text:style-name="P132">when asked if two similar route specifications have the same value</text:p>
      <text:p text:style-name="P132">» should confirm that they have the same value</text:p>
      <text:p text:style-name="P132">» should leverage the origin location value comparer</text:p>
      <text:p text:style-name="P132">» should leverage the destination location value comparer</text:p>
      <text:p text:style-name="P132">» should leverage the arrival deadline value comparer</text:p>
      <text:p text:style-name="P132"/>
      <text:p text:style-name="P132">when asked if two route specifications with different origin location have the same value</text:p>
      <text:p text:style-name="P132">» should confirm that they have different value</text:p>
      <text:p text:style-name="P132">» should leverage the origin location value comparer</text:p>
      <text:p text:style-name="P132">» should not leverage the destination location value comparer</text:p>
      <text:p text:style-name="P132">» should not leverage the arrival deadline value comparer</text:p>
      <text:p text:style-name="P132"/>
      <text:p text:style-name="P132">when asked if two route specifications with different destination location have the same value</text:p>
      <text:p text:style-name="P132">» should confirm that they have different value</text:p>
      <text:p text:style-name="P132">» should leverage the origin location value comparer</text:p>
      <text:p text:style-name="P132">» should leverage the destination location value comparer</text:p>
      <text:p text:style-name="P132">» should not leverage the arrival deadline value comparer</text:p>
      <text:p text:style-name="P132"/>
      <text:p text:style-name="P132">when asked if two route specifications with different arrival deadline have the same value</text:p>
      <text:p text:style-name="P132">» should confirm that they have different value</text:p>
      <text:p text:style-name="P132">» should leverage the origin location value comparer</text:p>
      <text:p text:style-name="P132">» should leverage the destination location value comparer</text:p>
      <text:p text:style-name="P132">» should leverage the arrival deadline value comparer</text:p>
      <text:p text:style-name="P132"/>
      <text:p text:style-name="P132">when asked if a null route specification has the same value as the current specification</text:p>
      <text:p text:style-name="P132">» should confirm that they have different value</text:p>
      <text:p text:style-name="P132">» should not leverage the origin location value comparer</text:p>
      <text:p text:style-name="P132">» should not leverage the destination location value comparer</text:p>
      <text:p text:style-name="P132">» should not leverage the arrival deadline value comparer</text:p>
      <text:p text:style-name="P132"/>
      <text:p text:style-name="P132"/>
      <text:p text:style-name="P132">55 passed, 0 failed, 0 skipped, took 1,15 seconds (Machine.Specifications 0.3.0).</text:p>
      <text:p text:style-name="P2"/>
      <text:p text:style-name="P2">Ahora si que hemos finalizado.</text:p>
      <text:p text:style-name="P2"/>
      <text:p text:style-name="P2"><text:span text:style-name="T10">SIGUIENTE APART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3H38M45S</meta:editing-duration>
    <meta:editing-cycles>21</meta:editing-cycles>
    <meta:generator>OpenOffice.org/3.2$Win32 OpenOffice.org_project/320m12$Build-9483</meta:generator>
    <dc:date>2010-06-15T18:38:53.05</dc:date>
    <meta:document-statistic meta:table-count="0" meta:image-count="0" meta:object-count="0" meta:page-count="133" meta:paragraph-count="4938" meta:word-count="35804" meta:character-count="297326"/>
    <meta:user-defined meta:name="Info 1"/>
    <meta:user-defined meta:name="Info 2"/>
    <meta:user-defined meta:name="Info 3"/>
    <meta:user-defined meta:name="Info 4"/>
  </office:meta>
</office:document-meta>
</file>